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Text_20_body">
      <style:paragraph-properties fo:break-before="page"/>
    </style:style>
    <style:style style:name="P4" style:family="paragraph" style:parent-style-name="Heading_20_1" style:list-style-name="L1" style:master-page-name="">
      <style:paragraph-properties fo:break-before="page" style:shadow="none"/>
    </style:style>
    <style:style style:name="P5" style:family="paragraph" style:parent-style-name="Heading_20_1" style:list-style-name="L1"/>
    <style:style style:name="P6" style:family="paragraph" style:parent-style-name="Text_20_body" style:list-style-name="L2"/>
    <style:style style:name="P7" style:family="paragraph" style:parent-style-name="Heading_20_2" style:list-style-name="L1"/>
    <style:style style:name="P8" style:family="paragraph" style:parent-style-name="Heading_20_3" style:list-style-name="L1"/>
    <style:style style:name="T1" style:family="text">
      <style:text-properties style:font-name="Nimbus Roman No9 L"/>
    </style:style>
    <style:style style:name="T2" style:family="text">
      <style:text-properties fo:font-style="normal" style:font-style-asian="normal" style:font-style-complex="normal"/>
    </style:style>
    <style:style style:name="T3" style:family="text" style:parent-style-name="Function">
      <style:text-properties fo:font-style="normal" style:font-style-asian="normal" style:font-style-complex="normal"/>
    </style:style>
    <style:style style:name="T4" style:family="text" style:parent-style-name="Function">
      <style:text-properties fo:font-style="italic" style:font-style-asian="italic" style:font-style-complex="italic"/>
    </style:style>
    <style:style style:name="T5" style:family="text" style:parent-style-name="Function">
      <style:text-properties fo:font-style="normal" style:text-underline-style="none" style:font-style-asian="normal" style:font-style-complex="normal"/>
    </style:style>
    <style:style style:name="T6" style:family="text" style:parent-style-name="Attribute_20_List">
      <style:text-properties fo:font-style="italic" style:text-underline-style="none" style:font-style-asian="italic" style:font-style-complex="italic"/>
    </style:style>
    <style:style style:name="T7" style:family="text" style:parent-style-name="Function">
      <style:text-properties fo:font-style="italic" style:text-underline-style="none" style:font-style-asian="italic" style:font-style-complex="italic"/>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suffix=" " style:num-format="1" text:display-levels="4">
        <style:list-level-properties text:min-label-distance="0.381cm"/>
      </text:list-level-style-number>
      <text:list-level-style-number text:level="5" text:style-name="Numbering_20_Symbols" style:num-suffix=" " style:num-format="1" text:display-levels="5">
        <style:list-level-properties text:min-label-distance="0.381cm"/>
      </text:list-level-style-number>
      <text:list-level-style-number text:level="6" text:style-name="Numbering_20_Symbols" style:num-suffix=" " style:num-format="1" text:display-levels="6">
        <style:list-level-properties text:min-label-distance="0.381cm"/>
      </text:list-level-style-number>
      <text:list-level-style-number text:level="7" text:style-name="Numbering_20_Symbols" style:num-suffix=" " style:num-format="1" text:display-levels="7">
        <style:list-level-properties text:min-label-distance="0.381cm"/>
      </text:list-level-style-number>
      <text:list-level-style-number text:level="8" text:style-name="Numbering_20_Symbols" style:num-suffix=" " style:num-format="1" text:display-levels="8">
        <style:list-level-properties text:min-label-distance="0.381cm"/>
      </text:list-level-style-number>
      <text:list-level-style-number text:level="9" text:style-name="Numbering_20_Symbols" style:num-suffix=" " style:num-format="1" text:display-levels="9">
        <style:list-level-properties text:min-label-distance="0.381cm"/>
      </text:list-level-style-number>
      <text:list-level-style-number text:level="10" text:style-name="Numbering_20_Symbols"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plication Programmer's Interface</text:p>
      <text:p text:style-name="Title">for</text:p>
      <text:p text:style-name="Title">ODFPY</text:p>
      <text:p text:style-name="Text_20_body"/>
      <text:table-of-content text:style-name="Sect1" text:protected="true" text:name="Indholdsfortegnelse1">
        <text:table-of-content-source text:outline-level="2">
          <text:index-title-template text:style-name="Contents_20_Heading">Contents</text:index-title-template>
          <text:table-of-content-entry-template text:outline-level="1" text:style-name="Contents_20_1">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2" text:style-name="Contents_20_2">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3" text:style-name="Contents_20_3">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4" text:style-name="Contents_20_4">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5" text:style-name="Contents_20_5">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6" text:style-name="Contents_20_6">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7" text:style-name="Contents_20_7">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8" text:style-name="Contents_20_8">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9" text:style-name="Contents_20_9">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entry-template text:outline-level="10" text:style-name="Contents_20_10">
            <text:index-entry-chapter/>
            <text:index-entry-link-start text:style-name="Standard"/>
            <text:index-entry-text/>
            <text:index-entry-link-end/>
            <text:index-entry-tab-stop style:type="right" style:leader-char="."/>
            <text:index-entry-link-start text:style-name="Standard"/>
            <text:index-entry-page-number/>
            <text:index-entry-link-end/>
          </text:table-of-content-entry-template>
        </text:table-of-content-source>
        <text:index-body>
          <text:index-title text:style-name="Sect2" text:name="Indholdsfortegnelse1_Head">
            <text:p text:style-name="Contents_20_Heading">Contents</text:p>
          </text:index-title>
          <text:p text:style-name="P1">1 <text:a xlink:type="simple" xlink:href="#1.Introduction|outline" text:style-name="Standard" text:visited-style-name="Standard">Introduction</text:a><text:tab/><text:a xlink:type="simple" xlink:href="#1.Introduction|outline" text:style-name="Standard" text:visited-style-name="Standard">3</text:a></text:p>
          <text:p text:style-name="P1">2 <text:a xlink:type="simple" xlink:href="#2.Creating a document|outline" text:style-name="Standard" text:visited-style-name="Standard">Creating a document</text:a><text:tab/><text:a xlink:type="simple" xlink:href="#2.Creating a document|outline" text:style-name="Standard" text:visited-style-name="Standard">3</text:a></text:p>
          <text:p text:style-name="P2">2.1 <text:a xlink:type="simple" xlink:href="#2.1.Example|outline" text:style-name="Standard" text:visited-style-name="Standard">Example</text:a><text:tab/><text:a xlink:type="simple" xlink:href="#2.1.Example|outline" text:style-name="Standard" text:visited-style-name="Standard">3</text:a></text:p>
          <text:p text:style-name="P1">3 <text:a xlink:type="simple" xlink:href="#3.The OpenDocument classes|outline" text:style-name="Standard" text:visited-style-name="Standard">The OpenDocument classes</text:a><text:tab/><text:a xlink:type="simple" xlink:href="#3.The OpenDocument classes|outline" text:style-name="Standard" text:visited-style-name="Standard">4</text:a></text:p>
          <text:p text:style-name="P1">4 <text:a xlink:type="simple" xlink:href="#4.The Element classes|outline" text:style-name="Standard" text:visited-style-name="Standard">The Element classes</text:a><text:tab/><text:a xlink:type="simple" xlink:href="#4.The Element classes|outline" text:style-name="Standard" text:visited-style-name="Standard">4</text:a></text:p>
          <text:p text:style-name="P2">4.1 <text:a xlink:type="simple" xlink:href="#4.1.anim module|outline" text:style-name="Standard" text:visited-style-name="Standard">anim module</text:a><text:tab/><text:a xlink:type="simple" xlink:href="#4.1.anim module|outline" text:style-name="Standard" text:visited-style-name="Standard">5</text:a></text:p>
          <text:p text:style-name="P2">4.2 <text:a xlink:type="simple" xlink:href="#4.2.chart module|outline" text:style-name="Standard" text:visited-style-name="Standard">chart module</text:a><text:tab/><text:a xlink:type="simple" xlink:href="#4.2.chart module|outline" text:style-name="Standard" text:visited-style-name="Standard">7</text:a></text:p>
          <text:p text:style-name="P2">4.3 <text:a xlink:type="simple" xlink:href="#4.3.config module|outline" text:style-name="Standard" text:visited-style-name="Standard">config module</text:a><text:tab/><text:a xlink:type="simple" xlink:href="#4.3.config module|outline" text:style-name="Standard" text:visited-style-name="Standard">11</text:a></text:p>
          <text:p text:style-name="P2">4.4 <text:a xlink:type="simple" xlink:href="#4.4.dc module|outline" text:style-name="Standard" text:visited-style-name="Standard">dc module</text:a><text:tab/><text:a xlink:type="simple" xlink:href="#4.4.dc module|outline" text:style-name="Standard" text:visited-style-name="Standard">12</text:a></text:p>
          <text:p text:style-name="P2">4.5 <text:a xlink:type="simple" xlink:href="#4.5.dr3d module|outline" text:style-name="Standard" text:visited-style-name="Standard">dr3d module</text:a><text:tab/><text:a xlink:type="simple" xlink:href="#4.5.dr3d module|outline" text:style-name="Standard" text:visited-style-name="Standard">13</text:a></text:p>
          <text:p text:style-name="P2">4.6 <text:a xlink:type="simple" xlink:href="#4.6.draw module|outline" text:style-name="Standard" text:visited-style-name="Standard">draw module</text:a><text:tab/><text:a xlink:type="simple" xlink:href="#4.6.draw module|outline" text:style-name="Standard" text:visited-style-name="Standard">14</text:a></text:p>
          <text:p text:style-name="P2">4.7 <text:a xlink:type="simple" xlink:href="#4.7.form module|outline" text:style-name="Standard" text:visited-style-name="Standard">form module</text:a><text:tab/><text:a xlink:type="simple" xlink:href="#4.7.form module|outline" text:style-name="Standard" text:visited-style-name="Standard">23</text:a></text:p>
          <text:p text:style-name="P2">4.8 <text:a xlink:type="simple" xlink:href="#4.8.manifest module|outline" text:style-name="Standard" text:visited-style-name="Standard">manifest module</text:a><text:tab/><text:a xlink:type="simple" xlink:href="#4.8.manifest module|outline" text:style-name="Standard" text:visited-style-name="Standard">29</text:a></text:p>
          <text:p text:style-name="P2">4.9 <text:a xlink:type="simple" xlink:href="#4.9.math module|outline" text:style-name="Standard" text:visited-style-name="Standard">math module</text:a><text:tab/><text:a xlink:type="simple" xlink:href="#4.9.math module|outline" text:style-name="Standard" text:visited-style-name="Standard">30</text:a></text:p>
          <text:p text:style-name="P2">4.10 <text:a xlink:type="simple" xlink:href="#4.10.meta module|outline" text:style-name="Standard" text:visited-style-name="Standard">meta module</text:a><text:tab/><text:a xlink:type="simple" xlink:href="#4.10.meta module|outline" text:style-name="Standard" text:visited-style-name="Standard">30</text:a></text:p>
          <text:p text:style-name="P2">4.11 <text:a xlink:type="simple" xlink:href="#4.11.number module|outline" text:style-name="Standard" text:visited-style-name="Standard">number module</text:a><text:tab/><text:a xlink:type="simple" xlink:href="#4.11.number module|outline" text:style-name="Standard" text:visited-style-name="Standard">32</text:a></text:p>
          <text:p text:style-name="P2">4.12 <text:a xlink:type="simple" xlink:href="#4.12.office module|outline" text:style-name="Standard" text:visited-style-name="Standard">office module</text:a><text:tab/><text:a xlink:type="simple" xlink:href="#4.12.office module|outline" text:style-name="Standard" text:visited-style-name="Standard">36</text:a></text:p>
          <text:p text:style-name="P2">4.13 <text:a xlink:type="simple" xlink:href="#4.13.presentation module|outline" text:style-name="Standard" text:visited-style-name="Standard">presentation module</text:a><text:tab/><text:a xlink:type="simple" xlink:href="#4.13.presentation module|outline" text:style-name="Standard" text:visited-style-name="Standard">42</text:a></text:p>
          <text:p text:style-name="P2">4.14 <text:a xlink:type="simple" xlink:href="#4.14.script module|outline" text:style-name="Standard" text:visited-style-name="Standard">script module</text:a><text:tab/><text:a xlink:type="simple" xlink:href="#4.14.script module|outline" text:style-name="Standard" text:visited-style-name="Standard">45</text:a></text:p>
          <text:p text:style-name="P2">4.15 <text:a xlink:type="simple" xlink:href="#4.15.style module|outline" text:style-name="Standard" text:visited-style-name="Standard">style module</text:a><text:tab/><text:a xlink:type="simple" xlink:href="#4.15.style module|outline" text:style-name="Standard" text:visited-style-name="Standard">45</text:a></text:p>
          <text:p text:style-name="P2">4.16 <text:a xlink:type="simple" xlink:href="#4.16.svg module|outline" text:style-name="Standard" text:visited-style-name="Standard">svg module</text:a><text:tab/><text:a xlink:type="simple" xlink:href="#4.16.svg module|outline" text:style-name="Standard" text:visited-style-name="Standard">54</text:a></text:p>
          <text:p text:style-name="P2">4.17 <text:a xlink:type="simple" xlink:href="#4.17.table module|outline" text:style-name="Standard" text:visited-style-name="Standard">table module</text:a><text:tab/><text:a xlink:type="simple" xlink:href="#4.17.table module|outline" text:style-name="Standard" text:visited-style-name="Standard">56</text:a></text:p>
          <text:p text:style-name="P2">4.18 <text:a xlink:type="simple" xlink:href="#4.18.text module|outline" text:style-name="Standard" text:visited-style-name="Standard">text module</text:a><text:tab/><text:a xlink:type="simple" xlink:href="#4.18.text module|outline" text:style-name="Standard" text:visited-style-name="Standard">71</text:a></text:p>
          <text:p text:style-name="P2">4.19 <text:a xlink:type="simple" xlink:href="#4.19.xforms module|outline" text:style-name="Standard" text:visited-style-name="Standard">xforms module</text:a><text:tab/><text:a xlink:type="simple" xlink:href="#4.19.xforms module|outline" text:style-name="Standard" text:visited-style-name="Standard">103</text:a></text:p>
          <text:p text:style-name="P1">5 <text:a xlink:type="simple" xlink:href="#5.Examples|outline" text:style-name="Standard" text:visited-style-name="Standard">Examples</text:a><text:tab/><text:a xlink:type="simple" xlink:href="#5.Examples|outline" text:style-name="Standard" text:visited-style-name="Standard">103</text:a></text:p>
          <text:p text:style-name="P2">5.1 <text:a xlink:type="simple" xlink:href="#5.1.Creating a table in OpenDocument text|outline" text:style-name="Standard" text:visited-style-name="Standard">Creating a table in OpenDocument text</text:a><text:tab/><text:a xlink:type="simple" xlink:href="#5.1.Creating a table in OpenDocument text|outline" text:style-name="Standard" text:visited-style-name="Standard">103</text:a></text:p>
          <text:p text:style-name="P2">5.2 <text:a xlink:type="simple" xlink:href="#5.2.Creating the table as a spreadsheet|outline" text:style-name="Standard" text:visited-style-name="Standard">Creating the table as a spreadsheet</text:a><text:tab/><text:a xlink:type="simple" xlink:href="#5.2.Creating the table as a spreadsheet|outline" text:style-name="Standard" text:visited-style-name="Standard">104</text:a></text:p>
          <text:p text:style-name="P2">5.3 <text:a xlink:type="simple" xlink:href="#5.3.Photo album|outline" text:style-name="Standard" text:visited-style-name="Standard">Photo album</text:a><text:tab/><text:a xlink:type="simple" xlink:href="#5.3.Photo album|outline" text:style-name="Standard" text:visited-style-name="Standard">105</text:a></text:p>
        </text:index-body>
      </text:table-of-content>
      <text:p text:style-name="Text_20_body"/>
      <text:p text:style-name="P3">Copyright <text:span text:style-name="T1">©</text:span> 2007 Søren Roug, European Environment Agency</text:p>
      <text:p text:style-name="Text_20_body">This library is free software; you can redistribute it and/or modify it under the terms of the GNU Lesser General Public License as published by the Free Software Foundation; either version 2.1 of the License, or (at your option) any later version.</text:p>
      <text:p text:style-name="Text_20_body">This library is distributed in the hope that it will be useful, 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1 Franklin Street, Fifth Floor, Boston, MA <text:s/>02110-1301 <text:s/>USA</text:p>
      <text:list text:style-name="L1">
        <text:list-item>
          <text:h text:style-name="P4" text:outline-level="1">Introduction</text:h>
        </text:list-item>
      </text:list>
      <text:p text:style-name="Text_20_body">Unlike other more convenient APIs, OdfPy is essentially an abstraction layer just above the XML format. The main focus has been to prevent the programmer from creating invalid documents. It has checks that raise an exception if the programmer adds an invalid element, adds an attribute unknown to the grammar, forgets to add a required attribute or adds text to an element that doesn't allow it.<text:span text:style-name="T2"> </text:span></text:p>
      <text:p text:style-name="Text_20_body">It is about 90% feature-complete, but remember 90% of the time software is 90% complete.</text:p>
      <text:list text:style-name="L1" text:continue-numbering="true">
        <text:list-item>
          <text:h text:style-name="P5" text:outline-level="1">Creating a document</text:h>
        </text:list-item>
      </text:list>
      <text:p text:style-name="Text_20_body">You start the document by instantiating one of the <text:span text:style-name="Function">OpenDocumentChart, OpenDocumentDrawing, OpenDocumentImage, OpenDocumentPresentation, OpenDocumentSpreadsheet </text:span>or<text:span text:style-name="Function"> OpenDocumentText </text:span>classes<text:span text:style-name="Function">.</text:span></text:p>
      <text:p text:style-name="Text_20_body"><text:span text:style-name="T3">All of these provide properties you can attach elements to:</text:span></text:p>
      <text:list text:style-name="L2">
        <text:list-item>
          <text:p text:style-name="P6"><text:span text:style-name="T3">meta</text:span></text:p>
        </text:list-item>
        <text:list-item>
          <text:p text:style-name="P6"><text:span text:style-name="T3">scripts</text:span></text:p>
        </text:list-item>
        <text:list-item>
          <text:p text:style-name="P6"><text:span text:style-name="T3">fontfacedecls</text:span></text:p>
        </text:list-item>
        <text:list-item>
          <text:p text:style-name="P6"><text:span text:style-name="T3">settings</text:span></text:p>
        </text:list-item>
        <text:list-item>
          <text:p text:style-name="P6"><text:span text:style-name="T3">styles</text:span></text:p>
        </text:list-item>
        <text:list-item>
          <text:p text:style-name="P6"><text:span text:style-name="T3">automaticstyles</text:span></text:p>
        </text:list-item>
        <text:list-item>
          <text:p text:style-name="P6"><text:span text:style-name="T3">masterstyles</text:span></text:p>
        </text:list-item>
        <text:list-item>
          <text:p text:style-name="P6"><text:span text:style-name="T3">body</text:span></text:p>
        </text:list-item>
      </text:list>
      <text:p text:style-name="Text_20_body"><text:span text:style-name="T3">Additionally, the OpenDocumentText class provides the </text:span><text:span text:style-name="T4">text</text:span><text:span text:style-name="T3"> property, which is where you add your text elements. A quick example probably is the best approach to give you an idea.</text:span></text:p>
      <text:list text:style-name="L1" text:continue-numbering="true">
        <text:list-item>
          <text:list text:continue-numbering="true">
            <text:list-item>
              <text:h text:style-name="P7" text:outline-level="2">Example</text:h>
            </text:list-item>
          </text:list>
        </text:list-item>
      </text:list>
      <text:p text:style-name="Example">from odf.opendocument import OpenDocumentText</text:p>
      <text:p text:style-name="Example">from odf.style import Style, TextProperties</text:p>
      <text:p text:style-name="Example">from odf.text import H, P, Span</text:p>
      <text:p text:style-name="Example"/>
      <text:p text:style-name="Example">doc = OpenDocumentText()</text:p>
      <text:p text:style-name="Example"># Styles</text:p>
      <text:p text:style-name="Example">s = textdoc.styles</text:p>
      <text:p text:style-name="Example">h1style = Style(name="Heading 1", family="paragraph")</text:p>
      <text:p text:style-name="Example">h1style.addElement(TextProperties(attributes={'fontsize':"24pt",'fontweight':"bold" }))</text:p>
      <text:p text:style-name="Example">s.addElement(h1style)</text:p>
      <text:p text:style-name="Example"># An automatic style</text:p>
      <text:p text:style-name="Example">boldstyle = Style(name="Bold", family="text")</text:p>
      <text:p text:style-name="Example">boldprop = TextProperties(fontweight="bold")</text:p>
      <text:p text:style-name="Example">boldstyle.addElement(boldprop)</text:p>
      <text:p text:style-name="Example">textdoc.automaticstyles.addElement(boldstyle)</text:p>
      <text:p text:style-name="Example"># Text</text:p>
      <text:p text:style-name="Example">h=H(outlinelevel=1, stylename=h1style, text="My first text")</text:p>
      <text:p text:style-name="Example">textdoc.text.addElement(h)</text:p>
      <text:p text:style-name="Example">p = P(text="Hello world. ")</text:p>
      <text:p text:style-name="Example">boldpart = Span(stylename="Bold",text="This part is bold. ")</text:p>
      <text:p text:style-name="Example">p.addElement(boldpart)</text:p>
      <text:p text:style-name="Example">p.addText("This is after bold.")</text:p>
      <text:p text:style-name="Example">textdoc.text.addElement(p)</text:p>
      <text:p text:style-name="Example">textdoc.save("myfirstdocument.odt")</text:p>
      <text:list text:style-name="L1" text:continue-numbering="true">
        <text:list-item>
          <text:h text:style-name="P5" text:outline-level="1">The OpenDocument classes</text:h>
        </text:list-item>
      </text:list>
      <text:p text:style-name="Text_20_body">The <text:span text:style-name="Function">OpenDocumentChart, OpenDocumentDrawing, OpenDocumentImage, OpenDocumentPresentation, OpenDocumentSpreadsheet </text:span><text:span text:style-name="T3">and</text:span><text:span text:style-name="Function"> OpenDocumentText </text:span>classes<text:span text:style-name="T5"> derive from the OpenDocument class. They have only two methods:</text:span></text:p>
      <text:p text:style-name="List_20_Indent"><text:span text:style-name="T5">save(filename, addsuffix=False)<text:tab/>This method will write to a file what you have constructed. If you provide the argument addsuffix=True, it will add the “.od?” suffix to the filename autmatically based on the class name.</text:span></text:p>
      <text:p text:style-name="List_20_Indent"><text:span text:style-name="T5">addPicture(filename)<text:tab/>Adds a file to the Pictures directory in the zip archive and adds the new file name to the manifest. Filename must exist. The return value is the new file name, which you can use for the </text:span><text:span text:style-name="Function"><text:span text:style-name="T6">href</text:span></text:span><text:span text:style-name="T5"> attribute in the Image class.</text:span></text:p>
      <text:p text:style-name="Text_20_body"><text:span text:style-name="T5">OpenDocumentChart is used for pie charts etc. It </text:span><text:span text:style-name="Function"><text:span text:style-name="T5">provides the </text:span></text:span><text:span text:style-name="Function"><text:span text:style-name="T7">chart </text:span></text:span>property, which is where you add your elements.</text:p>
      <text:p text:style-name="Text_20_body"><text:span text:style-name="T5">OpenDocumentDrawing is used for vector-based drawings. It </text:span><text:span text:style-name="Function"><text:span text:style-name="T5">provides the </text:span></text:span><text:span text:style-name="Function"><text:span text:style-name="Function"><text:span text:style-name="T7">drawing </text:span></text:span></text:span><text:span text:style-name="T5">property, which is where you add your elements.</text:span></text:p>
      <text:p text:style-name="Text_20_body"><text:span text:style-name="T5">OpenDocumentImage is used for images. It </text:span><text:span text:style-name="Function"><text:span text:style-name="T5">provides the </text:span></text:span><text:span text:style-name="Function"><text:span text:style-name="T7">image </text:span></text:span>property, which is where you add your elements.</text:p>
      <text:p text:style-name="Text_20_body"><text:span text:style-name="T5">OpenDocumentPresentation </text:span><text:span text:style-name="Function"><text:span text:style-name="T5">provides the </text:span></text:span><text:span text:style-name="Function"><text:span text:style-name="T7">presentation </text:span></text:span>property, which is where you add your elements.</text:p>
      <text:p text:style-name="Text_20_body"><text:span text:style-name="T5">OpenDocumentSpreadsheet </text:span><text:span text:style-name="Function"><text:span text:style-name="T5">provides the </text:span></text:span><text:span text:style-name="Function"><text:span text:style-name="T7">spreadsheet </text:span></text:span>property, which is where you add your elements.</text:p>
      <text:p text:style-name="Text_20_body"><text:span text:style-name="T5">OpenDocumentText </text:span><text:span text:style-name="Function"><text:span text:style-name="T5">provides the </text:span></text:span><text:span text:style-name="Function"><text:span text:style-name="T7">text </text:span></text:span>property, which is where you add your elements.</text:p>
      <text:list text:style-name="L1" text:continue-numbering="true">
        <text:list-item>
          <text:h text:style-name="P5" text:outline-level="1">The Element classes</text:h>
        </text:list-item>
      </text:list>
      <text:p text:style-name="Text_20_body">Every element in the OpenDocument XML format is implemented as a Python class that derives from the Element class. The Element class has the following methods:</text:p>
      <text:p text:style-name="List_20_Indent">addElement(element) – adds an element as a child to another element. It will check if the element can legally be a child, and raise an exception if not. This checking is incomplete.</text:p>
      <text:p text:style-name="List_20_Indent">addText(text) – adds text to an element</text:p>
      <text:p text:style-name="List_20_Indent">addCDATA(cdata) – adds text, but treats it as CDATA.</text:p>
      <text:p text:style-name="List_20_Indent">addAttribute(attr, value) - adds an attribute.</text:p>
      <text:p text:style-name="Text_20_body">The instantiation of an Element or a derived class is done the normal way you create an instance of a Python class. You must provide the required attributes. This can be done in two ways; as arguments, or as an attribute dictionary.</text:p>
      <text:p text:style-name="Text_20_body">An example of arguments:</text:p>
      <text:p text:style-name="Example">from odf.style import Style</text:p>
      <text:p text:style-name="Example">h1style = Style(name="Heading 1", family="paragraph")</text:p>
      <text:p text:style-name="Text_20_body">An example of attributes dictionary:</text:p>
      <text:p text:style-name="Example">from odf.style import Style</text:p>
      <text:p text:style-name="Example">h1style = Style(attributes={'name':'Heading 1', 'family':'paragraph'})</text:p>
      <text:p text:style-name="Text_20_body">Additionally, there are two convenient ways to add a text node. As text and cdata:</text:p>
      <text:p text:style-name="Example">from odf import text</text:p>
      <text:p text:style-name="Example">p = text.P(text=”Hello World\n”)</text:p>
      <text:p text:style-name="Example"/>
      <text:p text:style-name="Example">s = text.Script(cdata=”if (y &lt; x) print 'less';”, language=”JavaScript”)</text:p>
      <text:p text:style-name="Text_20_body">And finally, you can build a list of elements, and then add them in one go:</text:p>
      <text:p text:style-name="Example">from odf.style import TextProperties, <text:s/>ParagraphProperties, Style</text:p>
      <text:p text:style-name="Example">p = ParagraphProperties(backgroundcolor=”#b80047”)</text:p>
      <text:p text:style-name="Example">t = TextProperties(attributes={'fontsize':"24pt",'fontweight':"bold" })</text:p>
      <text:p text:style-name="Example">h1style = Style(name="Heading 1", family="paragraph", elements=(p,t))</text:p>
      <text:p text:style-name="Text_20_body">There are so many elements, and some of them have the same name, that we have organised them in modules. To use a module you must first import it as a Python module. To create a paragraph do:</text:p>
      <text:p text:style-name="Example">from odf import text</text:p>
      <text:p text:style-name="Example">p = text.P(text=”Hello World\n”)</text:p>
      <text:list text:style-name="L1" text:continue-numbering="true">
        <text:list-item>
          <text:list text:continue-numbering="true">
            <text:list-item>
              <text:h text:style-name="P7" text:outline-level="2">anim module</text:h>
              <text:list>
                <text:list-item>
                  <text:h text:style-name="P8" text:outline-level="3"><text:bookmark-start text:name="anim.Animate"/>anim.Animate<text:bookmark-end text:name="anim.Animate"/></text:h>
                </text:list-item>
              </text:list>
            </text:list-item>
          </text:list>
        </text:list-item>
      </text:list>
      <text:p text:style-name="Standard">Requires the following attributes: <text:span text:style-name="Attribute_20_List">attributename.</text:span></text:p>
      <text:p text:style-name="Standard">Allows the following attributes: <text:span text:style-name="Attribute_20_List">accumulate, additive, attributename, by, calcmode, fill, formula, from, keysplines, keytimes, repeatcount, repeatdur, subitem, targetelement, to, values</text:span>.</text:p>
      <text:p text:style-name="Standard">These elements contain anim.Anim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anim.Animatecolor"/>anim.Animatecolor<text:bookmark-end text:name="anim.Animatecolor"/></text:h>
                </text:list-item>
              </text:list>
            </text:list-item>
          </text:list>
        </text:list-item>
      </text:list>
      <text:p text:style-name="Standard">Requires the following attributes: <text:span text:style-name="Attribute_20_List">attributename.</text:span></text:p>
      <text:p text:style-name="Standard">Allows the following attributes: <text:span text:style-name="Attribute_20_List">accumulate, additive, attributename, by, calcmode, colorinterpolation, colorinterpolationdirection, fill, formula, from, keysplines, keytimes, subitem, targetelement, to, values</text:span>.</text:p>
      <text:p text:style-name="Standard">These elements contain anim.Animatecolo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colo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anim.Animatemotion"/>anim.Animatemotion<text:bookmark-end text:name="anim.Animatemotion"/></text:h>
                </text:list-item>
              </text:list>
            </text:list-item>
          </text:list>
        </text:list-item>
      </text:list>
      <text:p text:style-name="Standard">Requires the following attributes: <text:span text:style-name="Attribute_20_List">attributename.</text:span></text:p>
      <text:p text:style-name="Standard">Allows the following attributes: <text:span text:style-name="Attribute_20_List">accumulate, additive, attributename, by, calcmode, fill, formula, from, keysplines, keytimes, origin, path, subitem, targetelement, to, values</text:span>.</text:p>
      <text:p text:style-name="Standard">These elements contain anim.Animatemotion: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mo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anim.Animatetransform"/>anim.Animatetransform<text:bookmark-end text:name="anim.Animatetransform"/></text:h>
                </text:list-item>
              </text:list>
            </text:list-item>
          </text:list>
        </text:list-item>
      </text:list>
      <text:p text:style-name="Standard">Requires the following attributes: <text:span text:style-name="Attribute_20_List">attributename, type.</text:span></text:p>
      <text:p text:style-name="Standard">Allows the following attributes: <text:span text:style-name="Attribute_20_List">accumulate, additive, attributename, by, fill, formula, from, subitem, targetelement, to, type, values</text:span>.</text:p>
      <text:p text:style-name="Standard">These elements contain anim.Animatetransform: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nimatetransform: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anim.Audio"/>anim.Audio<text:bookmark-end text:name="anim.Audio"/></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udiolevel, begin, dur, end, groupid, href, id, masterelement, nodetype, presetclass, presetid, presetsubtype, repeatcount, repeatdur</text:span>.</text:p>
      <text:p text:style-name="Standard">These elements contain anim.Audio: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Audio: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anim.Command"/>anim.Command<text:bookmark-end text:name="anim.Command"/></text:h>
                </text:list-item>
              </text:list>
            </text:list-item>
          </text:list>
        </text:list-item>
      </text:list>
      <text:p text:style-name="Standard">Requires the following attributes: <text:span text:style-name="Attribute_20_List">command.</text:span></text:p>
      <text:p text:style-name="Standard">Allows the following attributes: <text:span text:style-name="Attribute_20_List">begin, command, end, groupid, id, masterelement, nodetype, presetclass, presetid, presetsubtype, subitem, targetelement</text:span>.</text:p>
      <text:p text:style-name="Standard">These elements contain anim.Command: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Command: <text:span text:style-name="Element_20_List"><text:bookmark-ref text:reference-format="text" text:ref-name="anim.Param">anim.Param</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anim.Iterate"/>anim.Iterate<text:bookmark-end text:name="anim.Iter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iterateinterval, iteratetype, masterelement, nodetype, presetclass, presetid, presetsubtype, repeatcount, repeatdur, restart, restartdefault, targetelement</text:span>.</text:p>
      <text:p text:style-name="Standard">These elements contain anim.Iterate: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Iterat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anim.Par"/>anim.Par<text:bookmark-end text:name="anim.Pa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Pa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Par: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anim.Param"/>anim.Param<text:bookmark-end text:name="anim.Param"/></text:h>
                </text:list-item>
              </text:list>
            </text:list-item>
          </text:list>
        </text:list-item>
      </text:list>
      <text:p text:style-name="Standard">Requires the following attributes: <text:span text:style-name="Attribute_20_List">name, value.</text:span></text:p>
      <text:p text:style-name="Standard">Allows the following attributes: <text:span text:style-name="Attribute_20_List">name, value</text:span>.</text:p>
      <text:p text:style-name="Standard">These elements contain anim.Param: <text:span text:style-name="Element_20_List"><text:bookmark-ref text:reference-format="text" text:ref-name="anim.Command">anim.Command</text:bookmark-ref></text:span><text:span text:style-name="Element_20_List">.</text:span></text:p>
      <text:p text:style-name="Standard">The following elements occur in anim.Param: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anim.Seq"/>anim.Seq<text:bookmark-end text:name="anim.Seq"/></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celerate, autoreverse, begin, decelerate, dur, end, endsync, fill, filldefault, groupid, id, masterelement, nodetype, presetclass, presetid, presetsubtype, repeatcount, repeatdur, restart, restartdefault</text:span>.</text:p>
      <text:p text:style-name="Standard">These elements contain anim.Seq: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q: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anim.Set"/>anim.Set<text:bookmark-end text:name="anim.Set"/></text:h>
                </text:list-item>
              </text:list>
            </text:list-item>
          </text:list>
        </text:list-item>
      </text:list>
      <text:p text:style-name="Standard">Requires the following attributes: <text:span text:style-name="Attribute_20_List">attributename.</text:span></text:p>
      <text:p text:style-name="Standard">Allows the following attributes: <text:span text:style-name="Attribute_20_List">accumulate, additive, attributename, fill, subitem, targetelement, to</text:span>.</text:p>
      <text:p text:style-name="Standard">These elements contain anim.Set: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Se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anim.Transitionfilter"/>anim.Transitionfilter<text:bookmark-end text:name="anim.Transitionfilter"/></text:h>
                </text:list-item>
              </text:list>
            </text:list-item>
          </text:list>
        </text:list-item>
      </text:list>
      <text:p text:style-name="Standard">Requires the following attributes: <text:span text:style-name="Attribute_20_List">type.</text:span></text:p>
      <text:p text:style-name="Standard">Allows the following attributes: <text:span text:style-name="Attribute_20_List">accumulate, additive, by, calcmode, direction, fadecolor, fill, formula, from, mode, subitem, subtype, targetelement, to, type, values</text:span>.</text:p>
      <text:p text:style-name="Standard">These elements contain anim.Transitionfilter: <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draw.Page">draw.Page</text:bookmark-ref></text:span><text:span text:style-name="Element_20_List">.</text:span></text:p>
      <text:p text:style-name="Standard">The following elements occur in anim.Transitionfilter: <text:span text:style-name="Element_20_List">No element is allowed.</text:span></text:p>
      <text:list text:style-name="L1" text:continue-numbering="true">
        <text:list-item>
          <text:list text:continue-numbering="true">
            <text:list-item>
              <text:h text:style-name="P7" text:outline-level="2">chart module</text:h>
              <text:list>
                <text:list-item>
                  <text:h text:style-name="P8" text:outline-level="3"><text:bookmark-start text:name="chart.Axis"/>chart.Axis<text:bookmark-end text:name="chart.Axis"/></text:h>
                </text:list-item>
              </text:list>
            </text:list-item>
          </text:list>
        </text:list-item>
      </text:list>
      <text:p text:style-name="Standard">Requires the following attributes: <text:span text:style-name="Attribute_20_List">dimension.</text:span></text:p>
      <text:p text:style-name="Standard">Allows the following attributes: <text:span text:style-name="Attribute_20_List">dimension, name, stylename</text:span>.</text:p>
      <text:p text:style-name="Standard">These elements contain chart.Axis: <text:span text:style-name="Element_20_List"><text:bookmark-ref text:reference-format="text" text:ref-name="chart.PlotArea">chart.PlotArea</text:bookmark-ref></text:span><text:span text:style-name="Element_20_List">.</text:span></text:p>
      <text:p text:style-name="Standard">The following elements occur in chart.Axis: <text:span text:style-name="Element_20_List"><text:bookmark-ref text:reference-format="text" text:ref-name="chart.Categories">chart.Categories</text:bookmark-ref></text:span><text:span text:style-name="Element_20_List">, </text:span><text:span text:style-name="Element_20_List"><text:bookmark-ref text:reference-format="text" text:ref-name="chart.Grid">chart.Grid</text:bookmark-ref></text:span><text:span text:style-name="Element_20_List">, </text:span><text:span text:style-name="Element_20_List"><text:bookmark-ref text:reference-format="text" text:ref-name="chart.Title">chart.Tit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hart.Categories"/>chart.Categories<text:bookmark-end text:name="chart.Categor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Categories: <text:span text:style-name="Element_20_List"><text:bookmark-ref text:reference-format="text" text:ref-name="chart.Axis">chart.Axis</text:bookmark-ref></text:span><text:span text:style-name="Element_20_List">.</text:span></text:p>
      <text:p text:style-name="Standard">The following elements occur in chart.Categorie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Chart"/>chart.Chart<text:bookmark-end text:name="chart.Chart"/></text:h>
                </text:list-item>
              </text:list>
            </text:list-item>
          </text:list>
        </text:list-item>
      </text:list>
      <text:p text:style-name="Standard">Requires the following attributes: <text:span text:style-name="Attribute_20_List">class.</text:span></text:p>
      <text:p text:style-name="Standard">Allows the following attributes: <text:span text:style-name="Attribute_20_List">class, columnmapping, height, rowmapping, stylename, width</text:span>.</text:p>
      <text:p text:style-name="Standard">These elements contain chart.Chart: <text:span text:style-name="Element_20_List"><text:bookmark-ref text:reference-format="text" text:ref-name="office.Chart">office.Chart</text:bookmark-ref></text:span><text:span text:style-name="Element_20_List">.</text:span></text:p>
      <text:p text:style-name="Standard">The following elements occur in chart.Chart: <text:span text:style-name="Element_20_List"><text:bookmark-ref text:reference-format="text" text:ref-name="chart.Footer">chart.Footer</text:bookmark-ref></text:span><text:span text:style-name="Element_20_List">, </text:span><text:span text:style-name="Element_20_List"><text:bookmark-ref text:reference-format="text" text:ref-name="chart.Legend">chart.Legend</text:bookmark-ref></text:span><text:span text:style-name="Element_20_List">, </text:span><text:span text:style-name="Element_20_List"><text:bookmark-ref text:reference-format="text" text:ref-name="chart.PlotArea">chart.PlotArea</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table.Table">table.Tab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hart.DataPoint"/>chart.DataPoint<text:bookmark-end text:name="chart.DataPoin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repeated, stylename</text:span>.</text:p>
      <text:p text:style-name="Standard">These elements contain chart.DataPoint: <text:span text:style-name="Element_20_List"><text:bookmark-ref text:reference-format="text" text:ref-name="chart.Series">chart.Series</text:bookmark-ref></text:span><text:span text:style-name="Element_20_List">.</text:span></text:p>
      <text:p text:style-name="Standard">The following elements occur in chart.DataPoin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Domain"/>chart.Domain<text:bookmark-end text:name="chart.Domai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ellrangeaddress</text:span>.</text:p>
      <text:p text:style-name="Standard">These elements contain chart.Domain: <text:span text:style-name="Element_20_List"><text:bookmark-ref text:reference-format="text" text:ref-name="chart.Series">chart.Series</text:bookmark-ref></text:span><text:span text:style-name="Element_20_List">.</text:span></text:p>
      <text:p text:style-name="Standard">The following elements occur in chart.Domai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ErrorIndicator"/>chart.ErrorIndicator<text:bookmark-end text:name="chart.ErrorIndicat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ErrorIndicator: <text:span text:style-name="Element_20_List"><text:bookmark-ref text:reference-format="text" text:ref-name="chart.Series">chart.Series</text:bookmark-ref></text:span><text:span text:style-name="Element_20_List">.</text:span></text:p>
      <text:p text:style-name="Standard">The following elements occur in chart.ErrorIndicato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Floor"/>chart.Floor<text:bookmark-end text:name="chart.Flo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Floor: <text:span text:style-name="Element_20_List"><text:bookmark-ref text:reference-format="text" text:ref-name="chart.PlotArea">chart.PlotArea</text:bookmark-ref></text:span><text:span text:style-name="Element_20_List">.</text:span></text:p>
      <text:p text:style-name="Standard">The following elements occur in chart.Floo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Footer"/>chart.Footer<text:bookmark-end text:name="chart.Foot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Footer: <text:span text:style-name="Element_20_List"><text:bookmark-ref text:reference-format="text" text:ref-name="chart.Chart">chart.Chart</text:bookmark-ref></text:span><text:span text:style-name="Element_20_List">.</text:span></text:p>
      <text:p text:style-name="Standard">The following elements occur in chart.Footer: <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hart.Grid"/>chart.Grid<text:bookmark-end text:name="chart.Grid"/></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lass, stylename</text:span>.</text:p>
      <text:p text:style-name="Standard">These elements contain chart.Grid: <text:span text:style-name="Element_20_List"><text:bookmark-ref text:reference-format="text" text:ref-name="chart.Axis">chart.Axis</text:bookmark-ref></text:span><text:span text:style-name="Element_20_List">.</text:span></text:p>
      <text:p text:style-name="Standard">The following elements occur in chart.Gri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Legend"/>chart.Legend<text:bookmark-end text:name="chart.Legend"/></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legendalign, legendexpansion, legendexpansionaspectratio, legendposition, stylename, x, y</text:span>.</text:p>
      <text:p text:style-name="Standard">These elements contain chart.Legend: <text:span text:style-name="Element_20_List"><text:bookmark-ref text:reference-format="text" text:ref-name="chart.Chart">chart.Chart</text:bookmark-ref></text:span><text:span text:style-name="Element_20_List">.</text:span></text:p>
      <text:p text:style-name="Standard">The following elements occur in chart.Legen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MeanValue"/>chart.MeanValue<text:bookmark-end text:name="chart.MeanValu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MeanValue: <text:span text:style-name="Element_20_List"><text:bookmark-ref text:reference-format="text" text:ref-name="chart.Series">chart.Series</text:bookmark-ref></text:span><text:span text:style-name="Element_20_List">.</text:span></text:p>
      <text:p text:style-name="Standard">The following elements occur in chart.MeanValu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PlotArea"/>chart.PlotArea<text:bookmark-end text:name="chart.PlotArea"/></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mbientcolor, cellrangeaddress, datasourcehaslabels, distance, focallength, height, lightingmode, projection, shademode, shadowslant, stylename, transform, vpn, vrp, vup, width, x, y</text:span>.</text:p>
      <text:p text:style-name="Standard">These elements contain chart.PlotArea: <text:span text:style-name="Element_20_List"><text:bookmark-ref text:reference-format="text" text:ref-name="chart.Chart">chart.Chart</text:bookmark-ref></text:span><text:span text:style-name="Element_20_List">.</text:span></text:p>
      <text:p text:style-name="Standard">The following elements occur in chart.PlotArea: <text:span text:style-name="Element_20_List"><text:bookmark-ref text:reference-format="text" text:ref-name="chart.Axis">chart.Axis</text:bookmark-ref></text:span><text:span text:style-name="Element_20_List">, </text:span><text:span text:style-name="Element_20_List"><text:bookmark-ref text:reference-format="text" text:ref-name="chart.Floor">chart.Floor</text:bookmark-ref></text:span><text:span text:style-name="Element_20_List">, </text:span><text:span text:style-name="Element_20_List"><text:bookmark-ref text:reference-format="text" text:ref-name="chart.Series">chart.Series</text:bookmark-ref></text:span><text:span text:style-name="Element_20_List">, </text:span><text:span text:style-name="Element_20_List"><text:bookmark-ref text:reference-format="text" text:ref-name="chart.StockGainMarker">chart.StockGainMarker</text:bookmark-ref></text:span><text:span text:style-name="Element_20_List">, </text:span><text:span text:style-name="Element_20_List"><text:bookmark-ref text:reference-format="text" text:ref-name="chart.StockLossMarker">chart.StockLossMarker</text:bookmark-ref></text:span><text:span text:style-name="Element_20_List">, </text:span><text:span text:style-name="Element_20_List"><text:bookmark-ref text:reference-format="text" text:ref-name="chart.StockRangeLine">chart.StockRangeLine</text:bookmark-ref></text:span><text:span text:style-name="Element_20_List">, </text:span><text:span text:style-name="Element_20_List"><text:bookmark-ref text:reference-format="text" text:ref-name="chart.Wall">chart.Wall</text:bookmark-ref></text:span><text:span text:style-name="Element_20_List">, </text:span><text:span text:style-name="Element_20_List"><text:bookmark-ref text:reference-format="text" text:ref-name="dr3d.Light">dr3d.Ligh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hart.RegressionCurve"/>chart.RegressionCurve<text:bookmark-end text:name="chart.RegressionCurv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RegressionCurve: <text:span text:style-name="Element_20_List"><text:bookmark-ref text:reference-format="text" text:ref-name="chart.Series">chart.Series</text:bookmark-ref></text:span><text:span text:style-name="Element_20_List">.</text:span></text:p>
      <text:p text:style-name="Standard">The following elements occur in chart.RegressionCurv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Series"/>chart.Series<text:bookmark-end text:name="chart.Ser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ttachedaxis, class, labelcelladdress, stylename, valuescellrangeaddress</text:span>.</text:p>
      <text:p text:style-name="Standard">These elements contain chart.Series: <text:span text:style-name="Element_20_List"><text:bookmark-ref text:reference-format="text" text:ref-name="chart.PlotArea">chart.PlotArea</text:bookmark-ref></text:span><text:span text:style-name="Element_20_List">.</text:span></text:p>
      <text:p text:style-name="Standard">The following elements occur in chart.Series: <text:span text:style-name="Element_20_List"><text:bookmark-ref text:reference-format="text" text:ref-name="chart.DataPoint">chart.DataPoint</text:bookmark-ref></text:span><text:span text:style-name="Element_20_List">, </text:span><text:span text:style-name="Element_20_List"><text:bookmark-ref text:reference-format="text" text:ref-name="chart.Domain">chart.Domain</text:bookmark-ref></text:span><text:span text:style-name="Element_20_List">, </text:span><text:span text:style-name="Element_20_List"><text:bookmark-ref text:reference-format="text" text:ref-name="chart.ErrorIndicator">chart.ErrorIndicator</text:bookmark-ref></text:span><text:span text:style-name="Element_20_List">, </text:span><text:span text:style-name="Element_20_List"><text:bookmark-ref text:reference-format="text" text:ref-name="chart.MeanValue">chart.MeanValue</text:bookmark-ref></text:span><text:span text:style-name="Element_20_List">, </text:span><text:span text:style-name="Element_20_List"><text:bookmark-ref text:reference-format="text" text:ref-name="chart.RegressionCurve">chart.RegressionCurv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hart.StockGainMarker"/>chart.StockGainMarker<text:bookmark-end text:name="chart.StockGainMark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GainMarker: <text:span text:style-name="Element_20_List"><text:bookmark-ref text:reference-format="text" text:ref-name="chart.PlotArea">chart.PlotArea</text:bookmark-ref></text:span><text:span text:style-name="Element_20_List">.</text:span></text:p>
      <text:p text:style-name="Standard">The following elements occur in chart.StockGainMark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StockLossMarker"/>chart.StockLossMarker<text:bookmark-end text:name="chart.StockLossMark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LossMarker: <text:span text:style-name="Element_20_List"><text:bookmark-ref text:reference-format="text" text:ref-name="chart.PlotArea">chart.PlotArea</text:bookmark-ref></text:span><text:span text:style-name="Element_20_List">.</text:span></text:p>
      <text:p text:style-name="Standard">The following elements occur in chart.StockLossMark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StockRangeLine"/>chart.StockRangeLine<text:bookmark-end text:name="chart.StockRangeLin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chart.StockRangeLine: <text:span text:style-name="Element_20_List"><text:bookmark-ref text:reference-format="text" text:ref-name="chart.PlotArea">chart.PlotArea</text:bookmark-ref></text:span><text:span text:style-name="Element_20_List">.</text:span></text:p>
      <text:p text:style-name="Standard">The following elements occur in chart.StockRangeLin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Subtitle"/>chart.Subtitle<text:bookmark-end text:name="chart.Subtit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Subtitle: <text:span text:style-name="Element_20_List"><text:bookmark-ref text:reference-format="text" text:ref-name="chart.Chart">chart.Chart</text:bookmark-ref></text:span><text:span text:style-name="Element_20_List">.</text:span></text:p>
      <text:p text:style-name="Standard">The following elements occur in chart.Subtitle: <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hart.SymbolImage"/>chart.SymbolImage<text:bookmark-end text:name="chart.SymbolImage"/></text:h>
                </text:list-item>
              </text:list>
            </text:list-item>
          </text:list>
        </text:list-item>
      </text:list>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chart.SymbolImage: <text:span text:style-name="Element_20_List"><text:bookmark-ref text:reference-format="text" text:ref-name="style.ChartProperties">style.ChartProperties</text:bookmark-ref></text:span><text:span text:style-name="Element_20_List">.</text:span></text:p>
      <text:p text:style-name="Standard">The following elements occur in chart.SymbolImag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hart.Title"/>chart.Title<text:bookmark-end text:name="chart.Tit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ellrange, stylename, x, y</text:span>.</text:p>
      <text:p text:style-name="Standard">These elements contain chart.Title: <text:span text:style-name="Element_20_List"><text:bookmark-ref text:reference-format="text" text:ref-name="chart.Axis">chart.Axis</text:bookmark-ref></text:span><text:span text:style-name="Element_20_List">, </text:span><text:span text:style-name="Element_20_List"><text:bookmark-ref text:reference-format="text" text:ref-name="chart.Chart">chart.Chart</text:bookmark-ref></text:span><text:span text:style-name="Element_20_List">.</text:span></text:p>
      <text:p text:style-name="Standard">The following elements occur in chart.Title: <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hart.Wall"/>chart.Wall<text:bookmark-end text:name="chart.Wal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 width</text:span>.</text:p>
      <text:p text:style-name="Standard">These elements contain chart.Wall: <text:span text:style-name="Element_20_List"><text:bookmark-ref text:reference-format="text" text:ref-name="chart.PlotArea">chart.PlotArea</text:bookmark-ref></text:span><text:span text:style-name="Element_20_List">.</text:span></text:p>
      <text:p text:style-name="Standard">The following elements occur in chart.Wall: <text:span text:style-name="Element_20_List">No element is allowed.</text:span></text:p>
      <text:list text:style-name="L1" text:continue-numbering="true">
        <text:list-item>
          <text:list text:continue-numbering="true">
            <text:list-item>
              <text:h text:style-name="P7" text:outline-level="2">config module</text:h>
              <text:list>
                <text:list-item>
                  <text:h text:style-name="P8" text:outline-level="3"><text:bookmark-start text:name="config.ConfigItem"/>config.ConfigItem<text:bookmark-end text:name="config.ConfigItem"/></text:h>
                </text:list-item>
              </text:list>
            </text:list-item>
          </text:list>
        </text:list-item>
      </text:list>
      <text:p text:style-name="Standard">Requires the following attributes: <text:span text:style-name="Attribute_20_List">name, type.</text:span></text:p>
      <text:p text:style-name="Standard">Allows the following attributes: <text:span text:style-name="Attribute_20_List">name, type</text:span>.</text:p>
      <text:p text:style-name="Standard">These elements contain config.ConfigItem: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config.ConfigItemMapEntry"/>config.ConfigItemMapEntry<text:bookmark-end text:name="config.ConfigItemMapEntr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config.ConfigItemMapEntry: <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text:span></text:p>
      <text:p text:style-name="Standard">The following elements occur in config.ConfigItemMapEntry: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onfig.ConfigItemMapIndexed"/>config.ConfigItemMapIndexed<text:bookmark-end text:name="config.ConfigItemMapIndexed"/></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Index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Indexed: <text:span text:style-name="Element_20_List"><text:bookmark-ref text:reference-format="text" text:ref-name="config.ConfigItemMapEntry">config.ConfigItemMapEntry</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onfig.ConfigItemMapNamed"/>config.ConfigItemMapNamed<text:bookmark-end text:name="config.ConfigItemMapNamed"/></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MapNamed: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text:span></text:p>
      <text:p text:style-name="Standard">The following elements occur in config.ConfigItemMapNamed: <text:span text:style-name="Element_20_List"><text:bookmark-ref text:reference-format="text" text:ref-name="config.ConfigItemMapEntry">config.ConfigItemMapEntry</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config.ConfigItemSet"/>config.ConfigItemSet<text:bookmark-end text:name="config.ConfigItemSe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config.ConfigItemSet: <text:span text:style-name="Element_20_List"><text:bookmark-ref text:reference-format="text" text:ref-name="config.ConfigItemMapEntry">config.ConfigItemMapEntry</text:bookmark-ref></text:span><text:span text:style-name="Element_20_List">, </text:span><text:span text:style-name="Element_20_List"><text:bookmark-ref text:reference-format="text" text:ref-name="config.ConfigItemSet">config.ConfigItemSet</text:bookmark-ref></text:span><text:span text:style-name="Element_20_List">, </text:span><text:span text:style-name="Element_20_List"><text:bookmark-ref text:reference-format="text" text:ref-name="office.Settings">office.Settings</text:bookmark-ref></text:span><text:span text:style-name="Element_20_List">.</text:span></text:p>
      <text:p text:style-name="Standard">The following elements occur in config.ConfigItemSet: <text:span text:style-name="Element_20_List"><text:bookmark-ref text:reference-format="text" text:ref-name="config.ConfigItem">config.ConfigItem</text:bookmark-ref></text:span><text:span text:style-name="Element_20_List">, </text:span><text:span text:style-name="Element_20_List"><text:bookmark-ref text:reference-format="text" text:ref-name="config.ConfigItemMapIndexed">config.ConfigItemMapIndexed</text:bookmark-ref></text:span><text:span text:style-name="Element_20_List">, </text:span><text:span text:style-name="Element_20_List"><text:bookmark-ref text:reference-format="text" text:ref-name="config.ConfigItemMapNamed">config.ConfigItemMapNamed</text:bookmark-ref></text:span><text:span text:style-name="Element_20_List">, </text:span><text:span text:style-name="Element_20_List"><text:bookmark-ref text:reference-format="text" text:ref-name="config.ConfigItemSet">config.ConfigItemSet</text:bookmark-ref></text:span><text:span text:style-name="Element_20_List">.</text:span></text:p>
      <text:list text:style-name="L1" text:continue-numbering="true">
        <text:list-item>
          <text:list text:continue-numbering="true">
            <text:list-item>
              <text:h text:style-name="P7" text:outline-level="2">dc module</text:h>
              <text:list>
                <text:list-item>
                  <text:h text:style-name="P8" text:outline-level="3"><text:bookmark-start text:name="dc.Creator"/>dc.Creator<text:bookmark-end text:name="dc.Creat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Creator: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Creato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c.Date"/>dc.Date<text:bookmark-end text:name="dc.D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ate: <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Meta">office.Meta</text:bookmark-ref></text:span><text:span text:style-name="Element_20_List">.</text:span></text:p>
      <text:p text:style-name="Standard">The following elements occur in dc.D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c.Description"/>dc.Description<text:bookmark-end text:name="dc.Descrip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Description: <text:span text:style-name="Element_20_List"><text:bookmark-ref text:reference-format="text" text:ref-name="office.Meta">office.Meta</text:bookmark-ref></text:span><text:span text:style-name="Element_20_List">.</text:span></text:p>
      <text:p text:style-name="Standard">The following elements occur in dc.Descrip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c.Language"/>dc.Language<text:bookmark-end text:name="dc.Langua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Language: <text:span text:style-name="Element_20_List"><text:bookmark-ref text:reference-format="text" text:ref-name="office.Meta">office.Meta</text:bookmark-ref></text:span><text:span text:style-name="Element_20_List">.</text:span></text:p>
      <text:p text:style-name="Standard">The following elements occur in dc.Languag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c.Subject"/>dc.Subject<text:bookmark-end text:name="dc.Subjec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Subject: <text:span text:style-name="Element_20_List"><text:bookmark-ref text:reference-format="text" text:ref-name="office.Meta">office.Meta</text:bookmark-ref></text:span><text:span text:style-name="Element_20_List">.</text:span></text:p>
      <text:p text:style-name="Standard">The following elements occur in dc.Subjec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c.Title"/>dc.Title<text:bookmark-end text:name="dc.Tit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c.Title: <text:span text:style-name="Element_20_List"><text:bookmark-ref text:reference-format="text" text:ref-name="office.Meta">office.Meta</text:bookmark-ref></text:span><text:span text:style-name="Element_20_List">.</text:span></text:p>
      <text:p text:style-name="Standard">The following elements occur in dc.Title: <text:span text:style-name="Element_20_List">No element is allowed.</text:span></text:p>
      <text:list text:style-name="L1" text:continue-numbering="true">
        <text:list-item>
          <text:list text:continue-numbering="true">
            <text:list-item>
              <text:h text:style-name="P7" text:outline-level="2">dr3d module</text:h>
              <text:list>
                <text:list-item>
                  <text:h text:style-name="P8" text:outline-level="3"><text:bookmark-start text:name="dr3d.Cube"/>dr3d.Cube<text:bookmark-end text:name="dr3d.Cub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lassnames, id, layer, maxedge, minedge, stylename, transform, zindex</text:span>.</text:p>
      <text:p text:style-name="Standard">These elements contain dr3d.Cube: <text:span text:style-name="Element_20_List"><text:bookmark-ref text:reference-format="text" text:ref-name="dr3d.Scene">dr3d.Scene</text:bookmark-ref></text:span><text:span text:style-name="Element_20_List">.</text:span></text:p>
      <text:p text:style-name="Standard">The following elements occur in dr3d.Cub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3d.Extrude"/>dr3d.Extrude<text:bookmark-end text:name="dr3d.Extrude"/></text:h>
                </text:list-item>
              </text:list>
            </text:list-item>
          </text:list>
        </text:list-item>
      </text:list>
      <text:p text:style-name="Standard">Requires the following attributes: <text:span text:style-name="Attribute_20_List">d, viewbox.</text:span></text:p>
      <text:p text:style-name="Standard">Allows the following attributes: <text:span text:style-name="Attribute_20_List">classnames, d, id, layer, stylename, transform, viewbox, zindex</text:span>.</text:p>
      <text:p text:style-name="Standard">These elements contain dr3d.Extrude: <text:span text:style-name="Element_20_List"><text:bookmark-ref text:reference-format="text" text:ref-name="dr3d.Scene">dr3d.Scene</text:bookmark-ref></text:span><text:span text:style-name="Element_20_List">.</text:span></text:p>
      <text:p text:style-name="Standard">The following elements occur in dr3d.Extrud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3d.Light"/>dr3d.Light<text:bookmark-end text:name="dr3d.Light"/></text:h>
                </text:list-item>
              </text:list>
            </text:list-item>
          </text:list>
        </text:list-item>
      </text:list>
      <text:p text:style-name="Standard">Requires the following attributes: <text:span text:style-name="Attribute_20_List">direction.</text:span></text:p>
      <text:p text:style-name="Standard">Allows the following attributes: <text:span text:style-name="Attribute_20_List">diffusecolor, direction, enabled, specular</text:span>.</text:p>
      <text:p text:style-name="Standard">These elements contain dr3d.Light: <text:span text:style-name="Element_20_List"><text:bookmark-ref text:reference-format="text" text:ref-name="chart.PlotArea">chart.PlotArea</text:bookmark-ref></text:span><text:span text:style-name="Element_20_List">, </text:span><text:span text:style-name="Element_20_List"><text:bookmark-ref text:reference-format="text" text:ref-name="dr3d.Scene">dr3d.Scene</text:bookmark-ref></text:span><text:span text:style-name="Element_20_List">.</text:span></text:p>
      <text:p text:style-name="Standard">The following elements occur in dr3d.Ligh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3d.Rotate"/>dr3d.Rotate<text:bookmark-end text:name="dr3d.Rotate"/></text:h>
                </text:list-item>
              </text:list>
            </text:list-item>
          </text:list>
        </text:list-item>
      </text:list>
      <text:p text:style-name="Standard">Requires the following attributes: <text:span text:style-name="Attribute_20_List">d, viewbox.</text:span></text:p>
      <text:p text:style-name="Standard">Allows the following attributes: <text:span text:style-name="Attribute_20_List">classnames, d, id, layer, stylename, transform, viewbox, zindex</text:span>.</text:p>
      <text:p text:style-name="Standard">These elements contain dr3d.Rotate: <text:span text:style-name="Element_20_List"><text:bookmark-ref text:reference-format="text" text:ref-name="dr3d.Scene">dr3d.Scene</text:bookmark-ref></text:span><text:span text:style-name="Element_20_List">.</text:span></text:p>
      <text:p text:style-name="Standard">The following elements occur in dr3d.Rot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3d.Scene"/>dr3d.Scene<text:bookmark-end text:name="dr3d.Scen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mbientcolor, anchorpagenumber, anchortype, classnames, distance, endcelladdress, endx, endy, focallength, height, id, layer, lightingmode, projection, shademode, shadowslant, stylename, tablebackground, transform, vpn, vrp, vup, width, x, y, zindex</text:span>.</text:p>
      <text:p text:style-name="Standard">These elements contain dr3d.Scene: <text:span text:style-name="Element_20_List"><text:bookmark-ref text:reference-format="text" text:ref-name="dr3d.Scene">dr3d.Scen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3d.Scene: <text:span text:style-name="Element_20_List"><text:bookmark-ref text:reference-format="text" text:ref-name="dr3d.Cube">dr3d.Cube</text:bookmark-ref></text:span><text:span text:style-name="Element_20_List">, </text:span><text:span text:style-name="Element_20_List"><text:bookmark-ref text:reference-format="text" text:ref-name="dr3d.Extrude">dr3d.Extrude</text:bookmark-ref></text:span><text:span text:style-name="Element_20_List">, </text:span><text:span text:style-name="Element_20_List"><text:bookmark-ref text:reference-format="text" text:ref-name="dr3d.Light">dr3d.Light</text:bookmark-ref></text:span><text:span text:style-name="Element_20_List">, </text:span><text:span text:style-name="Element_20_List"><text:bookmark-ref text:reference-format="text" text:ref-name="dr3d.Rotate">dr3d.Rotate</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3d.Sphere">dr3d.Spher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3d.Sphere"/>dr3d.Sphere<text:bookmark-end text:name="dr3d.Spher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enter, classnames, id, layer, size, stylename, transform, zindex</text:span>.</text:p>
      <text:p text:style-name="Standard">These elements contain dr3d.Sphere: <text:span text:style-name="Element_20_List"><text:bookmark-ref text:reference-format="text" text:ref-name="dr3d.Scene">dr3d.Scene</text:bookmark-ref></text:span><text:span text:style-name="Element_20_List">.</text:span></text:p>
      <text:p text:style-name="Standard">The following elements occur in dr3d.Sphere: <text:span text:style-name="Element_20_List">No element is allowed.</text:span></text:p>
      <text:list text:style-name="L1" text:continue-numbering="true">
        <text:list-item>
          <text:list text:continue-numbering="true">
            <text:list-item>
              <text:h text:style-name="P7" text:outline-level="2">draw module</text:h>
              <text:list>
                <text:list-item>
                  <text:h text:style-name="P8" text:outline-level="3"><text:bookmark-start text:name="draw.A"/>draw.A<text:bookmark-end text:name="draw.A"/></text:h>
                </text:list-item>
              </text:list>
            </text:list-item>
          </text:list>
        </text:list-item>
      </text:list>
      <text:p text:style-name="Standard">Requires the following attributes: <text:span text:style-name="Attribute_20_List">href.</text:span></text:p>
      <text:p text:style-name="Standard">Allows the following attributes: <text:span text:style-name="Attribute_20_List">actuate, href, name, servermap, show, targetframename, type</text:span>.</text:p>
      <text:p text:style-name="Standard">These elements contain draw.A: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A: <text:span text:style-name="Element_20_List"><text:bookmark-ref text:reference-format="text" text:ref-name="draw.Frame">draw.Fram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Applet"/>draw.Applet<text:bookmark-end text:name="draw.Apple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archive, code, href, mayscript, object, show, type</text:span>.</text:p>
      <text:p text:style-name="Standard">These elements contain draw.Applet: <text:span text:style-name="Element_20_List"><text:bookmark-ref text:reference-format="text" text:ref-name="draw.Frame">draw.Frame</text:bookmark-ref></text:span><text:span text:style-name="Element_20_List">.</text:span></text:p>
      <text:p text:style-name="Standard">The following elements occur in draw.Applet: <text:span text:style-name="Element_20_List"><text:bookmark-ref text:reference-format="text" text:ref-name="draw.Param">draw.Param</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AreaCircle"/>draw.AreaCircle<text:bookmark-end text:name="draw.AreaCircle"/></text:h>
                </text:list-item>
              </text:list>
            </text:list-item>
          </text:list>
        </text:list-item>
      </text:list>
      <text:p text:style-name="Standard">Requires the following attributes: <text:span text:style-name="Attribute_20_List">cx, cy, r.</text:span></text:p>
      <text:p text:style-name="Standard">Allows the following attributes: <text:span text:style-name="Attribute_20_List">cx, cy, href, name, nohref, r, show, targetframename, type</text:span>.</text:p>
      <text:p text:style-name="Standard">These elements contain draw.AreaCircle: <text:span text:style-name="Element_20_List"><text:bookmark-ref text:reference-format="text" text:ref-name="draw.ImageMap">draw.ImageMap</text:bookmark-ref></text:span><text:span text:style-name="Element_20_List">.</text:span></text:p>
      <text:p text:style-name="Standard">The following elements occur in draw.AreaCirc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AreaPolygon"/>draw.AreaPolygon<text:bookmark-end text:name="draw.AreaPolygon"/></text:h>
                </text:list-item>
              </text:list>
            </text:list-item>
          </text:list>
        </text:list-item>
      </text:list>
      <text:p text:style-name="Standard">Requires the following attributes: <text:span text:style-name="Attribute_20_List">height, points, viewbox, width, x, y.</text:span></text:p>
      <text:p text:style-name="Standard">Allows the following attributes: <text:span text:style-name="Attribute_20_List">height, href, name, nohref, points, show, targetframename, type, viewbox, width, x, y</text:span>.</text:p>
      <text:p text:style-name="Standard">These elements contain draw.AreaPolygon: <text:span text:style-name="Element_20_List"><text:bookmark-ref text:reference-format="text" text:ref-name="draw.ImageMap">draw.ImageMap</text:bookmark-ref></text:span><text:span text:style-name="Element_20_List">.</text:span></text:p>
      <text:p text:style-name="Standard">The following elements occur in draw.AreaPolyg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AreaRectangle"/>draw.AreaRectangle<text:bookmark-end text:name="draw.AreaRectangle"/></text:h>
                </text:list-item>
              </text:list>
            </text:list-item>
          </text:list>
        </text:list-item>
      </text:list>
      <text:p text:style-name="Standard">Requires the following attributes: <text:span text:style-name="Attribute_20_List">height, width, x, y.</text:span></text:p>
      <text:p text:style-name="Standard">Allows the following attributes: <text:span text:style-name="Attribute_20_List">height, href, name, nohref, show, targetframename, type, width, x, y</text:span>.</text:p>
      <text:p text:style-name="Standard">These elements contain draw.AreaRectangle: <text:span text:style-name="Element_20_List"><text:bookmark-ref text:reference-format="text" text:ref-name="draw.ImageMap">draw.ImageMap</text:bookmark-ref></text:span><text:span text:style-name="Element_20_List">.</text:span></text:p>
      <text:p text:style-name="Standard">The following elements occur in draw.AreaRectangle: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Caption"/>draw.Caption<text:bookmark-end text:name="draw.Cap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aptionpointx, captionpointy, classnames, cornerradius, endcelladdress, endx, endy, height, id, layer, name, stylename, tablebackground, textstylename, transform, width, x, y, zindex</text:span>.</text:p>
      <text:p text:style-name="Standard">These elements contain draw.Capti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apti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Circle"/>draw.Circle<text:bookmark-end text:name="draw.Circ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lassnames, cx, cy, endangle, endcelladdress, endx, endy, height, id, kind, layer, name, r, startangle, stylename, tablebackground, textstylename, transform, width, x, y, zindex</text:span>.</text:p>
      <text:p text:style-name="Standard">These elements contain draw.Circl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ircl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Connector"/>draw.Connector<text:bookmark-end text:name="draw.Connect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lassnames, endcelladdress, endgluepoint, endshape, endx, endy, id, layer, lineskew, name, startgluepoint, startshape, stylename, tablebackground, textstylename, transform, type, x1, x2, y1, y2, zindex</text:span>.</text:p>
      <text:p text:style-name="Standard">These elements contain draw.Connector: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nector: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ContourPath"/>draw.ContourPath<text:bookmark-end text:name="draw.ContourPath"/></text:h>
                </text:list-item>
              </text:list>
            </text:list-item>
          </text:list>
        </text:list-item>
      </text:list>
      <text:p text:style-name="Standard">Requires the following attributes: <text:span text:style-name="Attribute_20_List">d, recreateonedit, viewbox.</text:span></text:p>
      <text:p text:style-name="Standard">Allows the following attributes: <text:span text:style-name="Attribute_20_List">d, height, recreateonedit, viewbox, width</text:span>.</text:p>
      <text:p text:style-name="Standard">These elements contain draw.ContourPath: <text:span text:style-name="Element_20_List"><text:bookmark-ref text:reference-format="text" text:ref-name="draw.Frame">draw.Frame</text:bookmark-ref></text:span><text:span text:style-name="Element_20_List">.</text:span></text:p>
      <text:p text:style-name="Standard">The following elements occur in draw.ContourPath: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ContourPolygon"/>draw.ContourPolygon<text:bookmark-end text:name="draw.ContourPolygon"/></text:h>
                </text:list-item>
              </text:list>
            </text:list-item>
          </text:list>
        </text:list-item>
      </text:list>
      <text:p text:style-name="Standard">Requires the following attributes: <text:span text:style-name="Attribute_20_List">points, recreateonedit, viewbox.</text:span></text:p>
      <text:p text:style-name="Standard">Allows the following attributes: <text:span text:style-name="Attribute_20_List">height, points, recreateonedit, viewbox, width</text:span>.</text:p>
      <text:p text:style-name="Standard">These elements contain draw.ContourPolygon: <text:span text:style-name="Element_20_List"><text:bookmark-ref text:reference-format="text" text:ref-name="draw.Frame">draw.Frame</text:bookmark-ref></text:span><text:span text:style-name="Element_20_List">.</text:span></text:p>
      <text:p text:style-name="Standard">The following elements occur in draw.ContourPolyg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Control"/>draw.Control<text:bookmark-end text:name="draw.Control"/></text:h>
                </text:list-item>
              </text:list>
            </text:list-item>
          </text:list>
        </text:list-item>
      </text:list>
      <text:p text:style-name="Standard">Requires the following attributes: <text:span text:style-name="Attribute_20_List">control.</text:span></text:p>
      <text:p text:style-name="Standard">Allows the following attributes: <text:span text:style-name="Attribute_20_List">anchorpagenumber, anchortype, classnames, control, endcelladdress, endx, endy, height, id, layer, name, stylename, tablebackground, textstylename, transform, width, x, y, zindex</text:span>.</text:p>
      <text:p text:style-name="Standard">These elements contain draw.Contro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ontrol: <text:span text:style-name="Element_20_List"><text:bookmark-ref text:reference-format="text" text:ref-name="draw.GluePoint">draw.GluePoin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CustomShape"/>draw.CustomShape<text:bookmark-end text:name="draw.CustomShap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lassnames, data, endcelladdress, endx, endy, engine, height, id, layer, name, stylename, tablebackground, textstylename, transform, width, x, y, zindex</text:span>.</text:p>
      <text:p text:style-name="Standard">These elements contain draw.CustomShap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CustomShape: <text:span text:style-name="Element_20_List"><text:bookmark-ref text:reference-format="text" text:ref-name="draw.EnhancedGeometry">draw.EnhancedGeometry</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Ellipse"/>draw.Ellipse<text:bookmark-end text:name="draw.Ellips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lassnames, cx, cy, endangle, endcelladdress, endx, endy, height, id, kind, layer, name, rx, ry, startangle, stylename, tablebackground, textstylename, transform, width, x, y, zindex</text:span>.</text:p>
      <text:p text:style-name="Standard">These elements contain draw.Ellips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Ellips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EnhancedGeometry"/>draw.EnhancedGeometry<text:bookmark-end text:name="draw.EnhancedGeometr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ncentricgradientfillallowed, enhancedpath, extrusion, extrusionallowed, extrusionbrightness, extrusioncolor, extrusiondepth, extrusiondiffusion, extrusionfirstlightdirection, extrusionfirstlightharsh, extrusionfirstlightlevel, extrusionlightface, extrusionmetal, extrusionnumberoflinesegments, extrusionorigin, extrusionrotationangle, extrusionrotationcenter, extrusionsecondlightdirection, extrusionsecondlightharsh, extrusionsecondlightlevel, extrusionshininess, extrusionskew, extrusionspecularity, extrusionviewpoint, gluepointleavingdirections, gluepoints, gluepointtype, mirrorhorizontal, mirrorvertical, modifiers, pathstretchpointx, pathstretchpointy, projection, shademode, textareas, textpath, textpathallowed, textpathmode, textpathsameletterheights, textpathscale, textrotateangle, type, viewbox</text:span>.</text:p>
      <text:p text:style-name="Standard">These elements contain draw.EnhancedGeometry: <text:span text:style-name="Element_20_List"><text:bookmark-ref text:reference-format="text" text:ref-name="draw.CustomShape">draw.CustomShape</text:bookmark-ref></text:span><text:span text:style-name="Element_20_List">.</text:span></text:p>
      <text:p text:style-name="Standard">The following elements occur in draw.EnhancedGeometry: <text:span text:style-name="Element_20_List"><text:bookmark-ref text:reference-format="text" text:ref-name="draw.Equation">draw.Equation</text:bookmark-ref></text:span><text:span text:style-name="Element_20_List">, </text:span><text:span text:style-name="Element_20_List"><text:bookmark-ref text:reference-format="text" text:ref-name="draw.Handle">draw.Hand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Equation"/>draw.Equation<text:bookmark-end text:name="draw.Equa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ormula, name</text:span>.</text:p>
      <text:p text:style-name="Standard">These elements contain draw.Equation: <text:span text:style-name="Element_20_List"><text:bookmark-ref text:reference-format="text" text:ref-name="draw.EnhancedGeometry">draw.EnhancedGeometry</text:bookmark-ref></text:span><text:span text:style-name="Element_20_List">.</text:span></text:p>
      <text:p text:style-name="Standard">The following elements occur in draw.Equa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FillImage"/>draw.FillImage<text:bookmark-end text:name="draw.FillImage"/></text:h>
                </text:list-item>
              </text:list>
            </text:list-item>
          </text:list>
        </text:list-item>
      </text:list>
      <text:p text:style-name="Standard">Requires the following attributes: <text:span text:style-name="Attribute_20_List">href, name.</text:span></text:p>
      <text:p text:style-name="Standard">Allows the following attributes: <text:span text:style-name="Attribute_20_List">actuate, displayname, height, href, name, show, type, width</text:span>.</text:p>
      <text:p text:style-name="Standard">These elements contain draw.FillImage: <text:span text:style-name="Element_20_List"><text:bookmark-ref text:reference-format="text" text:ref-name="office.Styles">office.Styles</text:bookmark-ref></text:span><text:span text:style-name="Element_20_List">.</text:span></text:p>
      <text:p text:style-name="Standard">The following elements occur in draw.FillImag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FloatingFrame"/>draw.FloatingFrame<text:bookmark-end text:name="draw.FloatingFrame"/></text:h>
                </text:list-item>
              </text:list>
            </text:list-item>
          </text:list>
        </text:list-item>
      </text:list>
      <text:p text:style-name="Standard">Requires the following attributes: <text:span text:style-name="Attribute_20_List">href.</text:span></text:p>
      <text:p text:style-name="Standard">Allows the following attributes: <text:span text:style-name="Attribute_20_List">actuate, framename, href, show, type</text:span>.</text:p>
      <text:p text:style-name="Standard">These elements contain draw.FloatingFrame: <text:span text:style-name="Element_20_List"><text:bookmark-ref text:reference-format="text" text:ref-name="draw.Frame">draw.Frame</text:bookmark-ref></text:span><text:span text:style-name="Element_20_List">.</text:span></text:p>
      <text:p text:style-name="Standard">The following elements occur in draw.FloatingFra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Frame"/>draw.Frame<text:bookmark-end text:name="draw.Fra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lass, classnames, copyof, endcelladdress, endx, endy, height, id, layer, name, placeholder, relheight, relwidth, stylename, tablebackground, textstylename, transform, usertransformed, width, x, y, zindex</text:span>.</text:p>
      <text:p text:style-name="Standard">These elements contain draw.Frame: <text:span text:style-name="Element_20_List"><text:bookmark-ref text:reference-format="text" text:ref-name="draw.A">draw.A</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Frame: <text:span text:style-name="Element_20_List"><text:bookmark-ref text:reference-format="text" text:ref-name="draw.Applet">draw.Applet</text:bookmark-ref></text:span><text:span text:style-name="Element_20_List">, </text:span><text:span text:style-name="Element_20_List"><text:bookmark-ref text:reference-format="text" text:ref-name="draw.ContourPath">draw.ContourPath</text:bookmark-ref></text:span><text:span text:style-name="Element_20_List">, </text:span><text:span text:style-name="Element_20_List"><text:bookmark-ref text:reference-format="text" text:ref-name="draw.ContourPolygon">draw.ContourPolygon</text:bookmark-ref></text:span><text:span text:style-name="Element_20_List">, </text:span><text:span text:style-name="Element_20_List"><text:bookmark-ref text:reference-format="text" text:ref-name="draw.FloatingFrame">draw.FloatingFrame</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ImageMap">draw.ImageMap</text:bookmark-ref></text:span><text:span text:style-name="Element_20_List">, </text:span><text:span text:style-name="Element_20_List"><text:bookmark-ref text:reference-format="text" text:ref-name="draw.Object">draw.Object</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draw.Plugin">draw.Plugi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svg.Desc">svg.Desc</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G"/>draw.G<text:bookmark-end text:name="draw.G"/></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lassnames, endcelladdress, endx, endy, id, name, stylename, tablebackground, y, zindex</text:span>.</text:p>
      <text:p text:style-name="Standard">These elements contain draw.G: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G: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GluePoint">draw.GluePoint</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GluePoint"/>draw.GluePoint<text:bookmark-end text:name="draw.GluePoint"/></text:h>
                </text:list-item>
              </text:list>
            </text:list-item>
          </text:list>
        </text:list-item>
      </text:list>
      <text:p text:style-name="Standard">Requires the following attributes: <text:span text:style-name="Attribute_20_List">align, id, x, y.</text:span></text:p>
      <text:p text:style-name="Standard">Allows the following attributes: <text:span text:style-name="Attribute_20_List">align, id, x, y</text:span>.</text:p>
      <text:p text:style-name="Standard">These elements contain draw.GluePoin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p text:style-name="Standard">The following elements occur in draw.GluePoin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Gradient"/>draw.Gradient<text:bookmark-end text:name="draw.Gradient"/></text:h>
                </text:list-item>
              </text:list>
            </text:list-item>
          </text:list>
        </text:list-item>
      </text:list>
      <text:p text:style-name="Standard">Requires the following attributes: <text:span text:style-name="Attribute_20_List">style.</text:span></text:p>
      <text:p text:style-name="Standard">Allows the following attributes: <text:span text:style-name="Attribute_20_List">angle, border, cx, cy, displayname, endcolor, endintensity, name, startcolor, startintensity, style</text:span>.</text:p>
      <text:p text:style-name="Standard">These elements contain draw.Gradient: <text:span text:style-name="Element_20_List"><text:bookmark-ref text:reference-format="text" text:ref-name="office.Styles">office.Styles</text:bookmark-ref></text:span><text:span text:style-name="Element_20_List">.</text:span></text:p>
      <text:p text:style-name="Standard">The following elements occur in draw.Gradien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Handle"/>draw.Handle<text:bookmark-end text:name="draw.Handle"/></text:h>
                </text:list-item>
              </text:list>
            </text:list-item>
          </text:list>
        </text:list-item>
      </text:list>
      <text:p text:style-name="Standard">Requires the following attributes: <text:span text:style-name="Attribute_20_List">handleposition.</text:span></text:p>
      <text:p text:style-name="Standard">Allows the following attributes: <text:span text:style-name="Attribute_20_List">handlemirrorhorizontal, handlemirrorvertical, handlepolar, handleposition, handleradiusrangemaximum, handleradiusrangeminimum, handlerangexmaximum, handlerangexminimum, handlerangeymaximum, handlerangeyminimum, handleswitched</text:span>.</text:p>
      <text:p text:style-name="Standard">These elements contain draw.Handle: <text:span text:style-name="Element_20_List"><text:bookmark-ref text:reference-format="text" text:ref-name="draw.EnhancedGeometry">draw.EnhancedGeometry</text:bookmark-ref></text:span><text:span text:style-name="Element_20_List">.</text:span></text:p>
      <text:p text:style-name="Standard">The following elements occur in draw.Handl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Hatch"/>draw.Hatch<text:bookmark-end text:name="draw.Hatch"/></text:h>
                </text:list-item>
              </text:list>
            </text:list-item>
          </text:list>
        </text:list-item>
      </text:list>
      <text:p text:style-name="Standard">Requires the following attributes: <text:span text:style-name="Attribute_20_List">name, style.</text:span></text:p>
      <text:p text:style-name="Standard">Allows the following attributes: <text:span text:style-name="Attribute_20_List">color, displayname, distance, name, rotation, style</text:span>.</text:p>
      <text:p text:style-name="Standard">These elements contain draw.Hatch: <text:span text:style-name="Element_20_List"><text:bookmark-ref text:reference-format="text" text:ref-name="office.Styles">office.Styles</text:bookmark-ref></text:span><text:span text:style-name="Element_20_List">.</text:span></text:p>
      <text:p text:style-name="Standard">The following elements occur in draw.Hatch: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Image"/>draw.Image<text:bookmark-end text:name="draw.Ima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filtername, href, show, type</text:span>.</text:p>
      <text:p text:style-name="Standard">These elements contain draw.Image: <text:span text:style-name="Element_20_List"><text:bookmark-ref text:reference-format="text" text:ref-name="draw.Frame">draw.Frame</text:bookmark-ref></text:span><text:span text:style-name="Element_20_List">.</text:span></text:p>
      <text:p text:style-name="Standard">The following elements occur in draw.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ImageMap"/>draw.ImageMap<text:bookmark-end text:name="draw.ImageMap"/></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ImageMap: <text:span text:style-name="Element_20_List"><text:bookmark-ref text:reference-format="text" text:ref-name="draw.Frame">draw.Frame</text:bookmark-ref></text:span><text:span text:style-name="Element_20_List">.</text:span></text:p>
      <text:p text:style-name="Standard">The following elements occur in draw.ImageMap: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Layer"/>draw.Layer<text:bookmark-end text:name="draw.Lay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 name, protected</text:span>.</text:p>
      <text:p text:style-name="Standard">These elements contain draw.Layer: <text:span text:style-name="Element_20_List"><text:bookmark-ref text:reference-format="text" text:ref-name="draw.LayerSet">draw.LayerSet</text:bookmark-ref></text:span><text:span text:style-name="Element_20_List">.</text:span></text:p>
      <text:p text:style-name="Standard">The following elements occur in draw.Lay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LayerSet"/>draw.LayerSet<text:bookmark-end text:name="draw.LayerSe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draw.LayerSet: <text:span text:style-name="Element_20_List"><text:bookmark-ref text:reference-format="text" text:ref-name="office.MasterStyles">office.MasterStyles</text:bookmark-ref></text:span><text:span text:style-name="Element_20_List">.</text:span></text:p>
      <text:p text:style-name="Standard">The following elements occur in draw.LayerSet: <text:span text:style-name="Element_20_List"><text:bookmark-ref text:reference-format="text" text:ref-name="draw.Layer">draw.Lay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Line"/>draw.Line<text:bookmark-end text:name="draw.Lin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lassnames, endcelladdress, endx, endy, id, layer, name, stylename, tablebackground, textstylename, transform, x1, x2, y1, y2, zindex</text:span>.</text:p>
      <text:p text:style-name="Standard">These elements contain draw.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Marker"/>draw.Marker<text:bookmark-end text:name="draw.Marker"/></text:h>
                </text:list-item>
              </text:list>
            </text:list-item>
          </text:list>
        </text:list-item>
      </text:list>
      <text:p text:style-name="Standard">Requires the following attributes: <text:span text:style-name="Attribute_20_List">d, name, viewbox.</text:span></text:p>
      <text:p text:style-name="Standard">Allows the following attributes: <text:span text:style-name="Attribute_20_List">d, displayname, name, viewbox</text:span>.</text:p>
      <text:p text:style-name="Standard">These elements contain draw.Marker: <text:span text:style-name="Element_20_List"><text:bookmark-ref text:reference-format="text" text:ref-name="office.Styles">office.Styles</text:bookmark-ref></text:span><text:span text:style-name="Element_20_List">.</text:span></text:p>
      <text:p text:style-name="Standard">The following elements occur in draw.Mark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Measure"/>draw.Measure<text:bookmark-end text:name="draw.Measure"/></text:h>
                </text:list-item>
              </text:list>
            </text:list-item>
          </text:list>
        </text:list-item>
      </text:list>
      <text:p text:style-name="Standard">Requires the following attributes: <text:span text:style-name="Attribute_20_List">x1, x2, y1, y2.</text:span></text:p>
      <text:p text:style-name="Standard">Allows the following attributes: <text:span text:style-name="Attribute_20_List">anchorpagenumber, anchortype, classnames, endcelladdress, endx, endy, id, layer, name, stylename, tablebackground, textstylename, transform, x1, x2, y1, y2, zindex</text:span>.</text:p>
      <text:p text:style-name="Standard">These elements contain draw.Measur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Measur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Object"/>draw.Object<text:bookmark-end text:name="draw.Objec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href, notifyonupdateofranges, show, type</text:span>.</text:p>
      <text:p text:style-name="Standard">These elements contain draw.Object: <text:span text:style-name="Element_20_List"><text:bookmark-ref text:reference-format="text" text:ref-name="draw.Frame">draw.Frame</text:bookmark-ref></text:span><text:span text:style-name="Element_20_List">.</text:span></text:p>
      <text:p text:style-name="Standard">The following elements occur in draw.Object: <text:span text:style-name="Element_20_List"><text:bookmark-ref text:reference-format="text" text:ref-name="math.Math">math.Math</text:bookmark-ref></text:span><text:span text:style-name="Element_20_List">, </text:span><text:span text:style-name="Element_20_List"><text:bookmark-ref text:reference-format="text" text:ref-name="office.Document">office.Documen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ObjectOle"/>draw.ObjectOle<text:bookmark-end text:name="draw.ObjectO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classid, href, show, type</text:span>.</text:p>
      <text:p text:style-name="Standard">These elements contain draw.ObjectOle: <text:span text:style-name="Element_20_List"><text:bookmark-ref text:reference-format="text" text:ref-name="draw.Frame">draw.Frame</text:bookmark-ref></text:span><text:span text:style-name="Element_20_List">.</text:span></text:p>
      <text:p text:style-name="Standard">The following elements occur in draw.ObjectOle: <text:span text:style-name="Element_20_List"><text:bookmark-ref text:reference-format="text" text:ref-name="office.BinaryData">office.BinaryData</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Opacity"/>draw.Opacity<text:bookmark-end text:name="draw.Opacity"/></text:h>
                </text:list-item>
              </text:list>
            </text:list-item>
          </text:list>
        </text:list-item>
      </text:list>
      <text:p text:style-name="Standard">Requires the following attributes: <text:span text:style-name="Attribute_20_List">style.</text:span></text:p>
      <text:p text:style-name="Standard">Allows the following attributes: <text:span text:style-name="Attribute_20_List">angle, border, cx, cy, displayname, end, name, start, style</text:span>.</text:p>
      <text:p text:style-name="Standard">These elements contain draw.Opacity: <text:span text:style-name="Element_20_List"><text:bookmark-ref text:reference-format="text" text:ref-name="office.Styles">office.Styles</text:bookmark-ref></text:span><text:span text:style-name="Element_20_List">.</text:span></text:p>
      <text:p text:style-name="Standard">The following elements occur in draw.Opacit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Page"/>draw.Page<text:bookmark-end text:name="draw.Page"/></text:h>
                </text:list-item>
              </text:list>
            </text:list-item>
          </text:list>
        </text:list-item>
      </text:list>
      <text:p text:style-name="Standard">Requires the following attributes: <text:span text:style-name="Attribute_20_List">masterpagename.</text:span></text:p>
      <text:p text:style-name="Standard">Allows the following attributes: <text:span text:style-name="Attribute_20_List">id, masterpagename, name, presentationpagelayoutname, stylename, usedatetimename, usefootername, useheadername</text:span>.</text:p>
      <text:p text:style-name="Standard">These elements contain draw.Page: <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text:span></text:p>
      <text:p text:style-name="Standard">The following elements occur in draw.Page: <text:span text:style-name="Element_20_List"><text:bookmark-ref text:reference-format="text" text:ref-name="anim.Animate">anim.Animate</text:bookmark-ref></text:span><text:span text:style-name="Element_20_List">, </text:span><text:span text:style-name="Element_20_List"><text:bookmark-ref text:reference-format="text" text:ref-name="anim.Animatecolor">anim.Animatecolor</text:bookmark-ref></text:span><text:span text:style-name="Element_20_List">, </text:span><text:span text:style-name="Element_20_List"><text:bookmark-ref text:reference-format="text" text:ref-name="anim.Animatemotion">anim.Animatemotion</text:bookmark-ref></text:span><text:span text:style-name="Element_20_List">, </text:span><text:span text:style-name="Element_20_List"><text:bookmark-ref text:reference-format="text" text:ref-name="anim.Animatetransform">anim.Animatetransform</text:bookmark-ref></text:span><text:span text:style-name="Element_20_List">, </text:span><text:span text:style-name="Element_20_List"><text:bookmark-ref text:reference-format="text" text:ref-name="anim.Audio">anim.Audio</text:bookmark-ref></text:span><text:span text:style-name="Element_20_List">, </text:span><text:span text:style-name="Element_20_List"><text:bookmark-ref text:reference-format="text" text:ref-name="anim.Command">anim.Command</text:bookmark-ref></text:span><text:span text:style-name="Element_20_List">, </text:span><text:span text:style-name="Element_20_List"><text:bookmark-ref text:reference-format="text" text:ref-name="anim.Iterate">anim.Iterate</text:bookmark-ref></text:span><text:span text:style-name="Element_20_List">, </text:span><text:span text:style-name="Element_20_List"><text:bookmark-ref text:reference-format="text" text:ref-name="anim.Par">anim.Par</text:bookmark-ref></text:span><text:span text:style-name="Element_20_List">, </text:span><text:span text:style-name="Element_20_List"><text:bookmark-ref text:reference-format="text" text:ref-name="anim.Seq">anim.Seq</text:bookmark-ref></text:span><text:span text:style-name="Element_20_List">, </text:span><text:span text:style-name="Element_20_List"><text:bookmark-ref text:reference-format="text" text:ref-name="anim.Set">anim.Set</text:bookmark-ref></text:span><text:span text:style-name="Element_20_List">, </text:span><text:span text:style-name="Element_20_List"><text:bookmark-ref text:reference-format="text" text:ref-name="anim.Transitionfilter">anim.Transitionfilter</text:bookmark-ref></text:span><text:span text:style-name="Element_20_List">, </text:span><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Animations">presentation.Animations</text:bookmark-ref></text:span><text:span text:style-name="Element_20_List">, </text:span><text:span text:style-name="Element_20_List"><text:bookmark-ref text:reference-format="text" text:ref-name="presentation.Notes">presentation.Not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PageThumbnail"/>draw.PageThumbnail<text:bookmark-end text:name="draw.PageThumbnai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lass, classnames, endcelladdress, endx, endy, height, id, layer, name, pagenumber, placeholder, stylename, tablebackground, transform, usertransformed, width, x, y, zindex</text:span>.</text:p>
      <text:p text:style-name="Standard">These elements contain draw.PageThumbnail: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geThumbnai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Param"/>draw.Param<text:bookmark-end text:name="draw.Param"/></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ame, value</text:span>.</text:p>
      <text:p text:style-name="Standard">These elements contain draw.Param: <text:span text:style-name="Element_20_List"><text:bookmark-ref text:reference-format="text" text:ref-name="draw.Applet">draw.Applet</text:bookmark-ref></text:span><text:span text:style-name="Element_20_List">, </text:span><text:span text:style-name="Element_20_List"><text:bookmark-ref text:reference-format="text" text:ref-name="draw.Plugin">draw.Plugin</text:bookmark-ref></text:span><text:span text:style-name="Element_20_List">.</text:span></text:p>
      <text:p text:style-name="Standard">The following elements occur in draw.Param: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Path"/>draw.Path<text:bookmark-end text:name="draw.Path"/></text:h>
                </text:list-item>
              </text:list>
            </text:list-item>
          </text:list>
        </text:list-item>
      </text:list>
      <text:p text:style-name="Standard">Requires the following attributes: <text:span text:style-name="Attribute_20_List">d, viewbox.</text:span></text:p>
      <text:p text:style-name="Standard">Allows the following attributes: <text:span text:style-name="Attribute_20_List">anchorpagenumber, anchortype, classnames, d, endcelladdress, endx, endy, height, id, layer, name, stylename, tablebackground, textstylename, transform, viewbox, width, x, y, zindex</text:span>.</text:p>
      <text:p text:style-name="Standard">These elements contain draw.Path: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ath: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Plugin"/>draw.Plugin<text:bookmark-end text:name="draw.Plugin"/></text:h>
                </text:list-item>
              </text:list>
            </text:list-item>
          </text:list>
        </text:list-item>
      </text:list>
      <text:p text:style-name="Standard">Requires the following attributes: <text:span text:style-name="Attribute_20_List">href.</text:span></text:p>
      <text:p text:style-name="Standard">Allows the following attributes: <text:span text:style-name="Attribute_20_List">actuate, href, mimetype, show, type</text:span>.</text:p>
      <text:p text:style-name="Standard">These elements contain draw.Plugin: <text:span text:style-name="Element_20_List"><text:bookmark-ref text:reference-format="text" text:ref-name="draw.Frame">draw.Frame</text:bookmark-ref></text:span><text:span text:style-name="Element_20_List">.</text:span></text:p>
      <text:p text:style-name="Standard">The following elements occur in draw.Plugin: <text:span text:style-name="Element_20_List"><text:bookmark-ref text:reference-format="text" text:ref-name="draw.Param">draw.Param</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Polygon"/>draw.Polygon<text:bookmark-end text:name="draw.Polygon"/></text:h>
                </text:list-item>
              </text:list>
            </text:list-item>
          </text:list>
        </text:list-item>
      </text:list>
      <text:p text:style-name="Standard">Requires the following attributes: <text:span text:style-name="Attribute_20_List">points, viewbox.</text:span></text:p>
      <text:p text:style-name="Standard">Allows the following attributes: <text:span text:style-name="Attribute_20_List">anchorpagenumber, anchortype, classnames, endcelladdress, endx, endy, height, id, layer, name, points, stylename, tablebackground, textstylename, transform, viewbox, width, x, y, zindex</text:span>.</text:p>
      <text:p text:style-name="Standard">These elements contain draw.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Polyline"/>draw.Polyline<text:bookmark-end text:name="draw.Polyline"/></text:h>
                </text:list-item>
              </text:list>
            </text:list-item>
          </text:list>
        </text:list-item>
      </text:list>
      <text:p text:style-name="Standard">Requires the following attributes: <text:span text:style-name="Attribute_20_List">points, viewbox.</text:span></text:p>
      <text:p text:style-name="Standard">Allows the following attributes: <text:span text:style-name="Attribute_20_List">anchorpagenumber, anchortype, classnames, endcelladdress, endx, endy, height, id, layer, name, points, stylename, tablebackground, textstylename, transform, viewbox, width, x, y, zindex</text:span>.</text:p>
      <text:p text:style-name="Standard">These elements contain draw.Polyline: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Polyline: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Rect"/>draw.Rect<text:bookmark-end text:name="draw.Rec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lassnames, cornerradius, endcelladdress, endx, endy, height, id, layer, name, stylename, tablebackground, textstylename, transform, width, x, y, zindex</text:span>.</text:p>
      <text:p text:style-name="Standard">These elements contain draw.Rect: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ct: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RegularPolygon"/>draw.RegularPolygon<text:bookmark-end text:name="draw.RegularPolygon"/></text:h>
                </text:list-item>
              </text:list>
            </text:list-item>
          </text:list>
        </text:list-item>
      </text:list>
      <text:p text:style-name="Standard">Requires the following attributes: <text:span text:style-name="Attribute_20_List">corners.</text:span></text:p>
      <text:p text:style-name="Standard">Allows the following attributes: <text:span text:style-name="Attribute_20_List">anchorpagenumber, anchortype, classnames, concave, corners, endcelladdress, endx, endy, height, id, layer, name, sharpness, stylename, tablebackground, textstylename, transform, width, x, y, zindex</text:span>.</text:p>
      <text:p text:style-name="Standard">These elements contain draw.RegularPolygon: <text:span text:style-name="Element_20_List"><text:bookmark-ref text:reference-format="text" text:ref-name="draw.G">draw.G</text:bookmark-ref></text:span><text:span text:style-name="Element_20_List">, </text:span><text:span text:style-name="Element_20_List"><text:bookmark-ref text:reference-format="text" text:ref-name="draw.Page">draw.Page</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draw.RegularPolygon: <text:span text:style-name="Element_20_List"><text:bookmark-ref text:reference-format="text" text:ref-name="draw.GluePoint">draw.GluePoint</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draw.StrokeDash"/>draw.StrokeDash<text:bookmark-end text:name="draw.StrokeDash"/></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displayname, distance, dots1, dots1length, dots2, dots2length, name, style</text:span>.</text:p>
      <text:p text:style-name="Standard">These elements contain draw.StrokeDash: <text:span text:style-name="Element_20_List"><text:bookmark-ref text:reference-format="text" text:ref-name="office.Styles">office.Styles</text:bookmark-ref></text:span><text:span text:style-name="Element_20_List">.</text:span></text:p>
      <text:p text:style-name="Standard">The following elements occur in draw.StrokeDash: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draw.TextBox"/>draw.TextBox<text:bookmark-end text:name="draw.TextBox"/></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hainnextname, cornerradius, maxheight, maxwidth, minheight, minwidth</text:span>.</text:p>
      <text:p text:style-name="Standard">These elements contain draw.TextBox: <text:span text:style-name="Element_20_List"><text:bookmark-ref text:reference-format="text" text:ref-name="draw.Frame">draw.Frame</text:bookmark-ref></text:span><text:span text:style-name="Element_20_List">.</text:span></text:p>
      <text:p text:style-name="Standard">The following elements occur in draw.TextBox: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list text:style-name="L1" text:continue-numbering="true">
        <text:list-item>
          <text:list text:continue-numbering="true">
            <text:list-item>
              <text:h text:style-name="P7" text:outline-level="2">form module</text:h>
              <text:list>
                <text:list-item>
                  <text:h text:style-name="P8" text:outline-level="3"><text:bookmark-start text:name="form.Button"/>form.Button<text:bookmark-end text:name="form.Button"/></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buttontype, controlimplementation, defaultbutton, disabled, focusonclick, href, id, imagealign, imagedata, imageposition, label, name, printable, tabindex, tabstop, targetframe, title, toggle, value, xformssubmission</text:span>.</text:p>
      <text:p text:style-name="Standard">These elements contain form.Button: <text:span text:style-name="Element_20_List"><text:bookmark-ref text:reference-format="text" text:ref-name="form.Form">form.Form</text:bookmark-ref></text:span><text:span text:style-name="Element_20_List">.</text:span></text:p>
      <text:p text:style-name="Standard">The following elements occur in form.Butto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Checkbox"/>form.Checkbox<text:bookmark-end text:name="form.Checkbox"/></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urrentstate, datafield, disabled, id, imagealign, imageposition, istristate, label, name, printable, state, tabindex, tabstop, title, value, visualeffect</text:span>.</text:p>
      <text:p text:style-name="Standard">These elements contain form.Check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heckbox: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Column"/>form.Column<text:bookmark-end text:name="form.Colum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ntrolimplementation, label, name, textstylename</text:span>.</text:p>
      <text:p text:style-name="Standard">These elements contain form.Column: <text:span text:style-name="Element_20_List"><text:bookmark-ref text:reference-format="text" text:ref-name="form.Grid">form.Grid</text:bookmark-ref></text:span><text:span text:style-name="Element_20_List">.</text:span></text:p>
      <text:p text:style-name="Standard">The following elements occur in form.Column: <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Combobox"/>form.Combobox<text:bookmark-end text:name="form.Combobox"/></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autocomplete, bind, controlimplementation, convertemptytonull, currentvalue, datafield, disabled, dropdown, id, listsource, listsourcetype, maxlength, name, printable, readonly, size, tabindex, tabstop, title, value</text:span>.</text:p>
      <text:p text:style-name="Standard">These elements contain form.Combo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Combobox: <text:span text:style-name="Element_20_List"><text:bookmark-ref text:reference-format="text" text:ref-name="form.Item">form.Item</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ConnectionResource"/>form.ConnectionResource<text:bookmark-end text:name="form.ConnectionResource"/></text:h>
                </text:list-item>
              </text:list>
            </text:list-item>
          </text:list>
        </text:list-item>
      </text:list>
      <text:p text:style-name="Standard">Requires the following attributes: <text:span text:style-name="Attribute_20_List">href.</text:span></text:p>
      <text:p text:style-name="Standard">Allows the following attributes: <text:span text:style-name="Attribute_20_List">href</text:span>.</text:p>
      <text:p text:style-name="Standard">These elements contain form.ConnectionResource: <text:span text:style-name="Element_20_List"><text:bookmark-ref text:reference-format="text" text:ref-name="form.Form">form.Form</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text:span></text:p>
      <text:p text:style-name="Standard">The following elements occur in form.ConnectionResourc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form.Date"/>form.Date<text:bookmark-end text:name="form.Date"/></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Date: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Dat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File"/>form.File<text:bookmark-end text:name="form.File"/></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urrentvalue, disabled, id, maxlength, name, printable, readonly, tabindex, tabstop, title, value</text:span>.</text:p>
      <text:p text:style-name="Standard">These elements contain form.File: <text:span text:style-name="Element_20_List"><text:bookmark-ref text:reference-format="text" text:ref-name="form.Form">form.Form</text:bookmark-ref></text:span><text:span text:style-name="Element_20_List">.</text:span></text:p>
      <text:p text:style-name="Standard">The following elements occur in form.Fil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FixedText"/>form.FixedText<text:bookmark-end text:name="form.FixedText"/></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disabled, for, id, label, multiline, name, printable, title</text:span>.</text:p>
      <text:p text:style-name="Standard">These elements contain form.FixedText: <text:span text:style-name="Element_20_List"><text:bookmark-ref text:reference-format="text" text:ref-name="form.Form">form.Form</text:bookmark-ref></text:span><text:span text:style-name="Element_20_List">.</text:span></text:p>
      <text:p text:style-name="Standard">The following elements occur in form.Fix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Form"/>form.Form<text:bookmark-end text:name="form.Form"/></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allowdeletes, allowinserts, allowupdates, applyfilter, command, commandtype, controlimplementation, datasource, detailfields, enctype, escapeprocessing, filter, href, ignoreresult, masterfields, method, name, navigationmode, order, tabcycle, targetframe, type</text:span>.</text:p>
      <text:p text:style-name="Standard">These elements contain form.Form: <text:span text:style-name="Element_20_List"><text:bookmark-ref text:reference-format="text" text:ref-name="form.Form">form.Form</text:bookmark-ref></text:span><text:span text:style-name="Element_20_List">, </text:span><text:span text:style-name="Element_20_List"><text:bookmark-ref text:reference-format="text" text:ref-name="office.Forms">office.Forms</text:bookmark-ref></text:span><text:span text:style-name="Element_20_List">.</text:span></text:p>
      <text:p text:style-name="Standard">The following elements occur in form.Form: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ConnectionResource">form.ConnectionResource</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FormattedText"/>form.FormattedText<text:bookmark-end text:name="form.FormattedText"/></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idation, value</text:span>.</text:p>
      <text:p text:style-name="Standard">These elements contain form.Formatted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Formatted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Frame"/>form.Frame<text:bookmark-end text:name="form.Frame"/></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disabled, for, id, label, name, printable, title</text:span>.</text:p>
      <text:p text:style-name="Standard">These elements contain form.Frame: <text:span text:style-name="Element_20_List"><text:bookmark-ref text:reference-format="text" text:ref-name="form.Form">form.Form</text:bookmark-ref></text:span><text:span text:style-name="Element_20_List">.</text:span></text:p>
      <text:p text:style-name="Standard">The following elements occur in form.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GenericControl"/>form.GenericControl<text:bookmark-end text:name="form.GenericControl"/></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id, name</text:span>.</text:p>
      <text:p text:style-name="Standard">These elements contain form.GenericControl: <text:span text:style-name="Element_20_List"><text:bookmark-ref text:reference-format="text" text:ref-name="form.Form">form.Form</text:bookmark-ref></text:span><text:span text:style-name="Element_20_List">.</text:span></text:p>
      <text:p text:style-name="Standard">The following elements occur in form.GenericControl: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Grid"/>form.Grid<text:bookmark-end text:name="form.Grid"/></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disabled, id, name, printable, tabindex, tabstop, title</text:span>.</text:p>
      <text:p text:style-name="Standard">These elements contain form.Grid: <text:span text:style-name="Element_20_List"><text:bookmark-ref text:reference-format="text" text:ref-name="form.Form">form.Form</text:bookmark-ref></text:span><text:span text:style-name="Element_20_List">.</text:span></text:p>
      <text:p text:style-name="Standard">The following elements occur in form.Grid: <text:span text:style-name="Element_20_List"><text:bookmark-ref text:reference-format="text" text:ref-name="form.Column">form.Colum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Hidden"/>form.Hidden<text:bookmark-end text:name="form.Hidden"/></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id, name, value</text:span>.</text:p>
      <text:p text:style-name="Standard">These elements contain form.Hidden: <text:span text:style-name="Element_20_List"><text:bookmark-ref text:reference-format="text" text:ref-name="form.Form">form.Form</text:bookmark-ref></text:span><text:span text:style-name="Element_20_List">.</text:span></text:p>
      <text:p text:style-name="Standard">The following elements occur in form.Hidden: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Image"/>form.Image<text:bookmark-end text:name="form.Image"/></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buttontype, controlimplementation, disabled, href, id, imagedata, name, printable, tabindex, tabstop, targetframe, title, value</text:span>.</text:p>
      <text:p text:style-name="Standard">These elements contain form.Image: <text:span text:style-name="Element_20_List"><text:bookmark-ref text:reference-format="text" text:ref-name="form.Form">form.Form</text:bookmark-ref></text:span><text:span text:style-name="Element_20_List">.</text:span></text:p>
      <text:p text:style-name="Standard">The following elements occur in form.Ima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ImageFrame"/>form.ImageFrame<text:bookmark-end text:name="form.ImageFrame"/></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datafield, disabled, id, imagedata, name, printable, readonly, title</text:span>.</text:p>
      <text:p text:style-name="Standard">These elements contain form.ImageFrame: <text:span text:style-name="Element_20_List"><text:bookmark-ref text:reference-format="text" text:ref-name="form.Form">form.Form</text:bookmark-ref></text:span><text:span text:style-name="Element_20_List">.</text:span></text:p>
      <text:p text:style-name="Standard">The following elements occur in form.ImageFra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Item"/>form.Item<text:bookmark-end text:name="form.Item"/></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form.Item: <text:span text:style-name="Element_20_List"><text:bookmark-ref text:reference-format="text" text:ref-name="form.Combobox">form.Combobox</text:bookmark-ref></text:span><text:span text:style-name="Element_20_List">.</text:span></text:p>
      <text:p text:style-name="Standard">The following elements occur in form.Item: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form.ListProperty"/>form.ListProperty<text:bookmark-end text:name="form.ListProperty"/></text:h>
                </text:list-item>
              </text:list>
            </text:list-item>
          </text:list>
        </text:list-item>
      </text:list>
      <text:p text:style-name="Standard">Requires the following attributes: <text:span text:style-name="Attribute_20_List">propertyname.</text:span></text:p>
      <text:p text:style-name="Standard">Allows the following attributes: <text:span text:style-name="Attribute_20_List">propertyname, valuetype</text:span>.</text:p>
      <text:p text:style-name="Standard">These elements contain form.ListProperty: <text:span text:style-name="Element_20_List"><text:bookmark-ref text:reference-format="text" text:ref-name="form.Properties">form.Properties</text:bookmark-ref></text:span><text:span text:style-name="Element_20_List">.</text:span></text:p>
      <text:p text:style-name="Standard">The following elements occur in form.ListProperty: <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bookmark-ref text:reference-format="text" text:ref-name="form.ListValue">form.ListValu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ListValue"/>form.ListValue<text:bookmark-end text:name="form.ListValue"/></text:h>
                </text:list-item>
              </text:list>
            </text:list-item>
          </text:list>
        </text:list-item>
      </text:list>
      <text:p text:style-name="Standard">Requires the following attributes: <text:span text:style-name="Attribute_20_List">stringvalue.</text:span></text:p>
      <text:p text:style-name="Standard">Allows the following attributes: <text:span text:style-name="Attribute_20_List">stringvalue</text:span>.</text:p>
      <text:p text:style-name="Standard">These elements contain form.ListValue: <text:span text:style-name="Element_20_List"><text:bookmark-ref text:reference-format="text" text:ref-name="form.ListProperty">form.ListProperty</text:bookmark-ref></text:span><text:span text:style-name="Element_20_List">.</text:span></text:p>
      <text:p text:style-name="Standard">The following elements occur in form.ListValu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form.Listbox"/>form.Listbox<text:bookmark-end text:name="form.Listbox"/></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boundcolumn, controlimplementation, datafield, disabled, dropdown, id, listsource, listsourcetype, multiple, name, printable, size, tabindex, tabstop, title, xformslistsource</text:span>.</text:p>
      <text:p text:style-name="Standard">These elements contain form.Listbox: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Listbox: <text:span text:style-name="Element_20_List"><text:bookmark-ref text:reference-format="text" text:ref-name="form.Option">form.Option</text:bookmark-ref></text:span><text:span text:style-name="Element_20_List">, </text:span><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Number"/>form.Number<text:bookmark-end text:name="form.Number"/></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Number: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Number: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Option"/>form.Option<text:bookmark-end text:name="form.Op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urrentselected, label, selected, value</text:span>.</text:p>
      <text:p text:style-name="Standard">These elements contain form.Option: <text:span text:style-name="Element_20_List"><text:bookmark-ref text:reference-format="text" text:ref-name="form.Listbox">form.Listbox</text:bookmark-ref></text:span><text:span text:style-name="Element_20_List">.</text:span></text:p>
      <text:p text:style-name="Standard">The following elements occur in form.Op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form.Password"/>form.Password<text:bookmark-end text:name="form.Password"/></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onvertemptytonull, disabled, echochar, id, maxlength, name, printable, tabindex, tabstop, title, value</text:span>.</text:p>
      <text:p text:style-name="Standard">These elements contain form.Password: <text:span text:style-name="Element_20_List"><text:bookmark-ref text:reference-format="text" text:ref-name="form.Form">form.Form</text:bookmark-ref></text:span><text:span text:style-name="Element_20_List">.</text:span></text:p>
      <text:p text:style-name="Standard">The following elements occur in form.Password: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Properties"/>form.Properties<text:bookmark-end text:name="form.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form.Properties: <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text:span></text:p>
      <text:p text:style-name="Standard">The following elements occur in form.Properties: <text:span text:style-name="Element_20_List"><text:bookmark-ref text:reference-format="text" text:ref-name="form.ListProperty">form.ListProperty</text:bookmark-ref></text:span><text:span text:style-name="Element_20_List">, </text:span><text:span text:style-name="Element_20_List"><text:bookmark-ref text:reference-format="text" text:ref-name="form.Property">form.Property</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Property"/>form.Property<text:bookmark-end text:name="form.Propert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ooleanvalue, currency, datevalue, propertyname, stringvalue, timevalue, value, valuetype</text:span>.</text:p>
      <text:p text:style-name="Standard">These elements contain form.Property: <text:span text:style-name="Element_20_List"><text:bookmark-ref text:reference-format="text" text:ref-name="form.Properties">form.Properties</text:bookmark-ref></text:span><text:span text:style-name="Element_20_List">.</text:span></text:p>
      <text:p text:style-name="Standard">The following elements occur in form.Propert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form.Radio"/>form.Radio<text:bookmark-end text:name="form.Radio"/></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urrentselected, datafield, disabled, id, imagealign, imageposition, label, name, printable, selected, tabindex, tabstop, title, value, visualeffect</text:span>.</text:p>
      <text:p text:style-name="Standard">These elements contain form.Radio: <text:span text:style-name="Element_20_List"><text:bookmark-ref text:reference-format="text" text:ref-name="form.Form">form.Form</text:bookmark-ref></text:span><text:span text:style-name="Element_20_List">.</text:span></text:p>
      <text:p text:style-name="Standard">The following elements occur in form.Radio: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Text"/>form.Text<text:bookmark-end text:name="form.Text"/></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Textarea"/>form.Textarea<text:bookmark-end text:name="form.Textarea"/></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name, printable, readonly, tabindex, tabstop, title, value</text:span>.</text:p>
      <text:p text:style-name="Standard">These elements contain form.Textarea: <text:span text:style-name="Element_20_List"><text:bookmark-ref text:reference-format="text" text:ref-name="form.Column">form.Column</text:bookmark-ref></text:span><text:span text:style-name="Element_20_List">, </text:span><text:span text:style-name="Element_20_List"><text:bookmark-ref text:reference-format="text" text:ref-name="form.Form">form.Form</text:bookmark-ref></text:span><text:span text:style-name="Element_20_List">.</text:span></text:p>
      <text:p text:style-name="Standard">The following elements occur in form.Textarea: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Time"/>form.Time<text:bookmark-end text:name="form.Time"/></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convertemptytonull, currentvalue, datafield, disabled, id, maxlength, maxvalue, minvalue, name, printable, readonly, tabindex, tabstop, title, value</text:span>.</text:p>
      <text:p text:style-name="Standard">These elements contain form.Time: <text:span text:style-name="Element_20_List"><text:bookmark-ref text:reference-format="text" text:ref-name="form.Form">form.Form</text:bookmark-ref></text:span><text:span text:style-name="Element_20_List">.</text:span></text:p>
      <text:p text:style-name="Standard">The following elements occur in form.Tim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form.ValueRange"/>form.ValueRange<text:bookmark-end text:name="form.ValueRange"/></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bind, controlimplementation, delayforrepeat, disabled, id, maxvalue, minvalue, name, orientation, pagestepsize, printable, stepsize, tabindex, tabstop, title, value</text:span>.</text:p>
      <text:p text:style-name="Standard">These elements contain form.ValueRange: <text:span text:style-name="Element_20_List"><text:bookmark-ref text:reference-format="text" text:ref-name="form.Form">form.Form</text:bookmark-ref></text:span><text:span text:style-name="Element_20_List">.</text:span></text:p>
      <text:p text:style-name="Standard">The following elements occur in form.ValueRange: <text:span text:style-name="Element_20_List"><text:bookmark-ref text:reference-format="text" text:ref-name="form.Properties">form.Properties</text:bookmark-ref></text:span><text:span text:style-name="Element_20_List">, </text:span><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h text:style-name="P7" text:outline-level="2">manifest module</text:h>
              <text:list>
                <text:list-item>
                  <text:h text:style-name="P8" text:outline-level="3"><text:bookmark-start text:name="manifest.Algorithm"/>manifest.Algorithm<text:bookmark-end text:name="manifest.Algorithm"/></text:h>
                </text:list-item>
              </text:list>
            </text:list-item>
          </text:list>
        </text:list-item>
      </text:list>
      <text:p text:style-name="Standard">Requires the following attributes: <text:span text:style-name="Attribute_20_List">algorithmname, initialisationvector.</text:span></text:p>
      <text:p text:style-name="Standard">Allows the following attributes: <text:span text:style-name="Attribute_20_List">algorithmname, initialisationvector</text:span>.</text:p>
      <text:p text:style-name="Standard">These elements contain manifest.Algorithm: <text:span text:style-name="Element_20_List"><text:bookmark-ref text:reference-format="text" text:ref-name="manifest.EncryptionData">manifest.EncryptionData</text:bookmark-ref></text:span><text:span text:style-name="Element_20_List">.</text:span></text:p>
      <text:p text:style-name="Standard">The following elements occur in manifest.Algorithm: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anifest.EncryptionData"/>manifest.EncryptionData<text:bookmark-end text:name="manifest.EncryptionData"/></text:h>
                </text:list-item>
              </text:list>
            </text:list-item>
          </text:list>
        </text:list-item>
      </text:list>
      <text:p text:style-name="Standard">Requires the following attributes: <text:span text:style-name="Attribute_20_List">checksum, checksumtype.</text:span></text:p>
      <text:p text:style-name="Standard">Allows the following attributes: <text:span text:style-name="Attribute_20_List">checksum, checksumtype</text:span>.</text:p>
      <text:p text:style-name="Standard">These elements contain manifest.EncryptionData: <text:span text:style-name="Element_20_List"><text:bookmark-ref text:reference-format="text" text:ref-name="manifest.FileEntry">manifest.FileEntry</text:bookmark-ref></text:span><text:span text:style-name="Element_20_List">.</text:span></text:p>
      <text:p text:style-name="Standard">The following elements occur in manifest.EncryptionData: <text:span text:style-name="Element_20_List"><text:bookmark-ref text:reference-format="text" text:ref-name="manifest.Algorithm">manifest.Algorithm</text:bookmark-ref></text:span><text:span text:style-name="Element_20_List">, </text:span><text:span text:style-name="Element_20_List"><text:bookmark-ref text:reference-format="text" text:ref-name="manifest.KeyDerivation">manifest.KeyDerivati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manifest.FileEntry"/>manifest.FileEntry<text:bookmark-end text:name="manifest.FileEntry"/></text:h>
                </text:list-item>
              </text:list>
            </text:list-item>
          </text:list>
        </text:list-item>
      </text:list>
      <text:p text:style-name="Standard">Requires the following attributes: <text:span text:style-name="Attribute_20_List">fullpath, mediatype.</text:span></text:p>
      <text:p text:style-name="Standard">Allows the following attributes: <text:span text:style-name="Attribute_20_List">fullpath, mediatype, size</text:span>.</text:p>
      <text:p text:style-name="Standard">These elements contain manifest.FileEntry: <text:span text:style-name="Element_20_List"><text:bookmark-ref text:reference-format="text" text:ref-name="manifest.Manifest">manifest.Manifest</text:bookmark-ref></text:span><text:span text:style-name="Element_20_List">.</text:span></text:p>
      <text:p text:style-name="Standard">The following elements occur in manifest.FileEntry: <text:span text:style-name="Element_20_List"><text:bookmark-ref text:reference-format="text" text:ref-name="manifest.EncryptionData">manifest.EncryptionData</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manifest.KeyDerivation"/>manifest.KeyDerivation<text:bookmark-end text:name="manifest.KeyDerivation"/></text:h>
                </text:list-item>
              </text:list>
            </text:list-item>
          </text:list>
        </text:list-item>
      </text:list>
      <text:p text:style-name="Standard">Requires the following attributes: <text:span text:style-name="Attribute_20_List">iterationcount, keyderivationname, salt.</text:span></text:p>
      <text:p text:style-name="Standard">Allows the following attributes: <text:span text:style-name="Attribute_20_List">iterationcount, keyderivationname, salt</text:span>.</text:p>
      <text:p text:style-name="Standard">These elements contain manifest.KeyDerivation: <text:span text:style-name="Element_20_List"><text:bookmark-ref text:reference-format="text" text:ref-name="manifest.EncryptionData">manifest.EncryptionData</text:bookmark-ref></text:span><text:span text:style-name="Element_20_List">.</text:span></text:p>
      <text:p text:style-name="Standard">The following elements occur in manifest.KeyDeriva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anifest.Manifest"/>manifest.Manifest<text:bookmark-end text:name="manifest.Manifes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nifest.Manifest: <text:span text:style-name="Element_20_List">This is a toplevel element.</text:span></text:p>
      <text:p text:style-name="Standard">The following elements occur in manifest.Manifest: <text:span text:style-name="Element_20_List"><text:bookmark-ref text:reference-format="text" text:ref-name="manifest.FileEntry">manifest.FileEntry</text:bookmark-ref></text:span><text:span text:style-name="Element_20_List">.</text:span></text:p>
      <text:list text:style-name="L1" text:continue-numbering="true">
        <text:list-item>
          <text:list text:continue-numbering="true">
            <text:list-item>
              <text:h text:style-name="P7" text:outline-level="2">math module</text:h>
              <text:list>
                <text:list-item>
                  <text:h text:style-name="P8" text:outline-level="3"><text:bookmark-start text:name="math.Math"/>math.Math<text:bookmark-end text:name="math.Math"/></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ath.Math: <text:span text:style-name="Element_20_List"><text:bookmark-ref text:reference-format="text" text:ref-name="draw.Object">draw.Object</text:bookmark-ref></text:span><text:span text:style-name="Element_20_List">.</text:span></text:p>
      <text:p text:style-name="Standard">The following elements occur in math.Math: <text:span text:style-name="Element_20_List">Any element is allowed.</text:span></text:p>
      <text:list text:style-name="L1" text:continue-numbering="true">
        <text:list-item>
          <text:list text:continue-numbering="true">
            <text:list-item>
              <text:h text:style-name="P7" text:outline-level="2">meta module</text:h>
              <text:list>
                <text:list-item>
                  <text:h text:style-name="P8" text:outline-level="3"><text:bookmark-start text:name="meta.AutoReload"/>meta.AutoReload<text:bookmark-end text:name="meta.AutoReload"/></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delay, href, show, type</text:span>.</text:p>
      <text:p text:style-name="Standard">These elements contain meta.AutoReload: <text:span text:style-name="Element_20_List"><text:bookmark-ref text:reference-format="text" text:ref-name="office.Meta">office.Meta</text:bookmark-ref></text:span><text:span text:style-name="Element_20_List">.</text:span></text:p>
      <text:p text:style-name="Standard">The following elements occur in meta.AutoReloa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CreationDate"/>meta.CreationDate<text:bookmark-end text:name="meta.CreationD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CreationDate: <text:span text:style-name="Element_20_List"><text:bookmark-ref text:reference-format="text" text:ref-name="office.Meta">office.Meta</text:bookmark-ref></text:span><text:span text:style-name="Element_20_List">.</text:span></text:p>
      <text:p text:style-name="Standard">The following elements occur in meta.CreationD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DateString"/>meta.DateString<text:bookmark-end text:name="meta.DateString"/></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DateString: <text:span text:style-name="Element_20_List"><text:bookmark-ref text:reference-format="text" text:ref-name="office.Annotation">office.Annotation</text:bookmark-ref></text:span><text:span text:style-name="Element_20_List">.</text:span></text:p>
      <text:p text:style-name="Standard">The following elements occur in meta.DateString: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DocumentStatistic"/>meta.DocumentStatistic<text:bookmark-end text:name="meta.DocumentStatistic"/></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ellcount, charactercount, drawcount, framecount, imagecount, nonwhitespacecharactercount, objectcount, oleobjectcount, pagecount, paragraphcount, rowcount, sentencecount, syllablecount, tablecount, wordcount</text:span>.</text:p>
      <text:p text:style-name="Standard">These elements contain meta.DocumentStatistic: <text:span text:style-name="Element_20_List"><text:bookmark-ref text:reference-format="text" text:ref-name="office.Meta">office.Meta</text:bookmark-ref></text:span><text:span text:style-name="Element_20_List">.</text:span></text:p>
      <text:p text:style-name="Standard">The following elements occur in meta.DocumentStatistic: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EditingCycles"/>meta.EditingCycles<text:bookmark-end text:name="meta.EditingCycl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Cycles: <text:span text:style-name="Element_20_List"><text:bookmark-ref text:reference-format="text" text:ref-name="office.Meta">office.Meta</text:bookmark-ref></text:span><text:span text:style-name="Element_20_List">.</text:span></text:p>
      <text:p text:style-name="Standard">The following elements occur in meta.EditingCycle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EditingDuration"/>meta.EditingDuration<text:bookmark-end text:name="meta.EditingDura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EditingDuration: <text:span text:style-name="Element_20_List"><text:bookmark-ref text:reference-format="text" text:ref-name="office.Meta">office.Meta</text:bookmark-ref></text:span><text:span text:style-name="Element_20_List">.</text:span></text:p>
      <text:p text:style-name="Standard">The following elements occur in meta.EditingDura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Generator"/>meta.Generator<text:bookmark-end text:name="meta.Generat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Generator: <text:span text:style-name="Element_20_List"><text:bookmark-ref text:reference-format="text" text:ref-name="office.Meta">office.Meta</text:bookmark-ref></text:span><text:span text:style-name="Element_20_List">.</text:span></text:p>
      <text:p text:style-name="Standard">The following elements occur in meta.Generato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HyperlinkBehaviour"/>meta.HyperlinkBehaviour<text:bookmark-end text:name="meta.HyperlinkBehaviou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how, targetframename</text:span>.</text:p>
      <text:p text:style-name="Standard">These elements contain meta.HyperlinkBehaviour: <text:span text:style-name="Element_20_List"><text:bookmark-ref text:reference-format="text" text:ref-name="office.Meta">office.Meta</text:bookmark-ref></text:span><text:span text:style-name="Element_20_List">.</text:span></text:p>
      <text:p text:style-name="Standard">The following elements occur in meta.HyperlinkBehaviou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InitialCreator"/>meta.InitialCreator<text:bookmark-end text:name="meta.InitialCreat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InitialCreator: <text:span text:style-name="Element_20_List"><text:bookmark-ref text:reference-format="text" text:ref-name="office.Meta">office.Meta</text:bookmark-ref></text:span><text:span text:style-name="Element_20_List">.</text:span></text:p>
      <text:p text:style-name="Standard">The following elements occur in meta.InitialCreato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Keyword"/>meta.Keyword<text:bookmark-end text:name="meta.Keyword"/></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Keyword: <text:span text:style-name="Element_20_List"><text:bookmark-ref text:reference-format="text" text:ref-name="office.Meta">office.Meta</text:bookmark-ref></text:span><text:span text:style-name="Element_20_List">.</text:span></text:p>
      <text:p text:style-name="Standard">The following elements occur in meta.Keywor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PrintDate"/>meta.PrintDate<text:bookmark-end text:name="meta.PrintD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Date: <text:span text:style-name="Element_20_List"><text:bookmark-ref text:reference-format="text" text:ref-name="office.Meta">office.Meta</text:bookmark-ref></text:span><text:span text:style-name="Element_20_List">.</text:span></text:p>
      <text:p text:style-name="Standard">The following elements occur in meta.PrintD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PrintedBy"/>meta.PrintedBy<text:bookmark-end text:name="meta.PrintedB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meta.PrintedBy: <text:span text:style-name="Element_20_List"><text:bookmark-ref text:reference-format="text" text:ref-name="office.Meta">office.Meta</text:bookmark-ref></text:span><text:span text:style-name="Element_20_List">.</text:span></text:p>
      <text:p text:style-name="Standard">The following elements occur in meta.PrintedB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Template"/>meta.Template<text:bookmark-end text:name="meta.Templ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date, href, title, type</text:span>.</text:p>
      <text:p text:style-name="Standard">These elements contain meta.Template: <text:span text:style-name="Element_20_List"><text:bookmark-ref text:reference-format="text" text:ref-name="office.Meta">office.Meta</text:bookmark-ref></text:span><text:span text:style-name="Element_20_List">.</text:span></text:p>
      <text:p text:style-name="Standard">The following elements occur in meta.Templ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meta.UserDefined"/>meta.UserDefined<text:bookmark-end text:name="meta.UserDefined"/></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valuetype</text:span>.</text:p>
      <text:p text:style-name="Standard">These elements contain meta.UserDefined: <text:span text:style-name="Element_20_List"><text:bookmark-ref text:reference-format="text" text:ref-name="office.Meta">office.Meta</text:bookmark-ref></text:span><text:span text:style-name="Element_20_List">.</text:span></text:p>
      <text:p text:style-name="Standard">The following elements occur in meta.UserDefined: <text:span text:style-name="Element_20_List">No element is allowed.</text:span></text:p>
      <text:list text:style-name="L1" text:continue-numbering="true">
        <text:list-item>
          <text:list text:continue-numbering="true">
            <text:list-item>
              <text:h text:style-name="P7" text:outline-level="2">number module</text:h>
              <text:list>
                <text:list-item>
                  <text:h text:style-name="P8" text:outline-level="3"><text:bookmark-start text:name="number.AmPm"/>number.AmPm<text:bookmark-end text:name="number.AmPm"/></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AmPm: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AmPm: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Boolean"/>number.Boolean<text:bookmark-end text:name="number.Boolea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Boolean: <text:span text:style-name="Element_20_List"><text:bookmark-ref text:reference-format="text" text:ref-name="number.BooleanStyle">number.BooleanStyle</text:bookmark-ref></text:span><text:span text:style-name="Element_20_List">.</text:span></text:p>
      <text:p text:style-name="Standard">The following elements occur in number.Boolea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BooleanStyle"/>number.BooleanStyle<text:bookmark-end text:name="number.BooleanSty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Boolean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BooleanStyle: <text:span text:style-name="Element_20_List"><text:bookmark-ref text:reference-format="text" text:ref-name="number.Boolean">number.Boolean</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number.CurrencyStyle"/>number.CurrencyStyle<text:bookmark-end text:name="number.CurrencyStyl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automaticorder, country, language, name, title, transliterationcountry, transliterationformat, transliterationlanguage, transliterationstyle, volatile</text:span>.</text:p>
      <text:p text:style-name="Standard">These elements contain number.Currency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CurrencyStyle: <text:span text:style-name="Element_20_List"><text:bookmark-ref text:reference-format="text" text:ref-name="number.CurrencySymbol">number.CurrencySymbol</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number.CurrencySymbol"/>number.CurrencySymbol<text:bookmark-end text:name="number.CurrencySymbo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untry, language</text:span>.</text:p>
      <text:p text:style-name="Standard">These elements contain number.CurrencySymbol: <text:span text:style-name="Element_20_List"><text:bookmark-ref text:reference-format="text" text:ref-name="number.CurrencyStyle">number.CurrencyStyle</text:bookmark-ref></text:span><text:span text:style-name="Element_20_List">.</text:span></text:p>
      <text:p text:style-name="Standard">The following elements occur in number.CurrencySymbo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DateStyle"/>number.DateStyle<text:bookmark-end text:name="number.DateStyl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automaticorder, country, formatsource, language, name, title, transliterationcountry, transliterationformat, transliterationlanguage, transliterationstyle, volatile</text:span>.</text:p>
      <text:p text:style-name="Standard">These elements contain number.Dat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DateStyle: <text:span text:style-name="Element_20_List"><text:bookmark-ref text:reference-format="text" text:ref-name="number.AmPm">number.AmPm</text:bookmark-ref></text:span><text:span text:style-name="Element_20_List">, </text:span><text:span text:style-name="Element_20_List"><text:bookmark-ref text:reference-format="text" text:ref-name="number.Day">number.Day</text:bookmark-ref></text:span><text:span text:style-name="Element_20_List">, </text:span><text:span text:style-name="Element_20_List"><text:bookmark-ref text:reference-format="text" text:ref-name="number.DayOfWeek">number.DayOfWeek</text:bookmark-ref></text:span><text:span text:style-name="Element_20_List">, </text:span><text:span text:style-name="Element_20_List"><text:bookmark-ref text:reference-format="text" text:ref-name="number.Era">number.Era</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Month">number.Month</text:bookmark-ref></text:span><text:span text:style-name="Element_20_List">, </text:span><text:span text:style-name="Element_20_List"><text:bookmark-ref text:reference-format="text" text:ref-name="number.Quarter">number.Quarter</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number.WeekOfYear">number.WeekOfYear</text:bookmark-ref></text:span><text:span text:style-name="Element_20_List">, </text:span><text:span text:style-name="Element_20_List"><text:bookmark-ref text:reference-format="text" text:ref-name="number.Year">number.Year</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number.Day"/>number.Day<text:bookmark-end text:name="number.Da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 <text:span text:style-name="Element_20_List"><text:bookmark-ref text:reference-format="text" text:ref-name="number.DateStyle">number.DateStyle</text:bookmark-ref></text:span><text:span text:style-name="Element_20_List">.</text:span></text:p>
      <text:p text:style-name="Standard">The following elements occur in number.Da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DayOfWeek"/>number.DayOfWeek<text:bookmark-end text:name="number.DayOfWeek"/></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DayOfWeek: <text:span text:style-name="Element_20_List"><text:bookmark-ref text:reference-format="text" text:ref-name="number.DateStyle">number.DateStyle</text:bookmark-ref></text:span><text:span text:style-name="Element_20_List">.</text:span></text:p>
      <text:p text:style-name="Standard">The following elements occur in number.DayOfWeek: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EmbeddedText"/>number.EmbeddedText<text:bookmark-end text:name="number.EmbeddedText"/></text:h>
                </text:list-item>
              </text:list>
            </text:list-item>
          </text:list>
        </text:list-item>
      </text:list>
      <text:p text:style-name="Standard">Requires the following attributes: <text:span text:style-name="Attribute_20_List">position.</text:span></text:p>
      <text:p text:style-name="Standard">Allows the following attributes: <text:span text:style-name="Attribute_20_List">position</text:span>.</text:p>
      <text:p text:style-name="Standard">These elements contain number.EmbeddedText: <text:span text:style-name="Element_20_List"><text:bookmark-ref text:reference-format="text" text:ref-name="number.Number">number.Number</text:bookmark-ref></text:span><text:span text:style-name="Element_20_List">.</text:span></text:p>
      <text:p text:style-name="Standard">The following elements occur in number.EmbeddedTex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Era"/>number.Era<text:bookmark-end text:name="number.Era"/></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Era: <text:span text:style-name="Element_20_List"><text:bookmark-ref text:reference-format="text" text:ref-name="number.DateStyle">number.DateStyle</text:bookmark-ref></text:span><text:span text:style-name="Element_20_List">.</text:span></text:p>
      <text:p text:style-name="Standard">The following elements occur in number.Era: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Fraction"/>number.Fraction<text:bookmark-end text:name="number.Frac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enominatorvalue, grouping, mindenominatordigits, minintegerdigits, minnumeratordigits</text:span>.</text:p>
      <text:p text:style-name="Standard">These elements contain number.Fraction: <text:span text:style-name="Element_20_List"><text:bookmark-ref text:reference-format="text" text:ref-name="number.NumberStyle">number.NumberStyle</text:bookmark-ref></text:span><text:span text:style-name="Element_20_List">.</text:span></text:p>
      <text:p text:style-name="Standard">The following elements occur in number.Frac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Hours"/>number.Hours<text:bookmark-end text:name="number.Hour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Hour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Hour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Minutes"/>number.Minutes<text:bookmark-end text:name="number.Minut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text:span>.</text:p>
      <text:p text:style-name="Standard">These elements contain number.Minute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Minute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Month"/>number.Month<text:bookmark-end text:name="number.Month"/></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lendar, possessiveform, style, textual</text:span>.</text:p>
      <text:p text:style-name="Standard">These elements contain number.Month: <text:span text:style-name="Element_20_List"><text:bookmark-ref text:reference-format="text" text:ref-name="number.DateStyle">number.DateStyle</text:bookmark-ref></text:span><text:span text:style-name="Element_20_List">.</text:span></text:p>
      <text:p text:style-name="Standard">The following elements occur in number.Month: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Number"/>number.Number<text:bookmark-end text:name="number.Numb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ecimalplaces, decimalreplacement, displayfactor, grouping, minintegerdigits</text:span>.</text:p>
      <text:p text:style-name="Standard">These elements contain number.Number: <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text:span></text:p>
      <text:p text:style-name="Standard">The following elements occur in number.Number: <text:span text:style-name="Element_20_List"><text:bookmark-ref text:reference-format="text" text:ref-name="number.EmbeddedText">number.Embedded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number.NumberStyle"/>number.NumberStyle<text:bookmark-end text:name="number.NumberStyl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Number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NumberStyle: <text:span text:style-name="Element_20_List"><text:bookmark-ref text:reference-format="text" text:ref-name="number.Fraction">number.Fraction</text:bookmark-ref></text:span><text:span text:style-name="Element_20_List">, </text:span><text:span text:style-name="Element_20_List"><text:bookmark-ref text:reference-format="text" text:ref-name="number.Number">number.Number</text:bookmark-ref></text:span><text:span text:style-name="Element_20_List">, </text:span><text:span text:style-name="Element_20_List"><text:bookmark-ref text:reference-format="text" text:ref-name="number.ScientificNumber">number.Scientific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number.PercentageStyle"/>number.PercentageStyle<text:bookmark-end text:name="number.PercentageStyl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Percentag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PercentageStyle: <text:span text:style-name="Element_20_List"><text:bookmark-ref text:reference-format="text" text:ref-name="number.Number">number.Number</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number.Quarter"/>number.Quarter<text:bookmark-end text:name="number.Quart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Quarter: <text:span text:style-name="Element_20_List"><text:bookmark-ref text:reference-format="text" text:ref-name="number.DateStyle">number.DateStyle</text:bookmark-ref></text:span><text:span text:style-name="Element_20_List">.</text:span></text:p>
      <text:p text:style-name="Standard">The following elements occur in number.Quart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ScientificNumber"/>number.ScientificNumber<text:bookmark-end text:name="number.ScientificNumb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ecimalplaces, grouping, minexponentdigits, minintegerdigits</text:span>.</text:p>
      <text:p text:style-name="Standard">These elements contain number.ScientificNumber: <text:span text:style-name="Element_20_List"><text:bookmark-ref text:reference-format="text" text:ref-name="number.NumberStyle">number.NumberStyle</text:bookmark-ref></text:span><text:span text:style-name="Element_20_List">.</text:span></text:p>
      <text:p text:style-name="Standard">The following elements occur in number.ScientificNumb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Seconds"/>number.Seconds<text:bookmark-end text:name="number.Second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ecimalplaces, style</text:span>.</text:p>
      <text:p text:style-name="Standard">These elements contain number.Seconds: <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Second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Text"/>number.Text<text:bookmark-end text:name="number.Tex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text:span></text:p>
      <text:p text:style-name="Standard">The following elements occur in number.Tex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TextContent"/>number.TextContent<text:bookmark-end text:name="number.TextConten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number.TextContent: <text:span text:style-name="Element_20_List"><text:bookmark-ref text:reference-format="text" text:ref-name="number.TextStyle">number.TextStyle</text:bookmark-ref></text:span><text:span text:style-name="Element_20_List">.</text:span></text:p>
      <text:p text:style-name="Standard">The following elements occur in number.TextConten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TextStyle"/>number.TextStyle<text:bookmark-end text:name="number.TextSty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untry, language, name, title, transliterationcountry, transliterationformat, transliterationlanguage, transliterationstyle, volatile</text:span>.</text:p>
      <text:p text:style-name="Standard">These elements contain number.Tex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extStyle: <text:span text:style-name="Element_20_List"><text:bookmark-ref text:reference-format="text" text:ref-name="number.Text">number.Text</text:bookmark-ref></text:span><text:span text:style-name="Element_20_List">, </text:span><text:span text:style-name="Element_20_List"><text:bookmark-ref text:reference-format="text" text:ref-name="number.TextContent">number.TextConten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number.TimeStyle"/>number.TimeStyle<text:bookmark-end text:name="number.TimeStyl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country, formatsource, language, name, title, transliterationcountry, transliterationformat, transliterationlanguage, transliterationstyle, truncateonoverflow, volatile</text:span>.</text:p>
      <text:p text:style-name="Standard">These elements contain number.Tim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text:span></text:p>
      <text:p text:style-name="Standard">The following elements occur in number.TimeStyle: <text:span text:style-name="Element_20_List"><text:bookmark-ref text:reference-format="text" text:ref-name="number.AmPm">number.AmPm</text:bookmark-ref></text:span><text:span text:style-name="Element_20_List">, </text:span><text:span text:style-name="Element_20_List"><text:bookmark-ref text:reference-format="text" text:ref-name="number.Hours">number.Hours</text:bookmark-ref></text:span><text:span text:style-name="Element_20_List">, </text:span><text:span text:style-name="Element_20_List"><text:bookmark-ref text:reference-format="text" text:ref-name="number.Minutes">number.Minutes</text:bookmark-ref></text:span><text:span text:style-name="Element_20_List">, </text:span><text:span text:style-name="Element_20_List"><text:bookmark-ref text:reference-format="text" text:ref-name="number.Seconds">number.Seconds</text:bookmark-ref></text:span><text:span text:style-name="Element_20_List">, </text:span><text:span text:style-name="Element_20_List"><text:bookmark-ref text:reference-format="text" text:ref-name="number.Text">number.Text</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number.WeekOfYear"/>number.WeekOfYear<text:bookmark-end text:name="number.WeekOfYea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lendar</text:span>.</text:p>
      <text:p text:style-name="Standard">These elements contain number.WeekOfYear: <text:span text:style-name="Element_20_List"><text:bookmark-ref text:reference-format="text" text:ref-name="number.DateStyle">number.DateStyle</text:bookmark-ref></text:span><text:span text:style-name="Element_20_List">.</text:span></text:p>
      <text:p text:style-name="Standard">The following elements occur in number.WeekOfYea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number.Year"/>number.Year<text:bookmark-end text:name="number.Yea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lendar, style</text:span>.</text:p>
      <text:p text:style-name="Standard">These elements contain number.Year: <text:span text:style-name="Element_20_List"><text:bookmark-ref text:reference-format="text" text:ref-name="number.DateStyle">number.DateStyle</text:bookmark-ref></text:span><text:span text:style-name="Element_20_List">.</text:span></text:p>
      <text:p text:style-name="Standard">The following elements occur in number.Year: <text:span text:style-name="Element_20_List">No element is allowed.</text:span></text:p>
      <text:list text:style-name="L1" text:continue-numbering="true">
        <text:list-item>
          <text:list text:continue-numbering="true">
            <text:list-item>
              <text:h text:style-name="P7" text:outline-level="2">office module</text:h>
              <text:list>
                <text:list-item>
                  <text:h text:style-name="P8" text:outline-level="3"><text:bookmark-start text:name="office.Annotation"/>office.Annotation<text:bookmark-end text:name="office.Annota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chorpagenumber, anchortype, captionpointx, captionpointy, classnames, cornerradius, display, endcelladdress, endx, endy, height, id, layer, name, stylename, tablebackground, textstylename, transform, width, x, y, zindex</text:span>.</text:p>
      <text:p text:style-name="Standard">These elements contain office.Annotation: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office.Annotation: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meta.DateString">meta.DateString</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AutomaticStyles"/>office.AutomaticStyles<text:bookmark-end text:name="office.AutomaticStyl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Automatic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AutomaticStyl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PageLayout">style.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Style">text.ListSty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BinaryData"/>office.BinaryData<text:bookmark-end text:name="office.BinaryData"/></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inaryData: <text:span text:style-name="Element_20_List"><text:bookmark-ref text:reference-format="text" text:ref-name="draw.Image">draw.Image</text:bookmark-ref></text:span><text:span text:style-name="Element_20_List">, </text:span><text:span text:style-name="Element_20_List"><text:bookmark-ref text:reference-format="text" text:ref-name="draw.ObjectOle">draw.ObjectOle</text:bookmark-ref></text:span><text:span text:style-name="Element_20_List">, </text:span><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text.ListLevelStyleImage">text.ListLevelStyleImage</text:bookmark-ref></text:span><text:span text:style-name="Element_20_List">.</text:span></text:p>
      <text:p text:style-name="Standard">The following elements occur in office.BinaryData: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office.Body"/>office.Body<text:bookmark-end text:name="office.Bod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Body: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Body: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Image">office.Image</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ChangeInfo"/>office.ChangeInfo<text:bookmark-end text:name="office.ChangeInfo"/></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ngeInfo: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p text:style-name="Standard">The following elements occur in office.ChangeInfo: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Chart"/>office.Chart<text:bookmark-end text:name="office.Char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Chart: <text:span text:style-name="Element_20_List"><text:bookmark-ref text:reference-format="text" text:ref-name="office.Body">office.Body</text:bookmark-ref></text:span><text:span text:style-name="Element_20_List">.</text:span></text:p>
      <text:p text:style-name="Standard">The following elements occur in office.Chart: <text:span text:style-name="Element_20_List"><text:bookmark-ref text:reference-format="text" text:ref-name="chart.Chart">chart.Chart</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DdeSource"/>office.DdeSource<text:bookmark-end text:name="office.DdeSour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utomaticupdate, conversionmode, ddeapplication, ddeitem, ddetopic, name</text:span>.</text:p>
      <text:p text:style-name="Standard">These elements contain office.DdeSource: <text:span text:style-name="Element_20_List"><text:bookmark-ref text:reference-format="text" text:ref-name="table.DdeLink">table.DdeLink</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office.DdeSourc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office.Document"/>office.Document<text:bookmark-end text:name="office.Document"/></text:h>
                </text:list-item>
              </text:list>
            </text:list-item>
          </text:list>
        </text:list-item>
      </text:list>
      <text:p text:style-name="Standard">Requires the following attributes: <text:span text:style-name="Attribute_20_List">mimetype.</text:span></text:p>
      <text:p text:style-name="Standard">Allows the following attributes: <text:span text:style-name="Attribute_20_List">mimetype, version</text:span>.</text:p>
      <text:p text:style-name="Standard">These elements contain office.Document: <text:span text:style-name="Element_20_List"><text:bookmark-ref text:reference-format="text" text:ref-name="draw.Object">draw.Object</text:bookmark-ref></text:span><text:span text:style-name="Element_20_List">.</text:span></text:p>
      <text:p text:style-name="Standard">The following elements occur in office.Docum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Meta">office.Meta</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office.Settings">office.Settings</text:bookmark-ref></text:span><text:span text:style-name="Element_20_List">, </text:span><text:span text:style-name="Element_20_List"><text:bookmark-ref text:reference-format="text" text:ref-name="office.Styles">office.Styl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DocumentContent"/>office.DocumentContent<text:bookmark-end text:name="office.DocumentConten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Content: <text:span text:style-name="Element_20_List">This is a toplevel element.</text:span></text:p>
      <text:p text:style-name="Standard">The following elements occur in office.DocumentContent: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Body">office.Body</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Scripts">office.Script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DocumentMeta"/>office.DocumentMeta<text:bookmark-end text:name="office.DocumentMeta"/></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Meta: <text:span text:style-name="Element_20_List">This is a toplevel element.</text:span></text:p>
      <text:p text:style-name="Standard">The following elements occur in office.DocumentMeta: <text:span text:style-name="Element_20_List"><text:bookmark-ref text:reference-format="text" text:ref-name="office.Meta">office.Meta</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DocumentSettings"/>office.DocumentSettings<text:bookmark-end text:name="office.DocumentSetting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Settings: <text:span text:style-name="Element_20_List">This is a toplevel element.</text:span></text:p>
      <text:p text:style-name="Standard">The following elements occur in office.DocumentSettings: <text:span text:style-name="Element_20_List"><text:bookmark-ref text:reference-format="text" text:ref-name="office.Settings">office.Setting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DocumentStyles"/>office.DocumentStyles<text:bookmark-end text:name="office.DocumentStyl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version</text:span>.</text:p>
      <text:p text:style-name="Standard">These elements contain office.DocumentStyles: <text:span text:style-name="Element_20_List">This is a toplevel element.</text:span></text:p>
      <text:p text:style-name="Standard">The following elements occur in office.DocumentStyles: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FontFaceDecls">office.FontFaceDecls</text:bookmark-ref></text:span><text:span text:style-name="Element_20_List">, </text:span><text:span text:style-name="Element_20_List"><text:bookmark-ref text:reference-format="text" text:ref-name="office.MasterStyles">office.MasterStyles</text:bookmark-ref></text:span><text:span text:style-name="Element_20_List">, </text:span><text:span text:style-name="Element_20_List"><text:bookmark-ref text:reference-format="text" text:ref-name="office.Styles">office.Styl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Drawing"/>office.Drawing<text:bookmark-end text:name="office.Drawing"/></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Drawing: <text:span text:style-name="Element_20_List"><text:bookmark-ref text:reference-format="text" text:ref-name="office.Body">office.Body</text:bookmark-ref></text:span><text:span text:style-name="Element_20_List">.</text:span></text:p>
      <text:p text:style-name="Standard">The following elements occur in office.Drawing: <text:span text:style-name="Element_20_List"><text:bookmark-ref text:reference-format="text" text:ref-name="draw.Page">draw.Page</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EventListeners"/>office.EventListeners<text:bookmark-end text:name="office.EventListener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EventListeners: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form.Button">form.Button</text:bookmark-ref></text:span><text:span text:style-name="Element_20_List">, </text:span><text:span text:style-name="Element_20_List"><text:bookmark-ref text:reference-format="text" text:ref-name="form.Checkbox">form.Checkbox</text:bookmark-ref></text:span><text:span text:style-name="Element_20_List">, </text:span><text:span text:style-name="Element_20_List"><text:bookmark-ref text:reference-format="text" text:ref-name="form.Combobox">form.Combobox</text:bookmark-ref></text:span><text:span text:style-name="Element_20_List">, </text:span><text:span text:style-name="Element_20_List"><text:bookmark-ref text:reference-format="text" text:ref-name="form.Date">form.Date</text:bookmark-ref></text:span><text:span text:style-name="Element_20_List">, </text:span><text:span text:style-name="Element_20_List"><text:bookmark-ref text:reference-format="text" text:ref-name="form.File">form.File</text:bookmark-ref></text:span><text:span text:style-name="Element_20_List">, </text:span><text:span text:style-name="Element_20_List"><text:bookmark-ref text:reference-format="text" text:ref-name="form.FixedText">form.FixedText</text:bookmark-ref></text:span><text:span text:style-name="Element_20_List">, </text:span><text:span text:style-name="Element_20_List"><text:bookmark-ref text:reference-format="text" text:ref-name="form.Form">form.Form</text:bookmark-ref></text:span><text:span text:style-name="Element_20_List">, </text:span><text:span text:style-name="Element_20_List"><text:bookmark-ref text:reference-format="text" text:ref-name="form.FormattedText">form.FormattedText</text:bookmark-ref></text:span><text:span text:style-name="Element_20_List">, </text:span><text:span text:style-name="Element_20_List"><text:bookmark-ref text:reference-format="text" text:ref-name="form.Frame">form.Frame</text:bookmark-ref></text:span><text:span text:style-name="Element_20_List">, </text:span><text:span text:style-name="Element_20_List"><text:bookmark-ref text:reference-format="text" text:ref-name="form.GenericControl">form.GenericControl</text:bookmark-ref></text:span><text:span text:style-name="Element_20_List">, </text:span><text:span text:style-name="Element_20_List"><text:bookmark-ref text:reference-format="text" text:ref-name="form.Grid">form.Grid</text:bookmark-ref></text:span><text:span text:style-name="Element_20_List">, </text:span><text:span text:style-name="Element_20_List"><text:bookmark-ref text:reference-format="text" text:ref-name="form.Hidden">form.Hidden</text:bookmark-ref></text:span><text:span text:style-name="Element_20_List">, </text:span><text:span text:style-name="Element_20_List"><text:bookmark-ref text:reference-format="text" text:ref-name="form.Image">form.Image</text:bookmark-ref></text:span><text:span text:style-name="Element_20_List">, </text:span><text:span text:style-name="Element_20_List"><text:bookmark-ref text:reference-format="text" text:ref-name="form.ImageFrame">form.ImageFrame</text:bookmark-ref></text:span><text:span text:style-name="Element_20_List">, </text:span><text:span text:style-name="Element_20_List"><text:bookmark-ref text:reference-format="text" text:ref-name="form.Listbox">form.Listbox</text:bookmark-ref></text:span><text:span text:style-name="Element_20_List">, </text:span><text:span text:style-name="Element_20_List"><text:bookmark-ref text:reference-format="text" text:ref-name="form.Number">form.Number</text:bookmark-ref></text:span><text:span text:style-name="Element_20_List">, </text:span><text:span text:style-name="Element_20_List"><text:bookmark-ref text:reference-format="text" text:ref-name="form.Password">form.Password</text:bookmark-ref></text:span><text:span text:style-name="Element_20_List">, </text:span><text:span text:style-name="Element_20_List"><text:bookmark-ref text:reference-format="text" text:ref-name="form.Radio">form.Radio</text:bookmark-ref></text:span><text:span text:style-name="Element_20_List">, </text:span><text:span text:style-name="Element_20_List"><text:bookmark-ref text:reference-format="text" text:ref-name="form.Text">form.Text</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form.Time">form.Time</text:bookmark-ref></text:span><text:span text:style-name="Element_20_List">, </text:span><text:span text:style-name="Element_20_List"><text:bookmark-ref text:reference-format="text" text:ref-name="form.ValueRange">form.ValueRange</text:bookmark-ref></text:span><text:span text:style-name="Element_20_List">, </text:span><text:span text:style-name="Element_20_List"><text:bookmark-ref text:reference-format="text" text:ref-name="office.Scripts">office.Scripts</text:bookmark-ref></text:span><text:span text:style-name="Element_20_List">, </text:span><text:span text:style-name="Element_20_List"><text:bookmark-ref text:reference-format="text" text:ref-name="table.ContentValidation">table.ContentValidation</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ExecuteMacro">text.ExecuteMacro</text:bookmark-ref></text:span><text:span text:style-name="Element_20_List">.</text:span></text:p>
      <text:p text:style-name="Standard">The following elements occur in office.EventListeners: <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script.EventListener">script.EventListen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FontFaceDecls"/>office.FontFaceDecls<text:bookmark-end text:name="office.FontFaceDecl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FontFaceDecl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FontFaceDecls: <text:span text:style-name="Element_20_List"><text:bookmark-ref text:reference-format="text" text:ref-name="style.FontFace">style.FontFa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Forms"/>office.Forms<text:bookmark-end text:name="office.Form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pplydesignmode, automaticfocus</text:span>.</text:p>
      <text:p text:style-name="Standard">These elements contain office.Forms: <text:span text:style-name="Element_20_List"><text:bookmark-ref text:reference-format="text" text:ref-name="draw.Page">draw.Page</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MasterPage">style.MasterPage</text:bookmark-ref></text:span><text:span text:style-name="Element_20_List">, </text:span><text:span text:style-name="Element_20_List"><text:bookmark-ref text:reference-format="text" text:ref-name="table.Table">table.Table</text:bookmark-ref></text:span><text:span text:style-name="Element_20_List">.</text:span></text:p>
      <text:p text:style-name="Standard">The following elements occur in office.Forms: <text:span text:style-name="Element_20_List"><text:bookmark-ref text:reference-format="text" text:ref-name="form.Form">form.Form</text:bookmark-ref></text:span><text:span text:style-name="Element_20_List">, </text:span><text:span text:style-name="Element_20_List"><text:bookmark-ref text:reference-format="text" text:ref-name="xforms.Model">xforms.Mode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Image"/>office.Image<text:bookmark-end text:name="office.Ima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Image: <text:span text:style-name="Element_20_List"><text:bookmark-ref text:reference-format="text" text:ref-name="office.Body">office.Body</text:bookmark-ref></text:span><text:span text:style-name="Element_20_List">.</text:span></text:p>
      <text:p text:style-name="Standard">The following elements occur in office.Image: <text:span text:style-name="Element_20_List"><text:bookmark-ref text:reference-format="text" text:ref-name="draw.Frame">draw.Fram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MasterStyles"/>office.MasterStyles<text:bookmark-end text:name="office.MasterStyl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aster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MasterStyles: <text:span text:style-name="Element_20_List"><text:bookmark-ref text:reference-format="text" text:ref-name="draw.LayerSet">draw.LayerSet</text:bookmark-ref></text:span><text:span text:style-name="Element_20_List">, </text:span><text:span text:style-name="Element_20_List"><text:bookmark-ref text:reference-format="text" text:ref-name="style.HandoutMaster">style.HandoutMaster</text:bookmark-ref></text:span><text:span text:style-name="Element_20_List">, </text:span><text:span text:style-name="Element_20_List"><text:bookmark-ref text:reference-format="text" text:ref-name="style.MasterPage">style.MasterPa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Meta"/>office.Meta<text:bookmark-end text:name="office.Meta"/></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Meta: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Meta">office.DocumentMeta</text:bookmark-ref></text:span><text:span text:style-name="Element_20_List">.</text:span></text:p>
      <text:p text:style-name="Standard">The following elements occur in office.Meta: <text:span text:style-name="Element_20_List"><text:bookmark-ref text:reference-format="text" text:ref-name="dc.Creator">dc.Creator</text:bookmark-ref></text:span><text:span text:style-name="Element_20_List">, </text:span><text:span text:style-name="Element_20_List"><text:bookmark-ref text:reference-format="text" text:ref-name="dc.Date">dc.Date</text:bookmark-ref></text:span><text:span text:style-name="Element_20_List">, </text:span><text:span text:style-name="Element_20_List"><text:bookmark-ref text:reference-format="text" text:ref-name="dc.Description">dc.Description</text:bookmark-ref></text:span><text:span text:style-name="Element_20_List">, </text:span><text:span text:style-name="Element_20_List"><text:bookmark-ref text:reference-format="text" text:ref-name="dc.Language">dc.Language</text:bookmark-ref></text:span><text:span text:style-name="Element_20_List">, </text:span><text:span text:style-name="Element_20_List"><text:bookmark-ref text:reference-format="text" text:ref-name="dc.Subject">dc.Subject</text:bookmark-ref></text:span><text:span text:style-name="Element_20_List">, </text:span><text:span text:style-name="Element_20_List"><text:bookmark-ref text:reference-format="text" text:ref-name="dc.Title">dc.Title</text:bookmark-ref></text:span><text:span text:style-name="Element_20_List">, </text:span><text:span text:style-name="Element_20_List"><text:bookmark-ref text:reference-format="text" text:ref-name="meta.AutoReload">meta.AutoReload</text:bookmark-ref></text:span><text:span text:style-name="Element_20_List">, </text:span><text:span text:style-name="Element_20_List"><text:bookmark-ref text:reference-format="text" text:ref-name="meta.CreationDate">meta.CreationDate</text:bookmark-ref></text:span><text:span text:style-name="Element_20_List">, </text:span><text:span text:style-name="Element_20_List"><text:bookmark-ref text:reference-format="text" text:ref-name="meta.DocumentStatistic">meta.DocumentStatistic</text:bookmark-ref></text:span><text:span text:style-name="Element_20_List">, </text:span><text:span text:style-name="Element_20_List"><text:bookmark-ref text:reference-format="text" text:ref-name="meta.EditingCycles">meta.EditingCycles</text:bookmark-ref></text:span><text:span text:style-name="Element_20_List">, </text:span><text:span text:style-name="Element_20_List"><text:bookmark-ref text:reference-format="text" text:ref-name="meta.EditingDuration">meta.EditingDuration</text:bookmark-ref></text:span><text:span text:style-name="Element_20_List">, </text:span><text:span text:style-name="Element_20_List"><text:bookmark-ref text:reference-format="text" text:ref-name="meta.Generator">meta.Generator</text:bookmark-ref></text:span><text:span text:style-name="Element_20_List">, </text:span><text:span text:style-name="Element_20_List"><text:bookmark-ref text:reference-format="text" text:ref-name="meta.HyperlinkBehaviour">meta.HyperlinkBehaviour</text:bookmark-ref></text:span><text:span text:style-name="Element_20_List">, </text:span><text:span text:style-name="Element_20_List"><text:bookmark-ref text:reference-format="text" text:ref-name="meta.InitialCreator">meta.InitialCreator</text:bookmark-ref></text:span><text:span text:style-name="Element_20_List">, </text:span><text:span text:style-name="Element_20_List"><text:bookmark-ref text:reference-format="text" text:ref-name="meta.Keyword">meta.Keyword</text:bookmark-ref></text:span><text:span text:style-name="Element_20_List">, </text:span><text:span text:style-name="Element_20_List"><text:bookmark-ref text:reference-format="text" text:ref-name="meta.PrintDate">meta.PrintDate</text:bookmark-ref></text:span><text:span text:style-name="Element_20_List">, </text:span><text:span text:style-name="Element_20_List"><text:bookmark-ref text:reference-format="text" text:ref-name="meta.PrintedBy">meta.PrintedBy</text:bookmark-ref></text:span><text:span text:style-name="Element_20_List">, </text:span><text:span text:style-name="Element_20_List"><text:bookmark-ref text:reference-format="text" text:ref-name="meta.Template">meta.Template</text:bookmark-ref></text:span><text:span text:style-name="Element_20_List">, </text:span><text:span text:style-name="Element_20_List"><text:bookmark-ref text:reference-format="text" text:ref-name="meta.UserDefined">meta.UserDefine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Presentation"/>office.Presentation<text:bookmark-end text:name="office.Presenta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Presentation: <text:span text:style-name="Element_20_List"><text:bookmark-ref text:reference-format="text" text:ref-name="office.Body">office.Body</text:bookmark-ref></text:span><text:span text:style-name="Element_20_List">.</text:span></text:p>
      <text:p text:style-name="Standard">The following elements occur in office.Presentation: <text:span text:style-name="Element_20_List"><text:bookmark-ref text:reference-format="text" text:ref-name="draw.Page">draw.Page</text:bookmark-ref></text:span><text:span text:style-name="Element_20_List">, </text:span><text:span text:style-name="Element_20_List"><text:bookmark-ref text:reference-format="text" text:ref-name="presentation.DateTimeDecl">presentation.DateTimeDecl</text:bookmark-ref></text:span><text:span text:style-name="Element_20_List">, </text:span><text:span text:style-name="Element_20_List"><text:bookmark-ref text:reference-format="text" text:ref-name="presentation.FooterDecl">presentation.FooterDecl</text:bookmark-ref></text:span><text:span text:style-name="Element_20_List">, </text:span><text:span text:style-name="Element_20_List"><text:bookmark-ref text:reference-format="text" text:ref-name="presentation.HeaderDecl">presentation.HeaderDecl</text:bookmark-ref></text:span><text:span text:style-name="Element_20_List">, </text:span><text:span text:style-name="Element_20_List"><text:bookmark-ref text:reference-format="text" text:ref-name="presentation.Settings">presentation.Setting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Script"/>office.Script<text:bookmark-end text:name="office.Scrip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language</text:span>.</text:p>
      <text:p text:style-name="Standard">These elements contain office.Script: <text:span text:style-name="Element_20_List"><text:bookmark-ref text:reference-format="text" text:ref-name="office.Scripts">office.Scripts</text:bookmark-ref></text:span><text:span text:style-name="Element_20_List">.</text:span></text:p>
      <text:p text:style-name="Standard">The following elements occur in office.Script: <text:span text:style-name="Element_20_List">Any element is allowed.</text:span></text:p>
      <text:list text:style-name="L1" text:continue-numbering="true">
        <text:list-item>
          <text:list text:continue-numbering="true">
            <text:list-item>
              <text:list text:continue-numbering="true">
                <text:list-item>
                  <text:h text:style-name="P8" text:outline-level="3"><text:bookmark-start text:name="office.Scripts"/>office.Scripts<text:bookmark-end text:name="office.Script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cript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Content">office.DocumentContent</text:bookmark-ref></text:span><text:span text:style-name="Element_20_List">.</text:span></text:p>
      <text:p text:style-name="Standard">The following elements occur in office.Scripts: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office.Script">office.Scrip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Settings"/>office.Settings<text:bookmark-end text:name="office.Setting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etting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ettings">office.DocumentSettings</text:bookmark-ref></text:span><text:span text:style-name="Element_20_List">.</text:span></text:p>
      <text:p text:style-name="Standard">The following elements occur in office.Settings: <text:span text:style-name="Element_20_List"><text:bookmark-ref text:reference-format="text" text:ref-name="config.ConfigItemSet">config.ConfigItemSe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Spreadsheet"/>office.Spreadsheet<text:bookmark-end text:name="office.Spreadshee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protectionkey, structureprotected</text:span>.</text:p>
      <text:p text:style-name="Standard">These elements contain office.Spreadsheet: <text:span text:style-name="Element_20_List"><text:bookmark-ref text:reference-format="text" text:ref-name="office.Body">office.Body</text:bookmark-ref></text:span><text:span text:style-name="Element_20_List">.</text:span></text:p>
      <text:p text:style-name="Standard">The following elements occur in office.Spreadsheet: <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able.TrackedChanges">table.TrackedChanges</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VariableDecls">text.VariableDecl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Styles"/>office.Styles<text:bookmark-end text:name="office.Styl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office.Styles: <text:span text:style-name="Element_20_List"><text:bookmark-ref text:reference-format="text" text:ref-name="office.Document">office.Document</text:bookmark-ref></text:span><text:span text:style-name="Element_20_List">, </text:span><text:span text:style-name="Element_20_List"><text:bookmark-ref text:reference-format="text" text:ref-name="office.DocumentStyles">office.DocumentStyles</text:bookmark-ref></text:span><text:span text:style-name="Element_20_List">.</text:span></text:p>
      <text:p text:style-name="Standard">The following elements occur in office.Styles: <text:span text:style-name="Element_20_List"><text:bookmark-ref text:reference-format="text" text:ref-name="draw.FillImage">draw.FillImage</text:bookmark-ref></text:span><text:span text:style-name="Element_20_List">, </text:span><text:span text:style-name="Element_20_List"><text:bookmark-ref text:reference-format="text" text:ref-name="draw.Gradient">draw.Gradient</text:bookmark-ref></text:span><text:span text:style-name="Element_20_List">, </text:span><text:span text:style-name="Element_20_List"><text:bookmark-ref text:reference-format="text" text:ref-name="draw.Hatch">draw.Hatch</text:bookmark-ref></text:span><text:span text:style-name="Element_20_List">, </text:span><text:span text:style-name="Element_20_List"><text:bookmark-ref text:reference-format="text" text:ref-name="draw.Marker">draw.Marker</text:bookmark-ref></text:span><text:span text:style-name="Element_20_List">, </text:span><text:span text:style-name="Element_20_List"><text:bookmark-ref text:reference-format="text" text:ref-name="draw.Opacity">draw.Opacity</text:bookmark-ref></text:span><text:span text:style-name="Element_20_List">, </text:span><text:span text:style-name="Element_20_List"><text:bookmark-ref text:reference-format="text" text:ref-name="draw.StrokeDash">draw.StrokeDash</text:bookmark-ref></text:span><text:span text:style-name="Element_20_List">, </text:span><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PresentationPageLayout">style.PresentationPageLayout</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 </text:span><text:span text:style-name="Element_20_List"><text:bookmark-ref text:reference-format="text" text:ref-name="text.BibliographyConfiguration">text.BibliographyConfiguration</text:bookmark-ref></text:span><text:span text:style-name="Element_20_List">, </text:span><text:span text:style-name="Element_20_List"><text:bookmark-ref text:reference-format="text" text:ref-name="text.LinenumberingConfiguration">text.LinenumberingConfiguration</text:bookmark-ref></text:span><text:span text:style-name="Element_20_List">, </text:span><text:span text:style-name="Element_20_List"><text:bookmark-ref text:reference-format="text" text:ref-name="text.ListStyle">text.ListStyle</text:bookmark-ref></text:span><text:span text:style-name="Element_20_List">, </text:span><text:span text:style-name="Element_20_List"><text:bookmark-ref text:reference-format="text" text:ref-name="text.NotesConfiguration">text.NotesConfiguration</text:bookmark-ref></text:span><text:span text:style-name="Element_20_List">, </text:span><text:span text:style-name="Element_20_List"><text:bookmark-ref text:reference-format="text" text:ref-name="text.OutlineStyle">text.OutlineSty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office.Text"/>office.Text<text:bookmark-end text:name="office.Tex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global</text:span>.</text:p>
      <text:p text:style-name="Standard">These elements contain office.Text: <text:span text:style-name="Element_20_List"><text:bookmark-ref text:reference-format="text" text:ref-name="office.Body">office.Body</text:bookmark-ref></text:span><text:span text:style-name="Element_20_List">.</text:span></text:p>
      <text:p text:style-name="Standard">The following elements occur in office.Text: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CalculationSettings">table.CalculationSettings</text:bookmark-ref></text:span><text:span text:style-name="Element_20_List">, </text:span><text:span text:style-name="Element_20_List"><text:bookmark-ref text:reference-format="text" text:ref-name="table.Consolidation">table.Consolidation</text:bookmark-ref></text:span><text:span text:style-name="Element_20_List">, </text:span><text:span text:style-name="Element_20_List"><text:bookmark-ref text:reference-format="text" text:ref-name="table.ContentValidations">table.ContentValidations</text:bookmark-ref></text:span><text:span text:style-name="Element_20_List">, </text:span><text:span text:style-name="Element_20_List"><text:bookmark-ref text:reference-format="text" text:ref-name="table.DataPilotTables">table.DataPilotTables</text:bookmark-ref></text:span><text:span text:style-name="Element_20_List">, </text:span><text:span text:style-name="Element_20_List"><text:bookmark-ref text:reference-format="text" text:ref-name="table.DatabaseRanges">table.DatabaseRanges</text:bookmark-ref></text:span><text:span text:style-name="Element_20_List">, </text:span><text:span text:style-name="Element_20_List"><text:bookmark-ref text:reference-format="text" text:ref-name="table.DdeLinks">table.DdeLinks</text:bookmark-ref></text:span><text:span text:style-name="Element_20_List">, </text:span><text:span text:style-name="Element_20_List"><text:bookmark-ref text:reference-format="text" text:ref-name="table.LabelRanges">table.LabelRanges</text:bookmark-ref></text:span><text:span text:style-name="Element_20_List">, </text:span><text:span text:style-name="Element_20_List"><text:bookmark-ref text:reference-format="text" text:ref-name="table.NamedExpressions">table.NamedExpressions</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PageSequence">text.PageSequenc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TrackedChanges">text.TrackedChanges</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list text:style-name="L1" text:continue-numbering="true">
        <text:list-item>
          <text:list text:continue-numbering="true">
            <text:list-item>
              <text:h text:style-name="P7" text:outline-level="2">presentation module</text:h>
              <text:list>
                <text:list-item>
                  <text:h text:style-name="P8" text:outline-level="3"><text:bookmark-start text:name="presentation.AnimationGroup"/>presentation.AnimationGroup<text:bookmark-end text:name="presentation.AnimationGroup"/></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AnimationGroup: <text:span text:style-name="Element_20_List"><text:bookmark-ref text:reference-format="text" text:ref-name="presentation.Animations">presentation.Animations</text:bookmark-ref></text:span><text:span text:style-name="Element_20_List">.</text:span></text:p>
      <text:p text:style-name="Standard">The following elements occur in presentation.AnimationGroup: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Animations"/>presentation.Animations<text:bookmark-end text:name="presentation.Animation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Animations: <text:span text:style-name="Element_20_List"><text:bookmark-ref text:reference-format="text" text:ref-name="draw.Page">draw.Page</text:bookmark-ref></text:span><text:span text:style-name="Element_20_List">.</text:span></text:p>
      <text:p text:style-name="Standard">The following elements occur in presentation.Animations: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Play">presentation.Play</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DateTime"/>presentation.DateTime<text:bookmark-end text:name="presentation.DateTi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Date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DateTi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presentation.DateTimeDecl"/>presentation.DateTimeDecl<text:bookmark-end text:name="presentation.DateTimeDec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name, source</text:span>.</text:p>
      <text:p text:style-name="Standard">These elements contain presentation.DateTimeDecl: <text:span text:style-name="Element_20_List"><text:bookmark-ref text:reference-format="text" text:ref-name="office.Presentation">office.Presentation</text:bookmark-ref></text:span><text:span text:style-name="Element_20_List">.</text:span></text:p>
      <text:p text:style-name="Standard">The following elements occur in presentation.DateTimeDec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presentation.Dim"/>presentation.Dim<text:bookmark-end text:name="presentation.Dim"/></text:h>
                </text:list-item>
              </text:list>
            </text:list-item>
          </text:list>
        </text:list-item>
      </text:list>
      <text:p text:style-name="Standard">Requires the following attributes: <text:span text:style-name="Attribute_20_List">color, shapeid.</text:span></text:p>
      <text:p text:style-name="Standard">Allows the following attributes: <text:span text:style-name="Attribute_20_List">color, shapeid</text:span>.</text:p>
      <text:p text:style-name="Standard">These elements contain presentation.Dim: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Dim: <text:span text:style-name="Element_20_List"><text:bookmark-ref text:reference-format="text" text:ref-name="presentation.Sound">presentation.Soun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EventListener"/>presentation.EventListener<text:bookmark-end text:name="presentation.EventListener"/></text:h>
                </text:list-item>
              </text:list>
            </text:list-item>
          </text:list>
        </text:list-item>
      </text:list>
      <text:p text:style-name="Standard">Requires the following attributes: <text:span text:style-name="Attribute_20_List">action, eventname.</text:span></text:p>
      <text:p text:style-name="Standard">Allows the following attributes: <text:span text:style-name="Attribute_20_List">action, actuate, direction, effect, eventname, href, show, speed, startscale, type, verb</text:span>.</text:p>
      <text:p text:style-name="Standard">These elements contain presentation.EventListener: <text:span text:style-name="Element_20_List"><text:bookmark-ref text:reference-format="text" text:ref-name="office.EventListeners">office.EventListeners</text:bookmark-ref></text:span><text:span text:style-name="Element_20_List">.</text:span></text:p>
      <text:p text:style-name="Standard">The following elements occur in presentation.EventListener: <text:span text:style-name="Element_20_List"><text:bookmark-ref text:reference-format="text" text:ref-name="presentation.Sound">presentation.Soun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Footer"/>presentation.Footer<text:bookmark-end text:name="presentation.Foot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Foo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Foot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presentation.FooterDecl"/>presentation.FooterDecl<text:bookmark-end text:name="presentation.FooterDec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presentation.FooterDecl: <text:span text:style-name="Element_20_List"><text:bookmark-ref text:reference-format="text" text:ref-name="office.Presentation">office.Presentation</text:bookmark-ref></text:span><text:span text:style-name="Element_20_List">.</text:span></text:p>
      <text:p text:style-name="Standard">The following elements occur in presentation.FooterDec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presentation.Header"/>presentation.Header<text:bookmark-end text:name="presentation.Head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presentation.Hea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presentation.Head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presentation.HeaderDecl"/>presentation.HeaderDecl<text:bookmark-end text:name="presentation.HeaderDec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presentation.HeaderDecl: <text:span text:style-name="Element_20_List"><text:bookmark-ref text:reference-format="text" text:ref-name="office.Presentation">office.Presentation</text:bookmark-ref></text:span><text:span text:style-name="Element_20_List">.</text:span></text:p>
      <text:p text:style-name="Standard">The following elements occur in presentation.HeaderDec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presentation.HideShape"/>presentation.HideShape<text:bookmark-end text:name="presentation.HideShape"/></text:h>
                </text:list-item>
              </text:list>
            </text:list-item>
          </text:list>
        </text:list-item>
      </text:list>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Shape: <text:span text:style-name="Element_20_List"><text:bookmark-ref text:reference-format="text" text:ref-name="presentation.Sound">presentation.Soun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HideText"/>presentation.HideText<text:bookmark-end text:name="presentation.HideText"/></text:h>
                </text:list-item>
              </text:list>
            </text:list-item>
          </text:list>
        </text:list-item>
      </text:list>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Hide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HideText: <text:span text:style-name="Element_20_List"><text:bookmark-ref text:reference-format="text" text:ref-name="presentation.Sound">presentation.Soun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Notes"/>presentation.Notes<text:bookmark-end text:name="presentation.Not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pagelayoutname, stylename, usedatetimename, usefootername, useheadername</text:span>.</text:p>
      <text:p text:style-name="Standard">These elements contain presentation.Notes: <text:span text:style-name="Element_20_List"><text:bookmark-ref text:reference-format="text" text:ref-name="draw.Page">draw.Page</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presentation.Not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Placeholder"/>presentation.Placeholder<text:bookmark-end text:name="presentation.Placeholder"/></text:h>
                </text:list-item>
              </text:list>
            </text:list-item>
          </text:list>
        </text:list-item>
      </text:list>
      <text:p text:style-name="Standard">Requires the following attributes: <text:span text:style-name="Attribute_20_List">height, object, width, x, y.</text:span></text:p>
      <text:p text:style-name="Standard">Allows the following attributes: <text:span text:style-name="Attribute_20_List">height, object, width, x, y</text:span>.</text:p>
      <text:p text:style-name="Standard">These elements contain presentation.Placeholder: <text:span text:style-name="Element_20_List"><text:bookmark-ref text:reference-format="text" text:ref-name="style.PresentationPageLayout">style.PresentationPageLayout</text:bookmark-ref></text:span><text:span text:style-name="Element_20_List">.</text:span></text:p>
      <text:p text:style-name="Standard">The following elements occur in presentation.Placehold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presentation.Play"/>presentation.Play<text:bookmark-end text:name="presentation.Play"/></text:h>
                </text:list-item>
              </text:list>
            </text:list-item>
          </text:list>
        </text:list-item>
      </text:list>
      <text:p text:style-name="Standard">Requires the following attributes: <text:span text:style-name="Attribute_20_List">shapeid.</text:span></text:p>
      <text:p text:style-name="Standard">Allows the following attributes: <text:span text:style-name="Attribute_20_List">shapeid, speed</text:span>.</text:p>
      <text:p text:style-name="Standard">These elements contain presentation.Play: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Pla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presentation.Settings"/>presentation.Settings<text:bookmark-end text:name="presentation.Setting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nimations, endless, forcemanual, fullscreen, mouseaspen, mousevisible, pause, show, showlogo, startpage, startwithnavigator, stayontop, transitiononclick</text:span>.</text:p>
      <text:p text:style-name="Standard">These elements contain presentation.Settings: <text:span text:style-name="Element_20_List"><text:bookmark-ref text:reference-format="text" text:ref-name="office.Presentation">office.Presentation</text:bookmark-ref></text:span><text:span text:style-name="Element_20_List">.</text:span></text:p>
      <text:p text:style-name="Standard">The following elements occur in presentation.Settings: <text:span text:style-name="Element_20_List"><text:bookmark-ref text:reference-format="text" text:ref-name="presentation.Show">presentation.Show</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Show"/>presentation.Show<text:bookmark-end text:name="presentation.Show"/></text:h>
                </text:list-item>
              </text:list>
            </text:list-item>
          </text:list>
        </text:list-item>
      </text:list>
      <text:p text:style-name="Standard">Requires the following attributes: <text:span text:style-name="Attribute_20_List">name, pages.</text:span></text:p>
      <text:p text:style-name="Standard">Allows the following attributes: <text:span text:style-name="Attribute_20_List">name, pages</text:span>.</text:p>
      <text:p text:style-name="Standard">These elements contain presentation.Show: <text:span text:style-name="Element_20_List"><text:bookmark-ref text:reference-format="text" text:ref-name="presentation.Settings">presentation.Settings</text:bookmark-ref></text:span><text:span text:style-name="Element_20_List">.</text:span></text:p>
      <text:p text:style-name="Standard">The following elements occur in presentation.Show: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presentation.ShowShape"/>presentation.ShowShape<text:bookmark-end text:name="presentation.ShowShape"/></text:h>
                </text:list-item>
              </text:list>
            </text:list-item>
          </text:list>
        </text:list-item>
      </text:list>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Shape: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Shape: <text:span text:style-name="Element_20_List"><text:bookmark-ref text:reference-format="text" text:ref-name="presentation.Sound">presentation.Soun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ShowText"/>presentation.ShowText<text:bookmark-end text:name="presentation.ShowText"/></text:h>
                </text:list-item>
              </text:list>
            </text:list-item>
          </text:list>
        </text:list-item>
      </text:list>
      <text:p text:style-name="Standard">Requires the following attributes: <text:span text:style-name="Attribute_20_List">shapeid.</text:span></text:p>
      <text:p text:style-name="Standard">Allows the following attributes: <text:span text:style-name="Attribute_20_List">delay, direction, effect, pathid, shapeid, speed, startscale</text:span>.</text:p>
      <text:p text:style-name="Standard">These elements contain presentation.ShowText: <text:span text:style-name="Element_20_List"><text:bookmark-ref text:reference-format="text" text:ref-name="presentation.AnimationGroup">presentation.AnimationGroup</text:bookmark-ref></text:span><text:span text:style-name="Element_20_List">, </text:span><text:span text:style-name="Element_20_List"><text:bookmark-ref text:reference-format="text" text:ref-name="presentation.Animations">presentation.Animations</text:bookmark-ref></text:span><text:span text:style-name="Element_20_List">.</text:span></text:p>
      <text:p text:style-name="Standard">The following elements occur in presentation.ShowText: <text:span text:style-name="Element_20_List"><text:bookmark-ref text:reference-format="text" text:ref-name="presentation.Sound">presentation.Soun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presentation.Sound"/>presentation.Sound<text:bookmark-end text:name="presentation.Sound"/></text:h>
                </text:list-item>
              </text:list>
            </text:list-item>
          </text:list>
        </text:list-item>
      </text:list>
      <text:p text:style-name="Standard">Requires the following attributes: <text:span text:style-name="Attribute_20_List">href.</text:span></text:p>
      <text:p text:style-name="Standard">Allows the following attributes: <text:span text:style-name="Attribute_20_List">actuate, href, playfull, show, type</text:span>.</text:p>
      <text:p text:style-name="Standard">These elements contain presentation.Sound: <text:span text:style-name="Element_20_List"><text:bookmark-ref text:reference-format="text" text:ref-name="presentation.Dim">presentation.Dim</text:bookmark-ref></text:span><text:span text:style-name="Element_20_List">, </text:span><text:span text:style-name="Element_20_List"><text:bookmark-ref text:reference-format="text" text:ref-name="presentation.EventListener">presentation.EventListener</text:bookmark-ref></text:span><text:span text:style-name="Element_20_List">, </text:span><text:span text:style-name="Element_20_List"><text:bookmark-ref text:reference-format="text" text:ref-name="presentation.HideShape">presentation.HideShape</text:bookmark-ref></text:span><text:span text:style-name="Element_20_List">, </text:span><text:span text:style-name="Element_20_List"><text:bookmark-ref text:reference-format="text" text:ref-name="presentation.HideText">presentation.HideText</text:bookmark-ref></text:span><text:span text:style-name="Element_20_List">, </text:span><text:span text:style-name="Element_20_List"><text:bookmark-ref text:reference-format="text" text:ref-name="presentation.ShowShape">presentation.ShowShape</text:bookmark-ref></text:span><text:span text:style-name="Element_20_List">, </text:span><text:span text:style-name="Element_20_List"><text:bookmark-ref text:reference-format="text" text:ref-name="presentation.ShowText">presentation.ShowText</text:bookmark-ref></text:span><text:span text:style-name="Element_20_List">, </text:span><text:span text:style-name="Element_20_List"><text:bookmark-ref text:reference-format="text" text:ref-name="style.DrawingPageProperties">style.DrawingPageProperties</text:bookmark-ref></text:span><text:span text:style-name="Element_20_List">.</text:span></text:p>
      <text:p text:style-name="Standard">The following elements occur in presentation.Sound: <text:span text:style-name="Element_20_List">No element is allowed.</text:span></text:p>
      <text:list text:style-name="L1" text:continue-numbering="true">
        <text:list-item>
          <text:list text:continue-numbering="true">
            <text:list-item>
              <text:h text:style-name="P7" text:outline-level="2">script module</text:h>
              <text:list>
                <text:list-item>
                  <text:h text:style-name="P8" text:outline-level="3"><text:bookmark-start text:name="script.EventListener"/>script.EventListener<text:bookmark-end text:name="script.EventListener"/></text:h>
                </text:list-item>
              </text:list>
            </text:list-item>
          </text:list>
        </text:list-item>
      </text:list>
      <text:p text:style-name="Standard">Requires the following attributes: <text:span text:style-name="Attribute_20_List">eventname, language.</text:span></text:p>
      <text:p text:style-name="Standard">Allows the following attributes: <text:span text:style-name="Attribute_20_List">actuate, eventname, href, language, macroname, type</text:span>.</text:p>
      <text:p text:style-name="Standard">These elements contain script.EventListener: <text:span text:style-name="Element_20_List"><text:bookmark-ref text:reference-format="text" text:ref-name="office.EventListeners">office.EventListeners</text:bookmark-ref></text:span><text:span text:style-name="Element_20_List">.</text:span></text:p>
      <text:p text:style-name="Standard">The following elements occur in script.EventListener: <text:span text:style-name="Element_20_List">No element is allowed.</text:span></text:p>
      <text:list text:style-name="L1" text:continue-numbering="true">
        <text:list-item>
          <text:list text:continue-numbering="true">
            <text:list-item>
              <text:h text:style-name="P7" text:outline-level="2">style module</text:h>
              <text:list>
                <text:list-item>
                  <text:h text:style-name="P8" text:outline-level="3"><text:bookmark-start text:name="style.BackgroundImage"/>style.BackgroundImage<text:bookmark-end text:name="style.BackgroundIma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filtername, href, opacity, position, repeat, show, type</text:span>.</text:p>
      <text:p text:style-name="Standard">These elements contain style.BackgroundImage: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HeaderFooterProperties">style.HeaderFooter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text:span></text:p>
      <text:p text:style-name="Standard">The following elements occur in style.BackgroundImage: <text:span text:style-name="Element_20_List"><text:bookmark-ref text:reference-format="text" text:ref-name="office.BinaryData">office.BinaryData</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ChartProperties"/>style.ChartProperties<text:bookmark-end text:name="style.Chart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nnectbars, datalabelnumber, datalabelsymbol, datalabeltext, deep, direction, displaylabel, errorcategory, errorlowerindicator, errorlowerlimit, errormargin, errorpercentage, errorupperindicator, errorupperlimit, gapwidth, interpolation, intervalmajor, intervalminor, japanesecandlestick, labelarrangement, linebreak, lines, linkdatastyletosource, logarithmic, maximum, meanvalue, minimum, origin, overlap, percentage, pieoffset, regressiontype, rotationangle, scaletext, seriessource, solidtype, splineorder, splineresolution, stacked, symbolheight, symboltype, symbolwidth, textoverlap, threedimensional, tickmarksmajorinner, tickmarksmajorouter, tickmarksminorinner, tickmarksminorouter, vertical, visible</text:span>.</text:p>
      <text:p text:style-name="Standard">These elements contain style.Chart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ChartProperties: <text:span text:style-name="Element_20_List"><text:bookmark-ref text:reference-format="text" text:ref-name="chart.SymbolImage">chart.SymbolIma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Column"/>style.Column<text:bookmark-end text:name="style.Column"/></text:h>
                </text:list-item>
              </text:list>
            </text:list-item>
          </text:list>
        </text:list-item>
      </text:list>
      <text:p text:style-name="Standard">Requires the following attributes: <text:span text:style-name="Attribute_20_List">relwidth.</text:span></text:p>
      <text:p text:style-name="Standard">Allows the following attributes: <text:span text:style-name="Attribute_20_List">endindent, relwidth, spaceafter, spacebefore, startindent</text:span>.</text:p>
      <text:p text:style-name="Standard">These elements contain style.Column: <text:span text:style-name="Element_20_List"><text:bookmark-ref text:reference-format="text" text:ref-name="style.Columns">style.Columns</text:bookmark-ref></text:span><text:span text:style-name="Element_20_List">.</text:span></text:p>
      <text:p text:style-name="Standard">The following elements occur in style.Colum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tyle.ColumnSep"/>style.ColumnSep<text:bookmark-end text:name="style.ColumnSep"/></text:h>
                </text:list-item>
              </text:list>
            </text:list-item>
          </text:list>
        </text:list-item>
      </text:list>
      <text:p text:style-name="Standard">Requires the following attributes: <text:span text:style-name="Attribute_20_List">width.</text:span></text:p>
      <text:p text:style-name="Standard">Allows the following attributes: <text:span text:style-name="Attribute_20_List">color, height, style, verticalalign, width</text:span>.</text:p>
      <text:p text:style-name="Standard">These elements contain style.ColumnSep: <text:span text:style-name="Element_20_List"><text:bookmark-ref text:reference-format="text" text:ref-name="style.Columns">style.Columns</text:bookmark-ref></text:span><text:span text:style-name="Element_20_List">.</text:span></text:p>
      <text:p text:style-name="Standard">The following elements occur in style.ColumnSep: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tyle.Columns"/>style.Columns<text:bookmark-end text:name="style.Columns"/></text:h>
                </text:list-item>
              </text:list>
            </text:list-item>
          </text:list>
        </text:list-item>
      </text:list>
      <text:p text:style-name="Standard">Requires the following attributes: <text:span text:style-name="Attribute_20_List">columncount.</text:span></text:p>
      <text:p text:style-name="Standard">Allows the following attributes: <text:span text:style-name="Attribute_20_List">columncount, columngap</text:span>.</text:p>
      <text:p text:style-name="Standard">These elements contain style.Columns: <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geLayoutProperties">style.PageLayoutProperti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style.Columns: <text:span text:style-name="Element_20_List"><text:bookmark-ref text:reference-format="text" text:ref-name="style.Column">style.Column</text:bookmark-ref></text:span><text:span text:style-name="Element_20_List">, </text:span><text:span text:style-name="Element_20_List"><text:bookmark-ref text:reference-format="text" text:ref-name="style.ColumnSep">style.ColumnSe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DefaultStyle"/>style.DefaultStyle<text:bookmark-end text:name="style.DefaultSty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amily</text:span>.</text:p>
      <text:p text:style-name="Standard">These elements contain style.DefaultStyle: <text:span text:style-name="Element_20_List"><text:bookmark-ref text:reference-format="text" text:ref-name="office.Styles">office.Styles</text:bookmark-ref></text:span><text:span text:style-name="Element_20_List">.</text:span></text:p>
      <text:p text:style-name="Standard">The following elements occur in style.Default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DrawingPageProperties"/>style.DrawingPageProperties<text:bookmark-end text:name="style.DrawingPage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ackgroundobjectsvisible, backgroundsize, backgroundvisible, direction, displaydatetime, displayfooter, displayheader, displaypagenumber, duration, fadecolor, fill, fillcolor, fillgradientname, fillhatchname, fillhatchsolid, fillimageheight, fillimagename, fillimagerefpoint, fillimagerefpointx, fillimagerefpointy, fillimagewidth, fillrule, gradientstepcount, opacity, opacityname, repeat, secondaryfillcolor, subtype, tilerepeatoffset, transitionspeed, transitionstyle, transitiontype, type, visibility</text:span>.</text:p>
      <text:p text:style-name="Standard">These elements contain style.DrawingPag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DrawingPageProperties: <text:span text:style-name="Element_20_List"><text:bookmark-ref text:reference-format="text" text:ref-name="presentation.Sound">presentation.Soun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DropCap"/>style.DropCap<text:bookmark-end text:name="style.DropCap"/></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tance, length, lines, stylename</text:span>.</text:p>
      <text:p text:style-name="Standard">These elements contain style.DropCap: <text:span text:style-name="Element_20_List"><text:bookmark-ref text:reference-format="text" text:ref-name="style.ParagraphProperties">style.ParagraphProperties</text:bookmark-ref></text:span><text:span text:style-name="Element_20_List">.</text:span></text:p>
      <text:p text:style-name="Standard">The following elements occur in style.DropCap: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tyle.FontFace"/>style.FontFace<text:bookmark-end text:name="style.FontFac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accentheight, alphabetic, ascent, bbox, capheight, descent, fontadornments, fontcharset, fontfamily, fontfamilygeneric, fontpitch, fontsize, fontstretch, fontstyle, fontvariant, fontweight, hanging, ideographic, mathematical, name, overlineposition, overlinethickness, panose1, slope, stemh, stemv, strikethroughposition, strikethroughthickness, underlineposition, underlinethickness, unicoderange, unitsperem, valphabetic, vhanging, videographic, vmathematical, widths, xheight</text:span>.</text:p>
      <text:p text:style-name="Standard">These elements contain style.FontFace: <text:span text:style-name="Element_20_List"><text:bookmark-ref text:reference-format="text" text:ref-name="office.FontFaceDecls">office.FontFaceDecls</text:bookmark-ref></text:span><text:span text:style-name="Element_20_List">.</text:span></text:p>
      <text:p text:style-name="Standard">The following elements occur in style.FontFace: <text:span text:style-name="Element_20_List"><text:bookmark-ref text:reference-format="text" text:ref-name="svg.DefinitionSrc">svg.DefinitionSrc</text:bookmark-ref></text:span><text:span text:style-name="Element_20_List">, </text:span><text:span text:style-name="Element_20_List"><text:bookmark-ref text:reference-format="text" text:ref-name="svg.FontFaceSrc">svg.FontFaceSrc</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Footer"/>style.Footer<text:bookmark-end text:name="style.Foot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Footer: <text:span text:style-name="Element_20_List"><text:bookmark-ref text:reference-format="text" text:ref-name="style.MasterPage">style.MasterPage</text:bookmark-ref></text:span><text:span text:style-name="Element_20_List">.</text:span></text:p>
      <text:p text:style-name="Standard">The following elements occur in style.Foot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FooterLeft"/>style.FooterLeft<text:bookmark-end text:name="style.FooterLef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FooterLeft: <text:span text:style-name="Element_20_List"><text:bookmark-ref text:reference-format="text" text:ref-name="style.MasterPage">style.MasterPage</text:bookmark-ref></text:span><text:span text:style-name="Element_20_List">.</text:span></text:p>
      <text:p text:style-name="Standard">The following elements occur in style.Foot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FooterStyle"/>style.FooterStyle<text:bookmark-end text:name="style.FooterSty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FooterStyle: <text:span text:style-name="Element_20_List"><text:bookmark-ref text:reference-format="text" text:ref-name="style.PageLayout">style.PageLayout</text:bookmark-ref></text:span><text:span text:style-name="Element_20_List">.</text:span></text:p>
      <text:p text:style-name="Standard">The following elements occur in style.FooterStyle: <text:span text:style-name="Element_20_List"><text:bookmark-ref text:reference-format="text" text:ref-name="style.HeaderFooterProperties">style.HeaderFooter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FootnoteSep"/>style.FootnoteSep<text:bookmark-end text:name="style.FootnoteSep"/></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djustment, color, distanceaftersep, distancebeforesep, linestyle, relwidth, width</text:span>.</text:p>
      <text:p text:style-name="Standard">These elements contain style.FootnoteSep: <text:span text:style-name="Element_20_List"><text:bookmark-ref text:reference-format="text" text:ref-name="style.PageLayoutProperties">style.PageLayoutProperties</text:bookmark-ref></text:span><text:span text:style-name="Element_20_List">.</text:span></text:p>
      <text:p text:style-name="Standard">The following elements occur in style.FootnoteSep: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tyle.GraphicProperties"/>style.GraphicProperties<text:bookmark-end text:name="style.Graphic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mbientcolor, anchorpagenumber, anchortype, animation, animationdelay, animationdirection, animationrepeat, animationstartinside, animationsteps, animationstopinside, autogrowheight, autogrowwidth, backfaceculling, backgroundcolor, backscale, blue, border, borderbottom, borderleft, borderlinewidth, borderlinewidthbottom, borderlinewidthleft, borderlinewidthright, borderlinewidthtop, borderright, bordertop, captionangle, captionangletype, captionescape, captionescapedirection, captionfitlinelength, captiongap, captionlinelength, captiontype, clip, closeback, closefront, colorinversion, colormode, contrast, decimalplaces, depth, diffusecolor, edgerounding, edgeroundingmode, editable, emissivecolor, endangle, endguide, endlinespacinghorizontal, endlinespacingvertical, fill, fillcolor, fillgradientname, fillhatchname, fillhatchsolid, fillimageheight, fillimagename, fillimagerefpoint, fillimagerefpointx, fillimagerefpointy, fillimagewidth, fillrule, fittocontour, fittosize, flowwithtext, framedisplayborder, framedisplayscrollbar, framemarginhorizontal, framemarginvertical, gamma, gradientstepcount, green, guidedistance, guideoverhang, height, horizontalpos, horizontalrel, horizontalsegments, imageopacity, lightingmode, linedistance, luminance, margin, marginbottom, marginleft, marginright, margintop, markerend, markerendcenter, markerendwidth, markerstart, markerstartcenter, markerstartwidth, maxheight, maxwidth, measurealign, measureverticalalign, minheight, minwidth, mirror, normalsdirection, normalskind, numberwrappedparagraphs, oledrawaspect, opacity, opacityname, overflowbehavior, padding, paddingbottom, paddingleft, paddingright, paddingtop, parallel, placing, printcontent, protect, red, relheight, relwidth, repeat, runthrough, secondaryfillcolor, shadow, shadow, shadow, shadowcolor, shadowoffsetx, shadowoffsety, shadowopacity, shininess, showunit, specularcolor, startguide, startlinespacinghorizontal, startlinespacingvertical, stroke, strokecolor, strokedash, strokedashnames, strokelinejoin, strokeopacity, strokewidth, symbolcolor, textareahorizontalalign, textareaverticalalign, texturefilter, texturegenerationmodex, texturegenerationmodey, texturekind, texturemode, tilerepeatoffset, unit, verticalpos, verticalrel, verticalsegments, visibleareaheight, visiblearealeft, visibleareatop, visibleareawidth, width, wrap, wrapcontour, wrapcontourmode, wrapdynamictreshold, wrapinfluenceonposition, wrapoption, x, y</text:span>.</text:p>
      <text:p text:style-name="Standard">These elements contain style.Graphic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Graphic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ListStyle">text.ListSty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HandoutMaster"/>style.HandoutMaster<text:bookmark-end text:name="style.HandoutMaster"/></text:h>
                </text:list-item>
              </text:list>
            </text:list-item>
          </text:list>
        </text:list-item>
      </text:list>
      <text:p text:style-name="Standard">Requires the following attributes: <text:span text:style-name="Attribute_20_List">pagelayoutname.</text:span></text:p>
      <text:p text:style-name="Standard">Allows the following attributes: <text:span text:style-name="Attribute_20_List">pagelayoutname, presentationpagelayoutname, stylename, usedatetimename, usefootername, useheadername</text:span>.</text:p>
      <text:p text:style-name="Standard">These elements contain style.HandoutMaster: <text:span text:style-name="Element_20_List"><text:bookmark-ref text:reference-format="text" text:ref-name="office.MasterStyles">office.MasterStyles</text:bookmark-ref></text:span><text:span text:style-name="Element_20_List">.</text:span></text:p>
      <text:p text:style-name="Standard">The following elements occur in style.HandoutMaster: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Header"/>style.Header<text:bookmark-end text:name="style.Head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Header: <text:span text:style-name="Element_20_List"><text:bookmark-ref text:reference-format="text" text:ref-name="style.MasterPage">style.MasterPage</text:bookmark-ref></text:span><text:span text:style-name="Element_20_List">.</text:span></text:p>
      <text:p text:style-name="Standard">The following elements occur in style.Header: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HeaderFooterProperties"/>style.HeaderFooterProperties<text:bookmark-end text:name="style.HeaderFooter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height, margin, marginbottom, marginleft, marginright, margintop, minheight, padding, paddingbottom, paddingleft, paddingright, paddingtop, shadow</text:span>.</text:p>
      <text:p text:style-name="Standard">These elements contain style.HeaderFooterProperties: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text:span></text:p>
      <text:p text:style-name="Standard">The following elements occur in style.HeaderFooterProperties: <text:span text:style-name="Element_20_List"><text:bookmark-ref text:reference-format="text" text:ref-name="style.BackgroundImage">style.BackgroundIma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HeaderLeft"/>style.HeaderLeft<text:bookmark-end text:name="style.HeaderLef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 dynamicspacing</text:span>.</text:p>
      <text:p text:style-name="Standard">These elements contain style.HeaderLeft: <text:span text:style-name="Element_20_List"><text:bookmark-ref text:reference-format="text" text:ref-name="style.MasterPage">style.MasterPage</text:bookmark-ref></text:span><text:span text:style-name="Element_20_List">.</text:span></text:p>
      <text:p text:style-name="Standard">The following elements occur in style.HeaderLeft: <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AlphabeticalIndexAutoMarkFile">text.AlphabeticalIndexAutoMarkFile</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DdeConnectionDecls">text.DdeConnectionDecls</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quenceDecls">text.SequenceDecls</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FieldDecls">text.UserFieldDecls</text:bookmark-ref></text:span><text:span text:style-name="Element_20_List">, </text:span><text:span text:style-name="Element_20_List"><text:bookmark-ref text:reference-format="text" text:ref-name="text.UserIndex">text.UserIndex</text:bookmark-ref></text:span><text:span text:style-name="Element_20_List">, </text:span><text:span text:style-name="Element_20_List"><text:bookmark-ref text:reference-format="text" text:ref-name="text.VariableDecls">text.VariableDecl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HeaderStyle"/>style.HeaderStyle<text:bookmark-end text:name="style.HeaderSty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HeaderStyle: <text:span text:style-name="Element_20_List"><text:bookmark-ref text:reference-format="text" text:ref-name="style.PageLayout">style.PageLayout</text:bookmark-ref></text:span><text:span text:style-name="Element_20_List">.</text:span></text:p>
      <text:p text:style-name="Standard">The following elements occur in style.HeaderStyle: <text:span text:style-name="Element_20_List"><text:bookmark-ref text:reference-format="text" text:ref-name="style.HeaderFooterProperties">style.HeaderFooter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ListLevelProperties"/>style.ListLevelProperties<text:bookmark-end text:name="style.ListLevel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ontname, height, minlabeldistance, minlabelwidth, spacebefore, textalign, verticalpos, verticalrel, width</text:span>.</text:p>
      <text:p text:style-name="Standard">These elements contain style.ListLevelProperties: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ListLevelPropertie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tyle.Map"/>style.Map<text:bookmark-end text:name="style.Map"/></text:h>
                </text:list-item>
              </text:list>
            </text:list-item>
          </text:list>
        </text:list-item>
      </text:list>
      <text:p text:style-name="Standard">Requires the following attributes: <text:span text:style-name="Attribute_20_List">applystylename, condition.</text:span></text:p>
      <text:p text:style-name="Standard">Allows the following attributes: <text:span text:style-name="Attribute_20_List">applystylename, basecelladdress, condition</text:span>.</text:p>
      <text:p text:style-name="Standard">These elements contain style.Map: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Map: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tyle.MasterPage"/>style.MasterPage<text:bookmark-end text:name="style.MasterPage"/></text:h>
                </text:list-item>
              </text:list>
            </text:list-item>
          </text:list>
        </text:list-item>
      </text:list>
      <text:p text:style-name="Standard">Requires the following attributes: <text:span text:style-name="Attribute_20_List">name, pagelayoutname.</text:span></text:p>
      <text:p text:style-name="Standard">Allows the following attributes: <text:span text:style-name="Attribute_20_List">displayname, name, nextstylename, pagelayoutname, stylename</text:span>.</text:p>
      <text:p text:style-name="Standard">These elements contain style.MasterPage: <text:span text:style-name="Element_20_List"><text:bookmark-ref text:reference-format="text" text:ref-name="office.MasterStyles">office.MasterStyles</text:bookmark-ref></text:span><text:span text:style-name="Element_20_List">.</text:span></text:p>
      <text:p text:style-name="Standard">The following elements occur in style.MasterPage: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presentation.Notes">presentation.Notes</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Style">style.Sty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PageLayout"/>style.PageLayout<text:bookmark-end text:name="style.PageLayou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pageusage</text:span>.</text:p>
      <text:p text:style-name="Standard">These elements contain style.PageLayout: <text:span text:style-name="Element_20_List"><text:bookmark-ref text:reference-format="text" text:ref-name="office.AutomaticStyles">office.AutomaticStyles</text:bookmark-ref></text:span><text:span text:style-name="Element_20_List">.</text:span></text:p>
      <text:p text:style-name="Standard">The following elements occur in style.PageLayout: <text:span text:style-name="Element_20_List"><text:bookmark-ref text:reference-format="text" text:ref-name="style.FooterStyle">style.FooterStyle</text:bookmark-ref></text:span><text:span text:style-name="Element_20_List">, </text:span><text:span text:style-name="Element_20_List"><text:bookmark-ref text:reference-format="text" text:ref-name="style.HeaderStyle">style.HeaderStyle</text:bookmark-ref></text:span><text:span text:style-name="Element_20_List">, </text:span><text:span text:style-name="Element_20_List"><text:bookmark-ref text:reference-format="text" text:ref-name="style.PageLayoutProperties">style.PageLayou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PageLayoutProperties"/>style.PageLayoutProperties<text:bookmark-end text:name="style.PageLayout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ame, pageusage</text:span>.</text:p>
      <text:p text:style-name="Standard">These elements contain style.PageLayoutProperties: <text:span text:style-name="Element_20_List"><text:bookmark-ref text:reference-format="text" text:ref-name="style.PageLayout">style.PageLayout</text:bookmark-ref></text:span><text:span text:style-name="Element_20_List">.</text:span></text:p>
      <text:p text:style-name="Standard">The following elements occur in style.PageLayout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style.FootnoteSep">style.FootnoteSe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ParagraphProperties"/>style.ParagraphProperties<text:bookmark-end text:name="style.Paragraph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utotextindent, backgroundcolor, backgroundtransparency, border, borderbottom, borderleft, borderlinewidth, borderlinewidthbottom, borderlinewidthleft, borderlinewidthright, borderlinewidthtop, borderright, bordertop, breakafter, breakbefore, fontindependentlinespacing, hyphenationkeep, hyphenationladdercount, justifysingleword, keeptogether, keepwithnext, linebreak, lineheight, lineheightatleast, linenumber, linespacing, margin, marginbottom, marginleft, marginright, margintop, numberlines, orphans, padding, paddingbottom, paddingleft, paddingright, paddingtop, pagenumber, punctuationwrap, registertrue, shadow, snaptolayoutgrid, tabstopdistance, textalign, textalignlast, textautospace, textindent, verticalalign, widows, writingmode, writingmodeautomatic</text:span>.</text:p>
      <text:p text:style-name="Standard">These elements contain style.Paragraph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Paragraph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DropCap">style.DropCap</text:bookmark-ref></text:span><text:span text:style-name="Element_20_List">, </text:span><text:span text:style-name="Element_20_List"><text:bookmark-ref text:reference-format="text" text:ref-name="style.TabStops">style.TabStop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PresentationPageLayout"/>style.PresentationPageLayout<text:bookmark-end text:name="style.PresentationPageLayou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displayname, name</text:span>.</text:p>
      <text:p text:style-name="Standard">These elements contain style.PresentationPageLayout: <text:span text:style-name="Element_20_List"><text:bookmark-ref text:reference-format="text" text:ref-name="office.Styles">office.Styles</text:bookmark-ref></text:span><text:span text:style-name="Element_20_List">.</text:span></text:p>
      <text:p text:style-name="Standard">The following elements occur in style.PresentationPageLayout: <text:span text:style-name="Element_20_List"><text:bookmark-ref text:reference-format="text" text:ref-name="presentation.Placeholder">presentation.Placehold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RegionCenter"/>style.RegionCenter<text:bookmark-end text:name="style.RegionCent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Center: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Center: <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RegionLeft"/>style.RegionLeft<text:bookmark-end text:name="style.RegionLef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Lef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Left: <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RegionRight"/>style.RegionRight<text:bookmark-end text:name="style.RegionRigh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RegionRight: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style.RegionRight: <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RubyProperties"/>style.RubyProperties<text:bookmark-end text:name="style.Ruby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rubyalign, rubyposition</text:span>.</text:p>
      <text:p text:style-name="Standard">These elements contain style.Ruby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RubyPropertie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tyle.SectionProperties"/>style.SectionProperties<text:bookmark-end text:name="style.Section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ontbalancetextcolumns, protect, writingmode</text:span>.</text:p>
      <text:p text:style-name="Standard">These elements contain style.Sectio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SectionProperties: <text:span text:style-name="Element_20_List"><text:bookmark-ref text:reference-format="text" text:ref-name="style.BackgroundImage">style.BackgroundImage</text:bookmark-ref></text:span><text:span text:style-name="Element_20_List">, </text:span><text:span text:style-name="Element_20_List"><text:bookmark-ref text:reference-format="text" text:ref-name="style.Columns">style.Columns</text:bookmark-ref></text:span><text:span text:style-name="Element_20_List">, </text:span><text:span text:style-name="Element_20_List"><text:bookmark-ref text:reference-format="text" text:ref-name="text.NotesConfiguration">text.NotesConfigurati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Style"/>style.Style<text:bookmark-end text:name="style.Styl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autoupdate, class, datastylename, defaultoutlinelevel, displayname, family, liststylename, masterpagename, name, nextstylename, parentstylename</text:span>.</text:p>
      <text:p text:style-name="Standard">These elements contain style.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MasterPage">style.MasterPage</text:bookmark-ref></text:span><text:span text:style-name="Element_20_List">.</text:span></text:p>
      <text:p text:style-name="Standard">The following elements occur in style.Style: <text:span text:style-name="Element_20_List"><text:bookmark-ref text:reference-format="text" text:ref-name="style.ChartProperties">style.ChartProperties</text:bookmark-ref></text:span><text:span text:style-name="Element_20_List">, </text:span><text:span text:style-name="Element_20_List"><text:bookmark-ref text:reference-format="text" text:ref-name="style.DrawingPageProperties">style.DrawingPageProperties</text:bookmark-ref></text:span><text:span text:style-name="Element_20_List">, </text:span><text:span text:style-name="Element_20_List"><text:bookmark-ref text:reference-format="text" text:ref-name="style.GraphicProperties">style.GraphicProperties</text:bookmark-ref></text:span><text:span text:style-name="Element_20_List">, </text:span><text:span text:style-name="Element_20_List"><text:bookmark-ref text:reference-format="text" text:ref-name="style.Map">style.Map</text:bookmark-ref></text:span><text:span text:style-name="Element_20_List">, </text:span><text:span text:style-name="Element_20_List"><text:bookmark-ref text:reference-format="text" text:ref-name="style.ParagraphProperties">style.ParagraphProperties</text:bookmark-ref></text:span><text:span text:style-name="Element_20_List">, </text:span><text:span text:style-name="Element_20_List"><text:bookmark-ref text:reference-format="text" text:ref-name="style.RubyProperties">style.RubyProperties</text:bookmark-ref></text:span><text:span text:style-name="Element_20_List">, </text:span><text:span text:style-name="Element_20_List"><text:bookmark-ref text:reference-format="text" text:ref-name="style.SectionProperties">style.SectionProperties</text:bookmark-ref></text:span><text:span text:style-name="Element_20_List">, </text:span><text:span text:style-name="Element_20_List"><text:bookmark-ref text:reference-format="text" text:ref-name="style.TableCellProperties">style.TableCellProperties</text:bookmark-ref></text:span><text:span text:style-name="Element_20_List">, </text:span><text:span text:style-name="Element_20_List"><text:bookmark-ref text:reference-format="text" text:ref-name="style.TableColumnProperties">style.TableColumnProperties</text:bookmark-ref></text:span><text:span text:style-name="Element_20_List">, </text:span><text:span text:style-name="Element_20_List"><text:bookmark-ref text:reference-format="text" text:ref-name="style.TableProperties">style.TableProperties</text:bookmark-ref></text:span><text:span text:style-name="Element_20_List">, </text:span><text:span text:style-name="Element_20_List"><text:bookmark-ref text:reference-format="text" text:ref-name="style.TableRowProperties">style.TableRow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TabStop"/>style.TabStop<text:bookmark-end text:name="style.TabStop"/></text:h>
                </text:list-item>
              </text:list>
            </text:list-item>
          </text:list>
        </text:list-item>
      </text:list>
      <text:p text:style-name="Standard">Requires the following attributes: <text:span text:style-name="Attribute_20_List">position.</text:span></text:p>
      <text:p text:style-name="Standard">Allows the following attributes: <text:span text:style-name="Attribute_20_List">char, leadercolor, leaderstyle, leadertext, leadertextstyle, leadertype, leaderwidth, position, type</text:span>.</text:p>
      <text:p text:style-name="Standard">These elements contain style.TabStop: <text:span text:style-name="Element_20_List"><text:bookmark-ref text:reference-format="text" text:ref-name="style.TabStops">style.TabStops</text:bookmark-ref></text:span><text:span text:style-name="Element_20_List">.</text:span></text:p>
      <text:p text:style-name="Standard">The following elements occur in style.TabStop: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tyle.TabStops"/>style.TabStops<text:bookmark-end text:name="style.TabStop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tyle.TabStops: <text:span text:style-name="Element_20_List"><text:bookmark-ref text:reference-format="text" text:ref-name="style.ParagraphProperties">style.ParagraphProperties</text:bookmark-ref></text:span><text:span text:style-name="Element_20_List">.</text:span></text:p>
      <text:p text:style-name="Standard">The following elements occur in style.TabStops: <text:span text:style-name="Element_20_List"><text:bookmark-ref text:reference-format="text" text:ref-name="style.TabStop">style.TabSto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TableCellProperties"/>style.TableCellProperties<text:bookmark-end text:name="style.TableCell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ackgroundcolor, border, borderbottom, borderleft, borderlinewidth, borderlinewidthbottom, borderlinewidthleft, borderlinewidthright, borderlinewidthtop, borderright, bordertop, cellprotect, decimalplaces, diagonalbltr, diagonalbltrwidths, diagonaltlbr, diagonaltlbrwidths, direction, glyphorientationvertical, padding, paddingbottom, paddingleft, paddingright, paddingtop, printcontent, repeatcontent, rotationalign, rotationangle, shadow, shrinktofit, textalignsource, verticalalign, wrapoption</text:span>.</text:p>
      <text:p text:style-name="Standard">These elements contain style.TableCell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ellProperties: <text:span text:style-name="Element_20_List"><text:bookmark-ref text:reference-format="text" text:ref-name="style.BackgroundImage">style.BackgroundIma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TableColumnProperties"/>style.TableColumnProperties<text:bookmark-end text:name="style.TableColumn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reakafter, breakbefore, columnwidth, relcolumnwidth, useoptimalcolumnwidth</text:span>.</text:p>
      <text:p text:style-name="Standard">These elements contain style.TableColumn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ColumnPropertie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tyle.TableProperties"/>style.TableProperties<text:bookmark-end text:name="style.Table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lign, backgroundcolor, bordermodel, breakafter, breakbefore, display, keepwithnext, margin, marginbottom, marginleft, marginright, margintop, maybreakbetweenrows, pagenumber, relwidth, shadow, width, writingmode</text:span>.</text:p>
      <text:p text:style-name="Standard">These elements contain style.Table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Properties: <text:span text:style-name="Element_20_List"><text:bookmark-ref text:reference-format="text" text:ref-name="style.BackgroundImage">style.BackgroundIma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TableRowProperties"/>style.TableRowProperties<text:bookmark-end text:name="style.TableRow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ackgroundcolor, breakafter, breakbefore, keeptogether, minrowheight, rowheight, useoptimalrowheight</text:span>.</text:p>
      <text:p text:style-name="Standard">These elements contain style.TableRowProperties: <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text:span></text:p>
      <text:p text:style-name="Standard">The following elements occur in style.TableRowProperties: <text:span text:style-name="Element_20_List"><text:bookmark-ref text:reference-format="text" text:ref-name="style.BackgroundImage">style.BackgroundIma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tyle.TextProperties"/>style.TextProperties<text:bookmark-end text:name="style.TextPropert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ackgroundcolor, color, condition, country, countryasian, countrycomplex, display, fontcharset, fontfamily, fontfamilyasian, fontfamilycomplex, fontfamilygeneric, fontfamilygenericasian, fontfamilygenericcomplex, fontname, fontpitch, fontpitchasian, fontpitchcomplex, fontrelief, fontsize, fontsizeasian, fontsizecomplex, fontsizerel, fontsizerelasian, fontsizerelcomplex, fontstyle, fontstyleasian, fontstylecomplex, fontstylename, fontstylenameasian, fontstylenamecomplex, fontvariant, fontweight, fontweightasian, fontweightcomplex, hyphenate, hyphenationpushcharcount, hyphenationremaincharcount, language, languageasian, languagecomplex, letterkerning, letterspacing, scripttype, textblinking, textcombine, textcombineendchar, textcombinestartchar, textemphasize, textlinethroughcolor, textlinethroughmode, textlinethroughstyle, textlinethroughtext, textlinethroughtextstyle, textlinethroughtype, textlinethroughwidth, textoutline, textposition, textrotationangle, textrotationscale, textscale, textshadow, texttransform, textunderlinecolor, textunderlinemode, textunderlinestyle, textunderlinetype, textunderlinewidth, usewindowfontcolor</text:span>.</text:p>
      <text:p text:style-name="Standard">These elements contain style.TextProperties: <text:span text:style-name="Element_20_List"><text:bookmark-ref text:reference-format="text" text:ref-name="number.BooleanStyle">number.BooleanStyle</text:bookmark-ref></text:span><text:span text:style-name="Element_20_List">, </text:span><text:span text:style-name="Element_20_List"><text:bookmark-ref text:reference-format="text" text:ref-name="number.CurrencyStyle">number.CurrencyStyle</text:bookmark-ref></text:span><text:span text:style-name="Element_20_List">, </text:span><text:span text:style-name="Element_20_List"><text:bookmark-ref text:reference-format="text" text:ref-name="number.DateStyle">number.DateStyle</text:bookmark-ref></text:span><text:span text:style-name="Element_20_List">, </text:span><text:span text:style-name="Element_20_List"><text:bookmark-ref text:reference-format="text" text:ref-name="number.NumberStyle">number.NumberStyle</text:bookmark-ref></text:span><text:span text:style-name="Element_20_List">, </text:span><text:span text:style-name="Element_20_List"><text:bookmark-ref text:reference-format="text" text:ref-name="number.PercentageStyle">number.PercentageStyle</text:bookmark-ref></text:span><text:span text:style-name="Element_20_List">, </text:span><text:span text:style-name="Element_20_List"><text:bookmark-ref text:reference-format="text" text:ref-name="number.TextStyle">number.TextStyle</text:bookmark-ref></text:span><text:span text:style-name="Element_20_List">, </text:span><text:span text:style-name="Element_20_List"><text:bookmark-ref text:reference-format="text" text:ref-name="number.TimeStyle">number.TimeStyle</text:bookmark-ref></text:span><text:span text:style-name="Element_20_List">, </text:span><text:span text:style-name="Element_20_List"><text:bookmark-ref text:reference-format="text" text:ref-name="style.DefaultStyle">style.DefaultStyle</text:bookmark-ref></text:span><text:span text:style-name="Element_20_List">, </text:span><text:span text:style-name="Element_20_List"><text:bookmark-ref text:reference-format="text" text:ref-name="style.Style">style.Style</text:bookmark-ref></text:span><text:span text:style-name="Element_20_List">, </text:span><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Number">text.ListLevelStyleNumber</text:bookmark-ref></text:span><text:span text:style-name="Element_20_List">, </text:span><text:span text:style-name="Element_20_List"><text:bookmark-ref text:reference-format="text" text:ref-name="text.OutlineLevelStyle">text.OutlineLevelStyle</text:bookmark-ref></text:span><text:span text:style-name="Element_20_List">.</text:span></text:p>
      <text:p text:style-name="Standard">The following elements occur in style.TextProperties: <text:span text:style-name="Element_20_List">No element is allowed.</text:span></text:p>
      <text:list text:style-name="L1" text:continue-numbering="true">
        <text:list-item>
          <text:list text:continue-numbering="true">
            <text:list-item>
              <text:h text:style-name="P7" text:outline-level="2">svg module</text:h>
              <text:list>
                <text:list-item>
                  <text:h text:style-name="P8" text:outline-level="3"><text:bookmark-start text:name="svg.DefinitionSrc"/>svg.DefinitionSrc<text:bookmark-end text:name="svg.DefinitionSrc"/></text:h>
                </text:list-item>
              </text:list>
            </text:list-item>
          </text:list>
        </text:list-item>
      </text:list>
      <text:p text:style-name="Standard">Requires the following attributes: <text:span text:style-name="Attribute_20_List">href.</text:span></text:p>
      <text:p text:style-name="Standard">Allows the following attributes: <text:span text:style-name="Attribute_20_List">actuate, href, type</text:span>.</text:p>
      <text:p text:style-name="Standard">These elements contain svg.DefinitionSrc: <text:span text:style-name="Element_20_List"><text:bookmark-ref text:reference-format="text" text:ref-name="style.FontFace">style.FontFace</text:bookmark-ref></text:span><text:span text:style-name="Element_20_List">.</text:span></text:p>
      <text:p text:style-name="Standard">The following elements occur in svg.DefinitionSrc: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vg.Desc"/>svg.Desc<text:bookmark-end text:name="svg.Desc"/></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Desc: <text:span text:style-name="Element_20_List"><text:bookmark-ref text:reference-format="text" text:ref-name="draw.AreaCircle">draw.AreaCircle</text:bookmark-ref></text:span><text:span text:style-name="Element_20_List">, </text:span><text:span text:style-name="Element_20_List"><text:bookmark-ref text:reference-format="text" text:ref-name="draw.AreaPolygon">draw.AreaPolygon</text:bookmark-ref></text:span><text:span text:style-name="Element_20_List">, </text:span><text:span text:style-name="Element_20_List"><text:bookmark-ref text:reference-format="text" text:ref-name="draw.AreaRectangle">draw.AreaRectangle</text:bookmark-ref></text:span><text:span text:style-name="Element_20_List">, </text:span><text:span text:style-name="Element_20_List"><text:bookmark-ref text:reference-format="text" text:ref-name="draw.Frame">draw.Frame</text:bookmark-ref></text:span><text:span text:style-name="Element_20_List">.</text:span></text:p>
      <text:p text:style-name="Standard">The following elements occur in svg.Desc: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vg.FontFaceFormat"/>svg.FontFaceFormat<text:bookmark-end text:name="svg.FontFaceForma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ring</text:span>.</text:p>
      <text:p text:style-name="Standard">These elements contain svg.FontFaceFormat: <text:span text:style-name="Element_20_List"><text:bookmark-ref text:reference-format="text" text:ref-name="svg.FontFaceUri">svg.FontFaceUri</text:bookmark-ref></text:span><text:span text:style-name="Element_20_List">.</text:span></text:p>
      <text:p text:style-name="Standard">The following elements occur in svg.FontFaceForma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vg.FontFaceName"/>svg.FontFaceName<text:bookmark-end text:name="svg.FontFaceNa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svg.FontFaceName: <text:span text:style-name="Element_20_List"><text:bookmark-ref text:reference-format="text" text:ref-name="svg.FontFaceSrc">svg.FontFaceSrc</text:bookmark-ref></text:span><text:span text:style-name="Element_20_List">.</text:span></text:p>
      <text:p text:style-name="Standard">The following elements occur in svg.FontFaceNa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svg.FontFaceSrc"/>svg.FontFaceSrc<text:bookmark-end text:name="svg.FontFaceSrc"/></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svg.FontFaceSrc: <text:span text:style-name="Element_20_List"><text:bookmark-ref text:reference-format="text" text:ref-name="style.FontFace">style.FontFace</text:bookmark-ref></text:span><text:span text:style-name="Element_20_List">.</text:span></text:p>
      <text:p text:style-name="Standard">The following elements occur in svg.FontFaceSrc: <text:span text:style-name="Element_20_List"><text:bookmark-ref text:reference-format="text" text:ref-name="svg.FontFaceName">svg.FontFaceName</text:bookmark-ref></text:span><text:span text:style-name="Element_20_List">, </text:span><text:span text:style-name="Element_20_List"><text:bookmark-ref text:reference-format="text" text:ref-name="svg.FontFaceUri">svg.FontFaceUri</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vg.FontFaceUri"/>svg.FontFaceUri<text:bookmark-end text:name="svg.FontFaceUri"/></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href, type</text:span>.</text:p>
      <text:p text:style-name="Standard">These elements contain svg.FontFaceUri: <text:span text:style-name="Element_20_List"><text:bookmark-ref text:reference-format="text" text:ref-name="svg.FontFaceSrc">svg.FontFaceSrc</text:bookmark-ref></text:span><text:span text:style-name="Element_20_List">.</text:span></text:p>
      <text:p text:style-name="Standard">The following elements occur in svg.FontFaceUri: <text:span text:style-name="Element_20_List"><text:bookmark-ref text:reference-format="text" text:ref-name="svg.FontFaceFormat">svg.FontFaceForma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vg.Lineargradient"/>svg.Lineargradient<text:bookmark-end text:name="svg.Lineargradien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displayname, gradienttransform, gradientunits, name, spreadmethod, x1, x2, y1, y2</text:span>.</text:p>
      <text:p text:style-name="Standard">These elements contain svg.Lineargradient: <text:span text:style-name="Element_20_List"><text:bookmark-ref text:reference-format="text" text:ref-name="office.Styles">office.Styles</text:bookmark-ref></text:span><text:span text:style-name="Element_20_List">.</text:span></text:p>
      <text:p text:style-name="Standard">The following elements occur in svg.Lineargradient: <text:span text:style-name="Element_20_List"><text:bookmark-ref text:reference-format="text" text:ref-name="svg.Stop">svg.Sto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vg.Radialgradient"/>svg.Radialgradient<text:bookmark-end text:name="svg.Radialgradien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cx, cy, displayname, fx, fy, gradienttransform, gradientunits, name, r, spreadmethod</text:span>.</text:p>
      <text:p text:style-name="Standard">These elements contain svg.Radialgradient: <text:span text:style-name="Element_20_List"><text:bookmark-ref text:reference-format="text" text:ref-name="office.Styles">office.Styles</text:bookmark-ref></text:span><text:span text:style-name="Element_20_List">.</text:span></text:p>
      <text:p text:style-name="Standard">The following elements occur in svg.Radialgradient: <text:span text:style-name="Element_20_List"><text:bookmark-ref text:reference-format="text" text:ref-name="svg.Stop">svg.Sto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svg.Stop"/>svg.Stop<text:bookmark-end text:name="svg.Stop"/></text:h>
                </text:list-item>
              </text:list>
            </text:list-item>
          </text:list>
        </text:list-item>
      </text:list>
      <text:p text:style-name="Standard">Requires the following attributes: <text:span text:style-name="Attribute_20_List">offset.</text:span></text:p>
      <text:p text:style-name="Standard">Allows the following attributes: <text:span text:style-name="Attribute_20_List">offset, stopcolor, stopopacity</text:span>.</text:p>
      <text:p text:style-name="Standard">These elements contain svg.Stop: <text:span text:style-name="Element_20_List"><text:bookmark-ref text:reference-format="text" text:ref-name="svg.Lineargradient">svg.Lineargradient</text:bookmark-ref></text:span><text:span text:style-name="Element_20_List">, </text:span><text:span text:style-name="Element_20_List"><text:bookmark-ref text:reference-format="text" text:ref-name="svg.Radialgradient">svg.Radialgradient</text:bookmark-ref></text:span><text:span text:style-name="Element_20_List">.</text:span></text:p>
      <text:p text:style-name="Standard">The following elements occur in svg.Stop: <text:span text:style-name="Element_20_List">No element is allowed.</text:span></text:p>
      <text:list text:style-name="L1" text:continue-numbering="true">
        <text:list-item>
          <text:list text:continue-numbering="true">
            <text:list-item>
              <text:h text:style-name="P7" text:outline-level="2">table module</text:h>
              <text:list>
                <text:list-item>
                  <text:h text:style-name="P8" text:outline-level="3"><text:bookmark-start text:name="table.Body"/>table.Body<text:bookmark-end text:name="table.Body"/></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Body: <text:span text:style-name="Element_20_List"><text:bookmark-ref text:reference-format="text" text:ref-name="table.TableTemplate">table.TableTemplate</text:bookmark-ref></text:span><text:span text:style-name="Element_20_List">.</text:span></text:p>
      <text:p text:style-name="Standard">The following elements occur in table.Bod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CalculationSettings"/>table.CalculationSettings<text:bookmark-end text:name="table.CalculationSetting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utomaticfindlabels, casesensitive, nullyear, precisionasshown, searchcriteriamustapplytowholecell, useregularexpressions</text:span>.</text:p>
      <text:p text:style-name="Standard">These elements contain table.CalculationSetting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alculationSettings: <text:span text:style-name="Element_20_List"><text:bookmark-ref text:reference-format="text" text:ref-name="table.Iteration">table.Iteration</text:bookmark-ref></text:span><text:span text:style-name="Element_20_List">, </text:span><text:span text:style-name="Element_20_List"><text:bookmark-ref text:reference-format="text" text:ref-name="table.NullDate">table.NullDat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CellAddress"/>table.CellAddress<text:bookmark-end text:name="table.CellAddress"/></text:h>
                </text:list-item>
              </text:list>
            </text:list-item>
          </text:list>
        </text:list-item>
      </text:list>
      <text:p text:style-name="Standard">Requires the following attributes: <text:span text:style-name="Attribute_20_List">column, row, table.</text:span></text:p>
      <text:p text:style-name="Standard">Allows the following attributes: <text:span text:style-name="Attribute_20_List">column, row, table</text:span>.</text:p>
      <text:p text:style-name="Standard">These elements contain table.CellAddres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CellContentDeletion">table.CellContentDeletion</text:bookmark-ref></text:span><text:span text:style-name="Element_20_List">.</text:span></text:p>
      <text:p text:style-name="Standard">The following elements occur in table.CellAddres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CellContentChange"/>table.CellContentChange<text:bookmark-end text:name="table.CellContentChange"/></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CellContentChange: <text:span text:style-name="Element_20_List"><text:bookmark-ref text:reference-format="text" text:ref-name="table.TrackedChanges">table.TrackedChanges</text:bookmark-ref></text:span><text:span text:style-name="Element_20_List">.</text:span></text:p>
      <text:p text:style-name="Standard">The following elements occur in table.CellContentChange: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Previous">table.Previou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CellContentDeletion"/>table.CellContentDeletion<text:bookmark-end text:name="table.CellContentDele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ellContentDeletion: <text:span text:style-name="Element_20_List"><text:bookmark-ref text:reference-format="text" text:ref-name="table.Deletions">table.Deletions</text:bookmark-ref></text:span><text:span text:style-name="Element_20_List">.</text:span></text:p>
      <text:p text:style-name="Standard">The following elements occur in table.CellContentDeletion: <text:span text:style-name="Element_20_List"><text:bookmark-ref text:reference-format="text" text:ref-name="table.CellAddress">table.CellAddress</text:bookmark-ref></text:span><text:span text:style-name="Element_20_List">, </text:span><text:span text:style-name="Element_20_List"><text:bookmark-ref text:reference-format="text" text:ref-name="table.ChangeTrackTableCell">table.ChangeTrackTableCel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CellRangeSource"/>table.CellRangeSource<text:bookmark-end text:name="table.CellRangeSource"/></text:h>
                </text:list-item>
              </text:list>
            </text:list-item>
          </text:list>
        </text:list-item>
      </text:list>
      <text:p text:style-name="Standard">Requires the following attributes: <text:span text:style-name="Attribute_20_List">href, lastcolumnspanned, lastrowspanned, name.</text:span></text:p>
      <text:p text:style-name="Standard">Allows the following attributes: <text:span text:style-name="Attribute_20_List">actuate, filtername, filteroptions, href, lastcolumnspanned, lastrowspanned, name, refreshdelay, type</text:span>.</text:p>
      <text:p text:style-name="Standard">These elements contain table.CellRangeSourc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CellRangeSourc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ChangeDeletion"/>table.ChangeDeletion<text:bookmark-end text:name="table.ChangeDele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ChangeDeletion: <text:span text:style-name="Element_20_List"><text:bookmark-ref text:reference-format="text" text:ref-name="table.Deletions">table.Deletions</text:bookmark-ref></text:span><text:span text:style-name="Element_20_List">.</text:span></text:p>
      <text:p text:style-name="Standard">The following elements occur in table.ChangeDele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ChangeTrackTableCell"/>table.ChangeTrackTableCell<text:bookmark-end text:name="table.ChangeTrackTableCel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ooleanvalue, celladdress, currency, datevalue, formula, matrixcovered, numbermatrixcolumnsspanned, numbermatrixrowsspanned, stringvalue, timevalue, value, valuetype</text:span>.</text:p>
      <text:p text:style-name="Standard">These elements contain table.ChangeTrackTableCell: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Previous">table.Previous</text:bookmark-ref></text:span><text:span text:style-name="Element_20_List">.</text:span></text:p>
      <text:p text:style-name="Standard">The following elements occur in table.ChangeTrackTableCell: <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Consolidation"/>table.Consolidation<text:bookmark-end text:name="table.Consolidation"/></text:h>
                </text:list-item>
              </text:list>
            </text:list-item>
          </text:list>
        </text:list-item>
      </text:list>
      <text:p text:style-name="Standard">Requires the following attributes: <text:span text:style-name="Attribute_20_List">function, sourcecellrangeaddresses, targetcelladdress.</text:span></text:p>
      <text:p text:style-name="Standard">Allows the following attributes: <text:span text:style-name="Attribute_20_List">function, linktosourcedata, sourcecellrangeaddresses, targetcelladdress, uselabels</text:span>.</text:p>
      <text:p text:style-name="Standard">These elements contain table.Consolidation: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solida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ContentValidation"/>table.ContentValidation<text:bookmark-end text:name="table.ContentValidation"/></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allowemptycell, basecelladdress, condition, displaylist, name</text:span>.</text:p>
      <text:p text:style-name="Standard">These elements contain table.ContentValidation: <text:span text:style-name="Element_20_List"><text:bookmark-ref text:reference-format="text" text:ref-name="table.ContentValidations">table.ContentValidations</text:bookmark-ref></text:span><text:span text:style-name="Element_20_List">.</text:span></text:p>
      <text:p text:style-name="Standard">The following elements occur in table.ContentValidation: <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table.ErrorMacro">table.ErrorMacro</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ContentValidations"/>table.ContentValidations<text:bookmark-end text:name="table.ContentValidation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ontentValidat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ContentValidations: <text:span text:style-name="Element_20_List"><text:bookmark-ref text:reference-format="text" text:ref-name="table.ContentValidation">table.ContentValidati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CoveredTableCell"/>table.CoveredTableCell<text:bookmark-end text:name="table.CoveredTableCel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formula, numbercolumnsrepeated, protect, stringvalue, stylename, timevalue, value, valuetype</text:span>.</text:p>
      <text:p text:style-name="Standard">These elements contain table.CoveredTableCell: <text:span text:style-name="Element_20_List"><text:bookmark-ref text:reference-format="text" text:ref-name="table.TableRow">table.TableRow</text:bookmark-ref></text:span><text:span text:style-name="Element_20_List">.</text:span></text:p>
      <text:p text:style-name="Standard">The following elements occur in table.Covered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CutOffs"/>table.CutOffs<text:bookmark-end text:name="table.CutOff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CutOffs: <text:span text:style-name="Element_20_List"><text:bookmark-ref text:reference-format="text" text:ref-name="table.Deletion">table.Deletion</text:bookmark-ref></text:span><text:span text:style-name="Element_20_List">.</text:span></text:p>
      <text:p text:style-name="Standard">The following elements occur in table.CutOffs: <text:span text:style-name="Element_20_List"><text:bookmark-ref text:reference-format="text" text:ref-name="table.InsertionCutOff">table.InsertionCutOff</text:bookmark-ref></text:span><text:span text:style-name="Element_20_List">, </text:span><text:span text:style-name="Element_20_List"><text:bookmark-ref text:reference-format="text" text:ref-name="table.MovementCutOff">table.MovementCutOff</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PilotDisplayInfo"/>table.DataPilotDisplayInfo<text:bookmark-end text:name="table.DataPilotDisplayInfo"/></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field, displaymembermode, enabled, membercount</text:span>.</text:p>
      <text:p text:style-name="Standard">These elements contain table.DataPilotDisplayInfo: <text:span text:style-name="Element_20_List"><text:bookmark-ref text:reference-format="text" text:ref-name="table.DataPilotLevel">table.DataPilotLevel</text:bookmark-ref></text:span><text:span text:style-name="Element_20_List">.</text:span></text:p>
      <text:p text:style-name="Standard">The following elements occur in table.DataPilotDisplayInfo: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ataPilotField"/>table.DataPilotField<text:bookmark-end text:name="table.DataPilotField"/></text:h>
                </text:list-item>
              </text:list>
            </text:list-item>
          </text:list>
        </text:list-item>
      </text:list>
      <text:p text:style-name="Standard">Requires the following attributes: <text:span text:style-name="Attribute_20_List">sourcefieldname.</text:span></text:p>
      <text:p text:style-name="Standard">Allows the following attributes: <text:span text:style-name="Attribute_20_List">function, isdatalayoutfield, orientation, selectedpage, sourcefieldname, usedhierarchy</text:span>.</text:p>
      <text:p text:style-name="Standard">These elements contain table.DataPilotField: <text:span text:style-name="Element_20_List"><text:bookmark-ref text:reference-format="text" text:ref-name="table.DataPilotTable">table.DataPilotTable</text:bookmark-ref></text:span><text:span text:style-name="Element_20_List">.</text:span></text:p>
      <text:p text:style-name="Standard">The following elements occur in table.DataPilotField: <text:span text:style-name="Element_20_List"><text:bookmark-ref text:reference-format="text" text:ref-name="table.DataPilotFieldReference">table.DataPilotFieldReference</text:bookmark-ref></text:span><text:span text:style-name="Element_20_List">, </text:span><text:span text:style-name="Element_20_List"><text:bookmark-ref text:reference-format="text" text:ref-name="table.DataPilotGroups">table.DataPilotGroups</text:bookmark-ref></text:span><text:span text:style-name="Element_20_List">, </text:span><text:span text:style-name="Element_20_List"><text:bookmark-ref text:reference-format="text" text:ref-name="table.DataPilotLevel">table.DataPilotLeve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PilotFieldReference"/>table.DataPilotFieldReference<text:bookmark-end text:name="table.DataPilotFieldReference"/></text:h>
                </text:list-item>
              </text:list>
            </text:list-item>
          </text:list>
        </text:list-item>
      </text:list>
      <text:p text:style-name="Standard">Requires the following attributes: <text:span text:style-name="Attribute_20_List">fieldname, type.</text:span></text:p>
      <text:p text:style-name="Standard">Allows the following attributes: <text:span text:style-name="Attribute_20_List">fieldname, membername, membertype, type</text:span>.</text:p>
      <text:p text:style-name="Standard">These elements contain table.DataPilotFieldReference: <text:span text:style-name="Element_20_List"><text:bookmark-ref text:reference-format="text" text:ref-name="table.DataPilotField">table.DataPilotField</text:bookmark-ref></text:span><text:span text:style-name="Element_20_List">.</text:span></text:p>
      <text:p text:style-name="Standard">The following elements occur in table.DataPilotFieldReferenc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ataPilotGroup"/>table.DataPilotGroup<text:bookmark-end text:name="table.DataPilotGroup"/></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 <text:span text:style-name="Element_20_List"><text:bookmark-ref text:reference-format="text" text:ref-name="table.DataPilotGroups">table.DataPilotGroups</text:bookmark-ref></text:span><text:span text:style-name="Element_20_List">.</text:span></text:p>
      <text:p text:style-name="Standard">The following elements occur in table.DataPilotGroup: <text:span text:style-name="Element_20_List"><text:bookmark-ref text:reference-format="text" text:ref-name="table.DataPilotGroupMember">table.DataPilotGroupMemb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PilotGroupMember"/>table.DataPilotGroupMember<text:bookmark-end text:name="table.DataPilotGroupMember"/></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able.DataPilotGroupMember: <text:span text:style-name="Element_20_List"><text:bookmark-ref text:reference-format="text" text:ref-name="table.DataPilotGroup">table.DataPilotGroup</text:bookmark-ref></text:span><text:span text:style-name="Element_20_List">.</text:span></text:p>
      <text:p text:style-name="Standard">The following elements occur in table.DataPilotGroupMemb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ataPilotGroups"/>table.DataPilotGroups<text:bookmark-end text:name="table.DataPilotGroups"/></text:h>
                </text:list-item>
              </text:list>
            </text:list-item>
          </text:list>
        </text:list-item>
      </text:list>
      <text:p text:style-name="Standard">Requires the following attributes: <text:span text:style-name="Attribute_20_List">groupedby, sourcefieldname, step.</text:span></text:p>
      <text:p text:style-name="Standard">Allows the following attributes: <text:span text:style-name="Attribute_20_List">dateend, datestart, end, groupedby, sourcefieldname, start, step</text:span>.</text:p>
      <text:p text:style-name="Standard">These elements contain table.DataPilotGroups: <text:span text:style-name="Element_20_List"><text:bookmark-ref text:reference-format="text" text:ref-name="table.DataPilotField">table.DataPilotField</text:bookmark-ref></text:span><text:span text:style-name="Element_20_List">.</text:span></text:p>
      <text:p text:style-name="Standard">The following elements occur in table.DataPilotGroups: <text:span text:style-name="Element_20_List"><text:bookmark-ref text:reference-format="text" text:ref-name="table.DataPilotGroup">table.DataPilotGrou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PilotLayoutInfo"/>table.DataPilotLayoutInfo<text:bookmark-end text:name="table.DataPilotLayoutInfo"/></text:h>
                </text:list-item>
              </text:list>
            </text:list-item>
          </text:list>
        </text:list-item>
      </text:list>
      <text:p text:style-name="Standard">Requires the following attributes: <text:span text:style-name="Attribute_20_List">addemptylines, layoutmode.</text:span></text:p>
      <text:p text:style-name="Standard">Allows the following attributes: <text:span text:style-name="Attribute_20_List">addemptylines, layoutmode</text:span>.</text:p>
      <text:p text:style-name="Standard">These elements contain table.DataPilotLayoutInfo: <text:span text:style-name="Element_20_List"><text:bookmark-ref text:reference-format="text" text:ref-name="table.DataPilotLevel">table.DataPilotLevel</text:bookmark-ref></text:span><text:span text:style-name="Element_20_List">.</text:span></text:p>
      <text:p text:style-name="Standard">The following elements occur in table.DataPilotLayoutInfo: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ataPilotLevel"/>table.DataPilotLevel<text:bookmark-end text:name="table.DataPilotLeve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howempty</text:span>.</text:p>
      <text:p text:style-name="Standard">These elements contain table.DataPilotLevel: <text:span text:style-name="Element_20_List"><text:bookmark-ref text:reference-format="text" text:ref-name="table.DataPilotField">table.DataPilotField</text:bookmark-ref></text:span><text:span text:style-name="Element_20_List">.</text:span></text:p>
      <text:p text:style-name="Standard">The following elements occur in table.DataPilotLevel: <text:span text:style-name="Element_20_List"><text:bookmark-ref text:reference-format="text" text:ref-name="table.DataPilotDisplayInfo">table.DataPilotDisplayInfo</text:bookmark-ref></text:span><text:span text:style-name="Element_20_List">, </text:span><text:span text:style-name="Element_20_List"><text:bookmark-ref text:reference-format="text" text:ref-name="table.DataPilotLayoutInfo">table.DataPilotLayoutInfo</text:bookmark-ref></text:span><text:span text:style-name="Element_20_List">, </text:span><text:span text:style-name="Element_20_List"><text:bookmark-ref text:reference-format="text" text:ref-name="table.DataPilotMembers">table.DataPilotMembers</text:bookmark-ref></text:span><text:span text:style-name="Element_20_List">, </text:span><text:span text:style-name="Element_20_List"><text:bookmark-ref text:reference-format="text" text:ref-name="table.DataPilotSortInfo">table.DataPilotSortInfo</text:bookmark-ref></text:span><text:span text:style-name="Element_20_List">, </text:span><text:span text:style-name="Element_20_List"><text:bookmark-ref text:reference-format="text" text:ref-name="table.DataPilotSubtotals">table.DataPilotSubtotal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PilotMember"/>table.DataPilotMember<text:bookmark-end text:name="table.DataPilotMember"/></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display, name, showdetails</text:span>.</text:p>
      <text:p text:style-name="Standard">These elements contain table.DataPilotMember: <text:span text:style-name="Element_20_List"><text:bookmark-ref text:reference-format="text" text:ref-name="table.DataPilotMembers">table.DataPilotMembers</text:bookmark-ref></text:span><text:span text:style-name="Element_20_List">.</text:span></text:p>
      <text:p text:style-name="Standard">The following elements occur in table.DataPilotMemb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ataPilotMembers"/>table.DataPilotMembers<text:bookmark-end text:name="table.DataPilotMember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Members: <text:span text:style-name="Element_20_List"><text:bookmark-ref text:reference-format="text" text:ref-name="table.DataPilotLevel">table.DataPilotLevel</text:bookmark-ref></text:span><text:span text:style-name="Element_20_List">.</text:span></text:p>
      <text:p text:style-name="Standard">The following elements occur in table.DataPilotMembers: <text:span text:style-name="Element_20_List"><text:bookmark-ref text:reference-format="text" text:ref-name="table.DataPilotMember">table.DataPilotMemb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PilotSortInfo"/>table.DataPilotSortInfo<text:bookmark-end text:name="table.DataPilotSortInfo"/></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field, order, sortmode</text:span>.</text:p>
      <text:p text:style-name="Standard">These elements contain table.DataPilotSortInfo: <text:span text:style-name="Element_20_List"><text:bookmark-ref text:reference-format="text" text:ref-name="table.DataPilotLevel">table.DataPilotLevel</text:bookmark-ref></text:span><text:span text:style-name="Element_20_List">.</text:span></text:p>
      <text:p text:style-name="Standard">The following elements occur in table.DataPilotSortInfo: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ataPilotSubtotal"/>table.DataPilotSubtotal<text:bookmark-end text:name="table.DataPilotSubtotal"/></text:h>
                </text:list-item>
              </text:list>
            </text:list-item>
          </text:list>
        </text:list-item>
      </text:list>
      <text:p text:style-name="Standard">Requires the following attributes: <text:span text:style-name="Attribute_20_List">function.</text:span></text:p>
      <text:p text:style-name="Standard">Allows the following attributes: <text:span text:style-name="Attribute_20_List">function</text:span>.</text:p>
      <text:p text:style-name="Standard">These elements contain table.DataPilotSubtotal: <text:span text:style-name="Element_20_List"><text:bookmark-ref text:reference-format="text" text:ref-name="table.DataPilotSubtotals">table.DataPilotSubtotals</text:bookmark-ref></text:span><text:span text:style-name="Element_20_List">.</text:span></text:p>
      <text:p text:style-name="Standard">The following elements occur in table.DataPilotSubtota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ataPilotSubtotals"/>table.DataPilotSubtotals<text:bookmark-end text:name="table.DataPilotSubtotal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Subtotals: <text:span text:style-name="Element_20_List"><text:bookmark-ref text:reference-format="text" text:ref-name="table.DataPilotLevel">table.DataPilotLevel</text:bookmark-ref></text:span><text:span text:style-name="Element_20_List">.</text:span></text:p>
      <text:p text:style-name="Standard">The following elements occur in table.DataPilotSubtotals: <text:span text:style-name="Element_20_List"><text:bookmark-ref text:reference-format="text" text:ref-name="table.DataPilotSubtotal">table.DataPilotSubtota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PilotTable"/>table.DataPilotTable<text:bookmark-end text:name="table.DataPilotTab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pplicationdata, buttons, drilldownondoubleclick, grandtotal, identifycategories, ignoreemptyrows, name, showfilterbutton, targetrangeaddress</text:span>.</text:p>
      <text:p text:style-name="Standard">These elements contain table.DataPilotTable: <text:span text:style-name="Element_20_List"><text:bookmark-ref text:reference-format="text" text:ref-name="table.DataPilotTables">table.DataPilotTables</text:bookmark-ref></text:span><text:span text:style-name="Element_20_List">.</text:span></text:p>
      <text:p text:style-name="Standard">The following elements occur in table.DataPilotTable: <text:span text:style-name="Element_20_List"><text:bookmark-ref text:reference-format="text" text:ref-name="table.DataPilotField">table.DataPilotField</text:bookmark-ref></text:span><text:span text:style-name="Element_20_List">, </text:span><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SourceCellRange">table.SourceCellRange</text:bookmark-ref></text:span><text:span text:style-name="Element_20_List">, </text:span><text:span text:style-name="Element_20_List"><text:bookmark-ref text:reference-format="text" text:ref-name="table.SourceService">table.SourceServi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PilotTables"/>table.DataPilotTables<text:bookmark-end text:name="table.DataPilotTabl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PilotTabl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PilotTables: <text:span text:style-name="Element_20_List"><text:bookmark-ref text:reference-format="text" text:ref-name="table.DataPilotTable">table.DataPilotTab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baseRange"/>table.DatabaseRange<text:bookmark-end text:name="table.DatabaseRan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ntainsheader, displayfilterbuttons, haspersistentdata, isselection, name, onupdatekeepsize, onupdatekeepstyles, orientation, refreshdelay, targetrangeaddress</text:span>.</text:p>
      <text:p text:style-name="Standard">These elements contain table.DatabaseRange: <text:span text:style-name="Element_20_List"><text:bookmark-ref text:reference-format="text" text:ref-name="table.DatabaseRanges">table.DatabaseRanges</text:bookmark-ref></text:span><text:span text:style-name="Element_20_List">.</text:span></text:p>
      <text:p text:style-name="Standard">The following elements occur in table.DatabaseRange: <text:span text:style-name="Element_20_List"><text:bookmark-ref text:reference-format="text" text:ref-name="table.DatabaseSourceQuery">table.DatabaseSourceQuery</text:bookmark-ref></text:span><text:span text:style-name="Element_20_List">, </text:span><text:span text:style-name="Element_20_List"><text:bookmark-ref text:reference-format="text" text:ref-name="table.DatabaseSourceSql">table.DatabaseSourceSql</text:bookmark-ref></text:span><text:span text:style-name="Element_20_List">, </text:span><text:span text:style-name="Element_20_List"><text:bookmark-ref text:reference-format="text" text:ref-name="table.DatabaseSourceTable">table.DatabaseSourceTable</text:bookmark-ref></text:span><text:span text:style-name="Element_20_List">, </text:span><text:span text:style-name="Element_20_List"><text:bookmark-ref text:reference-format="text" text:ref-name="table.Filter">table.Filter</text:bookmark-ref></text:span><text:span text:style-name="Element_20_List">, </text:span><text:span text:style-name="Element_20_List"><text:bookmark-ref text:reference-format="text" text:ref-name="table.Sort">table.Sort</text:bookmark-ref></text:span><text:span text:style-name="Element_20_List">, </text:span><text:span text:style-name="Element_20_List"><text:bookmark-ref text:reference-format="text" text:ref-name="table.SubtotalRules">table.SubtotalRul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baseRanges"/>table.DatabaseRanges<text:bookmark-end text:name="table.DatabaseRang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atabase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atabaseRanges: <text:span text:style-name="Element_20_List"><text:bookmark-ref text:reference-format="text" text:ref-name="table.DatabaseRange">table.DatabaseRan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atabaseSourceQuery"/>table.DatabaseSourceQuery<text:bookmark-end text:name="table.DatabaseSourceQuer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basename, queryname</text:span>.</text:p>
      <text:p text:style-name="Standard">These elements contain table.DatabaseSourceQuery: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Quer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atabaseSourceSql"/>table.DatabaseSourceSql<text:bookmark-end text:name="table.DatabaseSourceSql"/></text:h>
                </text:list-item>
              </text:list>
            </text:list-item>
          </text:list>
        </text:list-item>
      </text:list>
      <text:p text:style-name="Standard">Requires the following attributes: <text:span text:style-name="Attribute_20_List">databasename, sqlstatement.</text:span></text:p>
      <text:p text:style-name="Standard">Allows the following attributes: <text:span text:style-name="Attribute_20_List">databasename, parsesqlstatement, sqlstatement</text:span>.</text:p>
      <text:p text:style-name="Standard">These elements contain table.DatabaseSourceSql: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Sq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atabaseSourceTable"/>table.DatabaseSourceTable<text:bookmark-end text:name="table.DatabaseSourceTable"/></text:h>
                </text:list-item>
              </text:list>
            </text:list-item>
          </text:list>
        </text:list-item>
      </text:list>
      <text:p text:style-name="Standard">Requires the following attributes: <text:span text:style-name="Attribute_20_List">databasename, databasetablename.</text:span></text:p>
      <text:p text:style-name="Standard">Allows the following attributes: <text:span text:style-name="Attribute_20_List">databasename, databasetablename</text:span>.</text:p>
      <text:p text:style-name="Standard">These elements contain table.DatabaseSourceTable: <text:span text:style-name="Element_20_List"><text:bookmark-ref text:reference-format="text" text:ref-name="table.DataPilotTable">table.DataPilotTable</text:bookmark-ref></text:span><text:span text:style-name="Element_20_List">, </text:span><text:span text:style-name="Element_20_List"><text:bookmark-ref text:reference-format="text" text:ref-name="table.DatabaseRange">table.DatabaseRange</text:bookmark-ref></text:span><text:span text:style-name="Element_20_List">.</text:span></text:p>
      <text:p text:style-name="Standard">The following elements occur in table.DatabaseSourceTabl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deLink"/>table.DdeLink<text:bookmark-end text:name="table.DdeLink"/></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 <text:span text:style-name="Element_20_List"><text:bookmark-ref text:reference-format="text" text:ref-name="table.DdeLinks">table.DdeLinks</text:bookmark-ref></text:span><text:span text:style-name="Element_20_List">.</text:span></text:p>
      <text:p text:style-name="Standard">The following elements occur in table.DdeLink: <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deLinks"/>table.DdeLinks<text:bookmark-end text:name="table.DdeLink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deLink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DdeLinks: <text:span text:style-name="Element_20_List"><text:bookmark-ref text:reference-format="text" text:ref-name="table.DdeLink">table.DdeLink</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eletion"/>table.Deletion<text:bookmark-end text:name="table.Dele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ceptancestate, id, multideletionspanned, position, rejectingchangeid, table, type</text:span>.</text:p>
      <text:p text:style-name="Standard">These elements contain table.Deletion: <text:span text:style-name="Element_20_List"><text:bookmark-ref text:reference-format="text" text:ref-name="table.TrackedChanges">table.TrackedChanges</text:bookmark-ref></text:span><text:span text:style-name="Element_20_List">.</text:span></text:p>
      <text:p text:style-name="Standard">The following elements occur in table.Dele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CutOffs">table.CutOffs</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eletions"/>table.Deletions<text:bookmark-end text:name="table.Deletion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letion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letions: <text:span text:style-name="Element_20_List"><text:bookmark-ref text:reference-format="text" text:ref-name="table.CellContentDeletion">table.CellContentDeletion</text:bookmark-ref></text:span><text:span text:style-name="Element_20_List">, </text:span><text:span text:style-name="Element_20_List"><text:bookmark-ref text:reference-format="text" text:ref-name="table.ChangeDeletion">table.ChangeDeleti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ependencies"/>table.Dependencies<text:bookmark-end text:name="table.Dependenci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pendenci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p text:style-name="Standard">The following elements occur in table.Dependencies: <text:span text:style-name="Element_20_List"><text:bookmark-ref text:reference-format="text" text:ref-name="table.Dependency">table.Dependency</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Dependency"/>table.Dependency<text:bookmark-end text:name="table.Dependenc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Dependency: <text:span text:style-name="Element_20_List"><text:bookmark-ref text:reference-format="text" text:ref-name="table.Dependencies">table.Dependencies</text:bookmark-ref></text:span><text:span text:style-name="Element_20_List">.</text:span></text:p>
      <text:p text:style-name="Standard">The following elements occur in table.Dependenc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Detective"/>table.Detective<text:bookmark-end text:name="table.Detectiv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Detective: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p text:style-name="Standard">The following elements occur in table.Detective: <text:span text:style-name="Element_20_List"><text:bookmark-ref text:reference-format="text" text:ref-name="table.HighlightedRange">table.HighlightedRange</text:bookmark-ref></text:span><text:span text:style-name="Element_20_List">, </text:span><text:span text:style-name="Element_20_List"><text:bookmark-ref text:reference-format="text" text:ref-name="table.Operation">table.Operati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ErrorMacro"/>table.ErrorMacro<text:bookmark-end text:name="table.ErrorMacro"/></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execute</text:span>.</text:p>
      <text:p text:style-name="Standard">These elements contain table.ErrorMacro: <text:span text:style-name="Element_20_List"><text:bookmark-ref text:reference-format="text" text:ref-name="table.ContentValidation">table.ContentValidation</text:bookmark-ref></text:span><text:span text:style-name="Element_20_List">.</text:span></text:p>
      <text:p text:style-name="Standard">The following elements occur in table.ErrorMacro: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ErrorMessage"/>table.ErrorMessage<text:bookmark-end text:name="table.ErrorMessa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 messagetype, title</text:span>.</text:p>
      <text:p text:style-name="Standard">These elements contain table.ErrorMessage: <text:span text:style-name="Element_20_List"><text:bookmark-ref text:reference-format="text" text:ref-name="table.ContentValidation">table.ContentValidation</text:bookmark-ref></text:span><text:span text:style-name="Element_20_List">.</text:span></text:p>
      <text:p text:style-name="Standard">The following elements occur in table.ErrorMessage: <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EvenColumns"/>table.EvenColumns<text:bookmark-end text:name="table.EvenColumns"/></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EvenColumns: <text:span text:style-name="Element_20_List"><text:bookmark-ref text:reference-format="text" text:ref-name="table.TableTemplate">table.TableTemplate</text:bookmark-ref></text:span><text:span text:style-name="Element_20_List">.</text:span></text:p>
      <text:p text:style-name="Standard">The following elements occur in table.EvenColumn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EvenRows"/>table.EvenRows<text:bookmark-end text:name="table.EvenRows"/></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EvenRows: <text:span text:style-name="Element_20_List"><text:bookmark-ref text:reference-format="text" text:ref-name="table.TableTemplate">table.TableTemplate</text:bookmark-ref></text:span><text:span text:style-name="Element_20_List">.</text:span></text:p>
      <text:p text:style-name="Standard">The following elements occur in table.EvenRow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Filter"/>table.Filter<text:bookmark-end text:name="table.Filt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nditionsource, conditionsourcerangeaddress, displayduplicates, targetrangeaddress</text:span>.</text:p>
      <text:p text:style-name="Standard">These elements contain table.Filter: <text:span text:style-name="Element_20_List"><text:bookmark-ref text:reference-format="text" text:ref-name="table.DatabaseRange">table.DatabaseRange</text:bookmark-ref></text:span><text:span text:style-name="Element_20_List">, </text:span><text:span text:style-name="Element_20_List"><text:bookmark-ref text:reference-format="text" text:ref-name="table.SourceCellRange">table.SourceCellRange</text:bookmark-ref></text:span><text:span text:style-name="Element_20_List">.</text:span></text:p>
      <text:p text:style-name="Standard">The following elements occur in table.Filte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FilterAnd"/>table.FilterAnd<text:bookmark-end text:name="table.FilterAnd"/></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And: <text:span text:style-name="Element_20_List"><text:bookmark-ref text:reference-format="text" text:ref-name="table.Filter">table.Filter</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And: <text:span text:style-name="Element_20_List"><text:bookmark-ref text:reference-format="text" text:ref-name="table.FilterCondition">table.FilterCondition</text:bookmark-ref></text:span><text:span text:style-name="Element_20_List">, </text:span><text:span text:style-name="Element_20_List"><text:bookmark-ref text:reference-format="text" text:ref-name="table.FilterOr">table.FilterO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FilterCondition"/>table.FilterCondition<text:bookmark-end text:name="table.FilterCondi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sesensitive, datatype, fieldnumber, operator, value</text:span>.</text:p>
      <text:p text:style-name="Standard">These elements contain table.FilterCondition: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Or">table.FilterOr</text:bookmark-ref></text:span><text:span text:style-name="Element_20_List">.</text:span></text:p>
      <text:p text:style-name="Standard">The following elements occur in table.FilterCondi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FilterOr"/>table.FilterOr<text:bookmark-end text:name="table.Filter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FilterOr: <text:span text:style-name="Element_20_List"><text:bookmark-ref text:reference-format="text" text:ref-name="table.Filter">table.Filter</text:bookmark-ref></text:span><text:span text:style-name="Element_20_List">, </text:span><text:span text:style-name="Element_20_List"><text:bookmark-ref text:reference-format="text" text:ref-name="table.FilterAnd">table.FilterAnd</text:bookmark-ref></text:span><text:span text:style-name="Element_20_List">.</text:span></text:p>
      <text:p text:style-name="Standard">The following elements occur in table.FilterOr: <text:span text:style-name="Element_20_List"><text:bookmark-ref text:reference-format="text" text:ref-name="table.FilterAnd">table.FilterAnd</text:bookmark-ref></text:span><text:span text:style-name="Element_20_List">, </text:span><text:span text:style-name="Element_20_List"><text:bookmark-ref text:reference-format="text" text:ref-name="table.FilterCondition">table.FilterConditi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FirstColumn"/>table.FirstColumn<text:bookmark-end text:name="table.FirstColum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able.FirstColumn: <text:span text:style-name="Element_20_List"><text:bookmark-ref text:reference-format="text" text:ref-name="table.TableTemplate">table.TableTemplate</text:bookmark-ref></text:span><text:span text:style-name="Element_20_List">.</text:span></text:p>
      <text:p text:style-name="Standard">The following elements occur in table.FirstColum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FirstRow"/>table.FirstRow<text:bookmark-end text:name="table.FirstRow"/></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FirstRow: <text:span text:style-name="Element_20_List"><text:bookmark-ref text:reference-format="text" text:ref-name="table.TableTemplate">table.TableTemplate</text:bookmark-ref></text:span><text:span text:style-name="Element_20_List">.</text:span></text:p>
      <text:p text:style-name="Standard">The following elements occur in table.FirstRow: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HelpMessage"/>table.HelpMessage<text:bookmark-end text:name="table.HelpMessa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 title</text:span>.</text:p>
      <text:p text:style-name="Standard">These elements contain table.HelpMessage: <text:span text:style-name="Element_20_List"><text:bookmark-ref text:reference-format="text" text:ref-name="table.ContentValidation">table.ContentValidation</text:bookmark-ref></text:span><text:span text:style-name="Element_20_List">.</text:span></text:p>
      <text:p text:style-name="Standard">The following elements occur in table.HelpMessage: <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HighlightedRange"/>table.HighlightedRange<text:bookmark-end text:name="table.HighlightedRan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ellrangeaddress, containserror, direction, markedinvalid</text:span>.</text:p>
      <text:p text:style-name="Standard">These elements contain table.HighlightedRange: <text:span text:style-name="Element_20_List"><text:bookmark-ref text:reference-format="text" text:ref-name="table.Detective">table.Detective</text:bookmark-ref></text:span><text:span text:style-name="Element_20_List">.</text:span></text:p>
      <text:p text:style-name="Standard">The following elements occur in table.HighlightedRang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Insertion"/>table.Insertion<text:bookmark-end text:name="table.Insertion"/></text:h>
                </text:list-item>
              </text:list>
            </text:list-item>
          </text:list>
        </text:list-item>
      </text:list>
      <text:p text:style-name="Standard">Requires the following attributes: <text:span text:style-name="Attribute_20_List">id, position, type.</text:span></text:p>
      <text:p text:style-name="Standard">Allows the following attributes: <text:span text:style-name="Attribute_20_List">acceptancestate, count, id, position, rejectingchangeid, table, type</text:span>.</text:p>
      <text:p text:style-name="Standard">These elements contain table.Insertion: <text:span text:style-name="Element_20_List"><text:bookmark-ref text:reference-format="text" text:ref-name="table.TrackedChanges">table.TrackedChanges</text:bookmark-ref></text:span><text:span text:style-name="Element_20_List">.</text:span></text:p>
      <text:p text:style-name="Standard">The following elements occur in table.Insertion: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InsertionCutOff"/>table.InsertionCutOff<text:bookmark-end text:name="table.InsertionCutOff"/></text:h>
                </text:list-item>
              </text:list>
            </text:list-item>
          </text:list>
        </text:list-item>
      </text:list>
      <text:p text:style-name="Standard">Requires the following attributes: <text:span text:style-name="Attribute_20_List">id, position.</text:span></text:p>
      <text:p text:style-name="Standard">Allows the following attributes: <text:span text:style-name="Attribute_20_List">id, position</text:span>.</text:p>
      <text:p text:style-name="Standard">These elements contain table.InsertionCutOff: <text:span text:style-name="Element_20_List"><text:bookmark-ref text:reference-format="text" text:ref-name="table.CutOffs">table.CutOffs</text:bookmark-ref></text:span><text:span text:style-name="Element_20_List">.</text:span></text:p>
      <text:p text:style-name="Standard">The following elements occur in table.InsertionCutOff: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Iteration"/>table.Iteration<text:bookmark-end text:name="table.Itera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maximumdifference, status, steps</text:span>.</text:p>
      <text:p text:style-name="Standard">These elements contain table.Iteration: <text:span text:style-name="Element_20_List"><text:bookmark-ref text:reference-format="text" text:ref-name="table.CalculationSettings">table.CalculationSettings</text:bookmark-ref></text:span><text:span text:style-name="Element_20_List">.</text:span></text:p>
      <text:p text:style-name="Standard">The following elements occur in table.Itera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LabelRange"/>table.LabelRange<text:bookmark-end text:name="table.LabelRange"/></text:h>
                </text:list-item>
              </text:list>
            </text:list-item>
          </text:list>
        </text:list-item>
      </text:list>
      <text:p text:style-name="Standard">Requires the following attributes: <text:span text:style-name="Attribute_20_List">datacellrangeaddress, labelcellrangeaddress, orientation.</text:span></text:p>
      <text:p text:style-name="Standard">Allows the following attributes: <text:span text:style-name="Attribute_20_List">datacellrangeaddress, labelcellrangeaddress, orientation</text:span>.</text:p>
      <text:p text:style-name="Standard">These elements contain table.LabelRange: <text:span text:style-name="Element_20_List"><text:bookmark-ref text:reference-format="text" text:ref-name="table.LabelRanges">table.LabelRanges</text:bookmark-ref></text:span><text:span text:style-name="Element_20_List">.</text:span></text:p>
      <text:p text:style-name="Standard">The following elements occur in table.LabelRang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LabelRanges"/>table.LabelRanges<text:bookmark-end text:name="table.LabelRang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LabelRange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LabelRanges: <text:span text:style-name="Element_20_List"><text:bookmark-ref text:reference-format="text" text:ref-name="table.LabelRange">table.LabelRan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LastColumn"/>table.LastColumn<text:bookmark-end text:name="table.LastColum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able.LastColumn: <text:span text:style-name="Element_20_List"><text:bookmark-ref text:reference-format="text" text:ref-name="table.TableTemplate">table.TableTemplate</text:bookmark-ref></text:span><text:span text:style-name="Element_20_List">.</text:span></text:p>
      <text:p text:style-name="Standard">The following elements occur in table.LastColum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LastRow"/>table.LastRow<text:bookmark-end text:name="table.LastRow"/></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LastRow: <text:span text:style-name="Element_20_List"><text:bookmark-ref text:reference-format="text" text:ref-name="table.TableTemplate">table.TableTemplate</text:bookmark-ref></text:span><text:span text:style-name="Element_20_List">.</text:span></text:p>
      <text:p text:style-name="Standard">The following elements occur in table.LastRow: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Movement"/>table.Movement<text:bookmark-end text:name="table.Movement"/></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acceptancestate, id, rejectingchangeid</text:span>.</text:p>
      <text:p text:style-name="Standard">These elements contain table.Movement: <text:span text:style-name="Element_20_List"><text:bookmark-ref text:reference-format="text" text:ref-name="table.TrackedChanges">table.TrackedChanges</text:bookmark-ref></text:span><text:span text:style-name="Element_20_List">.</text:span></text:p>
      <text:p text:style-name="Standard">The following elements occur in table.Movement: <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Deletions">table.Deletions</text:bookmark-ref></text:span><text:span text:style-name="Element_20_List">, </text:span><text:span text:style-name="Element_20_List"><text:bookmark-ref text:reference-format="text" text:ref-name="table.Dependencies">table.Dependencies</text:bookmark-ref></text:span><text:span text:style-name="Element_20_List">, </text:span><text:span text:style-name="Element_20_List"><text:bookmark-ref text:reference-format="text" text:ref-name="table.SourceRangeAddress">table.SourceRangeAddress</text:bookmark-ref></text:span><text:span text:style-name="Element_20_List">, </text:span><text:span text:style-name="Element_20_List"><text:bookmark-ref text:reference-format="text" text:ref-name="table.TargetRangeAddress">table.TargetRangeAddres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MovementCutOff"/>table.MovementCutOff<text:bookmark-end text:name="table.MovementCutOff"/></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endposition, position, startposition</text:span>.</text:p>
      <text:p text:style-name="Standard">These elements contain table.MovementCutOff: <text:span text:style-name="Element_20_List"><text:bookmark-ref text:reference-format="text" text:ref-name="table.CutOffs">table.CutOffs</text:bookmark-ref></text:span><text:span text:style-name="Element_20_List">.</text:span></text:p>
      <text:p text:style-name="Standard">The following elements occur in table.MovementCutOff: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NamedExpression"/>table.NamedExpression<text:bookmark-end text:name="table.NamedExpression"/></text:h>
                </text:list-item>
              </text:list>
            </text:list-item>
          </text:list>
        </text:list-item>
      </text:list>
      <text:p text:style-name="Standard">Requires the following attributes: <text:span text:style-name="Attribute_20_List">expression, name.</text:span></text:p>
      <text:p text:style-name="Standard">Allows the following attributes: <text:span text:style-name="Attribute_20_List">basecelladdress, expression, name</text:span>.</text:p>
      <text:p text:style-name="Standard">These elements contain table.NamedExpression: <text:span text:style-name="Element_20_List"><text:bookmark-ref text:reference-format="text" text:ref-name="table.NamedExpressions">table.NamedExpressions</text:bookmark-ref></text:span><text:span text:style-name="Element_20_List">.</text:span></text:p>
      <text:p text:style-name="Standard">The following elements occur in table.NamedExpress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NamedExpressions"/>table.NamedExpressions<text:bookmark-end text:name="table.NamedExpression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NamedExpression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text:span></text:p>
      <text:p text:style-name="Standard">The following elements occur in table.NamedExpressions: <text:span text:style-name="Element_20_List"><text:bookmark-ref text:reference-format="text" text:ref-name="table.NamedExpression">table.NamedExpression</text:bookmark-ref></text:span><text:span text:style-name="Element_20_List">, </text:span><text:span text:style-name="Element_20_List"><text:bookmark-ref text:reference-format="text" text:ref-name="table.NamedRange">table.NamedRan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NamedRange"/>table.NamedRange<text:bookmark-end text:name="table.NamedRan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asecelladdress, cellrangeaddress, name, rangeusableas</text:span>.</text:p>
      <text:p text:style-name="Standard">These elements contain table.NamedRange: <text:span text:style-name="Element_20_List"><text:bookmark-ref text:reference-format="text" text:ref-name="table.NamedExpressions">table.NamedExpressions</text:bookmark-ref></text:span><text:span text:style-name="Element_20_List">.</text:span></text:p>
      <text:p text:style-name="Standard">The following elements occur in table.NamedRang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NullDate"/>table.NullDate<text:bookmark-end text:name="table.NullD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evaluetype, valuetype</text:span>.</text:p>
      <text:p text:style-name="Standard">These elements contain table.NullDate: <text:span text:style-name="Element_20_List"><text:bookmark-ref text:reference-format="text" text:ref-name="table.CalculationSettings">table.CalculationSettings</text:bookmark-ref></text:span><text:span text:style-name="Element_20_List">.</text:span></text:p>
      <text:p text:style-name="Standard">The following elements occur in table.NullD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OddColumns"/>table.OddColumns<text:bookmark-end text:name="table.OddColumns"/></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OddColumns: <text:span text:style-name="Element_20_List"><text:bookmark-ref text:reference-format="text" text:ref-name="table.TableTemplate">table.TableTemplate</text:bookmark-ref></text:span><text:span text:style-name="Element_20_List">.</text:span></text:p>
      <text:p text:style-name="Standard">The following elements occur in table.OddColumn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OddRows"/>table.OddRows<text:bookmark-end text:name="table.OddRows"/></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able.OddRows: <text:span text:style-name="Element_20_List"><text:bookmark-ref text:reference-format="text" text:ref-name="table.TableTemplate">table.TableTemplate</text:bookmark-ref></text:span><text:span text:style-name="Element_20_List">.</text:span></text:p>
      <text:p text:style-name="Standard">The following elements occur in table.OddRow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Operation"/>table.Operation<text:bookmark-end text:name="table.Operation"/></text:h>
                </text:list-item>
              </text:list>
            </text:list-item>
          </text:list>
        </text:list-item>
      </text:list>
      <text:p text:style-name="Standard">Requires the following attributes: <text:span text:style-name="Attribute_20_List">index, name.</text:span></text:p>
      <text:p text:style-name="Standard">Allows the following attributes: <text:span text:style-name="Attribute_20_List">index, name</text:span>.</text:p>
      <text:p text:style-name="Standard">These elements contain table.Operation: <text:span text:style-name="Element_20_List"><text:bookmark-ref text:reference-format="text" text:ref-name="table.Detective">table.Detective</text:bookmark-ref></text:span><text:span text:style-name="Element_20_List">.</text:span></text:p>
      <text:p text:style-name="Standard">The following elements occur in table.Opera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Previous"/>table.Previous<text:bookmark-end text:name="table.Previou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id</text:span>.</text:p>
      <text:p text:style-name="Standard">These elements contain table.Previous: <text:span text:style-name="Element_20_List"><text:bookmark-ref text:reference-format="text" text:ref-name="table.CellContentChange">table.CellContentChange</text:bookmark-ref></text:span><text:span text:style-name="Element_20_List">.</text:span></text:p>
      <text:p text:style-name="Standard">The following elements occur in table.Previous: <text:span text:style-name="Element_20_List"><text:bookmark-ref text:reference-format="text" text:ref-name="table.ChangeTrackTableCell">table.ChangeTrackTableCel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Scenario"/>table.Scenario<text:bookmark-end text:name="table.Scenario"/></text:h>
                </text:list-item>
              </text:list>
            </text:list-item>
          </text:list>
        </text:list-item>
      </text:list>
      <text:p text:style-name="Standard">Requires the following attributes: <text:span text:style-name="Attribute_20_List">isactive, scenarioranges.</text:span></text:p>
      <text:p text:style-name="Standard">Allows the following attributes: <text:span text:style-name="Attribute_20_List">bordercolor, comment, copyback, copyformulas, copystyles, displayborder, isactive, protected, scenarioranges</text:span>.</text:p>
      <text:p text:style-name="Standard">These elements contain table.Scenario: <text:span text:style-name="Element_20_List"><text:bookmark-ref text:reference-format="text" text:ref-name="table.Table">table.Table</text:bookmark-ref></text:span><text:span text:style-name="Element_20_List">.</text:span></text:p>
      <text:p text:style-name="Standard">The following elements occur in table.Scenario: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Shapes"/>table.Shapes<text:bookmark-end text:name="table.Shap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Shapes: <text:span text:style-name="Element_20_List"><text:bookmark-ref text:reference-format="text" text:ref-name="table.Table">table.Table</text:bookmark-ref></text:span><text:span text:style-name="Element_20_List">.</text:span></text:p>
      <text:p text:style-name="Standard">The following elements occur in table.Shapes: <text:span text:style-name="Element_20_List"><text:bookmark-ref text:reference-format="text" text:ref-name="dr3d.Scene">dr3d.Scen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Sort"/>table.Sort<text:bookmark-end text:name="table.Sor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lgorithm, bindstylestocontent, casesensitive, country, language, targetrangeaddress</text:span>.</text:p>
      <text:p text:style-name="Standard">These elements contain table.Sort: <text:span text:style-name="Element_20_List"><text:bookmark-ref text:reference-format="text" text:ref-name="table.DatabaseRange">table.DatabaseRange</text:bookmark-ref></text:span><text:span text:style-name="Element_20_List">.</text:span></text:p>
      <text:p text:style-name="Standard">The following elements occur in table.Sort: <text:span text:style-name="Element_20_List"><text:bookmark-ref text:reference-format="text" text:ref-name="table.SortBy">table.SortBy</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SortBy"/>table.SortBy<text:bookmark-end text:name="table.SortBy"/></text:h>
                </text:list-item>
              </text:list>
            </text:list-item>
          </text:list>
        </text:list-item>
      </text:list>
      <text:p text:style-name="Standard">Requires the following attributes: <text:span text:style-name="Attribute_20_List">fieldnumber.</text:span></text:p>
      <text:p text:style-name="Standard">Allows the following attributes: <text:span text:style-name="Attribute_20_List">datatype, fieldnumber, order</text:span>.</text:p>
      <text:p text:style-name="Standard">These elements contain table.SortBy: <text:span text:style-name="Element_20_List"><text:bookmark-ref text:reference-format="text" text:ref-name="table.Sort">table.Sort</text:bookmark-ref></text:span><text:span text:style-name="Element_20_List">.</text:span></text:p>
      <text:p text:style-name="Standard">The following elements occur in table.SortB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SortGroups"/>table.SortGroups<text:bookmark-end text:name="table.SortGroup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type, order</text:span>.</text:p>
      <text:p text:style-name="Standard">These elements contain table.SortGroups: <text:span text:style-name="Element_20_List"><text:bookmark-ref text:reference-format="text" text:ref-name="table.SubtotalRules">table.SubtotalRules</text:bookmark-ref></text:span><text:span text:style-name="Element_20_List">.</text:span></text:p>
      <text:p text:style-name="Standard">The following elements occur in table.SortGroup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SourceCellRange"/>table.SourceCellRange<text:bookmark-end text:name="table.SourceCellRange"/></text:h>
                </text:list-item>
              </text:list>
            </text:list-item>
          </text:list>
        </text:list-item>
      </text:list>
      <text:p text:style-name="Standard">Requires the following attributes: <text:span text:style-name="Attribute_20_List">cellrangeaddress.</text:span></text:p>
      <text:p text:style-name="Standard">Allows the following attributes: <text:span text:style-name="Attribute_20_List">cellrangeaddress</text:span>.</text:p>
      <text:p text:style-name="Standard">These elements contain table.SourceCellRange: <text:span text:style-name="Element_20_List"><text:bookmark-ref text:reference-format="text" text:ref-name="table.DataPilotTable">table.DataPilotTable</text:bookmark-ref></text:span><text:span text:style-name="Element_20_List">.</text:span></text:p>
      <text:p text:style-name="Standard">The following elements occur in table.SourceCellRange: <text:span text:style-name="Element_20_List"><text:bookmark-ref text:reference-format="text" text:ref-name="table.Filter">table.Filt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SourceRangeAddress"/>table.SourceRangeAddress<text:bookmark-end text:name="table.SourceRangeAddres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SourceRangeAddress: <text:span text:style-name="Element_20_List"><text:bookmark-ref text:reference-format="text" text:ref-name="table.Movement">table.Movement</text:bookmark-ref></text:span><text:span text:style-name="Element_20_List">.</text:span></text:p>
      <text:p text:style-name="Standard">The following elements occur in table.SourceRangeAddres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SourceService"/>table.SourceService<text:bookmark-end text:name="table.SourceService"/></text:h>
                </text:list-item>
              </text:list>
            </text:list-item>
          </text:list>
        </text:list-item>
      </text:list>
      <text:p text:style-name="Standard">Requires the following attributes: <text:span text:style-name="Attribute_20_List">name, objectname, sourcename.</text:span></text:p>
      <text:p text:style-name="Standard">Allows the following attributes: <text:span text:style-name="Attribute_20_List">name, objectname, password, sourcename, username</text:span>.</text:p>
      <text:p text:style-name="Standard">These elements contain table.SourceService: <text:span text:style-name="Element_20_List"><text:bookmark-ref text:reference-format="text" text:ref-name="table.DataPilotTable">table.DataPilotTable</text:bookmark-ref></text:span><text:span text:style-name="Element_20_List">.</text:span></text:p>
      <text:p text:style-name="Standard">The following elements occur in table.SourceServic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SubtotalField"/>table.SubtotalField<text:bookmark-end text:name="table.SubtotalField"/></text:h>
                </text:list-item>
              </text:list>
            </text:list-item>
          </text:list>
        </text:list-item>
      </text:list>
      <text:p text:style-name="Standard">Requires the following attributes: <text:span text:style-name="Attribute_20_List">fieldnumber, function.</text:span></text:p>
      <text:p text:style-name="Standard">Allows the following attributes: <text:span text:style-name="Attribute_20_List">fieldnumber, function</text:span>.</text:p>
      <text:p text:style-name="Standard">These elements contain table.SubtotalField: <text:span text:style-name="Element_20_List"><text:bookmark-ref text:reference-format="text" text:ref-name="table.SubtotalRule">table.SubtotalRule</text:bookmark-ref></text:span><text:span text:style-name="Element_20_List">.</text:span></text:p>
      <text:p text:style-name="Standard">The following elements occur in table.SubtotalFiel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SubtotalRule"/>table.SubtotalRule<text:bookmark-end text:name="table.SubtotalRule"/></text:h>
                </text:list-item>
              </text:list>
            </text:list-item>
          </text:list>
        </text:list-item>
      </text:list>
      <text:p text:style-name="Standard">Requires the following attributes: <text:span text:style-name="Attribute_20_List">groupbyfieldnumber.</text:span></text:p>
      <text:p text:style-name="Standard">Allows the following attributes: <text:span text:style-name="Attribute_20_List">groupbyfieldnumber</text:span>.</text:p>
      <text:p text:style-name="Standard">These elements contain table.SubtotalRule: <text:span text:style-name="Element_20_List"><text:bookmark-ref text:reference-format="text" text:ref-name="table.SubtotalRules">table.SubtotalRules</text:bookmark-ref></text:span><text:span text:style-name="Element_20_List">.</text:span></text:p>
      <text:p text:style-name="Standard">The following elements occur in table.SubtotalRule: <text:span text:style-name="Element_20_List"><text:bookmark-ref text:reference-format="text" text:ref-name="table.SubtotalField">table.SubtotalFiel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SubtotalRules"/>table.SubtotalRules<text:bookmark-end text:name="table.SubtotalRul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indstylestocontent, casesensitive, pagebreaksongroupchange</text:span>.</text:p>
      <text:p text:style-name="Standard">These elements contain table.SubtotalRules: <text:span text:style-name="Element_20_List"><text:bookmark-ref text:reference-format="text" text:ref-name="table.DatabaseRange">table.DatabaseRange</text:bookmark-ref></text:span><text:span text:style-name="Element_20_List">.</text:span></text:p>
      <text:p text:style-name="Standard">The following elements occur in table.SubtotalRules: <text:span text:style-name="Element_20_List"><text:bookmark-ref text:reference-format="text" text:ref-name="table.SortGroups">table.SortGroups</text:bookmark-ref></text:span><text:span text:style-name="Element_20_List">, </text:span><text:span text:style-name="Element_20_List"><text:bookmark-ref text:reference-format="text" text:ref-name="table.SubtotalRule">table.SubtotalRu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table.Table<text:bookmark-end text:name="table.Tab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issubtable, name, print, printranges, protected, protectionkey, stylename</text:span>.</text:p>
      <text:p text:style-name="Standard">These elements contain table.Table: <text:span text:style-name="Element_20_List"><text:bookmark-ref text:reference-format="text" text:ref-name="chart.Chart">chart.Chart</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DdeLink">table.DdeLink</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able.Table: <text:span text:style-name="Element_20_List"><text:bookmark-ref text:reference-format="text" text:ref-name="office.DdeSource">office.DdeSource</text:bookmark-ref></text:span><text:span text:style-name="Element_20_List">, </text:span><text:span text:style-name="Element_20_List"><text:bookmark-ref text:reference-format="text" text:ref-name="office.Forms">office.Forms</text:bookmark-ref></text:span><text:span text:style-name="Element_20_List">, </text:span><text:span text:style-name="Element_20_List"><text:bookmark-ref text:reference-format="text" text:ref-name="table.Scenario">table.Scenario</text:bookmark-ref></text:span><text:span text:style-name="Element_20_List">, </text:span><text:span text:style-name="Element_20_List"><text:bookmark-ref text:reference-format="text" text:ref-name="table.Shapes">table.Shapes</text:bookmark-ref></text:span><text:span text:style-name="Element_20_List">, </text:span><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 </text:span><text:span text:style-name="Element_20_List"><text:bookmark-ref text:reference-format="text" text:ref-name="table.TableSource">table.Table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Cell"/>table.TableCell<text:bookmark-end text:name="table.TableCel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ooleanvalue, contentvalidationname, currency, datevalue, formula, numbercolumnsrepeated, numbercolumnsspanned, numbermatrixcolumnsspanned, numbermatrixrowsspanned, numberrowsspanned, protect, stringvalue, stylename, timevalue, value, valuetype</text:span>.</text:p>
      <text:p text:style-name="Standard">These elements contain table.TableCell: <text:span text:style-name="Element_20_List"><text:bookmark-ref text:reference-format="text" text:ref-name="table.TableRow">table.TableRow</text:bookmark-ref></text:span><text:span text:style-name="Element_20_List">.</text:span></text:p>
      <text:p text:style-name="Standard">The following elements occur in table.TableCell: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table.CellRangeSource">table.CellRangeSource</text:bookmark-ref></text:span><text:span text:style-name="Element_20_List">, </text:span><text:span text:style-name="Element_20_List"><text:bookmark-ref text:reference-format="text" text:ref-name="table.Detective">table.Detectiv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Column"/>table.TableColumn<text:bookmark-end text:name="table.TableColum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efaultcellstylename, numbercolumnsrepeated, stylename, visibility</text:span>.</text:p>
      <text:p text:style-name="Standard">These elements contain table.TableColumn: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p text:style-name="Standard">The following elements occur in table.TableColum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TableColumnGroup"/>table.TableColumnGroup<text:bookmark-end text:name="table.TableColumnGroup"/></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Column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Group: <text:span text:style-name="Element_20_List"><text:bookmark-ref text:reference-format="text" text:ref-name="table.TableColumn">table.TableColumn</text:bookmark-ref></text:span><text:span text:style-name="Element_20_List">, </text:span><text:span text:style-name="Element_20_List"><text:bookmark-ref text:reference-format="text" text:ref-name="table.TableColumnGroup">table.TableColumnGroup</text:bookmark-ref></text:span><text:span text:style-name="Element_20_List">, </text:span><text:span text:style-name="Element_20_List"><text:bookmark-ref text:reference-format="text" text:ref-name="table.TableColumns">table.TableColumns</text:bookmark-ref></text:span><text:span text:style-name="Element_20_List">, </text:span><text:span text:style-name="Element_20_List"><text:bookmark-ref text:reference-format="text" text:ref-name="table.TableHeaderColumns">table.TableHeaderColumn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Columns"/>table.TableColumns<text:bookmark-end text:name="table.TableColumn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Columns: <text:span text:style-name="Element_20_List"><text:bookmark-ref text:reference-format="text" text:ref-name="table.TableColumn">table.TableColum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HeaderColumns"/>table.TableHeaderColumns<text:bookmark-end text:name="table.TableHeaderColumn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Columns: <text:span text:style-name="Element_20_List"><text:bookmark-ref text:reference-format="text" text:ref-name="table.Table">table.Table</text:bookmark-ref></text:span><text:span text:style-name="Element_20_List">, </text:span><text:span text:style-name="Element_20_List"><text:bookmark-ref text:reference-format="text" text:ref-name="table.TableColumnGroup">table.TableColumnGroup</text:bookmark-ref></text:span><text:span text:style-name="Element_20_List">.</text:span></text:p>
      <text:p text:style-name="Standard">The following elements occur in table.TableHeaderColumns: <text:span text:style-name="Element_20_List"><text:bookmark-ref text:reference-format="text" text:ref-name="table.TableColumn">table.TableColum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HeaderRows"/>table.TableHeaderRows<text:bookmark-end text:name="table.TableHeaderRow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Header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HeaderRows: <text:span text:style-name="Element_20_List"><text:bookmark-ref text:reference-format="text" text:ref-name="table.TableRow">table.TableRow</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Row"/>table.TableRow<text:bookmark-end text:name="table.TableRow"/></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efaultcellstylename, numberrowsrepeated, stylename, visibility</text:span>.</text:p>
      <text:p text:style-name="Standard">These elements contain table.TableRow: <text:span text:style-name="Element_20_List"><text:bookmark-ref text:reference-format="text" text:ref-name="table.Table">table.Table</text:bookmark-ref></text:span><text:span text:style-name="Element_20_List">, </text:span><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text:span></text:p>
      <text:p text:style-name="Standard">The following elements occur in table.TableRow: <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RowGroup"/>table.TableRowGroup<text:bookmark-end text:name="table.TableRowGroup"/></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able.TableRowGroup: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Group: <text:span text:style-name="Element_20_List"><text:bookmark-ref text:reference-format="text" text:ref-name="table.TableHeaderRows">table.TableHeaderRows</text:bookmark-ref></text:span><text:span text:style-name="Element_20_List">, </text:span><text:span text:style-name="Element_20_List"><text:bookmark-ref text:reference-format="text" text:ref-name="table.TableRow">table.TableRow</text:bookmark-ref></text:span><text:span text:style-name="Element_20_List">, </text:span><text:span text:style-name="Element_20_List"><text:bookmark-ref text:reference-format="text" text:ref-name="table.TableRowGroup">table.TableRowGroup</text:bookmark-ref></text:span><text:span text:style-name="Element_20_List">, </text:span><text:span text:style-name="Element_20_List"><text:bookmark-ref text:reference-format="text" text:ref-name="table.TableRows">table.TableRow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Rows"/>table.TableRows<text:bookmark-end text:name="table.TableRow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able.TableRows: <text:span text:style-name="Element_20_List"><text:bookmark-ref text:reference-format="text" text:ref-name="table.Table">table.Table</text:bookmark-ref></text:span><text:span text:style-name="Element_20_List">, </text:span><text:span text:style-name="Element_20_List"><text:bookmark-ref text:reference-format="text" text:ref-name="table.TableRowGroup">table.TableRowGroup</text:bookmark-ref></text:span><text:span text:style-name="Element_20_List">.</text:span></text:p>
      <text:p text:style-name="Standard">The following elements occur in table.TableRows: <text:span text:style-name="Element_20_List"><text:bookmark-ref text:reference-format="text" text:ref-name="table.TableRow">table.TableRow</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bleSource"/>table.TableSource<text:bookmark-end text:name="table.TableSour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uate, filtername, filteroptions, href, mode, refreshdelay, tablename, type</text:span>.</text:p>
      <text:p text:style-name="Standard">These elements contain table.TableSource: <text:span text:style-name="Element_20_List"><text:bookmark-ref text:reference-format="text" text:ref-name="table.Table">table.Table</text:bookmark-ref></text:span><text:span text:style-name="Element_20_List">.</text:span></text:p>
      <text:p text:style-name="Standard">The following elements occur in table.TableSourc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TableTemplate"/>table.TableTemplate<text:bookmark-end text:name="table.TableTemplate"/></text:h>
                </text:list-item>
              </text:list>
            </text:list-item>
          </text:list>
        </text:list-item>
      </text:list>
      <text:p text:style-name="Standard">Requires the following attributes: <text:span text:style-name="Attribute_20_List">firstrowendcolumn, firstrowstartcolumn, lastrowendcolumn, lastrowstartcolumn, name.</text:span></text:p>
      <text:p text:style-name="Standard">Allows the following attributes: <text:span text:style-name="Attribute_20_List">firstrowendcolumn, firstrowstartcolumn, lastrowendcolumn, lastrowstartcolumn, name</text:span>.</text:p>
      <text:p text:style-name="Standard">These elements contain table.TableTemplate: <text:span text:style-name="Element_20_List">This is a toplevel element.</text:span></text:p>
      <text:p text:style-name="Standard">The following elements occur in table.TableTemplate: <text:span text:style-name="Element_20_List"><text:bookmark-ref text:reference-format="text" text:ref-name="table.Body">table.Body</text:bookmark-ref></text:span><text:span text:style-name="Element_20_List">, </text:span><text:span text:style-name="Element_20_List"><text:bookmark-ref text:reference-format="text" text:ref-name="table.EvenColumns">table.EvenColumns</text:bookmark-ref></text:span><text:span text:style-name="Element_20_List">, </text:span><text:span text:style-name="Element_20_List"><text:bookmark-ref text:reference-format="text" text:ref-name="table.EvenRows">table.EvenRows</text:bookmark-ref></text:span><text:span text:style-name="Element_20_List">, </text:span><text:span text:style-name="Element_20_List"><text:bookmark-ref text:reference-format="text" text:ref-name="table.FirstColumn">table.FirstColumn</text:bookmark-ref></text:span><text:span text:style-name="Element_20_List">, </text:span><text:span text:style-name="Element_20_List"><text:bookmark-ref text:reference-format="text" text:ref-name="table.FirstRow">table.FirstRow</text:bookmark-ref></text:span><text:span text:style-name="Element_20_List">, </text:span><text:span text:style-name="Element_20_List"><text:bookmark-ref text:reference-format="text" text:ref-name="table.LastColumn">table.LastColumn</text:bookmark-ref></text:span><text:span text:style-name="Element_20_List">, </text:span><text:span text:style-name="Element_20_List"><text:bookmark-ref text:reference-format="text" text:ref-name="table.LastRow">table.LastRow</text:bookmark-ref></text:span><text:span text:style-name="Element_20_List">, </text:span><text:span text:style-name="Element_20_List"><text:bookmark-ref text:reference-format="text" text:ref-name="table.OddColumns">table.OddColumns</text:bookmark-ref></text:span><text:span text:style-name="Element_20_List">, </text:span><text:span text:style-name="Element_20_List"><text:bookmark-ref text:reference-format="text" text:ref-name="table.OddRows">table.OddRow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able.TargetRangeAddress"/>table.TargetRangeAddress<text:bookmark-end text:name="table.TargetRangeAddres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lumn, endcolumn, endrow, endtable, row, startcolumn, startrow, starttable, table</text:span>.</text:p>
      <text:p text:style-name="Standard">These elements contain table.TargetRangeAddress: <text:span text:style-name="Element_20_List"><text:bookmark-ref text:reference-format="text" text:ref-name="table.Movement">table.Movement</text:bookmark-ref></text:span><text:span text:style-name="Element_20_List">.</text:span></text:p>
      <text:p text:style-name="Standard">The following elements occur in table.TargetRangeAddres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able.TrackedChanges"/>table.TrackedChanges<text:bookmark-end text:name="table.TrackedChang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able.TrackedChanges: <text:span text:style-name="Element_20_List"><text:bookmark-ref text:reference-format="text" text:ref-name="office.Spreadsheet">office.Spreadsheet</text:bookmark-ref></text:span><text:span text:style-name="Element_20_List">.</text:span></text:p>
      <text:p text:style-name="Standard">The following elements occur in table.TrackedChanges: <text:span text:style-name="Element_20_List"><text:bookmark-ref text:reference-format="text" text:ref-name="table.CellContentChange">table.CellContentChange</text:bookmark-ref></text:span><text:span text:style-name="Element_20_List">, </text:span><text:span text:style-name="Element_20_List"><text:bookmark-ref text:reference-format="text" text:ref-name="table.Deletion">table.Deletion</text:bookmark-ref></text:span><text:span text:style-name="Element_20_List">, </text:span><text:span text:style-name="Element_20_List"><text:bookmark-ref text:reference-format="text" text:ref-name="table.Insertion">table.Insertion</text:bookmark-ref></text:span><text:span text:style-name="Element_20_List">, </text:span><text:span text:style-name="Element_20_List"><text:bookmark-ref text:reference-format="text" text:ref-name="table.Movement">table.Movement</text:bookmark-ref></text:span><text:span text:style-name="Element_20_List">.</text:span></text:p>
      <text:list text:style-name="L1" text:continue-numbering="true">
        <text:list-item>
          <text:list text:continue-numbering="true">
            <text:list-item>
              <text:h text:style-name="P7" text:outline-level="2">text module</text:h>
              <text:list>
                <text:list-item>
                  <text:h text:style-name="P8" text:outline-level="3"><text:bookmark-start text:name="text.A"/>text.A<text:bookmark-end text:name="text.A"/></text:h>
                </text:list-item>
              </text:list>
            </text:list-item>
          </text:list>
        </text:list-item>
      </text:list>
      <text:p text:style-name="Standard">Requires the following attributes: <text:span text:style-name="Attribute_20_List">href.</text:span></text:p>
      <text:p text:style-name="Standard">Allows the following attributes: <text:span text:style-name="Attribute_20_List">actuate, href, name, show, stylename, targetframename, type, visitedstylename</text:span>.</text:p>
      <text:p text:style-name="Standard">These elements contain text.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EventListeners">office.EventListeners</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AlphabeticalIndex"/>text.AlphabeticalIndex<text:bookmark-end text:name="text.AlphabeticalIndex"/></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Alphabetical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AlphabeticalIndex: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IndexBody">text.IndexBody</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AlphabeticalIndexAutoMarkFile"/>text.AlphabeticalIndexAutoMarkFile<text:bookmark-end text:name="text.AlphabeticalIndexAutoMarkFile"/></text:h>
                </text:list-item>
              </text:list>
            </text:list-item>
          </text:list>
        </text:list-item>
      </text:list>
      <text:p text:style-name="Standard">Requires the following attributes: <text:span text:style-name="Attribute_20_List">href.</text:span></text:p>
      <text:p text:style-name="Standard">Allows the following attributes: <text:span text:style-name="Attribute_20_List">href, type</text:span>.</text:p>
      <text:p text:style-name="Standard">These elements contain text.AlphabeticalIndexAutoMarkFile: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AlphabeticalIndexAutoMarkFil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AlphabeticalIndexEntryTemplate"/>text.AlphabeticalIndexEntryTemplate<text:bookmark-end text:name="text.AlphabeticalIndexEntryTemplate"/></text:h>
                </text:list-item>
              </text:list>
            </text:list-item>
          </text:list>
        </text:list-item>
      </text:list>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AlphabeticalIndexEntryTemplate: <text:span text:style-name="Element_20_List"><text:bookmark-ref text:reference-format="text" text:ref-name="text.AlphabeticalIndexSource">text.AlphabeticalIndexSource</text:bookmark-ref></text:span><text:span text:style-name="Element_20_List">.</text:span></text:p>
      <text:p text:style-name="Standard">The following elements occur in text.Alphabetical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AlphabeticalIndexMark"/>text.AlphabeticalIndexMark<text:bookmark-end text:name="text.AlphabeticalIndexMark"/></text:h>
                </text:list-item>
              </text:list>
            </text:list-item>
          </text:list>
        </text:list-item>
      </text:list>
      <text:p text:style-name="Standard">Requires the following attributes: <text:span text:style-name="Attribute_20_List">stringvalue.</text:span></text:p>
      <text:p text:style-name="Standard">Allows the following attributes: <text:span text:style-name="Attribute_20_List">key1, key1phonetic, key2, key2phonetic, mainentry, stringvalue, stringvaluephonetic</text:span>.</text:p>
      <text:p text:style-name="Standard">These elements contain text.Alphabetical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AlphabeticalIndexMarkEnd"/>text.AlphabeticalIndexMarkEnd<text:bookmark-end text:name="text.AlphabeticalIndexMarkEnd"/></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Alphabetical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En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AlphabeticalIndexMarkStart"/>text.AlphabeticalIndexMarkStart<text:bookmark-end text:name="text.AlphabeticalIndexMarkStart"/></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id, key1, key1phonetic, key2, key2phonetic, mainentry, stringvaluephonetic</text:span>.</text:p>
      <text:p text:style-name="Standard">These elements contain text.Alphabetical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lphabeticalIndexMarkStar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AlphabeticalIndexSource"/>text.AlphabeticalIndexSource<text:bookmark-end text:name="text.AlphabeticalIndexSour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lphabeticalseparators, capitalizeentries, combineentries, combineentrieswithdash, combineentrieswithpp, commaseparated, country, ignorecase, indexscope, language, mainentrystylename, relativetabstopposition, sortalgorithm, usekeysasentries</text:span>.</text:p>
      <text:p text:style-name="Standard">These elements contain text.AlphabeticalIndexSource: <text:span text:style-name="Element_20_List"><text:bookmark-ref text:reference-format="text" text:ref-name="text.AlphabeticalIndex">text.AlphabeticalIndex</text:bookmark-ref></text:span><text:span text:style-name="Element_20_List">.</text:span></text:p>
      <text:p text:style-name="Standard">The following elements occur in text.AlphabeticalIndexSource: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AuthorInitials"/>text.AuthorInitials<text:bookmark-end text:name="text.AuthorInitial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Initial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AuthorName"/>text.AuthorName<text:bookmark-end text:name="text.AuthorNa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Author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AuthorNa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Bibliography"/>text.Bibliography<text:bookmark-end text:name="text.Bibliography"/></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Bibliography: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Bibliography: <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ndexBody">text.IndexBody</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BibliographyConfiguration"/>text.BibliographyConfiguration<text:bookmark-end text:name="text.BibliographyConfigura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untry, language, numberedentries, prefix, sortalgorithm, sortbyposition, suffix</text:span>.</text:p>
      <text:p text:style-name="Standard">These elements contain text.BibliographyConfiguration: <text:span text:style-name="Element_20_List"><text:bookmark-ref text:reference-format="text" text:ref-name="office.Styles">office.Styles</text:bookmark-ref></text:span><text:span text:style-name="Element_20_List">.</text:span></text:p>
      <text:p text:style-name="Standard">The following elements occur in text.BibliographyConfiguration: <text:span text:style-name="Element_20_List"><text:bookmark-ref text:reference-format="text" text:ref-name="text.SortKey">text.SortKey</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BibliographyEntryTemplate"/>text.BibliographyEntryTemplate<text:bookmark-end text:name="text.BibliographyEntryTemplate"/></text:h>
                </text:list-item>
              </text:list>
            </text:list-item>
          </text:list>
        </text:list-item>
      </text:list>
      <text:p text:style-name="Standard">Requires the following attributes: <text:span text:style-name="Attribute_20_List">bibliographytype, stylename.</text:span></text:p>
      <text:p text:style-name="Standard">Allows the following attributes: <text:span text:style-name="Attribute_20_List">bibliographytype, stylename</text:span>.</text:p>
      <text:p text:style-name="Standard">These elements contain text.BibliographyEntryTemplate: <text:span text:style-name="Element_20_List"><text:bookmark-ref text:reference-format="text" text:ref-name="text.BibliographySource">text.BibliographySource</text:bookmark-ref></text:span><text:span text:style-name="Element_20_List">.</text:span></text:p>
      <text:p text:style-name="Standard">The following elements occur in text.BibliographyEntryTemplate: <text:span text:style-name="Element_20_List"><text:bookmark-ref text:reference-format="text" text:ref-name="text.IndexEntryBibliography">text.IndexEntryBibliography</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BibliographyMark"/>text.BibliographyMark<text:bookmark-end text:name="text.BibliographyMark"/></text:h>
                </text:list-item>
              </text:list>
            </text:list-item>
          </text:list>
        </text:list-item>
      </text:list>
      <text:p text:style-name="Standard">Requires the following attributes: <text:span text:style-name="Attribute_20_List">bibliographytype.</text:span></text:p>
      <text:p text:style-name="Standard">Allows the following attributes: <text:span text:style-name="Attribute_20_List">bibliographytype, issn</text:span>.</text:p>
      <text:p text:style-name="Standard">These elements contain text.Bibliography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ibliographyMark: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BibliographySource"/>text.BibliographySource<text:bookmark-end text:name="text.BibliographySour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BibliographySource: <text:span text:style-name="Element_20_List"><text:bookmark-ref text:reference-format="text" text:ref-name="text.Bibliography">text.Bibliography</text:bookmark-ref></text:span><text:span text:style-name="Element_20_List">.</text:span></text:p>
      <text:p text:style-name="Standard">The following elements occur in text.BibliographySource: <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Bookmark"/>text.Bookmark<text:bookmark-end text:name="text.Bookmark"/></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text.Book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BookmarkEnd"/>text.BookmarkEnd<text:bookmark-end text:name="text.BookmarkEnd"/></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En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BookmarkRef"/>text.BookmarkRef<text:bookmark-end text:name="text.BookmarkRef"/></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Bookmark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Ref: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BookmarkStart"/>text.BookmarkStart<text:bookmark-end text:name="text.BookmarkStar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Book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BookmarkStar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Change"/>text.Change<text:bookmark-end text:name="text.Change"/></text:h>
                </text:list-item>
              </text:list>
            </text:list-item>
          </text:list>
        </text:list-item>
      </text:list>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ChangeEnd"/>text.ChangeEnd<text:bookmark-end text:name="text.ChangeEnd"/></text:h>
                </text:list-item>
              </text:list>
            </text:list-item>
          </text:list>
        </text:list-item>
      </text:list>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End: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En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ChangeStart"/>text.ChangeStart<text:bookmark-end text:name="text.ChangeStart"/></text:h>
                </text:list-item>
              </text:list>
            </text:list-item>
          </text:list>
        </text:list-item>
      </text:list>
      <text:p text:style-name="Standard">Requires the following attributes: <text:span text:style-name="Attribute_20_List">changeid.</text:span></text:p>
      <text:p text:style-name="Standard">Allows the following attributes: <text:span text:style-name="Attribute_20_List">changeid</text:span>.</text:p>
      <text:p text:style-name="Standard">These elements contain text.ChangeStar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ngeStar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ChangedRegion"/>text.ChangedRegion<text:bookmark-end text:name="text.ChangedRegion"/></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ChangedRegion: <text:span text:style-name="Element_20_List"><text:bookmark-ref text:reference-format="text" text:ref-name="text.TrackedChanges">text.TrackedChanges</text:bookmark-ref></text:span><text:span text:style-name="Element_20_List">.</text:span></text:p>
      <text:p text:style-name="Standard">The following elements occur in text.ChangedRegion: <text:span text:style-name="Element_20_List"><text:bookmark-ref text:reference-format="text" text:ref-name="text.Deletion">text.Deletion</text:bookmark-ref></text:span><text:span text:style-name="Element_20_List">, </text:span><text:span text:style-name="Element_20_List"><text:bookmark-ref text:reference-format="text" text:ref-name="text.FormatChange">text.FormatChange</text:bookmark-ref></text:span><text:span text:style-name="Element_20_List">, </text:span><text:span text:style-name="Element_20_List"><text:bookmark-ref text:reference-format="text" text:ref-name="text.Insertion">text.Inserti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Chapter"/>text.Chapter<text:bookmark-end text:name="text.Chapter"/></text:h>
                </text:list-item>
              </text:list>
            </text:list-item>
          </text:list>
        </text:list-item>
      </text:list>
      <text:p text:style-name="Standard">Requires the following attributes: <text:span text:style-name="Attribute_20_List">display, outlinelevel.</text:span></text:p>
      <text:p text:style-name="Standard">Allows the following attributes: <text:span text:style-name="Attribute_20_List">display, outlinelevel</text:span>.</text:p>
      <text:p text:style-name="Standard">These elements contain text.Chapt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hapt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ConditionalText"/>text.ConditionalText<text:bookmark-end text:name="text.ConditionalText"/></text:h>
                </text:list-item>
              </text:list>
            </text:list-item>
          </text:list>
        </text:list-item>
      </text:list>
      <text:p text:style-name="Standard">Requires the following attributes: <text:span text:style-name="Attribute_20_List">condition, stringvalueiffalse, stringvalueiftrue.</text:span></text:p>
      <text:p text:style-name="Standard">Allows the following attributes: <text:span text:style-name="Attribute_20_List">condition, currentvalue, stringvalueiffalse, stringvalueiftrue</text:span>.</text:p>
      <text:p text:style-name="Standard">These elements contain text.Conditional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onditionalTex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CreationDate"/>text.CreationDate<text:bookmark-end text:name="text.CreationD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Cre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D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CreationTime"/>text.CreationTime<text:bookmark-end text:name="text.CreationTi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Cre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ionTi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Creator"/>text.Creator<text:bookmark-end text:name="text.Creat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Creato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DatabaseDisplay"/>text.DatabaseDisplay<text:bookmark-end text:name="text.DatabaseDisplay"/></text:h>
                </text:list-item>
              </text:list>
            </text:list-item>
          </text:list>
        </text:list-item>
      </text:list>
      <text:p text:style-name="Standard">Requires the following attributes: <text:span text:style-name="Attribute_20_List">columnname, tablename.</text:span></text:p>
      <text:p text:style-name="Standard">Allows the following attributes: <text:span text:style-name="Attribute_20_List">columnname, databasename, datastylename, tablename, tabletype</text:span>.</text:p>
      <text:p text:style-name="Standard">These elements contain text.DatabaseDispla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Display: <text:span text:style-name="Element_20_List"><text:bookmark-ref text:reference-format="text" text:ref-name="form.ConnectionResource">form.ConnectionRe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DatabaseName"/>text.DatabaseName<text:bookmark-end text:name="text.DatabaseName"/></text:h>
                </text:list-item>
              </text:list>
            </text:list-item>
          </text:list>
        </text:list-item>
      </text:list>
      <text:p text:style-name="Standard">Requires the following attributes: <text:span text:style-name="Attribute_20_List">tablename.</text:span></text:p>
      <text:p text:style-name="Standard">Allows the following attributes: <text:span text:style-name="Attribute_20_List">databasename, tablename, tabletype</text:span>.</text:p>
      <text:p text:style-name="Standard">These elements contain text.Databas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ame: <text:span text:style-name="Element_20_List"><text:bookmark-ref text:reference-format="text" text:ref-name="form.ConnectionResource">form.ConnectionRe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DatabaseNext"/>text.DatabaseNext<text:bookmark-end text:name="text.DatabaseNext"/></text:h>
                </text:list-item>
              </text:list>
            </text:list-item>
          </text:list>
        </text:list-item>
      </text:list>
      <text:p text:style-name="Standard">Requires the following attributes: <text:span text:style-name="Attribute_20_List">tablename.</text:span></text:p>
      <text:p text:style-name="Standard">Allows the following attributes: <text:span text:style-name="Attribute_20_List">condition, databasename, tablename, tabletype</text:span>.</text:p>
      <text:p text:style-name="Standard">These elements contain text.DatabaseN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Next: <text:span text:style-name="Element_20_List"><text:bookmark-ref text:reference-format="text" text:ref-name="form.ConnectionResource">form.ConnectionRe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DatabaseRowNumber"/>text.DatabaseRowNumber<text:bookmark-end text:name="text.DatabaseRowNumber"/></text:h>
                </text:list-item>
              </text:list>
            </text:list-item>
          </text:list>
        </text:list-item>
      </text:list>
      <text:p text:style-name="Standard">Requires the following attributes: <text:span text:style-name="Attribute_20_List">tablename.</text:span></text:p>
      <text:p text:style-name="Standard">Allows the following attributes: <text:span text:style-name="Attribute_20_List">databasename, numformat, numlettersync, tablename, tabletype, value</text:span>.</text:p>
      <text:p text:style-name="Standard">These elements contain text.DatabaseRow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Number: <text:span text:style-name="Element_20_List"><text:bookmark-ref text:reference-format="text" text:ref-name="form.ConnectionResource">form.ConnectionRe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DatabaseRowSelect"/>text.DatabaseRowSelect<text:bookmark-end text:name="text.DatabaseRowSelect"/></text:h>
                </text:list-item>
              </text:list>
            </text:list-item>
          </text:list>
        </text:list-item>
      </text:list>
      <text:p text:style-name="Standard">Requires the following attributes: <text:span text:style-name="Attribute_20_List">tablename.</text:span></text:p>
      <text:p text:style-name="Standard">Allows the following attributes: <text:span text:style-name="Attribute_20_List">condition, databasename, rownumber, tablename, tabletype</text:span>.</text:p>
      <text:p text:style-name="Standard">These elements contain text.DatabaseRowSel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abaseRowSelect: <text:span text:style-name="Element_20_List"><text:bookmark-ref text:reference-format="text" text:ref-name="form.ConnectionResource">form.ConnectionRe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Date"/>text.Date<text:bookmark-end text:name="text.D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dateadjust, datevalue, fixed</text:span>.</text:p>
      <text:p text:style-name="Standard">These elements contain tex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DdeConnection"/>text.DdeConnection<text:bookmark-end text:name="text.DdeConnection"/></text:h>
                </text:list-item>
              </text:list>
            </text:list-item>
          </text:list>
        </text:list-item>
      </text:list>
      <text:p text:style-name="Standard">Requires the following attributes: <text:span text:style-name="Attribute_20_List">connectionname.</text:span></text:p>
      <text:p text:style-name="Standard">Allows the following attributes: <text:span text:style-name="Attribute_20_List">connectionname</text:span>.</text:p>
      <text:p text:style-name="Standard">These elements contain text.DdeConnec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deConnec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DdeConnectionDecl"/>text.DdeConnectionDecl<text:bookmark-end text:name="text.DdeConnectionDecl"/></text:h>
                </text:list-item>
              </text:list>
            </text:list-item>
          </text:list>
        </text:list-item>
      </text:list>
      <text:p text:style-name="Standard">Requires the following attributes: <text:span text:style-name="Attribute_20_List">ddeapplication, ddeitem, ddetopic, name.</text:span></text:p>
      <text:p text:style-name="Standard">Allows the following attributes: <text:span text:style-name="Attribute_20_List">automaticupdate, ddeapplication, ddeitem, ddetopic, name</text:span>.</text:p>
      <text:p text:style-name="Standard">These elements contain text.DdeConnectionDecl: <text:span text:style-name="Element_20_List"><text:bookmark-ref text:reference-format="text" text:ref-name="text.DdeConnectionDecls">text.DdeConnectionDecls</text:bookmark-ref></text:span><text:span text:style-name="Element_20_List">.</text:span></text:p>
      <text:p text:style-name="Standard">The following elements occur in text.DdeConnectionDec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DdeConnectionDecls"/>text.DdeConnectionDecls<text:bookmark-end text:name="text.DdeConnectionDecl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deConnection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DdeConnectionDecls: <text:span text:style-name="Element_20_List"><text:bookmark-ref text:reference-format="text" text:ref-name="text.DdeConnectionDecl">text.DdeConnectionDec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Deletion"/>text.Deletion<text:bookmark-end text:name="text.Dele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Deletion: <text:span text:style-name="Element_20_List"><text:bookmark-ref text:reference-format="text" text:ref-name="text.ChangedRegion">text.ChangedRegion</text:bookmark-ref></text:span><text:span text:style-name="Element_20_List">.</text:span></text:p>
      <text:p text:style-name="Standard">The following elements occur in text.Dele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Description"/>text.Description<text:bookmark-end text:name="text.Descrip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Descrip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Descrip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EditingCycles"/>text.EditingCycles<text:bookmark-end text:name="text.EditingCycl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EditingCycle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Cycle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EditingDuration"/>text.EditingDuration<text:bookmark-end text:name="text.EditingDura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duration, fixed</text:span>.</text:p>
      <text:p text:style-name="Standard">These elements contain text.EditingDur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ditingDura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ExecuteMacro"/>text.ExecuteMacro<text:bookmark-end text:name="text.ExecuteMacro"/></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ame</text:span>.</text:p>
      <text:p text:style-name="Standard">These elements contain text.ExecuteMacro: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ecuteMacro: <text:span text:style-name="Element_20_List"><text:bookmark-ref text:reference-format="text" text:ref-name="office.EventListeners">office.EventListener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Expression"/>text.Expression<text:bookmark-end text:name="text.Express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ooleanvalue, currency, datastylename, datevalue, display, formula, stringvalue, timevalue, value, valuetype</text:span>.</text:p>
      <text:p text:style-name="Standard">These elements contain text.Express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Express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FileName"/>text.FileName<text:bookmark-end text:name="text.FileNa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 fixed</text:span>.</text:p>
      <text:p text:style-name="Standard">These elements contain text.Fil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FileNa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FormatChange"/>text.FormatChange<text:bookmark-end text:name="text.FormatChang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FormatChange: <text:span text:style-name="Element_20_List"><text:bookmark-ref text:reference-format="text" text:ref-name="text.ChangedRegion">text.ChangedRegion</text:bookmark-ref></text:span><text:span text:style-name="Element_20_List">.</text:span></text:p>
      <text:p text:style-name="Standard">The following elements occur in text.FormatChange: <text:span text:style-name="Element_20_List"><text:bookmark-ref text:reference-format="text" text:ref-name="office.ChangeInfo">office.ChangeInfo</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H"/>text.H<text:bookmark-end text:name="text.H"/></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lassnames, condstylename, id, islistheader, outlinelevel, restartnumbering, startvalue, stylename</text:span>.</text:p>
      <text:p text:style-name="Standard">These elements contain text.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H: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HiddenParagraph"/>text.HiddenParagraph<text:bookmark-end text:name="text.HiddenParagraph"/></text:h>
                </text:list-item>
              </text:list>
            </text:list-item>
          </text:list>
        </text:list-item>
      </text:list>
      <text:p text:style-name="Standard">Requires the following attributes: <text:span text:style-name="Attribute_20_List">condition.</text:span></text:p>
      <text:p text:style-name="Standard">Allows the following attributes: <text:span text:style-name="Attribute_20_List">condition, ishidden</text:span>.</text:p>
      <text:p text:style-name="Standard">These elements contain text.HiddenParagraph: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Paragraph: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HiddenText"/>text.HiddenText<text:bookmark-end text:name="text.HiddenText"/></text:h>
                </text:list-item>
              </text:list>
            </text:list-item>
          </text:list>
        </text:list-item>
      </text:list>
      <text:p text:style-name="Standard">Requires the following attributes: <text:span text:style-name="Attribute_20_List">condition, stringvalue.</text:span></text:p>
      <text:p text:style-name="Standard">Allows the following attributes: <text:span text:style-name="Attribute_20_List">condition, ishidden, stringvalue</text:span>.</text:p>
      <text:p text:style-name="Standard">These elements contain text.HiddenTex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HiddenTex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llustrationIndex"/>text.IllustrationIndex<text:bookmark-end text:name="text.IllustrationIndex"/></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llustration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IllustrationIndex: <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IndexBody">text.IndexBody</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IllustrationIndexEntryTemplate"/>text.IllustrationIndexEntryTemplate<text:bookmark-end text:name="text.IllustrationIndexEntryTemplate"/></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llustrationIndexEntryTemplate: <text:span text:style-name="Element_20_List"><text:bookmark-ref text:reference-format="text" text:ref-name="text.IllustrationIndexSource">text.IllustrationIndexSource</text:bookmark-ref></text:span><text:span text:style-name="Element_20_List">.</text:span></text:p>
      <text:p text:style-name="Standard">The following elements occur in text.Illustration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IllustrationIndexSource"/>text.IllustrationIndexSource<text:bookmark-end text:name="text.IllustrationIndexSour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IllustrationIndexSource: <text:span text:style-name="Element_20_List"><text:bookmark-ref text:reference-format="text" text:ref-name="text.IllustrationIndex">text.IllustrationIndex</text:bookmark-ref></text:span><text:span text:style-name="Element_20_List">.</text:span></text:p>
      <text:p text:style-name="Standard">The following elements occur in text.IllustrationIndexSource: <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IndexTitleTemplate">text.IndexTitleTemplat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IndexBody"/>text.IndexBody<text:bookmark-end text:name="text.IndexBod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dexBody: <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p text:style-name="Standard">The following elements occur in text.Index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IndexEntryBibliography"/>text.IndexEntryBibliography<text:bookmark-end text:name="text.IndexEntryBibliograph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bibliographydatafield, stylename</text:span>.</text:p>
      <text:p text:style-name="Standard">These elements contain text.IndexEntryBibliography: <text:span text:style-name="Element_20_List"><text:bookmark-ref text:reference-format="text" text:ref-name="text.BibliographyEntryTemplate">text.BibliographyEntryTemplate</text:bookmark-ref></text:span><text:span text:style-name="Element_20_List">.</text:span></text:p>
      <text:p text:style-name="Standard">The following elements occur in text.IndexEntryBibliograph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dexEntryChapter"/>text.IndexEntryChapter<text:bookmark-end text:name="text.IndexEntryChapt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 stylename</text:span>.</text:p>
      <text:p text:style-name="Standard">These elements contain text.IndexEntryChapt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Chapt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dexEntryLinkEnd"/>text.IndexEntryLinkEnd<text:bookmark-end text:name="text.IndexEntryLinkEnd"/></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End: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En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dexEntryLinkStart"/>text.IndexEntryLinkStart<text:bookmark-end text:name="text.IndexEntryLinkStar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LinkStart: <text:span text:style-name="Element_20_List"><text:bookmark-ref text:reference-format="text" text:ref-name="text.TableOfContentEntryTemplate">text.TableOfContentEntryTemplate</text:bookmark-ref></text:span><text:span text:style-name="Element_20_List">.</text:span></text:p>
      <text:p text:style-name="Standard">The following elements occur in text.IndexEntryLinkStar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dexEntryPageNumber"/>text.IndexEntryPageNumber<text:bookmark-end text:name="text.IndexEntryPageNumb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PageNumber: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PageNumb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dexEntrySpan"/>text.IndexEntrySpan<text:bookmark-end text:name="text.IndexEntrySpa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Span: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Spa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dexEntryTabStop"/>text.IndexEntryTabStop<text:bookmark-end text:name="text.IndexEntryTabStop"/></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leaderchar, position, stylename, type</text:span>.</text:p>
      <text:p text:style-name="Standard">These elements contain text.IndexEntryTabStop: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BibliographyEntryTemplate">text.Bibliography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abStop: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dexEntryText"/>text.IndexEntryText<text:bookmark-end text:name="text.IndexEntryTex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EntryText: <text:span text:style-name="Element_20_List"><text:bookmark-ref text:reference-format="text" text:ref-name="text.AlphabeticalIndexEntryTemplate">text.AlphabeticalIndexEntryTemplate</text:bookmark-ref></text:span><text:span text:style-name="Element_20_List">, </text:span><text:span text:style-name="Element_20_List"><text:bookmark-ref text:reference-format="text" text:ref-name="text.IllustrationIndexEntryTemplate">text.IllustrationIndexEntry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 </text:span><text:span text:style-name="Element_20_List"><text:bookmark-ref text:reference-format="text" text:ref-name="text.TableIndexEntryTemplate">text.TableIndexEntry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p text:style-name="Standard">The following elements occur in text.IndexEntryTex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dexSourceStyle"/>text.IndexSourceStyle<text:bookmark-end text:name="text.IndexSourceStyle"/></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IndexSourceStyle: <text:span text:style-name="Element_20_List"><text:bookmark-ref text:reference-format="text" text:ref-name="text.IndexSourceStyles">text.IndexSourceStyles</text:bookmark-ref></text:span><text:span text:style-name="Element_20_List">.</text:span></text:p>
      <text:p text:style-name="Standard">The following elements occur in text.IndexSourceStyl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dexSourceStyles"/>text.IndexSourceStyles<text:bookmark-end text:name="text.IndexSourceStyles"/></text:h>
                </text:list-item>
              </text:list>
            </text:list-item>
          </text:list>
        </text:list-item>
      </text:list>
      <text:p text:style-name="Standard">Requires the following attributes: <text:span text:style-name="Attribute_20_List">outlinelevel.</text:span></text:p>
      <text:p text:style-name="Standard">Allows the following attributes: <text:span text:style-name="Attribute_20_List">outlinelevel</text:span>.</text:p>
      <text:p text:style-name="Standard">These elements contain text.IndexSourceStyles: <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SourceStyles: <text:span text:style-name="Element_20_List"><text:bookmark-ref text:reference-format="text" text:ref-name="text.IndexSourceStyle">text.IndexSourceSty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IndexTitle"/>text.IndexTitle<text:bookmark-end text:name="text.IndexTitl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IndexTitle: <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text:span></text:p>
      <text:p text:style-name="Standard">The following elements occur in text.IndexTitl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IndexTitleTemplate"/>text.IndexTitleTemplate<text:bookmark-end text:name="text.IndexTitleTempl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IndexTitleTemplate: <text:span text:style-name="Element_20_List"><text:bookmark-ref text:reference-format="text" text:ref-name="text.AlphabeticalIndexSource">text.AlphabeticalIndexSource</text:bookmark-ref></text:span><text:span text:style-name="Element_20_List">, </text:span><text:span text:style-name="Element_20_List"><text:bookmark-ref text:reference-format="text" text:ref-name="text.BibliographySource">text.BibliographySource</text:bookmark-ref></text:span><text:span text:style-name="Element_20_List">, </text:span><text:span text:style-name="Element_20_List"><text:bookmark-ref text:reference-format="text" text:ref-name="text.IllustrationIndexSource">text.IllustrationIndexSource</text:bookmark-ref></text:span><text:span text:style-name="Element_20_List">, </text:span><text:span text:style-name="Element_20_List"><text:bookmark-ref text:reference-format="text" text:ref-name="text.ObjectIndexSource">text.ObjectIndexSource</text:bookmark-ref></text:span><text:span text:style-name="Element_20_List">, </text:span><text:span text:style-name="Element_20_List"><text:bookmark-ref text:reference-format="text" text:ref-name="text.TableIndexSource">text.TableIndexSource</text:bookmark-ref></text:span><text:span text:style-name="Element_20_List">, </text:span><text:span text:style-name="Element_20_List"><text:bookmark-ref text:reference-format="text" text:ref-name="text.TableOfContentSource">text.TableOfContentSource</text:bookmark-ref></text:span><text:span text:style-name="Element_20_List">, </text:span><text:span text:style-name="Element_20_List"><text:bookmark-ref text:reference-format="text" text:ref-name="text.UserIndexSource">text.UserIndexSource</text:bookmark-ref></text:span><text:span text:style-name="Element_20_List">.</text:span></text:p>
      <text:p text:style-name="Standard">The following elements occur in text.IndexTitleTempl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itialCreator"/>text.InitialCreator<text:bookmark-end text:name="text.InitialCreat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InitialCreato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InitialCreato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Insertion"/>text.Insertion<text:bookmark-end text:name="text.Inser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Insertion: <text:span text:style-name="Element_20_List"><text:bookmark-ref text:reference-format="text" text:ref-name="text.ChangedRegion">text.ChangedRegion</text:bookmark-ref></text:span><text:span text:style-name="Element_20_List">.</text:span></text:p>
      <text:p text:style-name="Standard">The following elements occur in text.Insertion: <text:span text:style-name="Element_20_List"><text:bookmark-ref text:reference-format="text" text:ref-name="office.ChangeInfo">office.ChangeInfo</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Keywords"/>text.Keywords<text:bookmark-end text:name="text.Keyword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Keyword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Keyword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LineBreak"/>text.LineBreak<text:bookmark-end text:name="text.LineBreak"/></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neBrea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LineBreak: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LinenumberingConfiguration"/>text.LinenumberingConfiguration<text:bookmark-end text:name="text.LinenumberingConfigura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untemptylines, countintextboxes, increment, numberlines, numberposition, numformat, numlettersync, offset, restartonpage, stylename</text:span>.</text:p>
      <text:p text:style-name="Standard">These elements contain text.LinenumberingConfiguration: <text:span text:style-name="Element_20_List"><text:bookmark-ref text:reference-format="text" text:ref-name="office.Styles">office.Styles</text:bookmark-ref></text:span><text:span text:style-name="Element_20_List">.</text:span></text:p>
      <text:p text:style-name="Standard">The following elements occur in text.LinenumberingConfiguration: <text:span text:style-name="Element_20_List"><text:bookmark-ref text:reference-format="text" text:ref-name="text.LinenumberingSeparator">text.LinenumberingSeparato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LinenumberingSeparator"/>text.LinenumberingSeparator<text:bookmark-end text:name="text.LinenumberingSeparato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increment</text:span>.</text:p>
      <text:p text:style-name="Standard">These elements contain text.LinenumberingSeparator: <text:span text:style-name="Element_20_List"><text:bookmark-ref text:reference-format="text" text:ref-name="text.LinenumberingConfiguration">text.LinenumberingConfiguration</text:bookmark-ref></text:span><text:span text:style-name="Element_20_List">.</text:span></text:p>
      <text:p text:style-name="Standard">The following elements occur in text.LinenumberingSeparato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List"/>text.List<text:bookmark-end text:name="text.Lis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ntinuenumbering, stylename</text:span>.</text:p>
      <text:p text:style-name="Standard">These elements contain text.List: <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List: <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ListHeader"/>text.ListHeader<text:bookmark-end text:name="text.ListHead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ListHeader: <text:span text:style-name="Element_20_List"><text:bookmark-ref text:reference-format="text" text:ref-name="text.List">text.List</text:bookmark-ref></text:span><text:span text:style-name="Element_20_List">.</text:span></text:p>
      <text:p text:style-name="Standard">The following elements occur in text.ListHeader: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ListItem"/>text.ListItem<text:bookmark-end text:name="text.ListItem"/></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artvalue</text:span>.</text:p>
      <text:p text:style-name="Standard">These elements contain text.ListItem: <text:span text:style-name="Element_20_List"><text:bookmark-ref text:reference-format="text" text:ref-name="text.List">text.List</text:bookmark-ref></text:span><text:span text:style-name="Element_20_List">.</text:span></text:p>
      <text:p text:style-name="Standard">The following elements occur in text.ListItem: <text:span text:style-name="Element_20_List"><text:bookmark-ref text:reference-format="text" text:ref-name="text.H">text.H</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ListLevelStyleBullet"/>text.ListLevelStyleBullet<text:bookmark-end text:name="text.ListLevelStyleBullet"/></text:h>
                </text:list-item>
              </text:list>
            </text:list-item>
          </text:list>
        </text:list-item>
      </text:list>
      <text:p text:style-name="Standard">Requires the following attributes: <text:span text:style-name="Attribute_20_List">bulletchar, level.</text:span></text:p>
      <text:p text:style-name="Standard">Allows the following attributes: <text:span text:style-name="Attribute_20_List">bulletchar, bulletrelativesize, level, numprefix, numsuffix, stylename</text:span>.</text:p>
      <text:p text:style-name="Standard">These elements contain text.ListLevelStyleBullet: <text:span text:style-name="Element_20_List"><text:bookmark-ref text:reference-format="text" text:ref-name="text.ListStyle">text.ListStyle</text:bookmark-ref></text:span><text:span text:style-name="Element_20_List">.</text:span></text:p>
      <text:p text:style-name="Standard">The following elements occur in text.ListLevelStyleBullet: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ListLevelStyleImage"/>text.ListLevelStyleImage<text:bookmark-end text:name="text.ListLevelStyleImage"/></text:h>
                </text:list-item>
              </text:list>
            </text:list-item>
          </text:list>
        </text:list-item>
      </text:list>
      <text:p text:style-name="Standard">Requires the following attributes: <text:span text:style-name="Attribute_20_List">level.</text:span></text:p>
      <text:p text:style-name="Standard">Allows the following attributes: <text:span text:style-name="Attribute_20_List">actuate, href, level, show, type</text:span>.</text:p>
      <text:p text:style-name="Standard">These elements contain text.ListLevelStyleImage: <text:span text:style-name="Element_20_List"><text:bookmark-ref text:reference-format="text" text:ref-name="text.ListStyle">text.ListStyle</text:bookmark-ref></text:span><text:span text:style-name="Element_20_List">.</text:span></text:p>
      <text:p text:style-name="Standard">The following elements occur in text.ListLevelStyleImage: <text:span text:style-name="Element_20_List"><text:bookmark-ref text:reference-format="text" text:ref-name="office.BinaryData">office.BinaryData</text:bookmark-ref></text:span><text:span text:style-name="Element_20_List">, </text:span><text:span text:style-name="Element_20_List"><text:bookmark-ref text:reference-format="text" text:ref-name="style.ListLevelProperties">style.ListLevel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ListLevelStyleNumber"/>text.ListLevelStyleNumber<text:bookmark-end text:name="text.ListLevelStyleNumber"/></text:h>
                </text:list-item>
              </text:list>
            </text:list-item>
          </text:list>
        </text:list-item>
      </text:list>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ListLevelStyleNumber: <text:span text:style-name="Element_20_List"><text:bookmark-ref text:reference-format="text" text:ref-name="text.ListStyle">text.ListStyle</text:bookmark-ref></text:span><text:span text:style-name="Element_20_List">.</text:span></text:p>
      <text:p text:style-name="Standard">The following elements occur in text.ListLevelStyleNumber: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ListStyle"/>text.ListStyle<text:bookmark-end text:name="text.ListStyl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consecutivenumbering, displayname, name</text:span>.</text:p>
      <text:p text:style-name="Standard">These elements contain text.ListStyle: <text:span text:style-name="Element_20_List"><text:bookmark-ref text:reference-format="text" text:ref-name="office.AutomaticStyles">office.AutomaticStyles</text:bookmark-ref></text:span><text:span text:style-name="Element_20_List">, </text:span><text:span text:style-name="Element_20_List"><text:bookmark-ref text:reference-format="text" text:ref-name="office.Styles">office.Styles</text:bookmark-ref></text:span><text:span text:style-name="Element_20_List">, </text:span><text:span text:style-name="Element_20_List"><text:bookmark-ref text:reference-format="text" text:ref-name="style.GraphicProperties">style.GraphicProperties</text:bookmark-ref></text:span><text:span text:style-name="Element_20_List">.</text:span></text:p>
      <text:p text:style-name="Standard">The following elements occur in text.ListStyle: <text:span text:style-name="Element_20_List"><text:bookmark-ref text:reference-format="text" text:ref-name="text.ListLevelStyleBullet">text.ListLevelStyleBullet</text:bookmark-ref></text:span><text:span text:style-name="Element_20_List">, </text:span><text:span text:style-name="Element_20_List"><text:bookmark-ref text:reference-format="text" text:ref-name="text.ListLevelStyleImage">text.ListLevelStyleImage</text:bookmark-ref></text:span><text:span text:style-name="Element_20_List">, </text:span><text:span text:style-name="Element_20_List"><text:bookmark-ref text:reference-format="text" text:ref-name="text.ListLevelStyleNumber">text.ListLevelStyleNumber</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Measure"/>text.Measure<text:bookmark-end text:name="text.Measure"/></text:h>
                </text:list-item>
              </text:list>
            </text:list-item>
          </text:list>
        </text:list-item>
      </text:list>
      <text:p text:style-name="Standard">Requires the following attributes: <text:span text:style-name="Attribute_20_List">kind.</text:span></text:p>
      <text:p text:style-name="Standard">Allows the following attributes: <text:span text:style-name="Attribute_20_List">kind</text:span>.</text:p>
      <text:p text:style-name="Standard">These elements contain text.Measur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easur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ModificationDate"/>text.ModificationDate<text:bookmark-end text:name="text.ModificationD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Modification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D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ModificationTime"/>text.ModificationTime<text:bookmark-end text:name="text.ModificationTi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Modification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ModificationTi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Note"/>text.Note<text:bookmark-end text:name="text.Note"/></text:h>
                </text:list-item>
              </text:list>
            </text:list-item>
          </text:list>
        </text:list-item>
      </text:list>
      <text:p text:style-name="Standard">Requires the following attributes: <text:span text:style-name="Attribute_20_List">noteclass.</text:span></text:p>
      <text:p text:style-name="Standard">Allows the following attributes: <text:span text:style-name="Attribute_20_List">id, noteclass</text:span>.</text:p>
      <text:p text:style-name="Standard">These elements contain text.No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 <text:span text:style-name="Element_20_List"><text:bookmark-ref text:reference-format="text" text:ref-name="text.NoteBody">text.NoteBody</text:bookmark-ref></text:span><text:span text:style-name="Element_20_List">, </text:span><text:span text:style-name="Element_20_List"><text:bookmark-ref text:reference-format="text" text:ref-name="text.NoteCitation">text.NoteCitati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NoteBody"/>text.NoteBody<text:bookmark-end text:name="text.NoteBod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Body: <text:span text:style-name="Element_20_List"><text:bookmark-ref text:reference-format="text" text:ref-name="text.Note">text.Note</text:bookmark-ref></text:span><text:span text:style-name="Element_20_List">.</text:span></text:p>
      <text:p text:style-name="Standard">The following elements occur in text.NoteBody: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NoteCitation"/>text.NoteCitation<text:bookmark-end text:name="text.NoteCita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label</text:span>.</text:p>
      <text:p text:style-name="Standard">These elements contain text.NoteCitation: <text:span text:style-name="Element_20_List"><text:bookmark-ref text:reference-format="text" text:ref-name="text.Note">text.Note</text:bookmark-ref></text:span><text:span text:style-name="Element_20_List">.</text:span></text:p>
      <text:p text:style-name="Standard">The following elements occur in text.NoteCita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NoteContinuationNoticeBackward"/>text.NoteContinuationNoticeBackward<text:bookmark-end text:name="text.NoteContinuationNoticeBackward"/></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Back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Backwar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NoteContinuationNoticeForward"/>text.NoteContinuationNoticeForward<text:bookmark-end text:name="text.NoteContinuationNoticeForward"/></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oteContinuationNoticeForward: <text:span text:style-name="Element_20_List"><text:bookmark-ref text:reference-format="text" text:ref-name="text.NotesConfiguration">text.NotesConfiguration</text:bookmark-ref></text:span><text:span text:style-name="Element_20_List">.</text:span></text:p>
      <text:p text:style-name="Standard">The following elements occur in text.NoteContinuationNoticeForwar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NoteRef"/>text.NoteRef<text:bookmark-end text:name="text.NoteRef"/></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teclass, referenceformat, refname</text:span>.</text:p>
      <text:p text:style-name="Standard">These elements contain text.Not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NoteRef: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NotesConfiguration"/>text.NotesConfiguration<text:bookmark-end text:name="text.NotesConfiguration"/></text:h>
                </text:list-item>
              </text:list>
            </text:list-item>
          </text:list>
        </text:list-item>
      </text:list>
      <text:p text:style-name="Standard">Requires the following attributes: <text:span text:style-name="Attribute_20_List">noteclass.</text:span></text:p>
      <text:p text:style-name="Standard">Allows the following attributes: <text:span text:style-name="Attribute_20_List">citationbodystylename, citationstylename, defaultstylename, footnotesposition, masterpagename, noteclass, numformat, numlettersync, numprefix, numsuffix, startnumberingat, startvalue</text:span>.</text:p>
      <text:p text:style-name="Standard">These elements contain text.NotesConfiguration: <text:span text:style-name="Element_20_List"><text:bookmark-ref text:reference-format="text" text:ref-name="office.Styles">office.Styles</text:bookmark-ref></text:span><text:span text:style-name="Element_20_List">, </text:span><text:span text:style-name="Element_20_List"><text:bookmark-ref text:reference-format="text" text:ref-name="style.SectionProperties">style.SectionProperties</text:bookmark-ref></text:span><text:span text:style-name="Element_20_List">.</text:span></text:p>
      <text:p text:style-name="Standard">The following elements occur in text.NotesConfiguration: <text:span text:style-name="Element_20_List"><text:bookmark-ref text:reference-format="text" text:ref-name="text.NoteContinuationNoticeBackward">text.NoteContinuationNoticeBackward</text:bookmark-ref></text:span><text:span text:style-name="Element_20_List">, </text:span><text:span text:style-name="Element_20_List"><text:bookmark-ref text:reference-format="text" text:ref-name="text.NoteContinuationNoticeForward">text.NoteContinuationNoticeForward</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Number"/>text.Number<text:bookmark-end text:name="text.Numb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Number: <text:span text:style-name="Element_20_List"><text:bookmark-ref text:reference-format="text" text:ref-name="text.H">text.H</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umberedParagraph">text.NumberedParagraph</text:bookmark-ref></text:span><text:span text:style-name="Element_20_List">.</text:span></text:p>
      <text:p text:style-name="Standard">The following elements occur in text.Numb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NumberedParagraph"/>text.NumberedParagraph<text:bookmark-end text:name="text.NumberedParagraph"/></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ontinuenumbering, level, startvalue, stylename</text:span>.</text:p>
      <text:p text:style-name="Standard">These elements contain text.NumberedParagraph: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NumberedParagraph: <text:span text:style-name="Element_20_List"><text:bookmark-ref text:reference-format="text" text:ref-name="text.H">text.H</text:bookmark-ref></text:span><text:span text:style-name="Element_20_List">, </text:span><text:span text:style-name="Element_20_List"><text:bookmark-ref text:reference-format="text" text:ref-name="text.Number">text.Number</text:bookmark-ref></text:span><text:span text:style-name="Element_20_List">, </text:span><text:span text:style-name="Element_20_List"><text:bookmark-ref text:reference-format="text" text:ref-name="text.P">text.P</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ObjectCount"/>text.ObjectCount<text:bookmark-end text:name="text.ObjectCoun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ObjectCoun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ObjectCoun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ObjectIndex"/>text.ObjectIndex<text:bookmark-end text:name="text.ObjectIndex"/></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Object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Object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ObjectIndexSource">text.ObjectIndex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ObjectIndexEntryTemplate"/>text.ObjectIndexEntryTemplate<text:bookmark-end text:name="text.ObjectIndexEntryTemplate"/></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ObjectIndexEntryTemplate: <text:span text:style-name="Element_20_List"><text:bookmark-ref text:reference-format="text" text:ref-name="text.ObjectIndexSource">text.ObjectIndexSource</text:bookmark-ref></text:span><text:span text:style-name="Element_20_List">.</text:span></text:p>
      <text:p text:style-name="Standard">The following elements occur in text.Object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ObjectIndexSource"/>text.ObjectIndexSource<text:bookmark-end text:name="text.ObjectIndexSour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indexscope, relativetabstopposition, usechartobjects, usedrawobjects, usemathobjects, useotherobjects, usespreadsheetobjects</text:span>.</text:p>
      <text:p text:style-name="Standard">These elements contain text.ObjectIndexSource: <text:span text:style-name="Element_20_List"><text:bookmark-ref text:reference-format="text" text:ref-name="text.ObjectIndex">text.ObjectIndex</text:bookmark-ref></text:span><text:span text:style-name="Element_20_List">.</text:span></text:p>
      <text:p text:style-name="Standard">The following elements occur in text.Object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ObjectIndexEntryTemplate">text.ObjectIndexEntryTemplat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OutlineLevelStyle"/>text.OutlineLevelStyle<text:bookmark-end text:name="text.OutlineLevelStyle"/></text:h>
                </text:list-item>
              </text:list>
            </text:list-item>
          </text:list>
        </text:list-item>
      </text:list>
      <text:p text:style-name="Standard">Requires the following attributes: <text:span text:style-name="Attribute_20_List">level.</text:span></text:p>
      <text:p text:style-name="Standard">Allows the following attributes: <text:span text:style-name="Attribute_20_List">displaylevels, level, numformat, numlettersync, numprefix, numsuffix, startvalue, stylename</text:span>.</text:p>
      <text:p text:style-name="Standard">These elements contain text.OutlineLevelStyle: <text:span text:style-name="Element_20_List"><text:bookmark-ref text:reference-format="text" text:ref-name="text.OutlineStyle">text.OutlineStyle</text:bookmark-ref></text:span><text:span text:style-name="Element_20_List">.</text:span></text:p>
      <text:p text:style-name="Standard">The following elements occur in text.OutlineLevelStyle: <text:span text:style-name="Element_20_List"><text:bookmark-ref text:reference-format="text" text:ref-name="style.ListLevelProperties">style.ListLevelProperties</text:bookmark-ref></text:span><text:span text:style-name="Element_20_List">, </text:span><text:span text:style-name="Element_20_List"><text:bookmark-ref text:reference-format="text" text:ref-name="style.TextProperties">style.TextProperties</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OutlineStyle"/>text.OutlineStyle<text:bookmark-end text:name="text.OutlineSty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OutlineStyle: <text:span text:style-name="Element_20_List"><text:bookmark-ref text:reference-format="text" text:ref-name="office.Styles">office.Styles</text:bookmark-ref></text:span><text:span text:style-name="Element_20_List">.</text:span></text:p>
      <text:p text:style-name="Standard">The following elements occur in text.OutlineStyle: <text:span text:style-name="Element_20_List"><text:bookmark-ref text:reference-format="text" text:ref-name="text.OutlineLevelStyle">text.OutlineLevelStyl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P"/>text.P<text:bookmark-end text:name="text.P"/></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lassnames, condstylename, id, stylename</text:span>.</text:p>
      <text:p text:style-name="Standard">These elements contain text.P: <text:span text:style-name="Element_20_List"><text:bookmark-ref text:reference-format="text" text:ref-name="chart.Footer">chart.Footer</text:bookmark-ref></text:span><text:span text:style-name="Element_20_List">, </text:span><text:span text:style-name="Element_20_List"><text:bookmark-ref text:reference-format="text" text:ref-name="chart.Subtitle">chart.Subtitle</text:bookmark-ref></text:span><text:span text:style-name="Element_20_List">, </text:span><text:span text:style-name="Element_20_List"><text:bookmark-ref text:reference-format="text" text:ref-name="chart.Title">chart.Title</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Image">draw.Image</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draw.TextBox">draw.TextBox</text:bookmark-ref></text:span><text:span text:style-name="Element_20_List">, </text:span><text:span text:style-name="Element_20_List"><text:bookmark-ref text:reference-format="text" text:ref-name="form.Textarea">form.Textarea</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office.ChangeInfo">office.ChangeInfo</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style.RegionCenter">style.RegionCenter</text:bookmark-ref></text:span><text:span text:style-name="Element_20_List">, </text:span><text:span text:style-name="Element_20_List"><text:bookmark-ref text:reference-format="text" text:ref-name="style.RegionLeft">style.RegionLeft</text:bookmark-ref></text:span><text:span text:style-name="Element_20_List">, </text:span><text:span text:style-name="Element_20_List"><text:bookmark-ref text:reference-format="text" text:ref-name="style.RegionRight">style.RegionRight</text:bookmark-ref></text:span><text:span text:style-name="Element_20_List">, </text:span><text:span text:style-name="Element_20_List"><text:bookmark-ref text:reference-format="text" text:ref-name="table.ChangeTrackTableCell">table.ChangeTrackTableCell</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ErrorMessage">table.ErrorMessage</text:bookmark-ref></text:span><text:span text:style-name="Element_20_List">, </text:span><text:span text:style-name="Element_20_List"><text:bookmark-ref text:reference-format="text" text:ref-name="table.HelpMessage">table.HelpMessage</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ListHeader">text.ListHeader</text:bookmark-ref></text:span><text:span text:style-name="Element_20_List">, </text:span><text:span text:style-name="Element_20_List"><text:bookmark-ref text:reference-format="text" text:ref-name="text.ListItem">text.ListItem</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P: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Page"/>text.Page<text:bookmark-end text:name="text.Page"/></text:h>
                </text:list-item>
              </text:list>
            </text:list-item>
          </text:list>
        </text:list-item>
      </text:list>
      <text:p text:style-name="Standard">Requires the following attributes: <text:span text:style-name="Attribute_20_List">masterpagename.</text:span></text:p>
      <text:p text:style-name="Standard">Allows the following attributes: <text:span text:style-name="Attribute_20_List">masterpagename</text:span>.</text:p>
      <text:p text:style-name="Standard">These elements contain text.Page: <text:span text:style-name="Element_20_List"><text:bookmark-ref text:reference-format="text" text:ref-name="text.PageSequence">text.PageSequence</text:bookmark-ref></text:span><text:span text:style-name="Element_20_List">.</text:span></text:p>
      <text:p text:style-name="Standard">The following elements occur in text.Pag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PageContinuation"/>text.PageContinuation<text:bookmark-end text:name="text.PageContinuation"/></text:h>
                </text:list-item>
              </text:list>
            </text:list-item>
          </text:list>
        </text:list-item>
      </text:list>
      <text:p text:style-name="Standard">Requires the following attributes: <text:span text:style-name="Attribute_20_List">selectpage.</text:span></text:p>
      <text:p text:style-name="Standard">Allows the following attributes: <text:span text:style-name="Attribute_20_List">selectpage, stringvalue</text:span>.</text:p>
      <text:p text:style-name="Standard">These elements contain text.PageContinua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Continua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PageNumber"/>text.PageNumber<text:bookmark-end text:name="text.PageNumber"/></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 numformat, numlettersync, pageadjust, selectpage</text:span>.</text:p>
      <text:p text:style-name="Standard">These elements contain text.PageNumb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Numb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PageSequence"/>text.PageSequence<text:bookmark-end text:name="text.PageSequen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PageSequence: <text:span text:style-name="Element_20_List"><text:bookmark-ref text:reference-format="text" text:ref-name="office.Text">office.Text</text:bookmark-ref></text:span><text:span text:style-name="Element_20_List">.</text:span></text:p>
      <text:p text:style-name="Standard">The following elements occur in text.PageSequence: <text:span text:style-name="Element_20_List"><text:bookmark-ref text:reference-format="text" text:ref-name="text.Page">text.Pag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PageVariableGet"/>text.PageVariableGet<text:bookmark-end text:name="text.PageVariableGe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umformat, numlettersync</text:span>.</text:p>
      <text:p text:style-name="Standard">These elements contain text.Page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Ge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PageVariableSet"/>text.PageVariableSet<text:bookmark-end text:name="text.PageVariableSe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active, pageadjust</text:span>.</text:p>
      <text:p text:style-name="Standard">These elements contain text.Page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ageVariableSe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Placeholder"/>text.Placeholder<text:bookmark-end text:name="text.Placeholder"/></text:h>
                </text:list-item>
              </text:list>
            </text:list-item>
          </text:list>
        </text:list-item>
      </text:list>
      <text:p text:style-name="Standard">Requires the following attributes: <text:span text:style-name="Attribute_20_List">placeholdertype.</text:span></text:p>
      <text:p text:style-name="Standard">Allows the following attributes: <text:span text:style-name="Attribute_20_List">description, placeholdertype</text:span>.</text:p>
      <text:p text:style-name="Standard">These elements contain text.Placeholder: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laceholder: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PrintDate"/>text.PrintDate<text:bookmark-end text:name="text.PrintD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datevalue, fixed</text:span>.</text:p>
      <text:p text:style-name="Standard">These elements contain text.PrintD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D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PrintTime"/>text.PrintTime<text:bookmark-end text:name="text.PrintTi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fixed, timevalue</text:span>.</text:p>
      <text:p text:style-name="Standard">These elements contain text.Prin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Ti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PrintedBy"/>text.PrintedBy<text:bookmark-end text:name="text.PrintedB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Printed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PrintedB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ReferenceMark"/>text.ReferenceMark<text:bookmark-end text:name="text.ReferenceMark"/></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ReferenceMarkEnd"/>text.ReferenceMarkEnd<text:bookmark-end text:name="text.ReferenceMarkEnd"/></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En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ReferenceMarkStart"/>text.ReferenceMarkStart<text:bookmark-end text:name="text.ReferenceMarkStar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text:span>.</text:p>
      <text:p text:style-name="Standard">These elements contain text.Reference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eferenceMarkStar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Ruby"/>text.Ruby<text:bookmark-end text:name="text.Rub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Ruby: <text:span text:style-name="Element_20_List"><text:bookmark-ref text:reference-format="text" text:ref-name="text.RubyBase">text.RubyBase</text:bookmark-ref></text:span><text:span text:style-name="Element_20_List">, </text:span><text:span text:style-name="Element_20_List"><text:bookmark-ref text:reference-format="text" text:ref-name="text.RubyText">text.Ruby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RubyBase"/>text.RubyBase<text:bookmark-end text:name="text.RubyBas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RubyBase: <text:span text:style-name="Element_20_List"><text:bookmark-ref text:reference-format="text" text:ref-name="text.Ruby">text.Ruby</text:bookmark-ref></text:span><text:span text:style-name="Element_20_List">.</text:span></text:p>
      <text:p text:style-name="Standard">The following elements occur in text.RubyBase: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RubyText"/>text.RubyText<text:bookmark-end text:name="text.RubyTex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stylename</text:span>.</text:p>
      <text:p text:style-name="Standard">These elements contain text.RubyText: <text:span text:style-name="Element_20_List"><text:bookmark-ref text:reference-format="text" text:ref-name="text.Ruby">text.Ruby</text:bookmark-ref></text:span><text:span text:style-name="Element_20_List">.</text:span></text:p>
      <text:p text:style-name="Standard">The following elements occur in text.RubyTex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text.S<text:bookmark-end text:name="text.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text:span>.</text:p>
      <text:p text:style-name="Standard">These elements contain text.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cript"/>text.Script<text:bookmark-end text:name="text.Scrip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href, language, type</text:span>.</text:p>
      <text:p text:style-name="Standard">These elements contain text.Scrip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crip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ction"/>text.Section<text:bookmark-end text:name="text.Section"/></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condition, display, name, protected, protectionkey, stylename</text:span>.</text:p>
      <text:p text:style-name="Standard">These elements contain text.Section: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Sectio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DdeSource">office.DdeSource</text:bookmark-ref></text:span><text:span text:style-name="Element_20_List">, </text:span><text:span text:style-name="Element_20_List"><text:bookmark-ref text:reference-format="text" text:ref-name="table.Table">table.Table</text:bookmark-ref></text:span><text:span text:style-name="Element_20_List">, </text:span><text:span text:style-name="Element_20_List"><text:bookmark-ref text:reference-format="text" text:ref-name="text.AlphabeticalIndex">text.AlphabeticalIndex</text:bookmark-ref></text:span><text:span text:style-name="Element_20_List">, </text:span><text:span text:style-name="Element_20_List"><text:bookmark-ref text:reference-format="text" text:ref-name="text.Bibliography">text.Bibliography</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IllustrationIndex">text.IllustrationIndex</text:bookmark-ref></text:span><text:span text:style-name="Element_20_List">, </text:span><text:span text:style-name="Element_20_List"><text:bookmark-ref text:reference-format="text" text:ref-name="text.List">text.List</text:bookmark-ref></text:span><text:span text:style-name="Element_20_List">, </text:span><text:span text:style-name="Element_20_List"><text:bookmark-ref text:reference-format="text" text:ref-name="text.NumberedParagraph">text.NumberedParagraph</text:bookmark-ref></text:span><text:span text:style-name="Element_20_List">, </text:span><text:span text:style-name="Element_20_List"><text:bookmark-ref text:reference-format="text" text:ref-name="text.ObjectIndex">text.ObjectIndex</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Section">text.Section</text:bookmark-ref></text:span><text:span text:style-name="Element_20_List">, </text:span><text:span text:style-name="Element_20_List"><text:bookmark-ref text:reference-format="text" text:ref-name="text.SectionSource">text.SectionSource</text:bookmark-ref></text:span><text:span text:style-name="Element_20_List">, </text:span><text:span text:style-name="Element_20_List"><text:bookmark-ref text:reference-format="text" text:ref-name="text.TableIndex">text.TableIndex</text:bookmark-ref></text:span><text:span text:style-name="Element_20_List">, </text:span><text:span text:style-name="Element_20_List"><text:bookmark-ref text:reference-format="text" text:ref-name="text.TableOfContent">text.TableOfContent</text:bookmark-ref></text:span><text:span text:style-name="Element_20_List">, </text:span><text:span text:style-name="Element_20_List"><text:bookmark-ref text:reference-format="text" text:ref-name="text.UserIndex">text.UserIndex</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SectionSource"/>text.SectionSource<text:bookmark-end text:name="text.SectionSour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ltername, href, sectionname, show, type</text:span>.</text:p>
      <text:p text:style-name="Standard">These elements contain text.SectionSource: <text:span text:style-name="Element_20_List"><text:bookmark-ref text:reference-format="text" text:ref-name="text.Section">text.Section</text:bookmark-ref></text:span><text:span text:style-name="Element_20_List">.</text:span></text:p>
      <text:p text:style-name="Standard">The following elements occur in text.SectionSourc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City"/>text.SenderCity<text:bookmark-end text:name="text.SenderCit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it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it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Company"/>text.SenderCompany<text:bookmark-end text:name="text.SenderCompan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mpan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mpan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Country"/>text.SenderCountry<text:bookmark-end text:name="text.SenderCountr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Country: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Countr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Email"/>text.SenderEmail<text:bookmark-end text:name="text.SenderEmai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Email: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Emai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Fax"/>text.SenderFax<text:bookmark-end text:name="text.SenderFax"/></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ax: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ax: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Firstname"/>text.SenderFirstname<text:bookmark-end text:name="text.SenderFirstna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Fir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Firstna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Initials"/>text.SenderInitials<text:bookmark-end text:name="text.SenderInitial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Initials: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Initials: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Lastname"/>text.SenderLastname<text:bookmark-end text:name="text.SenderLastna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Las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Lastna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PhonePrivate"/>text.SenderPhonePrivate<text:bookmark-end text:name="text.SenderPhonePrivat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Privat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Privat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PhoneWork"/>text.SenderPhoneWork<text:bookmark-end text:name="text.SenderPhoneWork"/></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honeWo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honeWork: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Position"/>text.SenderPosition<text:bookmark-end text:name="text.SenderPositio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itio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ition: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PostalCode"/>text.SenderPostalCode<text:bookmark-end text:name="text.SenderPostalCod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PostalCod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PostalCod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StateOrProvince"/>text.SenderStateOrProvince<text:bookmark-end text:name="text.SenderStateOrProvin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ateOrProvi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ateOrProvinc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Street"/>text.SenderStreet<text:bookmark-end text:name="text.SenderStree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Stre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Stree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nderTitle"/>text.SenderTitle<text:bookmark-end text:name="text.SenderTit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ender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nderTitl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quence"/>text.Sequence<text:bookmark-end text:name="text.Sequence"/></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formula, name, numformat, numlettersync, refname</text:span>.</text:p>
      <text:p text:style-name="Standard">These elements contain text.Sequenc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quenceDecl"/>text.SequenceDecl<text:bookmark-end text:name="text.SequenceDecl"/></text:h>
                </text:list-item>
              </text:list>
            </text:list-item>
          </text:list>
        </text:list-item>
      </text:list>
      <text:p text:style-name="Standard">Requires the following attributes: <text:span text:style-name="Attribute_20_List">displayoutlinelevel, name.</text:span></text:p>
      <text:p text:style-name="Standard">Allows the following attributes: <text:span text:style-name="Attribute_20_List">displayoutlinelevel, name, separationcharacter</text:span>.</text:p>
      <text:p text:style-name="Standard">These elements contain text.SequenceDecl: <text:span text:style-name="Element_20_List"><text:bookmark-ref text:reference-format="text" text:ref-name="text.SequenceDecls">text.SequenceDecls</text:bookmark-ref></text:span><text:span text:style-name="Element_20_List">.</text:span></text:p>
      <text:p text:style-name="Standard">The following elements occur in text.SequenceDec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equenceDecls"/>text.SequenceDecls<text:bookmark-end text:name="text.SequenceDecl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equenc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SequenceDecls: <text:span text:style-name="Element_20_List"><text:bookmark-ref text:reference-format="text" text:ref-name="text.SequenceDecl">text.SequenceDec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SequenceRef"/>text.SequenceRef<text:bookmark-end text:name="text.SequenceRef"/></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referenceformat, refname</text:span>.</text:p>
      <text:p text:style-name="Standard">These elements contain text.SequenceRef: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equenceRef: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heetName"/>text.SheetName<text:bookmark-end text:name="text.SheetNa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Sheet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heetNa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ortKey"/>text.SortKey<text:bookmark-end text:name="text.SortKey"/></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key, sortascending</text:span>.</text:p>
      <text:p text:style-name="Standard">These elements contain text.SortKey: <text:span text:style-name="Element_20_List"><text:bookmark-ref text:reference-format="text" text:ref-name="text.BibliographyConfiguration">text.BibliographyConfiguration</text:bookmark-ref></text:span><text:span text:style-name="Element_20_List">.</text:span></text:p>
      <text:p text:style-name="Standard">The following elements occur in text.SortKey: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Span"/>text.Span<text:bookmark-end text:name="text.Span"/></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lassnames, stylename</text:span>.</text:p>
      <text:p text:style-name="Standard">These elements contain text.Span: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pan: <text:span text:style-name="Element_20_List"><text:bookmark-ref text:reference-format="text" text:ref-name="dr3d.Scene">dr3d.Scene</text:bookmark-ref></text:span><text:span text:style-name="Element_20_List">, </text:span><text:span text:style-name="Element_20_List"><text:bookmark-ref text:reference-format="text" text:ref-name="draw.A">draw.A</text:bookmark-ref></text:span><text:span text:style-name="Element_20_List">, </text:span><text:span text:style-name="Element_20_List"><text:bookmark-ref text:reference-format="text" text:ref-name="draw.Caption">draw.Caption</text:bookmark-ref></text:span><text:span text:style-name="Element_20_List">, </text:span><text:span text:style-name="Element_20_List"><text:bookmark-ref text:reference-format="text" text:ref-name="draw.Circle">draw.Circle</text:bookmark-ref></text:span><text:span text:style-name="Element_20_List">, </text:span><text:span text:style-name="Element_20_List"><text:bookmark-ref text:reference-format="text" text:ref-name="draw.Connector">draw.Connector</text:bookmark-ref></text:span><text:span text:style-name="Element_20_List">, </text:span><text:span text:style-name="Element_20_List"><text:bookmark-ref text:reference-format="text" text:ref-name="draw.Control">draw.Control</text:bookmark-ref></text:span><text:span text:style-name="Element_20_List">, </text:span><text:span text:style-name="Element_20_List"><text:bookmark-ref text:reference-format="text" text:ref-name="draw.CustomShape">draw.CustomShape</text:bookmark-ref></text:span><text:span text:style-name="Element_20_List">, </text:span><text:span text:style-name="Element_20_List"><text:bookmark-ref text:reference-format="text" text:ref-name="draw.Ellipse">draw.Ellipse</text:bookmark-ref></text:span><text:span text:style-name="Element_20_List">, </text:span><text:span text:style-name="Element_20_List"><text:bookmark-ref text:reference-format="text" text:ref-name="draw.Frame">draw.Frame</text:bookmark-ref></text:span><text:span text:style-name="Element_20_List">, </text:span><text:span text:style-name="Element_20_List"><text:bookmark-ref text:reference-format="text" text:ref-name="draw.G">draw.G</text:bookmark-ref></text:span><text:span text:style-name="Element_20_List">, </text:span><text:span text:style-name="Element_20_List"><text:bookmark-ref text:reference-format="text" text:ref-name="draw.Line">draw.Line</text:bookmark-ref></text:span><text:span text:style-name="Element_20_List">, </text:span><text:span text:style-name="Element_20_List"><text:bookmark-ref text:reference-format="text" text:ref-name="draw.Measure">draw.Measure</text:bookmark-ref></text:span><text:span text:style-name="Element_20_List">, </text:span><text:span text:style-name="Element_20_List"><text:bookmark-ref text:reference-format="text" text:ref-name="draw.PageThumbnail">draw.PageThumbnail</text:bookmark-ref></text:span><text:span text:style-name="Element_20_List">, </text:span><text:span text:style-name="Element_20_List"><text:bookmark-ref text:reference-format="text" text:ref-name="draw.Path">draw.Path</text:bookmark-ref></text:span><text:span text:style-name="Element_20_List">, </text:span><text:span text:style-name="Element_20_List"><text:bookmark-ref text:reference-format="text" text:ref-name="draw.Polygon">draw.Polygon</text:bookmark-ref></text:span><text:span text:style-name="Element_20_List">, </text:span><text:span text:style-name="Element_20_List"><text:bookmark-ref text:reference-format="text" text:ref-name="draw.Polyline">draw.Polyline</text:bookmark-ref></text:span><text:span text:style-name="Element_20_List">, </text:span><text:span text:style-name="Element_20_List"><text:bookmark-ref text:reference-format="text" text:ref-name="draw.Rect">draw.Rect</text:bookmark-ref></text:span><text:span text:style-name="Element_20_List">, </text:span><text:span text:style-name="Element_20_List"><text:bookmark-ref text:reference-format="text" text:ref-name="draw.RegularPolygon">draw.RegularPolygon</text:bookmark-ref></text:span><text:span text:style-name="Element_20_List">, </text:span><text:span text:style-name="Element_20_List"><text:bookmark-ref text:reference-format="text" text:ref-name="office.Annotation">office.Annotation</text:bookmark-ref></text:span><text:span text:style-name="Element_20_List">, </text:span><text:span text:style-name="Element_20_List"><text:bookmark-ref text:reference-format="text" text:ref-name="presentation.DateTime">presentation.DateTime</text:bookmark-ref></text:span><text:span text:style-name="Element_20_List">, </text:span><text:span text:style-name="Element_20_List"><text:bookmark-ref text:reference-format="text" text:ref-name="presentation.Footer">presentation.Footer</text:bookmark-ref></text:span><text:span text:style-name="Element_20_List">, </text:span><text:span text:style-name="Element_20_List"><text:bookmark-ref text:reference-format="text" text:ref-name="presentation.Header">presentation.Header</text:bookmark-ref></text:span><text:span text:style-name="Element_20_List">, </text:span><text:span text:style-name="Element_20_List"><text:bookmark-ref text:reference-format="text" text:ref-name="text.A">text.A</text:bookmark-ref></text:span><text:span text:style-name="Element_20_List">, </text:span><text:span text:style-name="Element_20_List"><text:bookmark-ref text:reference-format="text" text:ref-name="text.AlphabeticalIndexMark">text.AlphabeticalIndexMark</text:bookmark-ref></text:span><text:span text:style-name="Element_20_List">, </text:span><text:span text:style-name="Element_20_List"><text:bookmark-ref text:reference-format="text" text:ref-name="text.AlphabeticalIndexMarkEnd">text.AlphabeticalIndexMarkEnd</text:bookmark-ref></text:span><text:span text:style-name="Element_20_List">, </text:span><text:span text:style-name="Element_20_List"><text:bookmark-ref text:reference-format="text" text:ref-name="text.AlphabeticalIndexMarkStart">text.AlphabeticalIndexMarkStart</text:bookmark-ref></text:span><text:span text:style-name="Element_20_List">, </text:span><text:span text:style-name="Element_20_List"><text:bookmark-ref text:reference-format="text" text:ref-name="text.AuthorInitials">text.AuthorInitials</text:bookmark-ref></text:span><text:span text:style-name="Element_20_List">, </text:span><text:span text:style-name="Element_20_List"><text:bookmark-ref text:reference-format="text" text:ref-name="text.AuthorName">text.AuthorName</text:bookmark-ref></text:span><text:span text:style-name="Element_20_List">, </text:span><text:span text:style-name="Element_20_List"><text:bookmark-ref text:reference-format="text" text:ref-name="text.BibliographyMark">text.BibliographyMark</text:bookmark-ref></text:span><text:span text:style-name="Element_20_List">, </text:span><text:span text:style-name="Element_20_List"><text:bookmark-ref text:reference-format="text" text:ref-name="text.Bookmark">text.Bookmark</text:bookmark-ref></text:span><text:span text:style-name="Element_20_List">, </text:span><text:span text:style-name="Element_20_List"><text:bookmark-ref text:reference-format="text" text:ref-name="text.BookmarkEnd">text.BookmarkEnd</text:bookmark-ref></text:span><text:span text:style-name="Element_20_List">, </text:span><text:span text:style-name="Element_20_List"><text:bookmark-ref text:reference-format="text" text:ref-name="text.BookmarkRef">text.BookmarkRef</text:bookmark-ref></text:span><text:span text:style-name="Element_20_List">, </text:span><text:span text:style-name="Element_20_List"><text:bookmark-ref text:reference-format="text" text:ref-name="text.BookmarkStart">text.BookmarkStart</text:bookmark-ref></text:span><text:span text:style-name="Element_20_List">, </text:span><text:span text:style-name="Element_20_List"><text:bookmark-ref text:reference-format="text" text:ref-name="text.Change">text.Change</text:bookmark-ref></text:span><text:span text:style-name="Element_20_List">, </text:span><text:span text:style-name="Element_20_List"><text:bookmark-ref text:reference-format="text" text:ref-name="text.ChangeEnd">text.ChangeEnd</text:bookmark-ref></text:span><text:span text:style-name="Element_20_List">, </text:span><text:span text:style-name="Element_20_List"><text:bookmark-ref text:reference-format="text" text:ref-name="text.ChangeStart">text.ChangeStart</text:bookmark-ref></text:span><text:span text:style-name="Element_20_List">, </text:span><text:span text:style-name="Element_20_List"><text:bookmark-ref text:reference-format="text" text:ref-name="text.Chapter">text.Chapter</text:bookmark-ref></text:span><text:span text:style-name="Element_20_List">, </text:span><text:span text:style-name="Element_20_List"><text:bookmark-ref text:reference-format="text" text:ref-name="text.ConditionalText">text.ConditionalText</text:bookmark-ref></text:span><text:span text:style-name="Element_20_List">, </text:span><text:span text:style-name="Element_20_List"><text:bookmark-ref text:reference-format="text" text:ref-name="text.CreationDate">text.CreationDate</text:bookmark-ref></text:span><text:span text:style-name="Element_20_List">, </text:span><text:span text:style-name="Element_20_List"><text:bookmark-ref text:reference-format="text" text:ref-name="text.CreationTime">text.CreationTime</text:bookmark-ref></text:span><text:span text:style-name="Element_20_List">, </text:span><text:span text:style-name="Element_20_List"><text:bookmark-ref text:reference-format="text" text:ref-name="text.Creator">text.Creator</text:bookmark-ref></text:span><text:span text:style-name="Element_20_List">, </text:span><text:span text:style-name="Element_20_List"><text:bookmark-ref text:reference-format="text" text:ref-name="text.DatabaseDisplay">text.DatabaseDisplay</text:bookmark-ref></text:span><text:span text:style-name="Element_20_List">, </text:span><text:span text:style-name="Element_20_List"><text:bookmark-ref text:reference-format="text" text:ref-name="text.DatabaseName">text.DatabaseName</text:bookmark-ref></text:span><text:span text:style-name="Element_20_List">, </text:span><text:span text:style-name="Element_20_List"><text:bookmark-ref text:reference-format="text" text:ref-name="text.DatabaseNext">text.DatabaseNext</text:bookmark-ref></text:span><text:span text:style-name="Element_20_List">, </text:span><text:span text:style-name="Element_20_List"><text:bookmark-ref text:reference-format="text" text:ref-name="text.DatabaseRowNumber">text.DatabaseRowNumber</text:bookmark-ref></text:span><text:span text:style-name="Element_20_List">, </text:span><text:span text:style-name="Element_20_List"><text:bookmark-ref text:reference-format="text" text:ref-name="text.DatabaseRowSelect">text.DatabaseRowSelect</text:bookmark-ref></text:span><text:span text:style-name="Element_20_List">, </text:span><text:span text:style-name="Element_20_List"><text:bookmark-ref text:reference-format="text" text:ref-name="text.Date">text.Date</text:bookmark-ref></text:span><text:span text:style-name="Element_20_List">, </text:span><text:span text:style-name="Element_20_List"><text:bookmark-ref text:reference-format="text" text:ref-name="text.DdeConnection">text.DdeConnection</text:bookmark-ref></text:span><text:span text:style-name="Element_20_List">, </text:span><text:span text:style-name="Element_20_List"><text:bookmark-ref text:reference-format="text" text:ref-name="text.Description">text.Description</text:bookmark-ref></text:span><text:span text:style-name="Element_20_List">, </text:span><text:span text:style-name="Element_20_List"><text:bookmark-ref text:reference-format="text" text:ref-name="text.EditingCycles">text.EditingCycles</text:bookmark-ref></text:span><text:span text:style-name="Element_20_List">, </text:span><text:span text:style-name="Element_20_List"><text:bookmark-ref text:reference-format="text" text:ref-name="text.EditingDuration">text.EditingDuration</text:bookmark-ref></text:span><text:span text:style-name="Element_20_List">, </text:span><text:span text:style-name="Element_20_List"><text:bookmark-ref text:reference-format="text" text:ref-name="text.ExecuteMacro">text.ExecuteMacro</text:bookmark-ref></text:span><text:span text:style-name="Element_20_List">, </text:span><text:span text:style-name="Element_20_List"><text:bookmark-ref text:reference-format="text" text:ref-name="text.Expression">text.Expression</text:bookmark-ref></text:span><text:span text:style-name="Element_20_List">, </text:span><text:span text:style-name="Element_20_List"><text:bookmark-ref text:reference-format="text" text:ref-name="text.FileName">text.FileName</text:bookmark-ref></text:span><text:span text:style-name="Element_20_List">, </text:span><text:span text:style-name="Element_20_List"><text:bookmark-ref text:reference-format="text" text:ref-name="text.HiddenParagraph">text.HiddenParagraph</text:bookmark-ref></text:span><text:span text:style-name="Element_20_List">, </text:span><text:span text:style-name="Element_20_List"><text:bookmark-ref text:reference-format="text" text:ref-name="text.HiddenText">text.HiddenText</text:bookmark-ref></text:span><text:span text:style-name="Element_20_List">, </text:span><text:span text:style-name="Element_20_List"><text:bookmark-ref text:reference-format="text" text:ref-name="text.InitialCreator">text.InitialCreator</text:bookmark-ref></text:span><text:span text:style-name="Element_20_List">, </text:span><text:span text:style-name="Element_20_List"><text:bookmark-ref text:reference-format="text" text:ref-name="text.Keywords">text.Keywords</text:bookmark-ref></text:span><text:span text:style-name="Element_20_List">, </text:span><text:span text:style-name="Element_20_List"><text:bookmark-ref text:reference-format="text" text:ref-name="text.LineBreak">text.LineBreak</text:bookmark-ref></text:span><text:span text:style-name="Element_20_List">, </text:span><text:span text:style-name="Element_20_List"><text:bookmark-ref text:reference-format="text" text:ref-name="text.Measure">text.Measure</text:bookmark-ref></text:span><text:span text:style-name="Element_20_List">, </text:span><text:span text:style-name="Element_20_List"><text:bookmark-ref text:reference-format="text" text:ref-name="text.ModificationDate">text.ModificationDate</text:bookmark-ref></text:span><text:span text:style-name="Element_20_List">, </text:span><text:span text:style-name="Element_20_List"><text:bookmark-ref text:reference-format="text" text:ref-name="text.ModificationTime">text.ModificationTime</text:bookmark-ref></text:span><text:span text:style-name="Element_20_List">, </text:span><text:span text:style-name="Element_20_List"><text:bookmark-ref text:reference-format="text" text:ref-name="text.Note">text.Note</text:bookmark-ref></text:span><text:span text:style-name="Element_20_List">, </text:span><text:span text:style-name="Element_20_List"><text:bookmark-ref text:reference-format="text" text:ref-name="text.NoteRef">text.NoteRef</text:bookmark-ref></text:span><text:span text:style-name="Element_20_List">, </text:span><text:span text:style-name="Element_20_List"><text:bookmark-ref text:reference-format="text" text:ref-name="text.ObjectCount">text.ObjectCount</text:bookmark-ref></text:span><text:span text:style-name="Element_20_List">, </text:span><text:span text:style-name="Element_20_List"><text:bookmark-ref text:reference-format="text" text:ref-name="text.PageContinuation">text.PageContinuation</text:bookmark-ref></text:span><text:span text:style-name="Element_20_List">, </text:span><text:span text:style-name="Element_20_List"><text:bookmark-ref text:reference-format="text" text:ref-name="text.PageNumber">text.PageNumber</text:bookmark-ref></text:span><text:span text:style-name="Element_20_List">, </text:span><text:span text:style-name="Element_20_List"><text:bookmark-ref text:reference-format="text" text:ref-name="text.PageVariableGet">text.PageVariableGet</text:bookmark-ref></text:span><text:span text:style-name="Element_20_List">, </text:span><text:span text:style-name="Element_20_List"><text:bookmark-ref text:reference-format="text" text:ref-name="text.PageVariableSet">text.PageVariableSet</text:bookmark-ref></text:span><text:span text:style-name="Element_20_List">, </text:span><text:span text:style-name="Element_20_List"><text:bookmark-ref text:reference-format="text" text:ref-name="text.Placeholder">text.Placeholder</text:bookmark-ref></text:span><text:span text:style-name="Element_20_List">, </text:span><text:span text:style-name="Element_20_List"><text:bookmark-ref text:reference-format="text" text:ref-name="text.PrintDate">text.PrintDate</text:bookmark-ref></text:span><text:span text:style-name="Element_20_List">, </text:span><text:span text:style-name="Element_20_List"><text:bookmark-ref text:reference-format="text" text:ref-name="text.PrintTime">text.PrintTime</text:bookmark-ref></text:span><text:span text:style-name="Element_20_List">, </text:span><text:span text:style-name="Element_20_List"><text:bookmark-ref text:reference-format="text" text:ref-name="text.PrintedBy">text.PrintedBy</text:bookmark-ref></text:span><text:span text:style-name="Element_20_List">, </text:span><text:span text:style-name="Element_20_List"><text:bookmark-ref text:reference-format="text" text:ref-name="text.ReferenceMark">text.ReferenceMark</text:bookmark-ref></text:span><text:span text:style-name="Element_20_List">, </text:span><text:span text:style-name="Element_20_List"><text:bookmark-ref text:reference-format="text" text:ref-name="text.ReferenceMarkEnd">text.ReferenceMarkEnd</text:bookmark-ref></text:span><text:span text:style-name="Element_20_List">, </text:span><text:span text:style-name="Element_20_List"><text:bookmark-ref text:reference-format="text" text:ref-name="text.ReferenceMarkStart">text.ReferenceMarkStart</text:bookmark-ref></text:span><text:span text:style-name="Element_20_List">, </text:span><text:span text:style-name="Element_20_List"><text:bookmark-ref text:reference-format="text" text:ref-name="text.Ruby">text.Ruby</text:bookmark-ref></text:span><text:span text:style-name="Element_20_List">, </text:span><text:span text:style-name="Element_20_List"><text:bookmark-ref text:reference-format="text" text:ref-name="text.S">text.S</text:bookmark-ref></text:span><text:span text:style-name="Element_20_List">, </text:span><text:span text:style-name="Element_20_List"><text:bookmark-ref text:reference-format="text" text:ref-name="text.Script">text.Script</text:bookmark-ref></text:span><text:span text:style-name="Element_20_List">, </text:span><text:span text:style-name="Element_20_List"><text:bookmark-ref text:reference-format="text" text:ref-name="text.SenderCity">text.SenderCity</text:bookmark-ref></text:span><text:span text:style-name="Element_20_List">, </text:span><text:span text:style-name="Element_20_List"><text:bookmark-ref text:reference-format="text" text:ref-name="text.SenderCompany">text.SenderCompany</text:bookmark-ref></text:span><text:span text:style-name="Element_20_List">, </text:span><text:span text:style-name="Element_20_List"><text:bookmark-ref text:reference-format="text" text:ref-name="text.SenderCountry">text.SenderCountry</text:bookmark-ref></text:span><text:span text:style-name="Element_20_List">, </text:span><text:span text:style-name="Element_20_List"><text:bookmark-ref text:reference-format="text" text:ref-name="text.SenderEmail">text.SenderEmail</text:bookmark-ref></text:span><text:span text:style-name="Element_20_List">, </text:span><text:span text:style-name="Element_20_List"><text:bookmark-ref text:reference-format="text" text:ref-name="text.SenderFax">text.SenderFax</text:bookmark-ref></text:span><text:span text:style-name="Element_20_List">, </text:span><text:span text:style-name="Element_20_List"><text:bookmark-ref text:reference-format="text" text:ref-name="text.SenderFirstname">text.SenderFirstname</text:bookmark-ref></text:span><text:span text:style-name="Element_20_List">, </text:span><text:span text:style-name="Element_20_List"><text:bookmark-ref text:reference-format="text" text:ref-name="text.SenderInitials">text.SenderInitials</text:bookmark-ref></text:span><text:span text:style-name="Element_20_List">, </text:span><text:span text:style-name="Element_20_List"><text:bookmark-ref text:reference-format="text" text:ref-name="text.SenderLastname">text.SenderLastname</text:bookmark-ref></text:span><text:span text:style-name="Element_20_List">, </text:span><text:span text:style-name="Element_20_List"><text:bookmark-ref text:reference-format="text" text:ref-name="text.SenderPhonePrivate">text.SenderPhonePrivate</text:bookmark-ref></text:span><text:span text:style-name="Element_20_List">, </text:span><text:span text:style-name="Element_20_List"><text:bookmark-ref text:reference-format="text" text:ref-name="text.SenderPhoneWork">text.SenderPhoneWork</text:bookmark-ref></text:span><text:span text:style-name="Element_20_List">, </text:span><text:span text:style-name="Element_20_List"><text:bookmark-ref text:reference-format="text" text:ref-name="text.SenderPosition">text.SenderPosition</text:bookmark-ref></text:span><text:span text:style-name="Element_20_List">, </text:span><text:span text:style-name="Element_20_List"><text:bookmark-ref text:reference-format="text" text:ref-name="text.SenderPostalCode">text.SenderPostalCode</text:bookmark-ref></text:span><text:span text:style-name="Element_20_List">, </text:span><text:span text:style-name="Element_20_List"><text:bookmark-ref text:reference-format="text" text:ref-name="text.SenderStateOrProvince">text.SenderStateOrProvince</text:bookmark-ref></text:span><text:span text:style-name="Element_20_List">, </text:span><text:span text:style-name="Element_20_List"><text:bookmark-ref text:reference-format="text" text:ref-name="text.SenderStreet">text.SenderStreet</text:bookmark-ref></text:span><text:span text:style-name="Element_20_List">, </text:span><text:span text:style-name="Element_20_List"><text:bookmark-ref text:reference-format="text" text:ref-name="text.SenderTitle">text.SenderTitle</text:bookmark-ref></text:span><text:span text:style-name="Element_20_List">, </text:span><text:span text:style-name="Element_20_List"><text:bookmark-ref text:reference-format="text" text:ref-name="text.Sequence">text.Sequence</text:bookmark-ref></text:span><text:span text:style-name="Element_20_List">, </text:span><text:span text:style-name="Element_20_List"><text:bookmark-ref text:reference-format="text" text:ref-name="text.SequenceRef">text.SequenceRef</text:bookmark-ref></text:span><text:span text:style-name="Element_20_List">, </text:span><text:span text:style-name="Element_20_List"><text:bookmark-ref text:reference-format="text" text:ref-name="text.SheetName">text.SheetName</text:bookmark-ref></text:span><text:span text:style-name="Element_20_List">, </text:span><text:span text:style-name="Element_20_List"><text:bookmark-ref text:reference-format="text" text:ref-name="text.Span">text.Span</text:bookmark-ref></text:span><text:span text:style-name="Element_20_List">, </text:span><text:span text:style-name="Element_20_List"><text:bookmark-ref text:reference-format="text" text:ref-name="text.Subject">text.Subject</text:bookmark-ref></text:span><text:span text:style-name="Element_20_List">, </text:span><text:span text:style-name="Element_20_List"><text:bookmark-ref text:reference-format="text" text:ref-name="text.Tab">text.Tab</text:bookmark-ref></text:span><text:span text:style-name="Element_20_List">, </text:span><text:span text:style-name="Element_20_List"><text:bookmark-ref text:reference-format="text" text:ref-name="text.TableFormula">text.TableFormula</text:bookmark-ref></text:span><text:span text:style-name="Element_20_List">, </text:span><text:span text:style-name="Element_20_List"><text:bookmark-ref text:reference-format="text" text:ref-name="text.TemplateName">text.TemplateName</text:bookmark-ref></text:span><text:span text:style-name="Element_20_List">, </text:span><text:span text:style-name="Element_20_List"><text:bookmark-ref text:reference-format="text" text:ref-name="text.TextInput">text.TextInput</text:bookmark-ref></text:span><text:span text:style-name="Element_20_List">, </text:span><text:span text:style-name="Element_20_List"><text:bookmark-ref text:reference-format="text" text:ref-name="text.Time">text.Time</text:bookmark-ref></text:span><text:span text:style-name="Element_20_List">, </text:span><text:span text:style-name="Element_20_List"><text:bookmark-ref text:reference-format="text" text:ref-name="text.Title">text.Title</text:bookmark-ref></text:span><text:span text:style-name="Element_20_List">, </text:span><text:span text:style-name="Element_20_List"><text:bookmark-ref text:reference-format="text" text:ref-name="text.TocMark">text.TocMark</text:bookmark-ref></text:span><text:span text:style-name="Element_20_List">, </text:span><text:span text:style-name="Element_20_List"><text:bookmark-ref text:reference-format="text" text:ref-name="text.TocMarkEnd">text.TocMarkEnd</text:bookmark-ref></text:span><text:span text:style-name="Element_20_List">, </text:span><text:span text:style-name="Element_20_List"><text:bookmark-ref text:reference-format="text" text:ref-name="text.TocMarkStart">text.TocMarkStart</text:bookmark-ref></text:span><text:span text:style-name="Element_20_List">, </text:span><text:span text:style-name="Element_20_List"><text:bookmark-ref text:reference-format="text" text:ref-name="text.UserDefined">text.UserDefined</text:bookmark-ref></text:span><text:span text:style-name="Element_20_List">, </text:span><text:span text:style-name="Element_20_List"><text:bookmark-ref text:reference-format="text" text:ref-name="text.UserFieldGet">text.UserFieldGet</text:bookmark-ref></text:span><text:span text:style-name="Element_20_List">, </text:span><text:span text:style-name="Element_20_List"><text:bookmark-ref text:reference-format="text" text:ref-name="text.UserFieldInput">text.UserFieldInput</text:bookmark-ref></text:span><text:span text:style-name="Element_20_List">, </text:span><text:span text:style-name="Element_20_List"><text:bookmark-ref text:reference-format="text" text:ref-name="text.UserIndexMark">text.UserIndexMark</text:bookmark-ref></text:span><text:span text:style-name="Element_20_List">, </text:span><text:span text:style-name="Element_20_List"><text:bookmark-ref text:reference-format="text" text:ref-name="text.UserIndexMarkEnd">text.UserIndexMarkEnd</text:bookmark-ref></text:span><text:span text:style-name="Element_20_List">, </text:span><text:span text:style-name="Element_20_List"><text:bookmark-ref text:reference-format="text" text:ref-name="text.UserIndexMarkStart">text.UserIndexMarkStart</text:bookmark-ref></text:span><text:span text:style-name="Element_20_List">, </text:span><text:span text:style-name="Element_20_List"><text:bookmark-ref text:reference-format="text" text:ref-name="text.VariableGet">text.VariableGet</text:bookmark-ref></text:span><text:span text:style-name="Element_20_List">, </text:span><text:span text:style-name="Element_20_List"><text:bookmark-ref text:reference-format="text" text:ref-name="text.VariableInput">text.VariableInput</text:bookmark-ref></text:span><text:span text:style-name="Element_20_List">, </text:span><text:span text:style-name="Element_20_List"><text:bookmark-ref text:reference-format="text" text:ref-name="text.VariableSet">text.VariableSe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Subject"/>text.Subject<text:bookmark-end text:name="text.Subjec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Subjec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Subjec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ab"/>text.Tab<text:bookmark-end text:name="text.Tab"/></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tabref</text:span>.</text:p>
      <text:p text:style-name="Standard">These elements contain text.Tab: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ableFormula"/>text.TableFormula<text:bookmark-end text:name="text.TableFormula"/></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display, formula</text:span>.</text:p>
      <text:p text:style-name="Standard">These elements contain text.TableFormula: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ableFormula: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ableIndex"/>text.TableIndex<text:bookmark-end text:name="text.TableIndex"/></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IndexSource">text.TableIndex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TableIndexEntryTemplate"/>text.TableIndexEntryTemplate<text:bookmark-end text:name="text.TableIndexEntryTemplate"/></text:h>
                </text:list-item>
              </text:list>
            </text:list-item>
          </text:list>
        </text:list-item>
      </text:list>
      <text:p text:style-name="Standard">Requires the following attributes: <text:span text:style-name="Attribute_20_List">stylename.</text:span></text:p>
      <text:p text:style-name="Standard">Allows the following attributes: <text:span text:style-name="Attribute_20_List">stylename</text:span>.</text:p>
      <text:p text:style-name="Standard">These elements contain text.TableIndexEntryTemplate: <text:span text:style-name="Element_20_List"><text:bookmark-ref text:reference-format="text" text:ref-name="text.TableIndexSource">text.TableIndexSource</text:bookmark-ref></text:span><text:span text:style-name="Element_20_List">.</text:span></text:p>
      <text:p text:style-name="Standard">The following elements occur in text.TableIndexEntryTemplate: <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TableIndexSource"/>text.TableIndexSource<text:bookmark-end text:name="text.TableIndexSour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captionsequenceformat, captionsequencename, indexscope, relativetabstopposition, usecaption</text:span>.</text:p>
      <text:p text:style-name="Standard">These elements contain text.TableIndexSource: <text:span text:style-name="Element_20_List"><text:bookmark-ref text:reference-format="text" text:ref-name="text.TableIndex">text.TableIndex</text:bookmark-ref></text:span><text:span text:style-name="Element_20_List">.</text:span></text:p>
      <text:p text:style-name="Standard">The following elements occur in text.TableIndexSource: <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IndexEntryTemplate">text.TableIndexEntryTemplat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TableOfContent"/>text.TableOfContent<text:bookmark-end text:name="text.TableOfConten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TableOfContent: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TableOfContent: <text:span text:style-name="Element_20_List"><text:bookmark-ref text:reference-format="text" text:ref-name="text.IndexBody">text.IndexBody</text:bookmark-ref></text:span><text:span text:style-name="Element_20_List">, </text:span><text:span text:style-name="Element_20_List"><text:bookmark-ref text:reference-format="text" text:ref-name="text.TableOfContentSource">text.TableOfContent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TableOfContentEntryTemplate"/>text.TableOfContentEntryTemplate<text:bookmark-end text:name="text.TableOfContentEntryTemplate"/></text:h>
                </text:list-item>
              </text:list>
            </text:list-item>
          </text:list>
        </text:list-item>
      </text:list>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TableOfContentEntryTemplate: <text:span text:style-name="Element_20_List"><text:bookmark-ref text:reference-format="text" text:ref-name="text.TableOfContentSource">text.TableOfContentSource</text:bookmark-ref></text:span><text:span text:style-name="Element_20_List">.</text:span></text:p>
      <text:p text:style-name="Standard">The following elements occur in text.TableOfContent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LinkEnd">text.IndexEntryLinkEnd</text:bookmark-ref></text:span><text:span text:style-name="Element_20_List">, </text:span><text:span text:style-name="Element_20_List"><text:bookmark-ref text:reference-format="text" text:ref-name="text.IndexEntryLinkStart">text.IndexEntryLinkStart</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TableOfContentSource"/>text.TableOfContentSource<text:bookmark-end text:name="text.TableOfContentSourc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indexscope, outlinelevel, relativetabstopposition, useindexmarks, useindexsourcestyles, useoutlinelevel</text:span>.</text:p>
      <text:p text:style-name="Standard">These elements contain text.TableOfContentSource: <text:span text:style-name="Element_20_List"><text:bookmark-ref text:reference-format="text" text:ref-name="text.TableOfContent">text.TableOfContent</text:bookmark-ref></text:span><text:span text:style-name="Element_20_List">.</text:span></text:p>
      <text:p text:style-name="Standard">The following elements occur in text.TableOfContent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TableOfContentEntryTemplate">text.TableOfContentEntryTemplat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TemplateName"/>text.TemplateName<text:bookmark-end text:name="text.TemplateNa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isplay</text:span>.</text:p>
      <text:p text:style-name="Standard">These elements contain text.TemplateNa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mplateNa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extInput"/>text.TextInput<text:bookmark-end text:name="text.TextInpu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escription</text:span>.</text:p>
      <text:p text:style-name="Standard">These elements contain text.Text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extInpu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ime"/>text.Time<text:bookmark-end text:name="text.Tim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fixed, timeadjust, timevalue</text:span>.</text:p>
      <text:p text:style-name="Standard">These elements contain text.Tim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m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itle"/>text.Title<text:bookmark-end text:name="text.Title"/></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fixed</text:span>.</text:p>
      <text:p text:style-name="Standard">These elements contain text.Title: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itle: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ocMark"/>text.TocMark<text:bookmark-end text:name="text.TocMark"/></text:h>
                </text:list-item>
              </text:list>
            </text:list-item>
          </text:list>
        </text:list-item>
      </text:list>
      <text:p text:style-name="Standard">Requires the following attributes: <text:span text:style-name="Attribute_20_List">stringvalue.</text:span></text:p>
      <text:p text:style-name="Standard">Allows the following attributes: <text:span text:style-name="Attribute_20_List">outlinelevel, stringvalue</text:span>.</text:p>
      <text:p text:style-name="Standard">These elements contain text.Toc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ocMarkEnd"/>text.TocMarkEnd<text:bookmark-end text:name="text.TocMarkEnd"/></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id</text:span>.</text:p>
      <text:p text:style-name="Standard">These elements contain text.Toc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En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ocMarkStart"/>text.TocMarkStart<text:bookmark-end text:name="text.TocMarkStart"/></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Toc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TocMarkStar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TrackedChanges"/>text.TrackedChanges<text:bookmark-end text:name="text.TrackedChange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trackchanges</text:span>.</text:p>
      <text:p text:style-name="Standard">These elements contain text.TrackedChanges: <text:span text:style-name="Element_20_List"><text:bookmark-ref text:reference-format="text" text:ref-name="office.Text">office.Text</text:bookmark-ref></text:span><text:span text:style-name="Element_20_List">.</text:span></text:p>
      <text:p text:style-name="Standard">The following elements occur in text.TrackedChanges: <text:span text:style-name="Element_20_List"><text:bookmark-ref text:reference-format="text" text:ref-name="text.ChangedRegion">text.ChangedRegion</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UserDefined"/>text.UserDefined<text:bookmark-end text:name="text.UserDefined"/></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booleanvalue, datastylename, datevalue, fixed, name, stringvalue, timevalue, value</text:span>.</text:p>
      <text:p text:style-name="Standard">These elements contain text.UserDefine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Define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UserFieldDecl"/>text.UserFieldDecl<text:bookmark-end text:name="text.UserFieldDecl"/></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booleanvalue, currency, datevalue, formula, name, stringvalue, timevalue, value, valuetype</text:span>.</text:p>
      <text:p text:style-name="Standard">These elements contain text.UserFieldDecl: <text:span text:style-name="Element_20_List"><text:bookmark-ref text:reference-format="text" text:ref-name="text.UserFieldDecls">text.UserFieldDecls</text:bookmark-ref></text:span><text:span text:style-name="Element_20_List">.</text:span></text:p>
      <text:p text:style-name="Standard">The following elements occur in text.UserFieldDec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UserFieldDecls"/>text.UserFieldDecls<text:bookmark-end text:name="text.UserFieldDecl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UserField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UserFieldDecls: <text:span text:style-name="Element_20_List"><text:bookmark-ref text:reference-format="text" text:ref-name="text.UserFieldDecl">text.UserFieldDec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UserFieldGet"/>text.UserFieldGet<text:bookmark-end text:name="text.UserFieldGe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display, name</text:span>.</text:p>
      <text:p text:style-name="Standard">These elements contain text.UserField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FieldGe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UserFieldInput"/>text.UserFieldInput<text:bookmark-end text:name="text.UserFieldInpu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datastylename, description, name</text:span>.</text:p>
      <text:p text:style-name="Standard">These elements contain text.UserField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FieldInpu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UserIndex"/>text.UserIndex<text:bookmark-end text:name="text.UserIndex"/></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name, protected, protectionkey, stylename</text:span>.</text:p>
      <text:p text:style-name="Standard">These elements contain text.UserIndex: <text:span text:style-name="Element_20_List"><text:bookmark-ref text:reference-format="text" text:ref-name="draw.TextBox">draw.TextBox</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 </text:span><text:span text:style-name="Element_20_List"><text:bookmark-ref text:reference-format="text" text:ref-name="table.CoveredTableCell">table.CoveredTableCell</text:bookmark-ref></text:span><text:span text:style-name="Element_20_List">, </text:span><text:span text:style-name="Element_20_List"><text:bookmark-ref text:reference-format="text" text:ref-name="table.TableCell">table.TableCell</text:bookmark-ref></text:span><text:span text:style-name="Element_20_List">, </text:span><text:span text:style-name="Element_20_List"><text:bookmark-ref text:reference-format="text" text:ref-name="text.Deletion">text.Deletion</text:bookmark-ref></text:span><text:span text:style-name="Element_20_List">, </text:span><text:span text:style-name="Element_20_List"><text:bookmark-ref text:reference-format="text" text:ref-name="text.IndexBody">text.IndexBody</text:bookmark-ref></text:span><text:span text:style-name="Element_20_List">, </text:span><text:span text:style-name="Element_20_List"><text:bookmark-ref text:reference-format="text" text:ref-name="text.IndexTitle">text.IndexTitle</text:bookmark-ref></text:span><text:span text:style-name="Element_20_List">, </text:span><text:span text:style-name="Element_20_List"><text:bookmark-ref text:reference-format="text" text:ref-name="text.NoteBody">text.NoteBody</text:bookmark-ref></text:span><text:span text:style-name="Element_20_List">, </text:span><text:span text:style-name="Element_20_List"><text:bookmark-ref text:reference-format="text" text:ref-name="text.Section">text.Section</text:bookmark-ref></text:span><text:span text:style-name="Element_20_List">.</text:span></text:p>
      <text:p text:style-name="Standard">The following elements occur in text.UserIndex: <text:span text:style-name="Element_20_List"><text:bookmark-ref text:reference-format="text" text:ref-name="text.IndexBody">text.IndexBody</text:bookmark-ref></text:span><text:span text:style-name="Element_20_List">, </text:span><text:span text:style-name="Element_20_List"><text:bookmark-ref text:reference-format="text" text:ref-name="text.UserIndexSource">text.UserIndexSourc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UserIndexEntryTemplate"/>text.UserIndexEntryTemplate<text:bookmark-end text:name="text.UserIndexEntryTemplate"/></text:h>
                </text:list-item>
              </text:list>
            </text:list-item>
          </text:list>
        </text:list-item>
      </text:list>
      <text:p text:style-name="Standard">Requires the following attributes: <text:span text:style-name="Attribute_20_List">outlinelevel, stylename.</text:span></text:p>
      <text:p text:style-name="Standard">Allows the following attributes: <text:span text:style-name="Attribute_20_List">outlinelevel, stylename</text:span>.</text:p>
      <text:p text:style-name="Standard">These elements contain text.UserIndexEntryTemplate: <text:span text:style-name="Element_20_List"><text:bookmark-ref text:reference-format="text" text:ref-name="text.UserIndexSource">text.UserIndexSource</text:bookmark-ref></text:span><text:span text:style-name="Element_20_List">.</text:span></text:p>
      <text:p text:style-name="Standard">The following elements occur in text.UserIndexEntryTemplate: <text:span text:style-name="Element_20_List"><text:bookmark-ref text:reference-format="text" text:ref-name="text.IndexEntryChapter">text.IndexEntryChapter</text:bookmark-ref></text:span><text:span text:style-name="Element_20_List">, </text:span><text:span text:style-name="Element_20_List"><text:bookmark-ref text:reference-format="text" text:ref-name="text.IndexEntryPageNumber">text.IndexEntryPageNumber</text:bookmark-ref></text:span><text:span text:style-name="Element_20_List">, </text:span><text:span text:style-name="Element_20_List"><text:bookmark-ref text:reference-format="text" text:ref-name="text.IndexEntrySpan">text.IndexEntrySpan</text:bookmark-ref></text:span><text:span text:style-name="Element_20_List">, </text:span><text:span text:style-name="Element_20_List"><text:bookmark-ref text:reference-format="text" text:ref-name="text.IndexEntryTabStop">text.IndexEntryTabStop</text:bookmark-ref></text:span><text:span text:style-name="Element_20_List">, </text:span><text:span text:style-name="Element_20_List"><text:bookmark-ref text:reference-format="text" text:ref-name="text.IndexEntryText">text.IndexEntryText</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UserIndexMark"/>text.UserIndexMark<text:bookmark-end text:name="text.UserIndexMark"/></text:h>
                </text:list-item>
              </text:list>
            </text:list-item>
          </text:list>
        </text:list-item>
      </text:list>
      <text:p text:style-name="Standard">Requires the following attributes: <text:span text:style-name="Attribute_20_List">indexname, stringvalue.</text:span></text:p>
      <text:p text:style-name="Standard">Allows the following attributes: <text:span text:style-name="Attribute_20_List">indexname, outlinelevel, stringvalue</text:span>.</text:p>
      <text:p text:style-name="Standard">These elements contain text.UserIndexMark: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UserIndexMarkEnd"/>text.UserIndexMarkEnd<text:bookmark-end text:name="text.UserIndexMarkEnd"/></text:h>
                </text:list-item>
              </text:list>
            </text:list-item>
          </text:list>
        </text:list-item>
      </text:list>
      <text:p text:style-name="Standard">Requires the following attributes: <text:span text:style-name="Attribute_20_List">id.</text:span></text:p>
      <text:p text:style-name="Standard">Allows the following attributes: <text:span text:style-name="Attribute_20_List">id, outlinelevel</text:span>.</text:p>
      <text:p text:style-name="Standard">These elements contain text.UserIndexMarkEnd: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End: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UserIndexMarkStart"/>text.UserIndexMarkStart<text:bookmark-end text:name="text.UserIndexMarkStart"/></text:h>
                </text:list-item>
              </text:list>
            </text:list-item>
          </text:list>
        </text:list-item>
      </text:list>
      <text:p text:style-name="Standard">Requires the following attributes: <text:span text:style-name="Attribute_20_List">id, indexname.</text:span></text:p>
      <text:p text:style-name="Standard">Allows the following attributes: <text:span text:style-name="Attribute_20_List">id, indexname, outlinelevel</text:span>.</text:p>
      <text:p text:style-name="Standard">These elements contain text.UserIndexMarkStar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UserIndexMarkStar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UserIndexSource"/>text.UserIndexSource<text:bookmark-end text:name="text.UserIndexSource"/></text:h>
                </text:list-item>
              </text:list>
            </text:list-item>
          </text:list>
        </text:list-item>
      </text:list>
      <text:p text:style-name="Standard">Requires the following attributes: <text:span text:style-name="Attribute_20_List">indexname.</text:span></text:p>
      <text:p text:style-name="Standard">Allows the following attributes: <text:span text:style-name="Attribute_20_List">copyoutlinelevels, indexname, indexscope, relativetabstopposition, usefloatingframes, usegraphics, useindexmarks, useobjects, usetables</text:span>.</text:p>
      <text:p text:style-name="Standard">These elements contain text.UserIndexSource: <text:span text:style-name="Element_20_List"><text:bookmark-ref text:reference-format="text" text:ref-name="text.UserIndex">text.UserIndex</text:bookmark-ref></text:span><text:span text:style-name="Element_20_List">.</text:span></text:p>
      <text:p text:style-name="Standard">The following elements occur in text.UserIndexSource: <text:span text:style-name="Element_20_List"><text:bookmark-ref text:reference-format="text" text:ref-name="text.IndexSourceStyles">text.IndexSourceStyles</text:bookmark-ref></text:span><text:span text:style-name="Element_20_List">, </text:span><text:span text:style-name="Element_20_List"><text:bookmark-ref text:reference-format="text" text:ref-name="text.IndexTitleTemplate">text.IndexTitleTemplate</text:bookmark-ref></text:span><text:span text:style-name="Element_20_List">, </text:span><text:span text:style-name="Element_20_List"><text:bookmark-ref text:reference-format="text" text:ref-name="text.UserIndexEntryTemplate">text.UserIndexEntryTemplate</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VariableDecl"/>text.VariableDecl<text:bookmark-end text:name="text.VariableDecl"/></text:h>
                </text:list-item>
              </text:list>
            </text:list-item>
          </text:list>
        </text:list-item>
      </text:list>
      <text:p text:style-name="Standard">Requires the following attributes: <text:span text:style-name="Attribute_20_List">name, valuetype.</text:span></text:p>
      <text:p text:style-name="Standard">Allows the following attributes: <text:span text:style-name="Attribute_20_List">name, valuetype</text:span>.</text:p>
      <text:p text:style-name="Standard">These elements contain text.VariableDecl: <text:span text:style-name="Element_20_List"><text:bookmark-ref text:reference-format="text" text:ref-name="text.VariableDecls">text.VariableDecls</text:bookmark-ref></text:span><text:span text:style-name="Element_20_List">.</text:span></text:p>
      <text:p text:style-name="Standard">The following elements occur in text.VariableDecl: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VariableDecls"/>text.VariableDecls<text:bookmark-end text:name="text.VariableDecls"/></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text.VariableDecls: <text:span text:style-name="Element_20_List"><text:bookmark-ref text:reference-format="text" text:ref-name="office.Chart">office.Chart</text:bookmark-ref></text:span><text:span text:style-name="Element_20_List">, </text:span><text:span text:style-name="Element_20_List"><text:bookmark-ref text:reference-format="text" text:ref-name="office.Drawing">office.Drawing</text:bookmark-ref></text:span><text:span text:style-name="Element_20_List">, </text:span><text:span text:style-name="Element_20_List"><text:bookmark-ref text:reference-format="text" text:ref-name="office.Presentation">office.Presentation</text:bookmark-ref></text:span><text:span text:style-name="Element_20_List">, </text:span><text:span text:style-name="Element_20_List"><text:bookmark-ref text:reference-format="text" text:ref-name="office.Spreadsheet">office.Spreadsheet</text:bookmark-ref></text:span><text:span text:style-name="Element_20_List">, </text:span><text:span text:style-name="Element_20_List"><text:bookmark-ref text:reference-format="text" text:ref-name="office.Text">office.Text</text:bookmark-ref></text:span><text:span text:style-name="Element_20_List">, </text:span><text:span text:style-name="Element_20_List"><text:bookmark-ref text:reference-format="text" text:ref-name="style.Footer">style.Footer</text:bookmark-ref></text:span><text:span text:style-name="Element_20_List">, </text:span><text:span text:style-name="Element_20_List"><text:bookmark-ref text:reference-format="text" text:ref-name="style.FooterLeft">style.FooterLeft</text:bookmark-ref></text:span><text:span text:style-name="Element_20_List">, </text:span><text:span text:style-name="Element_20_List"><text:bookmark-ref text:reference-format="text" text:ref-name="style.Header">style.Header</text:bookmark-ref></text:span><text:span text:style-name="Element_20_List">, </text:span><text:span text:style-name="Element_20_List"><text:bookmark-ref text:reference-format="text" text:ref-name="style.HeaderLeft">style.HeaderLeft</text:bookmark-ref></text:span><text:span text:style-name="Element_20_List">.</text:span></text:p>
      <text:p text:style-name="Standard">The following elements occur in text.VariableDecls: <text:span text:style-name="Element_20_List"><text:bookmark-ref text:reference-format="text" text:ref-name="text.VariableDecl">text.VariableDecl</text:bookmark-ref></text:span><text:span text:style-name="Element_20_List">.</text:span></text:p>
      <text:list text:style-name="L1" text:continue-numbering="true">
        <text:list-item>
          <text:list text:continue-numbering="true">
            <text:list-item>
              <text:list text:continue-numbering="true">
                <text:list-item>
                  <text:h text:style-name="P8" text:outline-level="3"><text:bookmark-start text:name="text.VariableGet"/>text.VariableGet<text:bookmark-end text:name="text.VariableGet"/></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datastylename, display, name</text:span>.</text:p>
      <text:p text:style-name="Standard">These elements contain text.VariableG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Ge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VariableInput"/>text.VariableInput<text:bookmark-end text:name="text.VariableInput"/></text:h>
                </text:list-item>
              </text:list>
            </text:list-item>
          </text:list>
        </text:list-item>
      </text:list>
      <text:p text:style-name="Standard">Requires the following attributes: <text:span text:style-name="Attribute_20_List">name, valuetype.</text:span></text:p>
      <text:p text:style-name="Standard">Allows the following attributes: <text:span text:style-name="Attribute_20_List">datastylename, description, display, name, valuetype</text:span>.</text:p>
      <text:p text:style-name="Standard">These elements contain text.VariableInpu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Input: <text:span text:style-name="Element_20_List">No element is allowed.</text:span></text:p>
      <text:list text:style-name="L1" text:continue-numbering="true">
        <text:list-item>
          <text:list text:continue-numbering="true">
            <text:list-item>
              <text:list text:continue-numbering="true">
                <text:list-item>
                  <text:h text:style-name="P8" text:outline-level="3"><text:bookmark-start text:name="text.VariableSet"/>text.VariableSet<text:bookmark-end text:name="text.VariableSet"/></text:h>
                </text:list-item>
              </text:list>
            </text:list-item>
          </text:list>
        </text:list-item>
      </text:list>
      <text:p text:style-name="Standard">Requires the following attributes: <text:span text:style-name="Attribute_20_List">name.</text:span></text:p>
      <text:p text:style-name="Standard">Allows the following attributes: <text:span text:style-name="Attribute_20_List">booleanvalue, currency, datastylename, datevalue, display, formula, name, stringvalue, timevalue, value, valuetype</text:span>.</text:p>
      <text:p text:style-name="Standard">These elements contain text.VariableSet: <text:span text:style-name="Element_20_List"><text:bookmark-ref text:reference-format="text" text:ref-name="text.A">text.A</text:bookmark-ref></text:span><text:span text:style-name="Element_20_List">, </text:span><text:span text:style-name="Element_20_List"><text:bookmark-ref text:reference-format="text" text:ref-name="text.H">text.H</text:bookmark-ref></text:span><text:span text:style-name="Element_20_List">, </text:span><text:span text:style-name="Element_20_List"><text:bookmark-ref text:reference-format="text" text:ref-name="text.P">text.P</text:bookmark-ref></text:span><text:span text:style-name="Element_20_List">, </text:span><text:span text:style-name="Element_20_List"><text:bookmark-ref text:reference-format="text" text:ref-name="text.RubyBase">text.RubyBase</text:bookmark-ref></text:span><text:span text:style-name="Element_20_List">, </text:span><text:span text:style-name="Element_20_List"><text:bookmark-ref text:reference-format="text" text:ref-name="text.Span">text.Span</text:bookmark-ref></text:span><text:span text:style-name="Element_20_List">.</text:span></text:p>
      <text:p text:style-name="Standard">The following elements occur in text.VariableSet: <text:span text:style-name="Element_20_List">No element is allowed.</text:span></text:p>
      <text:list text:style-name="L1" text:continue-numbering="true">
        <text:list-item>
          <text:list text:continue-numbering="true">
            <text:list-item>
              <text:h text:style-name="P7" text:outline-level="2">xforms module</text:h>
              <text:list>
                <text:list-item>
                  <text:h text:style-name="P8" text:outline-level="3"><text:bookmark-start text:name="xforms.Model"/>xforms.Model<text:bookmark-end text:name="xforms.Model"/></text:h>
                </text:list-item>
              </text:list>
            </text:list-item>
          </text:list>
        </text:list-item>
      </text:list>
      <text:p text:style-name="Standard">Requires the following attributes: <text:span text:style-name="Attribute_20_List">No attribute is required.</text:span></text:p>
      <text:p text:style-name="Standard">Allows the following attributes: <text:span text:style-name="Attribute_20_List">No attribute is allowed</text:span>.</text:p>
      <text:p text:style-name="Standard">These elements contain xforms.Model: <text:span text:style-name="Element_20_List"><text:bookmark-ref text:reference-format="text" text:ref-name="office.Forms">office.Forms</text:bookmark-ref></text:span><text:span text:style-name="Element_20_List">.</text:span></text:p>
      <text:p text:style-name="Standard"><text:span text:style-name="Element_20_List">The following elements occur in xforms.Model: </text:span><text:span text:style-name="Element_20_List"><text:span text:style-name="Element_20_List">Any element is allowed.</text:span></text:span></text:p>
      <text:list text:style-name="L1" text:continue-numbering="true">
        <text:list-item>
          <text:h text:style-name="P5" text:outline-level="1">Examples</text:h>
          <text:list>
            <text:list-item>
              <text:h text:style-name="P7" text:outline-level="2">Creating a table in OpenDocument text</text:h>
            </text:list-item>
          </text:list>
        </text:list-item>
      </text:list>
      <text:p text:style-name="Text_20_body">This example reads the UNIX /etc/passwd file and creates a table with seven columns. Unlike in HTML tables, ODF tables must have declared column widths. For those who don't know /etc/passwd, it is a wellknown text file in Linux with seven colon-separated values.</text:p>
      <text:p text:style-name="Example">#!/usr/bin/env python</text:p>
      <text:p text:style-name="Example"># -*- coding: utf-8 -*-</text:p>
      <text:p text:style-name="Example">from odf.opendocument import OpenDocumentText</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addElement(table)</text:p>
      <text:p text:style-name="Example">doc.save("passwd.odt")</text:p>
      <text:list text:style-name="L1" text:continue-numbering="true">
        <text:list-item>
          <text:list text:continue-numbering="true">
            <text:list-item>
              <text:h text:style-name="P7" text:outline-level="2">Creating the table as a spreadsheet</text:h>
            </text:list-item>
          </text:list>
        </text:list-item>
      </text:list>
      <text:p text:style-name="Text_20_body">The spreadsheet version is almost identical. I have highlighted with italics where the differences are. But you can definitely simplify it further. E.g. you don't need the <text:span text:style-name="Variable">Table Contents</text:span> style in a spreadsheet.</text:p>
      <text:p text:style-name="Example">#!/usr/bin/env python</text:p>
      <text:p text:style-name="Example"># -*- coding: utf-8 -*-</text:p>
      <text:p text:style-name="Example">from odf.opendocument import OpenDocument<text:span text:style-name="Emphasis">Spreadsheet</text:span></text:p>
      <text:p text:style-name="Example">from odf.style import Style, TextProperties, ParagraphProperties</text:p>
      <text:p text:style-name="Example">from odf.style import TableColumnProperties</text:p>
      <text:p text:style-name="Example">from odf.text import P</text:p>
      <text:p text:style-name="Example">from odf.table import Table, TableColumn, TableRow, TableCell</text:p>
      <text:p text:style-name="Example"/>
      <text:p text:style-name="Example">doc = OpenDocument<text:span text:style-name="Emphasis">Spreadsheet</text:span>()</text:p>
      <text:p text:style-name="Example"># Create a style for the table content. One we can modify</text:p>
      <text:p text:style-name="Example"># later in the word processor.</text:p>
      <text:p text:style-name="Example">tablecontents = Style(name="Table Contents", family="paragraph")</text:p>
      <text:p text:style-name="Example">tablecontents.addElement(ParagraphProperties(numberlines="false", linenumber="0"))</text:p>
      <text:p text:style-name="Example">doc.styles.addElement(tablecontents)</text:p>
      <text:p text:style-name="Example"/>
      <text:p text:style-name="Example"># Create automatic styles for the column widths.</text:p>
      <text:p text:style-name="Example"># We want two different widths, one in inches, the other one in metric.</text:p>
      <text:p text:style-name="Example"># ODF Standard section 15.9.1</text:p>
      <text:p text:style-name="Example">widthshort = Style(name="Wshort", family="table-column")</text:p>
      <text:p text:style-name="Example">widthshort.addElement(TableColumnProperties(columnwidth="1.7cm"))</text:p>
      <text:p text:style-name="Example">doc.automaticstyles.addElement(widthshort)</text:p>
      <text:p text:style-name="Example"/>
      <text:p text:style-name="Example">widthwide = Style(name="Wwide", family="table-column")</text:p>
      <text:p text:style-name="Example">widthwide.addElement(TableColumnProperties(columnwidth="1.5in"))</text:p>
      <text:p text:style-name="Example">doc.automaticstyles.addElement(widthwide)</text:p>
      <text:p text:style-name="Example"/>
      <text:p text:style-name="Example"># Start the table, and describe the columns</text:p>
      <text:p text:style-name="Example">table = Table(<text:span text:style-name="Emphasis">name="Password"</text:span>)</text:p>
      <text:p text:style-name="Example">table.addElement(TableColumn(numbercolumnsrepeated=4,stylename=widthshort))</text:p>
      <text:p text:style-name="Example">table.addElement(TableColumn(numbercolumnsrepeated=3,stylename=widthwide))</text:p>
      <text:p text:style-name="Example"/>
      <text:p text:style-name="Example">f = open('/etc/passwd')</text:p>
      <text:p text:style-name="Example">for line in f:</text:p>
      <text:p text:style-name="Example"><text:s text:c="4"/>rec = line.strip().split(":")</text:p>
      <text:p text:style-name="Example"><text:s text:c="4"/>tr = TableRow()</text:p>
      <text:p text:style-name="Example"><text:s text:c="4"/>table.addElement(tr)</text:p>
      <text:p text:style-name="Example"><text:s text:c="4"/>for val in rec:</text:p>
      <text:p text:style-name="Example"><text:s text:c="8"/>tc = TableCell()</text:p>
      <text:p text:style-name="Example"><text:s text:c="8"/>tr.addElement(tc)</text:p>
      <text:p text:style-name="Example"><text:s text:c="8"/>p = P(stylename=tablecontents,text=val)</text:p>
      <text:p text:style-name="Example"><text:s text:c="8"/>tc.addElement(p)</text:p>
      <text:p text:style-name="Example"/>
      <text:p text:style-name="Example">doc.<text:span text:style-name="Emphasis">spreadsheet</text:span>.addElement(table)</text:p>
      <text:p text:style-name="Example">doc.save("passwd.<text:span text:style-name="Emphasis">ods</text:span>")</text:p>
      <text:list text:style-name="L1" text:continue-numbering="true">
        <text:list-item>
          <text:list text:continue-numbering="true">
            <text:list-item>
              <text:h text:style-name="P7" text:outline-level="2">Photo album</text:h>
            </text:list-item>
          </text:list>
        </text:list-item>
      </text:list>
      <text:p text:style-name="Text_20_body">This example creates a simple photo album with an automatic slide transition after five seconds. <text:s/>Every drawing page must have a master page assigned to it. We create a simple placeholder that can't be used to adjust all slides at once. If your pictures aren't of the dimensions 4x3, they will look distorted. I'll leave that as an exercise left for the reader.</text:p>
      <text:p text:style-name="Example">from odf.opendocument import OpenDocumentPresentation</text:p>
      <text:p text:style-name="Example">from odf.style import Style, MasterPage, PageLayout, PageLayoutProperties, \</text:p>
      <text:p text:style-name="Example">TextProperties, GraphicProperties, ParagraphProperties, DrawingPageProperties</text:p>
      <text:p text:style-name="Example">from odf.text import P</text:p>
      <text:p text:style-name="Example">from odf.draw <text:s/>import Page, Frame, TextBox, Image</text:p>
      <text:p text:style-name="Example"/>
      <text:p text:style-name="Example">doc=OpenDocumentPresentation()</text:p>
      <text:p text:style-name="Example"/>
      <text:p text:style-name="Example"># We must describe the dimensions of the page</text:p>
      <text:p text:style-name="Example">pagelayout = PageLayout(name="MyLayout")</text:p>
      <text:p text:style-name="Example">doc.automaticstyles.addElement(pagelayout)</text:p>
      <text:p text:style-name="Example">pagelayout.addElement(PageLayoutProperties(margin="0cm", pagewidth="28cm", pageheight="21cm", printorientation="landscape"))</text:p>
      <text:p text:style-name="Example"/>
      <text:p text:style-name="Example"># Style for the title frame of the page</text:p>
      <text:p text:style-name="Example"># We set a centered 34pt font with yellowish background</text:p>
      <text:p text:style-name="Example">titlestyle = Style(name="MyMaster-title", family="presentation")</text:p>
      <text:p text:style-name="Example">titlestyle.addElement(ParagraphProperties(textalign="center"))</text:p>
      <text:p text:style-name="Example">titlestyle.addElement(TextProperties(fontsize="34pt"))</text:p>
      <text:p text:style-name="Example">titlestyle.addElement(GraphicProperties(fillcolor="#ffff99"))</text:p>
      <text:p text:style-name="Example">doc.styles.addElement(titlestyle)</text:p>
      <text:p text:style-name="Example"/>
      <text:p text:style-name="Example"># Create automatic transition – MUST be named dp1</text:p>
      <text:p text:style-name="Example">dpstyle = Style(name="dp1", family="drawing-page")</text:p>
      <text:p text:style-name="Example">dpstyle.addElement(DrawingPageProperties(transitiontype="automatic",</text:p>
      <text:p text:style-name="Example"><text:s text:c="3"/>transitionstyle="move-from-top", duration="PT05S"))</text:p>
      <text:p text:style-name="Example">doc.automaticstyles.addElement(dpstyle)</text:p>
      <text:p text:style-name="Example"/>
      <text:p text:style-name="Example"># Every drawing page must have a master page assigned to it.</text:p>
      <text:p text:style-name="Example">masterpage = MasterPage(name="MyMaster", pagelayoutname="MyLayout")</text:p>
      <text:p text:style-name="Example">doc.masterstyles.addElement(masterpage)</text:p>
      <text:p text:style-name="Example"/>
      <text:p text:style-name="Example"># Slides</text:p>
      <text:p text:style-name="Example">for picture in [('forum.jpg','Forum Romanum'),('coloseum.jpg','Coloseum')]:</text:p>
      <text:p text:style-name="Example"><text:s text:c="4"/>page = Page(stylename="dp1", masterpagename="MyMaster")</text:p>
      <text:p text:style-name="Example"><text:s text:c="4"/>doc.presentation.addElement(page)</text:p>
      <text:p text:style-name="Example"><text:s text:c="4"/>titleframe = Frame(stylename="MyMaster-title", width="25cm", height="2cm", x="1.5cm", y="0.5cm")</text:p>
      <text:p text:style-name="Example"><text:s text:c="4"/>page.addElement(titleframe)</text:p>
      <text:p text:style-name="Example"><text:s text:c="4"/>textbox = TextBox()</text:p>
      <text:p text:style-name="Example"><text:s text:c="4"/>titleframe.addElement(textbox)</text:p>
      <text:p text:style-name="Example"><text:s text:c="4"/>textbox.addElement(P(text=picture[1]))</text:p>
      <text:p text:style-name="Example"/>
      <text:p text:style-name="Example"><text:s text:c="4"/># Photo set to 25x18.75 cm.</text:p>
      <text:p text:style-name="Example"><text:s text:c="4"/>photoframe = Frame(stylename="MyMaster-photo", width="25cm", height="18.75cm", x="1.5cm", y="2.5cm")</text:p>
      <text:p text:style-name="Example"><text:s text:c="4"/>page.addElement(photoframe)</text:p>
      <text:p text:style-name="Example"><text:s text:c="4"/>href = doc.addPicture(picture[0])</text:p>
      <text:p text:style-name="Example"><text:s text:c="4"/>photoframe.addElement(Image(href=href))</text:p>
      <text:p text:style-name="Example"/>
      <text:p text:style-name="Example">doc.save("trip-to-rome",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adornments="Norma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LGC Sans" style:font-size-asian="12pt" style:language-asian="da" style:country-asian="DK" style:font-name-complex="DejaVu LGC Sans" style:font-size-complex="12pt" style:language-complex="da" style:country-complex="D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xample" style:family="paragraph" style:parent-style-name="Standard" style:master-page-name="">
      <style:paragraph-properties fo:background-color="#e6e6e6">
        <style:background-image/>
      </style:paragraph-properties>
      <style:text-properties style:font-name="Courier" fo:font-size="10pt" fo:language="da" fo:country="DK"/>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Function" style:family="text" style:parent-style-name="Variable"/>
    <style:style style:name="Element_20_List" style:display-name="Element List" style:family="text">
      <style:text-properties fo:font-style="italic"/>
    </style:style>
    <style:style style:name="Attribute_20_List" style:display-name="Attribute List" style:family="text">
      <style:text-properties fo:font-style="italic"/>
    </style:style>
    <text:outline-style>
      <text:outline-level-style text:level="1" text:style-name="Numbering_20_Symbols" style:num-suffix=" " style:num-format="1">
        <style:list-level-properties text:min-label-distance="0.381cm"/>
      </text:outline-level-style>
      <text:outline-level-style text:level="2" text:style-name="Numbering_20_Symbols"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suffix=" " style:num-format="1" text:display-levels="4">
        <style:list-level-properties text:min-label-distance="0.381cm"/>
      </text:outline-level-style>
      <text:outline-level-style text:level="5" text:style-name="Numbering_20_Symbols" style:num-suffix=" " style:num-format="1" text:display-levels="5">
        <style:list-level-properties text:min-label-distance="0.381cm"/>
      </text:outline-level-style>
      <text:outline-level-style text:level="6" text:style-name="Numbering_20_Symbols" style:num-suffix=" " style:num-format="1" text:display-levels="6">
        <style:list-level-properties text:min-label-distance="0.381cm"/>
      </text:outline-level-style>
      <text:outline-level-style text:level="7" text:style-name="Numbering_20_Symbols" style:num-suffix=" " style:num-format="1" text:display-levels="7">
        <style:list-level-properties text:min-label-distance="0.381cm"/>
      </text:outline-level-style>
      <text:outline-level-style text:level="8" text:style-name="Numbering_20_Symbols" style:num-suffix=" " style:num-format="1" text:display-levels="8">
        <style:list-level-properties text:min-label-distance="0.381cm"/>
      </text:outline-level-style>
      <text:outline-level-style text:level="9" text:style-name="Numbering_20_Symbols" style:num-suffix=" " style:num-format="1" text:display-levels="9">
        <style:list-level-properties text:min-label-distance="0.381cm"/>
      </text:outline-level-style>
      <text:outline-level-style text:level="10" text:style-name="Numbering_20_Symbols"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Application Programmer's Interface for ODFPY</dc:title>
    <dc:subject>Programmer's manual</dc:subject>
    <meta:initial-creator>Søren Roug</meta:initial-creator>
    <meta:creation-date>2007-01-03T22:11:29</meta:creation-date>
    <dc:creator>Søren Roug</dc:creator>
    <dc:date>2007-01-11T22:30:26</dc:date>
    <dc:language>en-GB</dc:language>
    <meta:editing-cycles>27</meta:editing-cycles>
    <meta:editing-duration>PT5H46M52S</meta:editing-duration>
    <meta:user-defined meta:name="Info 1"/>
    <meta:user-defined meta:name="Info 2"/>
    <meta:user-defined meta:name="Info 3"/>
    <meta:user-defined meta:name="Info 4"/>
    <meta:document-statistic meta:table-count="0" meta:image-count="0" meta:object-count="0" meta:page-count="106" meta:paragraph-count="2907" meta:word-count="17688" meta:character-count="168637"/>
  </office:meta>
</office:document-meta>
</file>